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0.861in"/>
    </style:style>
    <style:style style:name="co10" style:family="table-column">
      <style:table-column-properties fo:break-before="auto" style:column-width="1.7827in"/>
    </style:style>
    <style:style style:name="co11" style:family="table-column">
      <style:table-column-properties fo:break-before="auto" style:column-width="1.0535in"/>
    </style:style>
    <style:style style:name="co12" style:family="table-column">
      <style:table-column-properties fo:break-before="auto" style:column-width="1.7689in"/>
    </style:style>
    <style:style style:name="co13" style:family="table-column">
      <style:table-column-properties fo:break-before="auto" style:column-width="1.772in"/>
    </style:style>
    <style:style style:name="co14" style:family="table-column">
      <style:table-column-properties fo:break-before="auto" style:column-width="13.8453in"/>
    </style:style>
    <style:style style:name="co15" style:family="table-column">
      <style:table-column-properties fo:break-before="auto" style:column-width="1.3217in"/>
    </style:style>
    <style:style style:name="co16" style:family="table-column">
      <style:table-column-properties fo:break-before="auto" style:column-width="1.2681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14.328in"/>
    </style:style>
    <style:style style:name="co19" style:family="table-column">
      <style:table-column-properties fo:break-before="auto" style:column-width="1.1827in"/>
    </style:style>
    <style:style style:name="co20" style:family="table-column">
      <style:table-column-properties fo:break-before="auto" style:column-width="1.4291in"/>
    </style:style>
    <style:style style:name="co21" style:family="table-column">
      <style:table-column-properties fo:break-before="auto" style:column-width="3.252in"/>
    </style:style>
    <style:style style:name="co22" style:family="table-column">
      <style:table-column-properties fo:break-before="auto" style:column-width="1.5898in"/>
    </style:style>
    <style:style style:name="co23" style:family="table-column">
      <style:table-column-properties fo:break-before="auto" style:column-width="1.5689in"/>
    </style:style>
    <style:style style:name="co24" style:family="table-column">
      <style:table-column-properties fo:break-before="auto" style:column-width="1.8256in"/>
    </style:style>
    <style:style style:name="co25" style:family="table-column">
      <style:table-column-properties fo:break-before="auto" style:column-width="1.922in"/>
    </style:style>
    <style:style style:name="co26" style:family="table-column">
      <style:table-column-properties fo:break-before="auto" style:column-width="2.3189in"/>
    </style:style>
    <style:style style:name="co27" style:family="table-column">
      <style:table-column-properties fo:break-before="auto" style:column-width="2.1583in"/>
    </style:style>
    <style:style style:name="co28" style:family="table-column">
      <style:table-column-properties fo:break-before="auto" style:column-width="2.0291in"/>
    </style:style>
    <style:style style:name="co29" style:family="table-column">
      <style:table-column-properties fo:break-before="auto" style:column-width="1.9654in"/>
    </style:style>
    <style:style style:name="co30" style:family="table-column">
      <style:table-column-properties fo:break-before="auto" style:column-width="2.3618in"/>
    </style:style>
    <style:style style:name="co31" style:family="table-column">
      <style:table-column-properties fo:break-before="auto" style:column-width="2.2016in"/>
    </style:style>
    <style:style style:name="co32" style:family="table-column">
      <style:table-column-properties fo:break-before="auto" style:column-width="1.611in"/>
    </style:style>
    <style:style style:name="co33" style:family="table-column">
      <style:table-column-properties fo:break-before="auto" style:column-width="2.072in"/>
    </style:style>
    <style:style style:name="co34" style:family="table-column">
      <style:table-column-properties fo:break-before="auto" style:column-width="1.8472in"/>
    </style:style>
    <style:style style:name="co35" style:family="table-column">
      <style:table-column-properties fo:break-before="auto" style:column-width="2.2437in"/>
    </style:style>
    <style:style style:name="co36" style:family="table-column">
      <style:table-column-properties fo:break-before="auto" style:column-width="2.0835in"/>
    </style:style>
    <style:style style:name="co37" style:family="table-column">
      <style:table-column-properties fo:break-before="auto" style:column-width="1.4937in"/>
    </style:style>
    <style:style style:name="co38" style:family="table-column">
      <style:table-column-properties fo:break-before="auto" style:column-width="1.9543in"/>
    </style:style>
    <style:style style:name="co39" style:family="table-column">
      <style:table-column-properties fo:break-before="auto" style:column-width="1.8791in"/>
    </style:style>
    <style:style style:name="co40" style:family="table-column">
      <style:table-column-properties fo:break-before="auto" style:column-width="2.2764in"/>
    </style:style>
    <style:style style:name="co41" style:family="table-column">
      <style:table-column-properties fo:break-before="auto" style:column-width="2.1154in"/>
    </style:style>
    <style:style style:name="co42" style:family="table-column">
      <style:table-column-properties fo:break-before="auto" style:column-width="1.5256in"/>
    </style:style>
    <style:style style:name="co43" style:family="table-column">
      <style:table-column-properties fo:break-before="auto" style:column-width="1.9866in"/>
    </style:style>
    <style:style style:name="co44" style:family="table-column">
      <style:table-column-properties fo:break-before="auto" style:column-width="2.0189in"/>
    </style:style>
    <style:style style:name="co45" style:family="table-column">
      <style:table-column-properties fo:break-before="auto" style:column-width="2.4154in"/>
    </style:style>
    <style:style style:name="co46" style:family="table-column">
      <style:table-column-properties fo:break-before="auto" style:column-width="2.2547in"/>
    </style:style>
    <style:style style:name="co47" style:family="table-column">
      <style:table-column-properties fo:break-before="auto" style:column-width="1.6654in"/>
    </style:style>
    <style:style style:name="co48" style:family="table-column">
      <style:table-column-properties fo:break-before="auto" style:column-width="2.1256in"/>
    </style:style>
    <style:style style:name="co49" style:family="table-column">
      <style:table-column-properties fo:break-before="auto" style:column-width="2.1799in"/>
    </style:style>
    <style:style style:name="co50" style:family="table-column">
      <style:table-column-properties fo:break-before="auto" style:column-width="1.8902in"/>
    </style:style>
    <style:style style:name="co51" style:family="table-column">
      <style:table-column-properties fo:break-before="auto" style:column-width="1.9437in"/>
    </style:style>
    <style:style style:name="co52" style:family="table-column">
      <style:table-column-properties fo:break-before="auto" style:column-width="1.9756in"/>
    </style:style>
    <style:style style:name="co53" style:family="table-column">
      <style:table-column-properties fo:break-before="auto" style:column-width="2.3728in"/>
    </style:style>
    <style:style style:name="co54" style:family="table-column">
      <style:table-column-properties fo:break-before="auto" style:column-width="2.1047in"/>
    </style:style>
    <style:style style:name="co55" style:family="table-column">
      <style:table-column-properties fo:break-before="auto" style:column-width="2.0937in"/>
    </style:style>
    <style:style style:name="co56" style:family="table-column">
      <style:table-column-properties fo:break-before="auto" style:column-width="2.0508in"/>
    </style:style>
    <style:style style:name="co57" style:family="table-column">
      <style:table-column-properties fo:break-before="auto" style:column-width="2.4693in"/>
    </style:style>
    <style:style style:name="co58" style:family="table-column">
      <style:table-column-properties fo:break-before="auto" style:column-width="3.4453in"/>
    </style:style>
    <style:style style:name="co59" style:family="table-column">
      <style:table-column-properties fo:break-before="auto" style:column-width="3.2945in"/>
    </style:style>
    <style:style style:name="co60" style:family="table-column">
      <style:table-column-properties fo:break-before="auto" style:column-width="3.3161in"/>
    </style:style>
    <style:style style:name="co61" style:family="table-column">
      <style:table-column-properties fo:break-before="auto" style:column-width="3.1661in"/>
    </style:style>
    <style:style style:name="co62" style:family="table-column">
      <style:table-column-properties fo:break-before="auto" style:column-width="2.3835in"/>
    </style:style>
    <style:style style:name="co63" style:family="table-column">
      <style:table-column-properties fo:break-before="auto" style:column-width="0.9575in"/>
    </style:style>
    <style:style style:name="co64" style:family="table-column">
      <style:table-column-properties fo:break-before="auto" style:column-width="1.7189in"/>
    </style:style>
    <style:style style:name="co65" style:family="table-column">
      <style:table-column-properties fo:break-before="auto" style:column-width="1.6972in"/>
    </style:style>
    <style:style style:name="co66" style:family="table-column">
      <style:table-column-properties fo:break-before="auto" style:column-width="2.2654in"/>
    </style:style>
    <style:style style:name="co67" style:family="table-column">
      <style:table-column-properties fo:break-before="auto" style:column-width="2.2972in"/>
    </style:style>
    <style:style style:name="co68" style:family="table-column">
      <style:table-column-properties fo:break-before="auto" style:column-width="2.8874in"/>
    </style:style>
    <style:style style:name="co69" style:family="table-column">
      <style:table-column-properties fo:break-before="auto" style:column-width="2.0083in"/>
    </style:style>
    <style:style style:name="co70" style:family="table-column">
      <style:table-column-properties fo:break-before="auto" style:column-width="3.3374in"/>
    </style:style>
    <style:style style:name="co71" style:family="table-column">
      <style:table-column-properties fo:break-before="auto" style:column-width="3.2728in"/>
    </style:style>
    <style:style style:name="co72" style:family="table-column">
      <style:table-column-properties fo:break-before="auto" style:column-width="3.8201in"/>
    </style:style>
    <style:style style:name="co73" style:family="table-column">
      <style:table-column-properties fo:break-before="auto" style:column-width="3.852in"/>
    </style:style>
    <style:style style:name="co74" style:family="table-column">
      <style:table-column-properties fo:break-before="auto" style:column-width="4.4417in"/>
    </style:style>
    <style:style style:name="co75" style:family="table-column">
      <style:table-column-properties fo:break-before="auto" style:column-width="1.5362in"/>
    </style:style>
    <style:style style:name="co76" style:family="table-column">
      <style:table-column-properties fo:break-before="auto" style:column-width="1.7618in"/>
    </style:style>
    <style:style style:name="co77" style:family="table-column">
      <style:table-column-properties fo:break-before="auto" style:column-width="2.3299in"/>
    </style:style>
    <style:style style:name="co78" style:family="table-column">
      <style:table-column-properties fo:break-before="auto" style:column-width="2.9516in"/>
    </style:style>
    <style:style style:name="co79" style:family="table-column">
      <style:table-column-properties fo:break-before="auto" style:column-width="1.8154in"/>
    </style:style>
    <style:style style:name="co80" style:family="table-column">
      <style:table-column-properties fo:break-before="auto" style:column-width="1.7508in"/>
    </style:style>
    <style:style style:name="co81" style:family="table-column">
      <style:table-column-properties fo:break-before="auto" style:column-width="1.7291in"/>
    </style:style>
    <style:style style:name="co82" style:family="table-column">
      <style:table-column-properties fo:break-before="auto" style:column-width="2.9193in"/>
    </style:style>
    <style:style style:name="co83" style:family="table-column">
      <style:table-column-properties fo:break-before="auto" style:column-width="1.2465in"/>
    </style:style>
    <style:style style:name="co84" style:family="table-column">
      <style:table-column-properties fo:break-before="auto" style:column-width="1.2791in"/>
    </style:style>
    <style:style style:name="co85" style:family="table-column">
      <style:table-column-properties fo:break-before="auto" style:column-width="2.5764in"/>
    </style:style>
    <style:style style:name="co86" style:family="table-column">
      <style:table-column-properties fo:break-before="auto" style:column-width="1.461in"/>
    </style:style>
    <style:style style:name="co87" style:family="table-column">
      <style:table-column-properties fo:break-before="auto" style:column-width="1.4398in"/>
    </style:style>
    <style:style style:name="co88" style:family="table-column">
      <style:table-column-properties fo:break-before="auto" style:column-width="2.0402in"/>
    </style:style>
    <style:style style:name="co89" style:family="table-column">
      <style:table-column-properties fo:break-before="auto" style:column-width="2.6299in"/>
    </style:style>
    <style:style style:name="co90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26" table:visibility="collapse" table:default-cell-style-name="Default"/>
        <table:table-column table:style-name="co27" table:visibility="collapse" table:default-cell-style-name="Default"/>
        <table:table-column table:style-name="co23" table:visibility="collapse" table:default-cell-style-name="Default"/>
        <table:table-column table:style-name="co28" table:visibility="collapse" table:default-cell-style-name="Default"/>
        <table:table-column table:style-name="co29" table:visibility="collapse" table:default-cell-style-name="Default"/>
        <table:table-column table:style-name="co30" table:visibility="collapse" table:default-cell-style-name="Default"/>
        <table:table-column table:style-name="co31" table:visibility="collapse" table:default-cell-style-name="Default"/>
        <table:table-column table:style-name="co32" table:visibility="collapse" table:default-cell-style-name="Default"/>
        <table:table-column table:style-name="co33" table:visibility="collapse" table:default-cell-style-name="Default"/>
        <table:table-column table:style-name="co25" table:visibility="collapse" table:default-cell-style-name="Default"/>
        <table:table-column table:style-name="co26" table:visibility="collapse" table:default-cell-style-name="Default"/>
        <table:table-column table:style-name="co27" table:visibility="collapse" table:default-cell-style-name="Default"/>
        <table:table-column table:style-name="co23" table:visibility="collapse" table:default-cell-style-name="Default"/>
        <table:table-column table:style-name="co28" table:visibility="collapse" table:default-cell-style-name="Default"/>
        <table:table-column table:style-name="co34" table:visibility="collapse" table:default-cell-style-name="Default"/>
        <table:table-column table:style-name="co35" table:visibility="collapse" table:default-cell-style-name="Default"/>
        <table:table-column table:style-name="co36" table:visibility="collapse" table:default-cell-style-name="Default"/>
        <table:table-column table:style-name="co37" table:visibility="collapse" table:default-cell-style-name="Default"/>
        <table:table-column table:style-name="co38" table:visibility="collapse" table:default-cell-style-name="Default"/>
        <table:table-column table:style-name="co39" table:visibility="collapse" table:default-cell-style-name="Default"/>
        <table:table-column table:style-name="co40" table:visibility="collapse" table:default-cell-style-name="Default"/>
        <table:table-column table:style-name="co41" table:visibility="collapse" table:default-cell-style-name="Default"/>
        <table:table-column table:style-name="co42" table:visibility="collapse" table:default-cell-style-name="Default"/>
        <table:table-column table:style-name="co43" table:visibility="collapse" table:default-cell-style-name="Default"/>
        <table:table-column table:style-name="co44" table:visibility="collapse" table:default-cell-style-name="Default"/>
        <table:table-column table:style-name="co45" table:visibility="collapse" table:default-cell-style-name="Default"/>
        <table:table-column table:style-name="co46" table:visibility="collapse" table:default-cell-style-name="Default"/>
        <table:table-column table:style-name="co47" table:visibility="collapse" table:default-cell-style-name="Default"/>
        <table:table-column table:style-name="co48" table:visibility="collapse" table:default-cell-style-name="Default"/>
        <table:table-column table:style-name="co10" table:visibility="collapse" table:default-cell-style-name="Default"/>
        <table:table-column table:style-name="co49" table:visibility="collapse" table:default-cell-style-name="Default"/>
        <table:table-column table:style-name="co44" table:visibility="collapse" table:default-cell-style-name="Default"/>
        <table:table-column table:style-name="co20" table:visibility="collapse" table:default-cell-style-name="Default"/>
        <table:table-column table:style-name="co50" table:visibility="collapse" table:default-cell-style-name="Default"/>
        <table:table-column table:style-name="co29" table:visibility="collapse" table:default-cell-style-name="Default"/>
        <table:table-column table:style-name="co30" table:visibility="collapse" table:default-cell-style-name="Default"/>
        <table:table-column table:style-name="co51" table:visibility="collapse" table:default-cell-style-name="Default"/>
        <table:table-column table:style-name="co52" table:visibility="collapse" table:default-cell-style-name="Default"/>
        <table:table-column table:style-name="co53" table:visibility="collapse" table:default-cell-style-name="Default"/>
        <table:table-column table:style-name="co38" table:visibility="collapse" table:default-cell-style-name="Default"/>
        <table:table-column table:style-name="co54" table:visibility="collapse" table:default-cell-style-name="Default"/>
        <table:table-column table:style-name="co55" table:visibility="collapse" table:number-columns-repeated="2" table:default-cell-style-name="Default"/>
        <table:table-column table:style-name="co26" table:visibility="collapse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0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10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2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34" table:default-cell-style-name="Default"/>
        <table:table-column table:style-name="co10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30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67" table:default-cell-style-name="Default"/>
        <table:table-column table:style-name="co77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17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42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69" table:default-cell-style-name="Default"/>
        <table:table-column table:style-name="co88" table:default-cell-style-name="Default"/>
        <table:table-column table:style-name="co89" table:default-cell-style-name="Default"/>
        <table:table-row table:style-name="ro1">
          <table:table-cell office:value-type="string">
            <text:p>_id</text:p>
          </table:table-cell>
          <table:table-cell office:value-type="string">
            <text:p>fontsize</text:p>
          </table:table-cell>
          <table:table-cell office:value-type="string">
            <text:p>symbolsize</text:p>
          </table:table-cell>
          <table:table-cell office:value-type="string">
            <text:p>useSymbols</text:p>
          </table:table-cell>
          <table:table-cell office:value-type="string">
            <text:p>symbolSet</text:p>
          </table:table-cell>
          <table:table-cell office:value-type="string">
            <text:p>useE2r</text:p>
          </table:table-cell>
          <table:table-cell office:value-type="string">
            <text:p>useAudio</text:p>
          </table:table-cell>
          <table:table-cell office:value-type="string">
            <text:p>canClick</text:p>
          </table:table-cell>
          <table:table-cell office:value-type="string">
            <text:p>theme</text:p>
          </table:table-cell>
          <table:table-cell office:value-type="string">
            <text:p>created</text:p>
          </table:table-cell>
          <table:table-cell office:value-type="string">
            <text:p>symbolsizeMin</text:p>
          </table:table-cell>
          <table:table-cell office:value-type="string">
            <text:p>navigator_appCodeName</text:p>
          </table:table-cell>
          <table:table-cell office:value-type="string">
            <text:p>navigator_appName</text:p>
          </table:table-cell>
          <table:table-cell office:value-type="string">
            <text:p>navigator_appVersion</text:p>
          </table:table-cell>
          <table:table-cell office:value-type="string">
            <text:p>navigator_language</text:p>
          </table:table-cell>
          <table:table-cell office:value-type="string">
            <text:p>navigator_platform</text:p>
          </table:table-cell>
          <table:table-cell office:value-type="string">
            <text:p>navigator_product</text:p>
          </table:table-cell>
          <table:table-cell office:value-type="string">
            <text:p>navigator_userAgent</text:p>
          </table:table-cell>
          <table:table-cell office:value-type="string">
            <text:p>navigator_vendor</text:p>
          </table:table-cell>
          <table:table-cell office:value-type="string">
            <text:p>navigator_vendorSub</text:p>
          </table:table-cell>
          <table:table-cell office:value-type="string">
            <text:p>themeDetails_ffDefault</text:p>
          </table:table-cell>
          <table:table-cell office:value-type="string">
            <text:p>themeDetails_fwDefault</text:p>
          </table:table-cell>
          <table:table-cell office:value-type="string">
            <text:p>themeDetails_fsDefault</text:p>
          </table:table-cell>
          <table:table-cell office:value-type="string">
            <text:p>themeDetails_cornerRadius</text:p>
          </table:table-cell>
          <table:table-cell office:value-type="string">
            <text:p>themeDetails_bgColorHeader</text:p>
          </table:table-cell>
          <table:table-cell office:value-type="string">
            <text:p>themeDetails_bgImgOpacityHeader</text:p>
          </table:table-cell>
          <table:table-cell office:value-type="string">
            <text:p>themeDetails_borderColorHeader</text:p>
          </table:table-cell>
          <table:table-cell office:value-type="string">
            <text:p>themeDetails_fcHeader</text:p>
          </table:table-cell>
          <table:table-cell office:value-type="string">
            <text:p>themeDetails_iconColorHeader</text:p>
          </table:table-cell>
          <table:table-cell office:value-type="string">
            <text:p>themeDetails_bgColorContent</text:p>
          </table:table-cell>
          <table:table-cell office:value-type="string">
            <text:p>themeDetails_bgImgOpacityContent</text:p>
          </table:table-cell>
          <table:table-cell office:value-type="string">
            <text:p>themeDetails_borderColorContent</text:p>
          </table:table-cell>
          <table:table-cell office:value-type="string">
            <text:p>themeDetails_fcContent</text:p>
          </table:table-cell>
          <table:table-cell office:value-type="string">
            <text:p>themeDetails_iconColorContent</text:p>
          </table:table-cell>
          <table:table-cell office:value-type="string">
            <text:p>themeDetails_bgColorDefault</text:p>
          </table:table-cell>
          <table:table-cell office:value-type="string">
            <text:p>themeDetails_bgImgOpacityDefault</text:p>
          </table:table-cell>
          <table:table-cell office:value-type="string">
            <text:p>themeDetails_borderColorDefault</text:p>
          </table:table-cell>
          <table:table-cell office:value-type="string">
            <text:p>themeDetails_fcDefault</text:p>
          </table:table-cell>
          <table:table-cell office:value-type="string">
            <text:p>themeDetails_iconColorDefault</text:p>
          </table:table-cell>
          <table:table-cell office:value-type="string">
            <text:p>themeDetails_bgColorHover</text:p>
          </table:table-cell>
          <table:table-cell office:value-type="string">
            <text:p>themeDetails_bgImgOpacityHover</text:p>
          </table:table-cell>
          <table:table-cell office:value-type="string">
            <text:p>themeDetails_borderColorHover</text:p>
          </table:table-cell>
          <table:table-cell office:value-type="string">
            <text:p>themeDetails_fcHover</text:p>
          </table:table-cell>
          <table:table-cell office:value-type="string">
            <text:p>themeDetails_iconColorHover</text:p>
          </table:table-cell>
          <table:table-cell office:value-type="string">
            <text:p>themeDetails_bgColorActive</text:p>
          </table:table-cell>
          <table:table-cell office:value-type="string">
            <text:p>themeDetails_bgImgOpacityActive</text:p>
          </table:table-cell>
          <table:table-cell office:value-type="string">
            <text:p>themeDetails_borderColorActive</text:p>
          </table:table-cell>
          <table:table-cell office:value-type="string">
            <text:p>themeDetails_fcActive</text:p>
          </table:table-cell>
          <table:table-cell office:value-type="string">
            <text:p>themeDetails_iconColorActive</text:p>
          </table:table-cell>
          <table:table-cell office:value-type="string">
            <text:p>themeDetails_bgColorHighlight</text:p>
          </table:table-cell>
          <table:table-cell office:value-type="string">
            <text:p>themeDetails_bgImgOpacityHighlight</text:p>
          </table:table-cell>
          <table:table-cell office:value-type="string">
            <text:p>themeDetails_borderColorHighlight</text:p>
          </table:table-cell>
          <table:table-cell office:value-type="string">
            <text:p>themeDetails_fcHighlight</text:p>
          </table:table-cell>
          <table:table-cell office:value-type="string">
            <text:p>themeDetails_iconColorHighlight</text:p>
          </table:table-cell>
          <table:table-cell office:value-type="string">
            <text:p>themeDetails_bgColorError</text:p>
          </table:table-cell>
          <table:table-cell office:value-type="string">
            <text:p>themeDetails_bgImgOpacityError</text:p>
          </table:table-cell>
          <table:table-cell office:value-type="string">
            <text:p>themeDetails_borderColorError</text:p>
          </table:table-cell>
          <table:table-cell office:value-type="string">
            <text:p>themeDetails_fcError</text:p>
          </table:table-cell>
          <table:table-cell office:value-type="string">
            <text:p>themeDetails_iconColorError</text:p>
          </table:table-cell>
          <table:table-cell office:value-type="string">
            <text:p>themeDetails_bgColorOverlay</text:p>
          </table:table-cell>
          <table:table-cell office:value-type="string">
            <text:p>themeDetails_bgImgOpacityOverlay</text:p>
          </table:table-cell>
          <table:table-cell office:value-type="string">
            <text:p>themeDetails_opacityOverlay</text:p>
          </table:table-cell>
          <table:table-cell office:value-type="string">
            <text:p>themeDetails_bgColorShadow</text:p>
          </table:table-cell>
          <table:table-cell office:value-type="string">
            <text:p>themeDetails_bgImgOpacityShadow</text:p>
          </table:table-cell>
          <table:table-cell office:value-type="string">
            <text:p>themeDetails_opacityShadow</text:p>
          </table:table-cell>
          <table:table-cell office:value-type="string">
            <text:p>themeDetails_thicknessShadow</text:p>
          </table:table-cell>
          <table:table-cell office:value-type="string">
            <text:p>themeDetails_offsetTopShadow</text:p>
          </table:table-cell>
          <table:table-cell office:value-type="string">
            <text:p>themeDetails_offsetLeftShadow</text:p>
          </table:table-cell>
          <table:table-cell office:value-type="string">
            <text:p>themeDetails_cornerRadiusShadow</text:p>
          </table:table-cell>
          <table:table-cell office:value-type="string">
            <text:p>symbolsizedetectDetails_sizes</text:p>
          </table:table-cell>
          <table:table-cell office:value-type="string">
            <text:p>symbolsizedetectDetails_size0_score</text:p>
          </table:table-cell>
          <table:table-cell office:value-type="string">
            <text:p>symbolsizedetectDetails_size0_reactionTimeAverage</text:p>
          </table:table-cell>
          <table:table-cell office:value-type="string">
            <text:p>symbolsizedetectDetails_size0_moveTimeAverage</text:p>
          </table:table-cell>
          <table:table-cell office:value-type="string">
            <text:p>symbolsizedetectDetails_size0_reactionTimeStDev</text:p>
          </table:table-cell>
          <table:table-cell office:value-type="string">
            <text:p>symbolsizedetectDetails_size0_moveTimeStDev</text:p>
          </table:table-cell>
          <table:table-cell office:value-type="string">
            <text:p>symbolsizedetectDetails_size0_size</text:p>
          </table:table-cell>
          <table:table-cell office:value-type="string">
            <text:p>symbolsizedetectDetails_size1_score</text:p>
          </table:table-cell>
          <table:table-cell office:value-type="string">
            <text:p>symbolsizedetectDetails_size1_reactionTimeAverage</text:p>
          </table:table-cell>
          <table:table-cell office:value-type="string">
            <text:p>symbolsizedetectDetails_size1_moveTimeAverage</text:p>
          </table:table-cell>
          <table:table-cell office:value-type="string">
            <text:p>symbolsizedetectDetails_size1_reactionTimeStDev</text:p>
          </table:table-cell>
          <table:table-cell office:value-type="string">
            <text:p>symbolsizedetectDetails_size1_moveTimeStDev</text:p>
          </table:table-cell>
          <table:table-cell office:value-type="string">
            <text:p>symbolsizedetectDetails_size1_size</text:p>
          </table:table-cell>
          <table:table-cell office:value-type="string">
            <text:p>symbolsizedetectDetails_size2_score</text:p>
          </table:table-cell>
          <table:table-cell office:value-type="string">
            <text:p>symbolsizedetectDetails_size2_reactionTimeAverage</text:p>
          </table:table-cell>
          <table:table-cell office:value-type="string">
            <text:p>symbolsizedetectDetails_size2_moveTimeAverage</text:p>
          </table:table-cell>
          <table:table-cell office:value-type="string">
            <text:p>symbolsizedetectDetails_size2_reactionTimeStDev</text:p>
          </table:table-cell>
          <table:table-cell office:value-type="string">
            <text:p>symbolsizedetectDetails_size2_moveTimeStDev</text:p>
          </table:table-cell>
          <table:table-cell office:value-type="string">
            <text:p>symbolsizedetectDetails_size2_size</text:p>
          </table:table-cell>
          <table:table-cell office:value-type="string">
            <text:p>symbolsizedetectDetails_size3_score</text:p>
          </table:table-cell>
          <table:table-cell office:value-type="string">
            <text:p>symbolsizedetectDetails_size3_reactionTimeAverage</text:p>
          </table:table-cell>
          <table:table-cell office:value-type="string">
            <text:p>symbolsizedetectDetails_size3_moveTimeAverage</text:p>
          </table:table-cell>
          <table:table-cell office:value-type="string">
            <text:p>symbolsizedetectDetails_size3_reactionTimeStDev</text:p>
          </table:table-cell>
          <table:table-cell office:value-type="string">
            <text:p>symbolsizedetectDetails_size3_moveTimeStDev</text:p>
          </table:table-cell>
          <table:table-cell office:value-type="string">
            <text:p>symbolsizedetectDetails_size3_size</text:p>
          </table:table-cell>
          <table:table-cell office:value-type="string">
            <text:p>read_fullTime</text:p>
          </table:table-cell>
          <table:table-cell office:value-type="string">
            <text:p>read_symbol2word_correct</text:p>
          </table:table-cell>
          <table:table-cell office:value-type="string">
            <text:p>read_symbol2word_wrong</text:p>
          </table:table-cell>
          <table:table-cell office:value-type="string">
            <text:p>read_symbol2word_score</text:p>
          </table:table-cell>
          <table:table-cell office:value-type="string">
            <text:p>read_symbol2word_times_average</text:p>
          </table:table-cell>
          <table:table-cell office:value-type="string">
            <text:p>read_symbol2word_times_variance</text:p>
          </table:table-cell>
          <table:table-cell office:value-type="string">
            <text:p>read_symbol2word_times_standardDeviation</text:p>
          </table:table-cell>
          <table:table-cell office:value-type="string">
            <text:p>read_word2symbol_correct</text:p>
          </table:table-cell>
          <table:table-cell office:value-type="string">
            <text:p>read_word2symbol_wrong</text:p>
          </table:table-cell>
          <table:table-cell office:value-type="string">
            <text:p>read_word2symbol_score</text:p>
          </table:table-cell>
          <table:table-cell office:value-type="string">
            <text:p>read_word2symbol_times_average</text:p>
          </table:table-cell>
          <table:table-cell office:value-type="string">
            <text:p>read_word2symbol_times_variance</text:p>
          </table:table-cell>
          <table:table-cell office:value-type="string">
            <text:p>read_word2symbol_times_standardDeviation</text:p>
          </table:table-cell>
          <table:table-cell office:value-type="string">
            <text:p>symbolunderstanding_fullTime</text:p>
          </table:table-cell>
          <table:table-cell office:value-type="string">
            <text:p>symbolunderstanding_symbolunderstanding_correct</text:p>
          </table:table-cell>
          <table:table-cell office:value-type="string">
            <text:p>symbolunderstanding_symbolunderstanding_wrong</text:p>
          </table:table-cell>
          <table:table-cell office:value-type="string">
            <text:p>symbolunderstanding_symbolunderstanding_score</text:p>
          </table:table-cell>
          <table:table-cell office:value-type="string">
            <text:p>symbolunderstanding_symbolunderstanding_times_average</text:p>
          </table:table-cell>
          <table:table-cell office:value-type="string">
            <text:p>symbolunderstanding_symbolunderstanding_times_variance</text:p>
          </table:table-cell>
          <table:table-cell office:value-type="string">
            <text:p>symbolunderstanding_symbolunderstanding_times_standardDeviation</text:p>
          </table:table-cell>
          <table:table-cell office:value-type="string">
            <text:p>lookforcorrect_fullTime</text:p>
          </table:table-cell>
          <table:table-cell office:value-type="string">
            <text:p>lookforcorrect_color_correct</text:p>
          </table:table-cell>
          <table:table-cell office:value-type="string">
            <text:p>lookforcorrect_color_wrong</text:p>
          </table:table-cell>
          <table:table-cell office:value-type="string">
            <text:p>lookforcorrect_color_score</text:p>
          </table:table-cell>
          <table:table-cell office:value-type="string">
            <text:p>lookforcorrect_color_times_average</text:p>
          </table:table-cell>
          <table:table-cell office:value-type="string">
            <text:p>lookforcorrect_color_times_variance</text:p>
          </table:table-cell>
          <table:table-cell office:value-type="string">
            <text:p>lookforcorrect_color_times_standardDeviation</text:p>
          </table:table-cell>
          <table:table-cell office:value-type="string">
            <text:p>lookforcorrect_b&amp;w_correct</text:p>
          </table:table-cell>
          <table:table-cell office:value-type="string">
            <text:p>lookforcorrect_b&amp;w_wrong</text:p>
          </table:table-cell>
          <table:table-cell office:value-type="string">
            <text:p>lookforcorrect_b&amp;w_score</text:p>
          </table:table-cell>
          <table:table-cell office:value-type="string">
            <text:p>lookforcorrect_b&amp;w_times_average</text:p>
          </table:table-cell>
          <table:table-cell office:value-type="string">
            <text:p>lookforcorrect_b&amp;w_times_variance</text:p>
          </table:table-cell>
          <table:table-cell office:value-type="string">
            <text:p>lookforcorrect_b&amp;w_times_standardDeviation</text:p>
          </table:table-cell>
          <table:table-cell office:value-type="string">
            <text:p>dimensions_zoom</text:p>
          </table:table-cell>
          <table:table-cell office:value-type="string">
            <text:p>dimensions_width</text:p>
          </table:table-cell>
          <table:table-cell office:value-type="string">
            <text:p>dimensions_height</text:p>
          </table:table-cell>
          <table:table-cell office:value-type="string">
            <text:p>_deleted_conflicts_0</text:p>
          </table:table-cell>
          <table:table-cell office:value-type="string">
            <text:p>symbolsizedetectDetails_size4_score</text:p>
          </table:table-cell>
          <table:table-cell office:value-type="string">
            <text:p>symbolsizedetectDetails_size4_reactionTimeAverage</text:p>
          </table:table-cell>
          <table:table-cell office:value-type="string">
            <text:p>symbolsizedetectDetails_size4_moveTimeAverage</text:p>
          </table:table-cell>
          <table:table-cell office:value-type="string">
            <text:p>symbolsizedetectDetails_size4_reactionTimeStDev</text:p>
          </table:table-cell>
          <table:table-cell office:value-type="string">
            <text:p>symbolsizedetectDetails_size4_moveTimeStDev</text:p>
          </table:table-cell>
          <table:table-cell office:value-type="string">
            <text:p>symbolsizedetectDetails_size4_size</text:p>
          </table:table-cell>
          <table:table-cell office:value-type="string">
            <text:p>symbolsizedetectDetails_size5_score</text:p>
          </table:table-cell>
          <table:table-cell office:value-type="string">
            <text:p>symbolsizedetectDetails_size5_reactionTimeAverage</text:p>
          </table:table-cell>
          <table:table-cell office:value-type="string">
            <text:p>symbolsizedetectDetails_size5_moveTimeAverage</text:p>
          </table:table-cell>
          <table:table-cell office:value-type="string">
            <text:p>symbolsizedetectDetails_size5_reactionTimeStDev</text:p>
          </table:table-cell>
          <table:table-cell office:value-type="string">
            <text:p>symbolsizedetectDetails_size5_moveTimeStDev</text:p>
          </table:table-cell>
          <table:table-cell office:value-type="string">
            <text:p>symbolsizedetectDetails_size5_size</text:p>
          </table:table-cell>
          <table:table-cell office:value-type="string">
            <text:p>symbolsizedetectDetails_size6_score</text:p>
          </table:table-cell>
          <table:table-cell office:value-type="string">
            <text:p>symbolsizedetectDetails_size6_reactionTimeAverage</text:p>
          </table:table-cell>
          <table:table-cell office:value-type="string">
            <text:p>symbolsizedetectDetails_size6_moveTimeAverage</text:p>
          </table:table-cell>
          <table:table-cell office:value-type="string">
            <text:p>symbolsizedetectDetails_size6_reactionTimeStDev</text:p>
          </table:table-cell>
          <table:table-cell office:value-type="string">
            <text:p>symbolsizedetectDetails_size6_moveTimeStDev</text:p>
          </table:table-cell>
          <table:table-cell office:value-type="string">
            <text:p>symbolsizedetectDetails_size6_size</text:p>
          </table:table-cell>
          <table:table-cell office:value-type="string">
            <text:p>wordmatch_su_correct</text:p>
          </table:table-cell>
          <table:table-cell office:value-type="string">
            <text:p>wordmatch_su_wrong</text:p>
          </table:table-cell>
          <table:table-cell office:value-type="string">
            <text:p>wordmatch_su_score</text:p>
          </table:table-cell>
          <table:table-cell office:value-type="string">
            <text:p>wordmatch_su_times_average</text:p>
          </table:table-cell>
          <table:table-cell office:value-type="string">
            <text:p>wordmatch_su_times_variance</text:p>
          </table:table-cell>
          <table:table-cell office:value-type="string">
            <text:p>wordmatch_su_times_standardDeviation</text:p>
          </table:table-cell>
        </table:table-row>
        <table:table-row table:style-name="ro1" table:visibility="collapse">
          <table:table-cell office:value-type="string">
            <text:p>UT-1</text:p>
          </table:table-cell>
          <table:table-cell office:value-type="string">
            <text:p>s1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UI darkness</text:p>
          </table:table-cell>
          <table:table-cell office:value-type="string">
            <text:p>2012-10-29T13:12:33.943Z</text:p>
          </table:table-cell>
          <table:table-cell office:value-type="float" office:value="93">
            <text:p>93</text:p>
          </table:table-cell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X11; Linux x86_64) AppleWebKit/537.11 (KHTML, like Gecko) Chrome/23.0.1271.40 Safari/537.11</text:p>
          </table:table-cell>
          <table:table-cell office:value-type="string">
            <text:p>en-US</text:p>
          </table:table-cell>
          <table:table-cell office:value-type="string">
            <text:p>Linux x86_64</text:p>
          </table:table-cell>
          <table:table-cell office:value-type="string">
            <text:p>Gecko</text:p>
          </table:table-cell>
          <table:table-cell office:value-type="string">
            <text:p>Mozilla/5.0 (X11; Linux x86_64) AppleWebKit/537.11 (KHTML, like Gecko) Chrome/23.0.1271.40 Safari/537.11</text:p>
          </table:table-cell>
          <table:table-cell office:value-type="string">
            <text:p>Google Inc.</text:p>
          </table:table-cell>
          <table:table-cell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6px</text:p>
          </table:table-cell>
          <table:table-cell office:value-type="float" office:value="333333">
            <text:p>333333</text:p>
          </table:table-cell>
          <table:table-cell office:value-type="float" office:value="25">
            <text:p>25</text:p>
          </table:table-cell>
          <table:table-cell office:value-type="float" office:value="333333">
            <text:p>333333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6666">
            <text:p>666666</text:p>
          </table:table-cell>
          <table:table-cell office:value-type="string">
            <text:p>ffffff</text:p>
          </table:table-cell>
          <table:table-cell office:value-type="string">
            <text:p>cccccc</text:p>
          </table:table-cell>
          <table:table-cell office:value-type="float" office:value="555555">
            <text:p>555555</text:p>
          </table:table-cell>
          <table:table-cell office:value-type="float" office:value="20">
            <text:p>20</text:p>
          </table:table-cell>
          <table:table-cell office:value-type="float" office:value="666666">
            <text:p>666666</text:p>
          </table:table-cell>
          <table:table-cell office:value-type="string">
            <text:p>eeeeee</text:p>
          </table:table-cell>
          <table:table-cell office:value-type="string">
            <text:p>cccccc</text:p>
          </table:table-cell>
          <table:table-cell office:value-type="string">
            <text:p>0078a3</text:p>
          </table:table-cell>
          <table:table-cell office:value-type="float" office:value="40">
            <text:p>40</text:p>
          </table:table-cell>
          <table:table-cell office:value-type="string">
            <text:p>59b4d4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58400</text:p>
          </table:table-cell>
          <table:table-cell office:value-type="float" office:value="30">
            <text:p>30</text:p>
          </table:table-cell>
          <table:table-cell office:value-type="string">
            <text:p>ffaf0f</text:p>
          </table:table-cell>
          <table:table-cell office:value-type="string">
            <text:p>ffffff</text:p>
          </table:table-cell>
          <table:table-cell office:value-type="float" office:value="222222">
            <text:p>222222</text:p>
          </table:table-cell>
          <table:table-cell office:value-type="string">
            <text:p>eeeeee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string">
            <text:p>2e7db2</text:p>
          </table:table-cell>
          <table:table-cell office:value-type="string">
            <text:p>4b8e0b</text:p>
          </table:table-cell>
          <table:table-cell office:value-type="string">
            <text:p>ffc73d</text:p>
          </table:table-cell>
          <table:table-cell office:value-type="float" office:value="40">
            <text:p>40</text:p>
          </table:table-cell>
          <table:table-cell office:value-type="string">
            <text:p>ffb73d</text:p>
          </table:table-cell>
          <table:table-cell office:value-type="float" office:value="111111">
            <text:p>111111</text:p>
          </table:table-cell>
          <table:table-cell office:value-type="string">
            <text:p>a8330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38">
            <text:p>638</text:p>
          </table:table-cell>
          <table:table-cell office:value-type="float" office:value="1163">
            <text:p>1163</text:p>
          </table:table-cell>
          <table:table-cell office:value-type="float" office:value="99.0992768221175">
            <text:p>99.0992768221</text:p>
          </table:table-cell>
          <table:table-cell office:value-type="float" office:value="74.1230208654654">
            <text:p>74.1230208655</text:p>
          </table:table-cell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float" office:value="629">
            <text:p>629</text:p>
          </table:table-cell>
          <table:table-cell office:value-type="float" office:value="1165">
            <text:p>1165</text:p>
          </table:table-cell>
          <table:table-cell office:value-type="float" office:value="35.8143360495021">
            <text:p>35.8143360495</text:p>
          </table:table-cell>
          <table:table-cell office:value-type="float" office:value="197.865835577769">
            <text:p>197.8658355778</text:p>
          </table:table-cell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532">
            <text:p>532</text:p>
          </table:table-cell>
          <table:table-cell office:value-type="float" office:value="1169">
            <text:p>1169</text:p>
          </table:table-cell>
          <table:table-cell office:value-type="float" office:value="42.6953028902348">
            <text:p>42.6953028902</text:p>
          </table:table-cell>
          <table:table-cell office:value-type="float" office:value="59.9054811070462">
            <text:p>59.905481107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462">
            <text:p>462</text:p>
          </table:table-cell>
          <table:table-cell office:value-type="float" office:value="1195">
            <text:p>1195</text:p>
          </table:table-cell>
          <table:table-cell office:value-type="float" office:value="42.7629122799964">
            <text:p>42.76291228</text:p>
          </table:table-cell>
          <table:table-cell office:value-type="float" office:value="127.258267576872">
            <text:p>127.2582675769</text:p>
          </table:table-cell>
          <table:table-cell office:value-type="float" office:value="93">
            <text:p>93</text:p>
          </table:table-cell>
          <table:table-cell office:value-type="float" office:value="19928">
            <text:p>1992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637">
            <text:p>1637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929">
            <text:p>929</text:p>
          </table:table-cell>
          <table:table-cell table:number-columns-repeated="2"/>
          <table:table-cell office:value-type="float" office:value="17620">
            <text:p>1762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412.33333333333">
            <text:p>1412.3333333333</text:p>
          </table:table-cell>
          <table:table-cell office:value-type="float" office:value="55086.8888888889">
            <text:p>55086.8888888889</text:p>
          </table:table-cell>
          <table:table-cell office:value-type="float" office:value="234.705962618952">
            <text:p>234.705962619</text:p>
          </table:table-cell>
          <table:table-cell table:number-columns-repeated="41"/>
        </table:table-row>
        <table:table-row table:style-name="ro1" table:visibility="collapse">
          <table:table-cell office:value-type="string">
            <text:p>UT-10</text:p>
          </table:table-cell>
          <table:table-cell office:value-type="string">
            <text:p>s2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UI darkness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X11; Linux x86_64) AppleWebKit/537.11 (KHTML, like Gecko) Chrome/23.0.1271.52 Safari/537.11</text:p>
          </table:table-cell>
          <table:table-cell office:value-type="string">
            <text:p>en-US</text:p>
          </table:table-cell>
          <table:table-cell office:value-type="string">
            <text:p>Linux x86_64</text:p>
          </table:table-cell>
          <table:table-cell office:value-type="string">
            <text:p>Gecko</text:p>
          </table:table-cell>
          <table:table-cell office:value-type="string">
            <text:p>Mozilla/5.0 (X11; Linux x86_64) AppleWebKit/537.11 (KHTML, like Gecko) Chrome/23.0.1271.52 Safari/537.11</text:p>
          </table:table-cell>
          <table:table-cell office:value-type="string">
            <text:p>Google Inc.</text:p>
          </table:table-cell>
          <table:table-cell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6px</text:p>
          </table:table-cell>
          <table:table-cell office:value-type="float" office:value="333333">
            <text:p>333333</text:p>
          </table:table-cell>
          <table:table-cell office:value-type="float" office:value="25">
            <text:p>25</text:p>
          </table:table-cell>
          <table:table-cell office:value-type="float" office:value="333333">
            <text:p>333333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6666">
            <text:p>666666</text:p>
          </table:table-cell>
          <table:table-cell office:value-type="string">
            <text:p>ffffff</text:p>
          </table:table-cell>
          <table:table-cell office:value-type="string">
            <text:p>cccccc</text:p>
          </table:table-cell>
          <table:table-cell office:value-type="float" office:value="555555">
            <text:p>555555</text:p>
          </table:table-cell>
          <table:table-cell office:value-type="float" office:value="20">
            <text:p>20</text:p>
          </table:table-cell>
          <table:table-cell office:value-type="float" office:value="666666">
            <text:p>666666</text:p>
          </table:table-cell>
          <table:table-cell office:value-type="string">
            <text:p>eeeeee</text:p>
          </table:table-cell>
          <table:table-cell office:value-type="string">
            <text:p>cccccc</text:p>
          </table:table-cell>
          <table:table-cell office:value-type="string">
            <text:p>0078a3</text:p>
          </table:table-cell>
          <table:table-cell office:value-type="float" office:value="40">
            <text:p>40</text:p>
          </table:table-cell>
          <table:table-cell office:value-type="string">
            <text:p>59b4d4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58400</text:p>
          </table:table-cell>
          <table:table-cell office:value-type="float" office:value="30">
            <text:p>30</text:p>
          </table:table-cell>
          <table:table-cell office:value-type="string">
            <text:p>ffaf0f</text:p>
          </table:table-cell>
          <table:table-cell office:value-type="string">
            <text:p>ffffff</text:p>
          </table:table-cell>
          <table:table-cell office:value-type="float" office:value="222222">
            <text:p>222222</text:p>
          </table:table-cell>
          <table:table-cell office:value-type="string">
            <text:p>eeeeee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string">
            <text:p>2e7db2</text:p>
          </table:table-cell>
          <table:table-cell office:value-type="string">
            <text:p>4b8e0b</text:p>
          </table:table-cell>
          <table:table-cell office:value-type="string">
            <text:p>ffc73d</text:p>
          </table:table-cell>
          <table:table-cell office:value-type="float" office:value="40">
            <text:p>40</text:p>
          </table:table-cell>
          <table:table-cell office:value-type="string">
            <text:p>ffb73d</text:p>
          </table:table-cell>
          <table:table-cell office:value-type="float" office:value="111111">
            <text:p>111111</text:p>
          </table:table-cell>
          <table:table-cell office:value-type="string">
            <text:p>a8330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714">
            <text:p>714</text:p>
          </table:table-cell>
          <table:table-cell office:value-type="float" office:value="47.2181697607558">
            <text:p>47.2181697608</text:p>
          </table:table-cell>
          <table:table-cell office:value-type="float" office:value="120.601271413973">
            <text:p>120.601271414</text:p>
          </table:table-cell>
          <table:table-cell office:value-type="float" office:value="213">
            <text:p>213</text:p>
          </table:table-cell>
          <table:table-cell office:value-type="float" office:value="0.6">
            <text:p>0.6</text:p>
          </table:table-cell>
          <table:table-cell office:value-type="float" office:value="148">
            <text:p>148</text:p>
          </table:table-cell>
          <table:table-cell office:value-type="float" office:value="1171">
            <text:p>1171</text:p>
          </table:table-cell>
          <table:table-cell table:number-columns-repeated="2"/>
          <table:table-cell office:value-type="float" office:value="170">
            <text:p>170</text:p>
          </table:table-cell>
          <table:table-cell office:value-type="float" office:value="0.2">
            <text:p>0.2</text:p>
          </table:table-cell>
          <table:table-cell table:number-columns-repeated="4"/>
          <table:table-cell office:value-type="float" office:value="142">
            <text:p>142</text:p>
          </table:table-cell>
          <table:table-cell table:number-columns-repeated="6"/>
          <table:table-cell office:value-type="float" office:value="29353">
            <text:p>2935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649">
            <text:p>2649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512">
            <text:p>1512</text:p>
          </table:table-cell>
          <table:table-cell table:number-columns-repeated="2"/>
          <table:table-cell office:value-type="float" office:value="16260">
            <text:p>1626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308.66666666667">
            <text:p>1308.6666666667</text:p>
          </table:table-cell>
          <table:table-cell office:value-type="float" office:value="20937.5555555556">
            <text:p>20937.5555555556</text:p>
          </table:table-cell>
          <table:table-cell office:value-type="float" office:value="144.698153255512">
            <text:p>144.6981532555</text:p>
          </table:table-cell>
          <table:table-cell office:value-type="float" office:value="26237">
            <text:p>2623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531">
            <text:p>2531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121">
            <text:p>2121</text:p>
          </table:table-cell>
          <table:table-cell table:number-columns-repeated="2"/>
          <table:table-cell office:value-type="float" office:value="1.1">
            <text:p>1.1</text:p>
          </table:table-cell>
          <table:table-cell office:value-type="float" office:value="1469">
            <text:p>1469</text:p>
          </table:table-cell>
          <table:table-cell office:value-type="float" office:value="875">
            <text:p>875</text:p>
          </table:table-cell>
          <table:table-cell table:number-columns-repeated="25"/>
        </table:table-row>
        <table:table-row table:style-name="ro1" table:visibility="collapse">
          <table:table-cell office:value-type="string">
            <text:p>UT-11</text:p>
          </table:table-cell>
          <table:table-cell office:value-type="string">
            <text:p>s4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number-columns-repeated="3" table:style-name="ce1" office:value-type="string">
            <text:p>true</text:p>
          </table:table-cell>
          <table:table-cell office:value-type="string">
            <text:p>UI darkness</text:p>
          </table:table-cell>
          <table:table-cell office:value-type="string">
            <text:p>2012-11-05T15:09:26.442Z</text:p>
          </table:table-cell>
          <table:table-cell office:value-type="float" office:value="222">
            <text:p>222</text:p>
          </table:table-cell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X11; Linux x86_64) AppleWebKit/537.11 (KHTML, like Gecko) Chrome/23.0.1271.52 Safari/537.11</text:p>
          </table:table-cell>
          <table:table-cell office:value-type="string">
            <text:p>en-US</text:p>
          </table:table-cell>
          <table:table-cell office:value-type="string">
            <text:p>Linux x86_64</text:p>
          </table:table-cell>
          <table:table-cell office:value-type="string">
            <text:p>Gecko</text:p>
          </table:table-cell>
          <table:table-cell office:value-type="string">
            <text:p>Mozilla/5.0 (X11; Linux x86_64) AppleWebKit/537.11 (KHTML, like Gecko) Chrome/23.0.1271.52 Safari/537.11</text:p>
          </table:table-cell>
          <table:table-cell office:value-type="string">
            <text:p>Google Inc.</text:p>
          </table:table-cell>
          <table:table-cell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6px</text:p>
          </table:table-cell>
          <table:table-cell office:value-type="float" office:value="333333">
            <text:p>333333</text:p>
          </table:table-cell>
          <table:table-cell office:value-type="float" office:value="25">
            <text:p>25</text:p>
          </table:table-cell>
          <table:table-cell office:value-type="float" office:value="333333">
            <text:p>333333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6666">
            <text:p>666666</text:p>
          </table:table-cell>
          <table:table-cell office:value-type="string">
            <text:p>ffffff</text:p>
          </table:table-cell>
          <table:table-cell office:value-type="string">
            <text:p>cccccc</text:p>
          </table:table-cell>
          <table:table-cell office:value-type="float" office:value="555555">
            <text:p>555555</text:p>
          </table:table-cell>
          <table:table-cell office:value-type="float" office:value="20">
            <text:p>20</text:p>
          </table:table-cell>
          <table:table-cell office:value-type="float" office:value="666666">
            <text:p>666666</text:p>
          </table:table-cell>
          <table:table-cell office:value-type="string">
            <text:p>eeeeee</text:p>
          </table:table-cell>
          <table:table-cell office:value-type="string">
            <text:p>cccccc</text:p>
          </table:table-cell>
          <table:table-cell office:value-type="string">
            <text:p>0078a3</text:p>
          </table:table-cell>
          <table:table-cell office:value-type="float" office:value="40">
            <text:p>40</text:p>
          </table:table-cell>
          <table:table-cell office:value-type="string">
            <text:p>59b4d4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58400</text:p>
          </table:table-cell>
          <table:table-cell office:value-type="float" office:value="30">
            <text:p>30</text:p>
          </table:table-cell>
          <table:table-cell office:value-type="string">
            <text:p>ffaf0f</text:p>
          </table:table-cell>
          <table:table-cell office:value-type="string">
            <text:p>ffffff</text:p>
          </table:table-cell>
          <table:table-cell office:value-type="float" office:value="222222">
            <text:p>222222</text:p>
          </table:table-cell>
          <table:table-cell office:value-type="string">
            <text:p>eeeeee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string">
            <text:p>2e7db2</text:p>
          </table:table-cell>
          <table:table-cell office:value-type="string">
            <text:p>4b8e0b</text:p>
          </table:table-cell>
          <table:table-cell office:value-type="string">
            <text:p>ffc73d</text:p>
          </table:table-cell>
          <table:table-cell office:value-type="float" office:value="40">
            <text:p>40</text:p>
          </table:table-cell>
          <table:table-cell office:value-type="string">
            <text:p>ffb73d</text:p>
          </table:table-cell>
          <table:table-cell office:value-type="float" office:value="111111">
            <text:p>111111</text:p>
          </table:table-cell>
          <table:table-cell office:value-type="string">
            <text:p>a8330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129">
            <text:p>1129</text:p>
          </table:table-cell>
          <table:table-cell office:value-type="float" office:value="54.6686991492085">
            <text:p>54.6686991492</text:p>
          </table:table-cell>
          <table:table-cell office:value-type="float" office:value="59.2002252247968">
            <text:p>59.2002252248</text:p>
          </table:table-cell>
          <table:table-cell office:value-type="float" office:value="222">
            <text:p>222</text:p>
          </table:table-cell>
          <table:table-cell office:value-type="float" office:value="0.2">
            <text:p>0.2</text:p>
          </table:table-cell>
          <table:table-cell table:number-columns-repeated="4"/>
          <table:table-cell office:value-type="float" office:value="178">
            <text:p>178</text:p>
          </table:table-cell>
          <table:table-cell table:number-columns-repeated="12"/>
          <table:table-cell office:value-type="float" office:value="23664">
            <text:p>2366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669">
            <text:p>1669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215">
            <text:p>1215</text:p>
          </table:table-cell>
          <table:table-cell table:number-columns-repeated="2"/>
          <table:table-cell office:value-type="float" office:value="16986">
            <text:p>1698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396">
            <text:p>1396</text:p>
          </table:table-cell>
          <table:table-cell office:value-type="float" office:value="602">
            <text:p>602</text:p>
          </table:table-cell>
          <table:table-cell office:value-type="float" office:value="24.5356882927706">
            <text:p>24.5356882928</text:p>
          </table:table-cell>
          <table:table-cell office:value-type="float" office:value="26994">
            <text:p>2699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174">
            <text:p>2174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930">
            <text:p>1930</text:p>
          </table:table-cell>
          <table:table-cell table:number-columns-repeated="30"/>
        </table:table-row>
        <table:table-row table:style-name="ro1" table:visibility="collapse">
          <table:table-cell office:value-type="string">
            <text:p>UT-12</text:p>
          </table:table-cell>
          <table:table-cell office:value-type="string">
            <text:p>s2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UI lightness</text:p>
          </table:table-cell>
          <table:table-cell office:value-type="string">
            <text:p>2012-11-06T22:49:40.031Z</text:p>
          </table:table-cell>
          <table:table-cell office:value-type="float" office:value="235">
            <text:p>235</text:p>
          </table:table-cell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X11; Linux x86_64) AppleWebKit/537.11 (KHTML, like Gecko) Chrome/23.0.1271.52 Safari/537.11</text:p>
          </table:table-cell>
          <table:table-cell office:value-type="string">
            <text:p>en-US</text:p>
          </table:table-cell>
          <table:table-cell office:value-type="string">
            <text:p>Linux x86_64</text:p>
          </table:table-cell>
          <table:table-cell office:value-type="string">
            <text:p>Gecko</text:p>
          </table:table-cell>
          <table:table-cell office:value-type="string">
            <text:p>Mozilla/5.0 (X11; Linux x86_64) AppleWebKit/537.11 (KHTML, like Gecko) Chrome/23.0.1271.52 Safari/537.11</text:p>
          </table:table-cell>
          <table:table-cell office:value-type="string">
            <text:p>Google Inc.</text:p>
          </table:table-cell>
          <table:table-cell/>
          <table:table-cell office:value-type="string">
            <text:p>Trebuchet MS, Tahoma, Verdana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f6a828</text:p>
          </table:table-cell>
          <table:table-cell office:value-type="float" office:value="35">
            <text:p>35</text:p>
          </table:table-cell>
          <table:table-cell office:value-type="string">
            <text:p>e78f08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dddddd</text:p>
          </table:table-cell>
          <table:table-cell office:value-type="float" office:value="333333">
            <text:p>333333</text:p>
          </table:table-cell>
          <table:table-cell office:value-type="float" office:value="222222">
            <text:p>222222</text:p>
          </table:table-cell>
          <table:table-cell office:value-type="string">
            <text:p>f6f6f6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1c94c4</text:p>
          </table:table-cell>
          <table:table-cell office:value-type="string">
            <text:p>ef8c08</text:p>
          </table:table-cell>
          <table:table-cell office:value-type="string">
            <text:p>fdf5ce</text:p>
          </table:table-cell>
          <table:table-cell office:value-type="float" office:value="100">
            <text:p>100</text:p>
          </table:table-cell>
          <table:table-cell office:value-type="string">
            <text:p>fbcb09</text:p>
          </table:table-cell>
          <table:table-cell office:value-type="string">
            <text:p>c77405</text:p>
          </table:table-cell>
          <table:table-cell office:value-type="string">
            <text:p>ef8c08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fbd850</text:p>
          </table:table-cell>
          <table:table-cell office:value-type="string">
            <text:p>eb8f00</text:p>
          </table:table-cell>
          <table:table-cell office:value-type="string">
            <text:p>ef8c08</text:p>
          </table:table-cell>
          <table:table-cell office:value-type="string">
            <text:p>ffe45c</text:p>
          </table:table-cell>
          <table:table-cell office:value-type="float" office:value="75">
            <text:p>75</text:p>
          </table:table-cell>
          <table:table-cell office:value-type="string">
            <text:p>fed22f</text:p>
          </table:table-cell>
          <table:table-cell office:value-type="float" office:value="363636">
            <text:p>363636</text:p>
          </table:table-cell>
          <table:table-cell office:value-type="string">
            <text:p>228ef1</text:p>
          </table:table-cell>
          <table:table-cell office:value-type="string">
            <text:p>b81900</text:p>
          </table:table-cell>
          <table:table-cell office:value-type="float" office:value="18">
            <text:p>18</text:p>
          </table:table-cell>
          <table:table-cell office:value-type="string">
            <text:p>cd0a0a</text:p>
          </table:table-cell>
          <table:table-cell office:value-type="string">
            <text:p>ffffff</text:p>
          </table:table-cell>
          <table:table-cell office:value-type="string">
            <text:p>ffd27a</text:p>
          </table:table-cell>
          <table:table-cell office:value-type="float" office:value="666666">
            <text:p>66666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5px</text:p>
          </table:table-cell>
          <table:table-cell table:number-columns-repeated="2" office:value-type="string">
            <text:p>-5px</text:p>
          </table:table-cell>
          <table:table-cell office:value-type="string">
            <text:p>5px</text:p>
          </table:table-cell>
          <table:table-cell office:value-type="float" office:value="3">
            <text:p>3</text:p>
          </table:table-cell>
          <table:table-cell office:value-type="float" office:value="0.8">
            <text:p>0.8</text:p>
          </table:table-cell>
          <table:table-cell office:value-type="float" office:value="436">
            <text:p>436</text:p>
          </table:table-cell>
          <table:table-cell office:value-type="float" office:value="4943">
            <text:p>4943</text:p>
          </table:table-cell>
          <table:table-cell office:value-type="float" office:value="337.728441206837">
            <text:p>337.7284412068</text:p>
          </table:table-cell>
          <table:table-cell office:value-type="float" office:value="6214.80262659242">
            <text:p>6214.8026265924</text:p>
          </table:table-cell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739">
            <text:p>739</text:p>
          </table:table-cell>
          <table:table-cell office:value-type="float" office:value="16.8193010820572">
            <text:p>16.8193010821</text:p>
          </table:table-cell>
          <table:table-cell office:value-type="float" office:value="81.773399641258">
            <text:p>81.7733996413</text:p>
          </table:table-cell>
          <table:table-cell office:value-type="float" office:value="234">
            <text:p>234</text:p>
          </table:table-cell>
          <table:table-cell office:value-type="float" office:value="0.4">
            <text:p>0.4</text:p>
          </table:table-cell>
          <table:table-cell office:value-type="float" office:value="331">
            <text:p>331</text:p>
          </table:table-cell>
          <table:table-cell office:value-type="float" office:value="2620">
            <text:p>2620</text:p>
          </table:table-cell>
          <table:table-cell office:value-type="float" office:value="306">
            <text:p>306</text:p>
          </table:table-cell>
          <table:table-cell office:value-type="float" office:value="1029.5">
            <text:p>1029.5</text:p>
          </table:table-cell>
          <table:table-cell office:value-type="float" office:value="176">
            <text:p>176</text:p>
          </table:table-cell>
          <table:table-cell table:number-columns-repeated="6"/>
          <table:table-cell office:value-type="float" office:value="23762">
            <text:p>2376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992.33333333333">
            <text:p>1992.3333333333</text:p>
          </table:table-cell>
          <table:table-cell office:value-type="float" office:value="36163.5555555556">
            <text:p>36163.5555555556</text:p>
          </table:table-cell>
          <table:table-cell office:value-type="float" office:value="190.167177913423">
            <text:p>190.167177913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000.66666666667">
            <text:p>2000.6666666667</text:p>
          </table:table-cell>
          <table:table-cell office:value-type="float" office:value="269920.888888889">
            <text:p>269920.888888889</text:p>
          </table:table-cell>
          <table:table-cell office:value-type="float" office:value="519.539111991474">
            <text:p>519.5391119915</text:p>
          </table:table-cell>
          <table:table-cell office:value-type="float" office:value="21261">
            <text:p>2126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2219">
            <text:p>2219</text:p>
          </table:table-cell>
          <table:table-cell office:value-type="float" office:value="364794">
            <text:p>364794</text:p>
          </table:table-cell>
          <table:table-cell office:value-type="float" office:value="603.981787804897">
            <text:p>603.9817878049</text:p>
          </table:table-cell>
          <table:table-cell office:value-type="float" office:value="22673">
            <text:p>2267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600">
            <text:p>1600</text:p>
          </table:table-cell>
          <table:table-cell office:value-type="float" office:value="44840.6666666667">
            <text:p>44840.6666666667</text:p>
          </table:table-cell>
          <table:table-cell office:value-type="float" office:value="211.756149064594">
            <text:p>211.756149064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059.33333333333">
            <text:p>2059.3333333333</text:p>
          </table:table-cell>
          <table:table-cell office:value-type="float" office:value="201451.555555556">
            <text:p>201451.555555556</text:p>
          </table:table-cell>
          <table:table-cell office:value-type="float" office:value="448.833549944248">
            <text:p>448.8335499442</text:p>
          </table:table-cell>
          <table:table-cell table:number-columns-repeated="3"/>
          <table:table-cell office:value-type="string">
            <text:p>2-e992cf8e1bb4efe042a9227a4d4a35a7</text:p>
          </table:table-cell>
          <table:table-cell table:number-columns-repeated="24"/>
        </table:table-row>
        <table:table-row table:style-name="ro1" table:visibility="collapse">
          <table:table-cell office:value-type="string">
            <text:p>UT-13</text:p>
          </table:table-cell>
          <table:table-cell office:value-type="string">
            <text:p>s2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UI darkness</text:p>
          </table:table-cell>
          <table:table-cell/>
          <table:table-cell office:value-type="float" office:value="225">
            <text:p>225</text:p>
          </table:table-cell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X11)</text:p>
          </table:table-cell>
          <table:table-cell office:value-type="string">
            <text:p>en-US</text:p>
          </table:table-cell>
          <table:table-cell office:value-type="string">
            <text:p>Linux x86_64</text:p>
          </table:table-cell>
          <table:table-cell office:value-type="string">
            <text:p>Gecko</text:p>
          </table:table-cell>
          <table:table-cell office:value-type="string">
            <text:p>Mozilla/5.0 (X11; Ubuntu; Linux x86_64; rv:16.0) Gecko/20100101 Firefox/16.0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6px</text:p>
          </table:table-cell>
          <table:table-cell office:value-type="float" office:value="333333">
            <text:p>333333</text:p>
          </table:table-cell>
          <table:table-cell office:value-type="float" office:value="25">
            <text:p>25</text:p>
          </table:table-cell>
          <table:table-cell office:value-type="float" office:value="333333">
            <text:p>333333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6666">
            <text:p>666666</text:p>
          </table:table-cell>
          <table:table-cell office:value-type="string">
            <text:p>ffffff</text:p>
          </table:table-cell>
          <table:table-cell office:value-type="string">
            <text:p>cccccc</text:p>
          </table:table-cell>
          <table:table-cell office:value-type="float" office:value="555555">
            <text:p>555555</text:p>
          </table:table-cell>
          <table:table-cell office:value-type="float" office:value="20">
            <text:p>20</text:p>
          </table:table-cell>
          <table:table-cell office:value-type="float" office:value="666666">
            <text:p>666666</text:p>
          </table:table-cell>
          <table:table-cell office:value-type="string">
            <text:p>eeeeee</text:p>
          </table:table-cell>
          <table:table-cell office:value-type="string">
            <text:p>cccccc</text:p>
          </table:table-cell>
          <table:table-cell office:value-type="string">
            <text:p>0078a3</text:p>
          </table:table-cell>
          <table:table-cell office:value-type="float" office:value="40">
            <text:p>40</text:p>
          </table:table-cell>
          <table:table-cell office:value-type="string">
            <text:p>59b4d4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58400</text:p>
          </table:table-cell>
          <table:table-cell office:value-type="float" office:value="30">
            <text:p>30</text:p>
          </table:table-cell>
          <table:table-cell office:value-type="string">
            <text:p>ffaf0f</text:p>
          </table:table-cell>
          <table:table-cell office:value-type="string">
            <text:p>ffffff</text:p>
          </table:table-cell>
          <table:table-cell office:value-type="float" office:value="222222">
            <text:p>222222</text:p>
          </table:table-cell>
          <table:table-cell office:value-type="string">
            <text:p>eeeeee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string">
            <text:p>2e7db2</text:p>
          </table:table-cell>
          <table:table-cell office:value-type="string">
            <text:p>4b8e0b</text:p>
          </table:table-cell>
          <table:table-cell office:value-type="string">
            <text:p>ffc73d</text:p>
          </table:table-cell>
          <table:table-cell office:value-type="float" office:value="40">
            <text:p>40</text:p>
          </table:table-cell>
          <table:table-cell office:value-type="string">
            <text:p>ffb73d</text:p>
          </table:table-cell>
          <table:table-cell office:value-type="float" office:value="111111">
            <text:p>111111</text:p>
          </table:table-cell>
          <table:table-cell office:value-type="string">
            <text:p>a8330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344">
            <text:p>344</text:p>
          </table:table-cell>
          <table:table-cell office:value-type="float" office:value="1508">
            <text:p>1508</text:p>
          </table:table-cell>
          <table:table-cell office:value-type="float" office:value="257.38978223698">
            <text:p>257.389782237</text:p>
          </table:table-cell>
          <table:table-cell office:value-type="float" office:value="509.198389628247">
            <text:p>509.1983896282</text:p>
          </table:table-cell>
          <table:table-cell office:value-type="float" office:value="225">
            <text:p>225</text:p>
          </table:table-cell>
          <table:table-cell table:number-columns-repeated="5"/>
          <table:table-cell office:value-type="float" office:value="180">
            <text:p>180</text:p>
          </table:table-cell>
          <table:table-cell table:number-columns-repeated="12"/>
          <table:table-cell office:value-type="float" office:value="44567">
            <text:p>4456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172">
            <text:p>3172</text:p>
          </table:table-cell>
          <table:table-cell office:value-type="float" office:value="2982690.66666667">
            <text:p>2982690.66666667</text:p>
          </table:table-cell>
          <table:table-cell office:value-type="float" office:value="1727.04680500173">
            <text:p>1727.046805001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7053.66666666667">
            <text:p>7053.6666666667</text:p>
          </table:table-cell>
          <table:table-cell office:value-type="float" office:value="23904872.2222222">
            <text:p>23904872.2222222</text:p>
          </table:table-cell>
          <table:table-cell office:value-type="float" office:value="4889.26090756284">
            <text:p>4889.2609075629</text:p>
          </table:table-cell>
          <table:table-cell office:value-type="float" office:value="22640">
            <text:p>2264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933.33333333333">
            <text:p>1933.3333333333</text:p>
          </table:table-cell>
          <table:table-cell office:value-type="float" office:value="17061.5555555556">
            <text:p>17061.5555555556</text:p>
          </table:table-cell>
          <table:table-cell office:value-type="float" office:value="130.61988958637">
            <text:p>130.6198895864</text:p>
          </table:table-cell>
          <table:table-cell office:value-type="float" office:value="48338">
            <text:p>4833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771.33333333333">
            <text:p>4771.3333333333</text:p>
          </table:table-cell>
          <table:table-cell office:value-type="float" office:value="8024067.55555556">
            <text:p>8024067.55555556</text:p>
          </table:table-cell>
          <table:table-cell office:value-type="float" office:value="2832.67851256643">
            <text:p>2832.678512566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961.66666666667">
            <text:p>4961.6666666667</text:p>
          </table:table-cell>
          <table:table-cell office:value-type="float" office:value="11940108.2222222">
            <text:p>11940108.2222222</text:p>
          </table:table-cell>
          <table:table-cell office:value-type="float" office:value="3455.44616832938">
            <text:p>3455.4461683294</text:p>
          </table:table-cell>
          <table:table-cell table:number-columns-repeated="28"/>
        </table:table-row>
        <table:table-row table:style-name="ro1" table:visibility="collapse">
          <table:table-cell office:value-type="string">
            <text:p>UT-14</text:p>
          </table:table-cell>
          <table:table-cell office:value-type="string">
            <text:p>s5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number-columns-repeated="2" table:style-name="ce1" office:value-type="string">
            <text:p>true</text:p>
          </table:table-cell>
          <table:table-cell/>
          <table:table-cell office:value-type="string">
            <text:p>UI darkness</text:p>
          </table:table-cell>
          <table:table-cell/>
          <table:table-cell office:value-type="float" office:value="88">
            <text:p>88</text:p>
          </table:table-cell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Linux; U; Android 4.0.4; de-de; GT-P7510 Build/IMM76D) AppleWebKit/534.30 (KHTML, like Gecko) Version/4.0 Safari/534.30</text:p>
          </table:table-cell>
          <table:table-cell office:value-type="string">
            <text:p>de-DE</text:p>
          </table:table-cell>
          <table:table-cell office:value-type="string">
            <text:p>Linux armv7l</text:p>
          </table:table-cell>
          <table:table-cell office:value-type="string">
            <text:p>Gecko</text:p>
          </table:table-cell>
          <table:table-cell office:value-type="string">
            <text:p>Mozilla/5.0 (Linux; U; Android 4.0.4; de-de; GT-P7510 Build/IMM76D) AppleWebKit/534.30 (KHTML, like Gecko) Version/4.0 Safari/534.30</text:p>
          </table:table-cell>
          <table:table-cell office:value-type="string">
            <text:p>Google Inc.</text:p>
          </table:table-cell>
          <table:table-cell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6px</text:p>
          </table:table-cell>
          <table:table-cell office:value-type="float" office:value="333333">
            <text:p>333333</text:p>
          </table:table-cell>
          <table:table-cell office:value-type="float" office:value="25">
            <text:p>25</text:p>
          </table:table-cell>
          <table:table-cell office:value-type="float" office:value="333333">
            <text:p>333333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6666">
            <text:p>666666</text:p>
          </table:table-cell>
          <table:table-cell office:value-type="string">
            <text:p>ffffff</text:p>
          </table:table-cell>
          <table:table-cell office:value-type="string">
            <text:p>cccccc</text:p>
          </table:table-cell>
          <table:table-cell office:value-type="float" office:value="555555">
            <text:p>555555</text:p>
          </table:table-cell>
          <table:table-cell office:value-type="float" office:value="20">
            <text:p>20</text:p>
          </table:table-cell>
          <table:table-cell office:value-type="float" office:value="666666">
            <text:p>666666</text:p>
          </table:table-cell>
          <table:table-cell office:value-type="string">
            <text:p>eeeeee</text:p>
          </table:table-cell>
          <table:table-cell office:value-type="string">
            <text:p>cccccc</text:p>
          </table:table-cell>
          <table:table-cell office:value-type="string">
            <text:p>0078a3</text:p>
          </table:table-cell>
          <table:table-cell office:value-type="float" office:value="40">
            <text:p>40</text:p>
          </table:table-cell>
          <table:table-cell office:value-type="string">
            <text:p>59b4d4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58400</text:p>
          </table:table-cell>
          <table:table-cell office:value-type="float" office:value="30">
            <text:p>30</text:p>
          </table:table-cell>
          <table:table-cell office:value-type="string">
            <text:p>ffaf0f</text:p>
          </table:table-cell>
          <table:table-cell office:value-type="string">
            <text:p>ffffff</text:p>
          </table:table-cell>
          <table:table-cell office:value-type="float" office:value="222222">
            <text:p>222222</text:p>
          </table:table-cell>
          <table:table-cell office:value-type="string">
            <text:p>eeeeee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string">
            <text:p>2e7db2</text:p>
          </table:table-cell>
          <table:table-cell office:value-type="string">
            <text:p>4b8e0b</text:p>
          </table:table-cell>
          <table:table-cell office:value-type="string">
            <text:p>ffc73d</text:p>
          </table:table-cell>
          <table:table-cell office:value-type="float" office:value="40">
            <text:p>40</text:p>
          </table:table-cell>
          <table:table-cell office:value-type="string">
            <text:p>ffb73d</text:p>
          </table:table-cell>
          <table:table-cell office:value-type="float" office:value="111111">
            <text:p>111111</text:p>
          </table:table-cell>
          <table:table-cell office:value-type="string">
            <text:p>a8330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308">
            <text:p>1308</text:p>
          </table:table-cell>
          <table:table-cell office:value-type="float" office:value="78">
            <text:p>78</text:p>
          </table:table-cell>
          <table:table-cell office:value-type="float" office:value="84.2496290793022">
            <text:p>84.2496290793</text:p>
          </table:table-cell>
          <table:table-cell office:value-type="float" office:value="28.7556757682529">
            <text:p>28.7556757683</text:p>
          </table:table-cell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 office:value-type="float" office:value="58">
            <text:p>58</text:p>
          </table:table-cell>
          <table:table-cell office:value-type="float" office:value="91.5835987257301">
            <text:p>91.5835987257</text:p>
          </table:table-cell>
          <table:table-cell office:value-type="float" office:value="2.16024689946929">
            <text:p>2.1602468995</text:p>
          </table:table-cell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float" office:value="1343">
            <text:p>1343</text:p>
          </table:table-cell>
          <table:table-cell office:value-type="float" office:value="56">
            <text:p>56</text:p>
          </table:table-cell>
          <table:table-cell office:value-type="float" office:value="75.2122921395758">
            <text:p>75.2122921396</text:p>
          </table:table-cell>
          <table:table-cell office:value-type="float" office:value="1.63299316185545">
            <text:p>1.6329931619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 office:value-type="float" office:value="57">
            <text:p>57</text:p>
          </table:table-cell>
          <table:table-cell office:value-type="float" office:value="41.1582312545134">
            <text:p>41.1582312545</text:p>
          </table:table-cell>
          <table:table-cell office:value-type="float" office:value="1.24721912892465">
            <text:p>1.2472191289</text:p>
          </table:table-cell>
          <table:table-cell office:value-type="float" office:value="106">
            <text:p>106</text:p>
          </table:table-cell>
          <table:table-cell office:value-type="float" office:value="45738">
            <text:p>4573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915.33333333333">
            <text:p>5915.3333333333</text:p>
          </table:table-cell>
          <table:table-cell office:value-type="float" office:value="3799704.88888889">
            <text:p>3799704.88888889</text:p>
          </table:table-cell>
          <table:table-cell office:value-type="float" office:value="1949.28317308925">
            <text:p>1949.283173089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796.66666666667">
            <text:p>4796.6666666667</text:p>
          </table:table-cell>
          <table:table-cell office:value-type="float" office:value="4641221.55555556">
            <text:p>4641221.55555556</text:p>
          </table:table-cell>
          <table:table-cell office:value-type="float" office:value="2154.34945065919">
            <text:p>2154.3494506592</text:p>
          </table:table-cell>
          <table:table-cell office:value-type="float" office:value="31436">
            <text:p>3143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2958.66666666667">
            <text:p>2958.6666666667</text:p>
          </table:table-cell>
          <table:table-cell office:value-type="float" office:value="275650.888888889">
            <text:p>275650.888888889</text:p>
          </table:table-cell>
          <table:table-cell office:value-type="float" office:value="525.024655505709">
            <text:p>525.0246555057</text:p>
          </table:table-cell>
          <table:table-cell office:value-type="float" office:value="53970">
            <text:p>53970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6538.33333333333">
            <text:p>6538.3333333333</text:p>
          </table:table-cell>
          <table:table-cell office:value-type="float" office:value="1246192.88888889">
            <text:p>1246192.88888889</text:p>
          </table:table-cell>
          <table:table-cell office:value-type="float" office:value="1116.33009853219">
            <text:p>1116.330098532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6875.66666666667">
            <text:p>6875.6666666667</text:p>
          </table:table-cell>
          <table:table-cell office:value-type="float" office:value="5342891.55555556">
            <text:p>5342891.55555556</text:p>
          </table:table-cell>
          <table:table-cell office:value-type="float" office:value="2311.46956621876">
            <text:p>2311.4695662188</text:p>
          </table:table-cell>
          <table:table-cell office:value-type="float" office:value="1.30612244897959">
            <text:p>1.306122449</text:p>
          </table:table-cell>
          <table:table-cell office:value-type="float" office:value="980">
            <text:p>980</text:p>
          </table:table-cell>
          <table:table-cell office:value-type="float" office:value="1631">
            <text:p>1631</text:p>
          </table:table-cell>
          <table:table-cell/>
          <table:table-cell office:value-type="float" office:value="1">
            <text:p>1</text:p>
          </table:table-cell>
          <table:table-cell office:value-type="float" office:value="1646">
            <text:p>1646</text:p>
          </table:table-cell>
          <table:table-cell office:value-type="float" office:value="57">
            <text:p>57</text:p>
          </table:table-cell>
          <table:table-cell office:value-type="float" office:value="164.780662295873">
            <text:p>164.7806622959</text:p>
          </table:table-cell>
          <table:table-cell office:value-type="float" office:value="0.471404520791032">
            <text:p>0.4714045208</text:p>
          </table:table-cell>
          <table:table-cell office:value-type="float" office:value="88">
            <text:p>88</text:p>
          </table:table-cell>
          <table:table-cell table:number-columns-repeated="18"/>
        </table:table-row>
        <table:table-row table:style-name="ro1" table:visibility="collapse">
          <table:table-cell office:value-type="string">
            <text:p>UT-15</text:p>
          </table:table-cell>
          <table:table-cell office:value-type="string">
            <text:p>s2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UI darkness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X11)</text:p>
          </table:table-cell>
          <table:table-cell office:value-type="string">
            <text:p>en-US</text:p>
          </table:table-cell>
          <table:table-cell office:value-type="string">
            <text:p>Linux x86_64</text:p>
          </table:table-cell>
          <table:table-cell office:value-type="string">
            <text:p>Gecko</text:p>
          </table:table-cell>
          <table:table-cell office:value-type="string">
            <text:p>Mozilla/5.0 (X11; Ubuntu; Linux x86_64; rv:16.0) Gecko/20100101 Firefox/16.0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6px</text:p>
          </table:table-cell>
          <table:table-cell office:value-type="float" office:value="333333">
            <text:p>333333</text:p>
          </table:table-cell>
          <table:table-cell office:value-type="float" office:value="25">
            <text:p>25</text:p>
          </table:table-cell>
          <table:table-cell office:value-type="float" office:value="333333">
            <text:p>333333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6666">
            <text:p>666666</text:p>
          </table:table-cell>
          <table:table-cell office:value-type="string">
            <text:p>ffffff</text:p>
          </table:table-cell>
          <table:table-cell office:value-type="string">
            <text:p>cccccc</text:p>
          </table:table-cell>
          <table:table-cell office:value-type="float" office:value="555555">
            <text:p>555555</text:p>
          </table:table-cell>
          <table:table-cell office:value-type="float" office:value="20">
            <text:p>20</text:p>
          </table:table-cell>
          <table:table-cell office:value-type="float" office:value="666666">
            <text:p>666666</text:p>
          </table:table-cell>
          <table:table-cell office:value-type="string">
            <text:p>eeeeee</text:p>
          </table:table-cell>
          <table:table-cell office:value-type="string">
            <text:p>cccccc</text:p>
          </table:table-cell>
          <table:table-cell office:value-type="string">
            <text:p>0078a3</text:p>
          </table:table-cell>
          <table:table-cell office:value-type="float" office:value="40">
            <text:p>40</text:p>
          </table:table-cell>
          <table:table-cell office:value-type="string">
            <text:p>59b4d4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58400</text:p>
          </table:table-cell>
          <table:table-cell office:value-type="float" office:value="30">
            <text:p>30</text:p>
          </table:table-cell>
          <table:table-cell office:value-type="string">
            <text:p>ffaf0f</text:p>
          </table:table-cell>
          <table:table-cell office:value-type="string">
            <text:p>ffffff</text:p>
          </table:table-cell>
          <table:table-cell office:value-type="float" office:value="222222">
            <text:p>222222</text:p>
          </table:table-cell>
          <table:table-cell office:value-type="string">
            <text:p>eeeeee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string">
            <text:p>2e7db2</text:p>
          </table:table-cell>
          <table:table-cell office:value-type="string">
            <text:p>4b8e0b</text:p>
          </table:table-cell>
          <table:table-cell office:value-type="string">
            <text:p>ffc73d</text:p>
          </table:table-cell>
          <table:table-cell office:value-type="float" office:value="40">
            <text:p>40</text:p>
          </table:table-cell>
          <table:table-cell office:value-type="string">
            <text:p>ffb73d</text:p>
          </table:table-cell>
          <table:table-cell office:value-type="float" office:value="111111">
            <text:p>111111</text:p>
          </table:table-cell>
          <table:table-cell office:value-type="string">
            <text:p>a8330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822">
            <text:p>822</text:p>
          </table:table-cell>
          <table:table-cell office:value-type="float" office:value="7.03957069398096">
            <text:p>7.039570694</text:p>
          </table:table-cell>
          <table:table-cell office:value-type="float" office:value="19.1891172861657">
            <text:p>19.1891172862</text:p>
          </table:table-cell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814">
            <text:p>814</text:p>
          </table:table-cell>
          <table:table-cell office:value-type="float" office:value="22.4251842554055">
            <text:p>22.4251842554</text:p>
          </table:table-cell>
          <table:table-cell office:value-type="float" office:value="60.1387285088957">
            <text:p>60.1387285089</text:p>
          </table:table-cell>
          <table:table-cell office:value-type="float" office:value="180">
            <text:p>180</text:p>
          </table:table-cell>
          <table:table-cell office:value-type="float" office:value="0.2">
            <text:p>0.2</text:p>
          </table:table-cell>
          <table:table-cell office:value-type="float" office:value="67">
            <text:p>67</text:p>
          </table:table-cell>
          <table:table-cell office:value-type="float" office:value="1052">
            <text:p>1052</text:p>
          </table:table-cell>
          <table:table-cell table:number-columns-repeated="2"/>
          <table:table-cell office:value-type="float" office:value="150">
            <text:p>150</text:p>
          </table:table-cell>
          <table:table-cell table:number-columns-repeated="19"/>
          <table:table-cell office:value-type="float" office:value="17506">
            <text:p>1750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469.33333333333">
            <text:p>1469.3333333333</text:p>
          </table:table-cell>
          <table:table-cell office:value-type="float" office:value="10352.8888888889">
            <text:p>10352.8888888889</text:p>
          </table:table-cell>
          <table:table-cell office:value-type="float" office:value="101.74914687057">
            <text:p>101.7491468706</text:p>
          </table:table-cell>
          <table:table-cell office:value-type="float" office:value="29050">
            <text:p>290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3841.33333333333">
            <text:p>3841.3333333333</text:p>
          </table:table-cell>
          <table:table-cell office:value-type="float" office:value="9331080.22222222">
            <text:p>9331080.22222222</text:p>
          </table:table-cell>
          <table:table-cell office:value-type="float" office:value="3054.68168918174">
            <text:p>3054.681689181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794">
            <text:p>1794</text:p>
          </table:table-cell>
          <table:table-cell office:value-type="float" office:value="29344.6666666667">
            <text:p>29344.6666666667</text:p>
          </table:table-cell>
          <table:table-cell office:value-type="float" office:value="171.302850725453">
            <text:p>171.3028507255</text:p>
          </table:table-cell>
          <table:table-cell table:number-columns-repeated="28"/>
        </table:table-row>
        <table:table-row table:style-name="ro1">
          <table:table-cell office:value-type="string">
            <text:p>UT-16</text:p>
          </table:table-cell>
          <table:table-cell office:value-type="string">
            <text:p>s3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UI darkness</text:p>
          </table:table-cell>
          <table:table-cell/>
          <table:table-cell office:value-type="float" office:value="164">
            <text:p>164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Trident/5.0; SLCC2; .NET CLR 2.0.50727; .NET CLR 3.5.30729; .NET CLR 3.0.30729; Media Center PC 6.0; InfoPath.3; .NET4.0C; Tablet PC 2.0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Trident/5.0; SLCC2; .NET CLR 2.0.50727; .NET CLR 3.5.30729; .NET CLR 3.0.30729; Media Center PC 6.0; InfoPath.3; .NET4.0C; Tablet PC 2.0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6px</text:p>
          </table:table-cell>
          <table:table-cell office:value-type="float" office:value="333333">
            <text:p>333333</text:p>
          </table:table-cell>
          <table:table-cell office:value-type="float" office:value="25">
            <text:p>25</text:p>
          </table:table-cell>
          <table:table-cell office:value-type="float" office:value="333333">
            <text:p>333333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6666">
            <text:p>666666</text:p>
          </table:table-cell>
          <table:table-cell office:value-type="string">
            <text:p>ffffff</text:p>
          </table:table-cell>
          <table:table-cell office:value-type="string">
            <text:p>cccccc</text:p>
          </table:table-cell>
          <table:table-cell office:value-type="float" office:value="555555">
            <text:p>555555</text:p>
          </table:table-cell>
          <table:table-cell office:value-type="float" office:value="20">
            <text:p>20</text:p>
          </table:table-cell>
          <table:table-cell office:value-type="float" office:value="666666">
            <text:p>666666</text:p>
          </table:table-cell>
          <table:table-cell office:value-type="string">
            <text:p>eeeeee</text:p>
          </table:table-cell>
          <table:table-cell office:value-type="string">
            <text:p>cccccc</text:p>
          </table:table-cell>
          <table:table-cell office:value-type="string">
            <text:p>0078a3</text:p>
          </table:table-cell>
          <table:table-cell office:value-type="float" office:value="40">
            <text:p>40</text:p>
          </table:table-cell>
          <table:table-cell office:value-type="string">
            <text:p>59b4d4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58400</text:p>
          </table:table-cell>
          <table:table-cell office:value-type="float" office:value="30">
            <text:p>30</text:p>
          </table:table-cell>
          <table:table-cell office:value-type="string">
            <text:p>ffaf0f</text:p>
          </table:table-cell>
          <table:table-cell office:value-type="string">
            <text:p>ffffff</text:p>
          </table:table-cell>
          <table:table-cell office:value-type="float" office:value="222222">
            <text:p>222222</text:p>
          </table:table-cell>
          <table:table-cell office:value-type="string">
            <text:p>eeeeee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string">
            <text:p>2e7db2</text:p>
          </table:table-cell>
          <table:table-cell office:value-type="string">
            <text:p>4b8e0b</text:p>
          </table:table-cell>
          <table:table-cell office:value-type="string">
            <text:p>ffc73d</text:p>
          </table:table-cell>
          <table:table-cell office:value-type="float" office:value="40">
            <text:p>40</text:p>
          </table:table-cell>
          <table:table-cell office:value-type="string">
            <text:p>ffb73d</text:p>
          </table:table-cell>
          <table:table-cell office:value-type="float" office:value="111111">
            <text:p>111111</text:p>
          </table:table-cell>
          <table:table-cell office:value-type="string">
            <text:p>a8330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49">
            <text:p>1149</text:p>
          </table:table-cell>
          <table:table-cell office:value-type="float" office:value="1.24721912892465">
            <text:p>1.2472191289</text:p>
          </table:table-cell>
          <table:table-cell office:value-type="float" office:value="53.8578375602536">
            <text:p>53.8578375603</text:p>
          </table:table-cell>
          <table:table-cell office:value-type="float" office:value="246">
            <text:p>246</text:p>
          </table:table-cell>
          <table:table-cell office:value-type="float" office:value="0.6">
            <text:p>0.6</text:p>
          </table:table-cell>
          <table:table-cell office:value-type="float" office:value="5">
            <text:p>5</text:p>
          </table:table-cell>
          <table:table-cell office:value-type="float" office:value="1951">
            <text:p>1951</text:p>
          </table:table-cell>
          <table:table-cell office:value-type="float" office:value="1.24721912892465">
            <text:p>1.2472191289</text:p>
          </table:table-cell>
          <table:table-cell office:value-type="float" office:value="494.920195587127">
            <text:p>494.9201955871</text:p>
          </table:table-cell>
          <table:table-cell office:value-type="float" office:value="197">
            <text:p>197</text:p>
          </table:table-cell>
          <table:table-cell office:value-type="float" office:value="0.6">
            <text:p>0.6</text:p>
          </table:table-cell>
          <table:table-cell office:value-type="float" office:value="5">
            <text:p>5</text:p>
          </table:table-cell>
          <table:table-cell office:value-type="float" office:value="2070">
            <text:p>2070</text:p>
          </table:table-cell>
          <table:table-cell office:value-type="float" office:value="0.471404520791032">
            <text:p>0.4714045208</text:p>
          </table:table-cell>
          <table:table-cell office:value-type="float" office:value="241.981174658048">
            <text:p>241.981174658</text:p>
          </table:table-cell>
          <table:table-cell office:value-type="float" office:value="164">
            <text:p>164</text:p>
          </table:table-cell>
          <table:table-cell office:value-type="float" office:value="0.4">
            <text:p>0.4</text:p>
          </table:table-cell>
          <table:table-cell office:value-type="float" office:value="6">
            <text:p>6</text:p>
          </table:table-cell>
          <table:table-cell office:value-type="float" office:value="2681">
            <text:p>2681</text:p>
          </table:table-cell>
          <table:table-cell office:value-type="float" office:value="0.5">
            <text:p>0.5</text:p>
          </table:table-cell>
          <table:table-cell office:value-type="float" office:value="1136.5">
            <text:p>1136.5</text:p>
          </table:table-cell>
          <table:table-cell office:value-type="float" office:value="140">
            <text:p>140</text:p>
          </table:table-cell>
          <table:table-cell office:value-type="float" office:value="22008">
            <text:p>2200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296">
            <text:p>1296</text:p>
          </table:table-cell>
          <table:table-cell office:value-type="float" office:value="6738.66666666667">
            <text:p>6738.6666666667</text:p>
          </table:table-cell>
          <table:table-cell office:value-type="float" office:value="82.0893821798329">
            <text:p>82.089382179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669.33333333333">
            <text:p>1669.3333333333</text:p>
          </table:table-cell>
          <table:table-cell office:value-type="float" office:value="13110.2222222222">
            <text:p>13110.2222222222</text:p>
          </table:table-cell>
          <table:table-cell office:value-type="float" office:value="114.499878699596">
            <text:p>114.4998786996</text:p>
          </table:table-cell>
          <table:table-cell office:value-type="float" office:value="21755">
            <text:p>21755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870">
            <text:p>1870</text:p>
          </table:table-cell>
          <table:table-cell office:value-type="float" office:value="37544.6666666667">
            <text:p>37544.6666666667</text:p>
          </table:table-cell>
          <table:table-cell office:value-type="float" office:value="193.764461825864">
            <text:p>193.7644618259</text:p>
          </table:table-cell>
          <table:table-cell office:value-type="float" office:value="47989">
            <text:p>4798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607">
            <text:p>5607</text:p>
          </table:table-cell>
          <table:table-cell office:value-type="float" office:value="7695624.66666667">
            <text:p>7695624.66666667</text:p>
          </table:table-cell>
          <table:table-cell office:value-type="float" office:value="2774.09889273376">
            <text:p>2774.098892733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999.66666666667">
            <text:p>5999.6666666667</text:p>
          </table:table-cell>
          <table:table-cell office:value-type="float" office:value="6756838.22222222">
            <text:p>6756838.22222222</text:p>
          </table:table-cell>
          <table:table-cell office:value-type="float" office:value="2599.39189469811">
            <text:p>2599.3918946981</text:p>
          </table:table-cell>
          <table:table-cell table:number-columns-repeated="28"/>
        </table:table-row>
        <table:table-row table:style-name="ro2">
          <table:table-cell office:value-type="string">
            <text:p>UT-17</text:p>
          </table:table-cell>
          <table:table-cell office:value-type="string">
            <text:p>s1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default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UI darkness</text:p>
          </table:table-cell>
          <table:table-cell/>
          <table:table-cell office:value-type="float" office:value="94">
            <text:p>94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4.0 (compatible; MSIE 8.0; Windows NT 6.1; Trident/4.0; GTB7.4; SLCC2; .NET CLR 2.0.50727; .NET CLR 3.5.30729; .NET CLR 3.0.30729; Media Center PC 6.0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4.0 (compatible; MSIE 8.0; Windows NT 6.1; Trident/4.0; GTB7.4; SLCC2; .NET CLR 2.0.50727; .NET CLR 3.5.30729; .NET CLR 3.0.30729; Media Center PC 6.0; .NET4.0C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6px</text:p>
          </table:table-cell>
          <table:table-cell office:value-type="float" office:value="333333">
            <text:p>333333</text:p>
          </table:table-cell>
          <table:table-cell office:value-type="float" office:value="25">
            <text:p>25</text:p>
          </table:table-cell>
          <table:table-cell office:value-type="float" office:value="333333">
            <text:p>333333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6666">
            <text:p>666666</text:p>
          </table:table-cell>
          <table:table-cell office:value-type="string">
            <text:p>ffffff</text:p>
          </table:table-cell>
          <table:table-cell office:value-type="string">
            <text:p>cccccc</text:p>
          </table:table-cell>
          <table:table-cell office:value-type="float" office:value="555555">
            <text:p>555555</text:p>
          </table:table-cell>
          <table:table-cell office:value-type="float" office:value="20">
            <text:p>20</text:p>
          </table:table-cell>
          <table:table-cell office:value-type="float" office:value="666666">
            <text:p>666666</text:p>
          </table:table-cell>
          <table:table-cell office:value-type="string">
            <text:p>eeeeee</text:p>
          </table:table-cell>
          <table:table-cell office:value-type="string">
            <text:p>cccccc</text:p>
          </table:table-cell>
          <table:table-cell office:value-type="string">
            <text:p>0078a3</text:p>
          </table:table-cell>
          <table:table-cell office:value-type="float" office:value="40">
            <text:p>40</text:p>
          </table:table-cell>
          <table:table-cell office:value-type="string">
            <text:p>59b4d4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58400</text:p>
          </table:table-cell>
          <table:table-cell office:value-type="float" office:value="30">
            <text:p>30</text:p>
          </table:table-cell>
          <table:table-cell office:value-type="string">
            <text:p>ffaf0f</text:p>
          </table:table-cell>
          <table:table-cell office:value-type="string">
            <text:p>ffffff</text:p>
          </table:table-cell>
          <table:table-cell office:value-type="float" office:value="222222">
            <text:p>222222</text:p>
          </table:table-cell>
          <table:table-cell office:value-type="string">
            <text:p>eeeeee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string">
            <text:p>2e7db2</text:p>
          </table:table-cell>
          <table:table-cell office:value-type="string">
            <text:p>4b8e0b</text:p>
          </table:table-cell>
          <table:table-cell office:value-type="string">
            <text:p>ffc73d</text:p>
          </table:table-cell>
          <table:table-cell office:value-type="float" office:value="40">
            <text:p>40</text:p>
          </table:table-cell>
          <table:table-cell office:value-type="string">
            <text:p>ffb73d</text:p>
          </table:table-cell>
          <table:table-cell office:value-type="float" office:value="111111">
            <text:p>111111</text:p>
          </table:table-cell>
          <table:table-cell office:value-type="string">
            <text:p>a8330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1131">
            <text:p>1131</text:p>
          </table:table-cell>
          <table:table-cell office:value-type="float" office:value="4.78423336480244">
            <text:p>4.7842333648</text:p>
          </table:table-cell>
          <table:table-cell office:value-type="float" office:value="200.915128571466">
            <text:p>200.9151285715</text:p>
          </table:table-cell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804">
            <text:p>804</text:p>
          </table:table-cell>
          <table:table-cell office:value-type="float" office:value="2.94392028877595">
            <text:p>2.9439202888</text:p>
          </table:table-cell>
          <table:table-cell office:value-type="float" office:value="94.3716058992322">
            <text:p>94.3716058992</text:p>
          </table:table-cell>
          <table:table-cell office:value-type="float" office:value="189">
            <text:p>189</text:p>
          </table:table-cell>
          <table:table-cell office:value-type="float" office:value="0.6">
            <text:p>0.6</text:p>
          </table:table-cell>
          <table:table-cell office:value-type="float" office:value="60">
            <text:p>60</text:p>
          </table:table-cell>
          <table:table-cell office:value-type="float" office:value="1010">
            <text:p>1010</text:p>
          </table:table-cell>
          <table:table-cell office:value-type="float" office:value="10.2089285540757">
            <text:p>10.2089285541</text:p>
          </table:table-cell>
          <table:table-cell office:value-type="float" office:value="393.753165772106">
            <text:p>393.7531657721</text:p>
          </table:table-cell>
          <table:table-cell office:value-type="float" office:value="157">
            <text:p>157</text:p>
          </table:table-cell>
          <table:table-cell office:value-type="float" office:value="0.6">
            <text:p>0.6</text:p>
          </table:table-cell>
          <table:table-cell office:value-type="float" office:value="63">
            <text:p>63</text:p>
          </table:table-cell>
          <table:table-cell office:value-type="float" office:value="2180">
            <text:p>2180</text:p>
          </table:table-cell>
          <table:table-cell office:value-type="float" office:value="12.8322510366134">
            <text:p>12.8322510366</text:p>
          </table:table-cell>
          <table:table-cell office:value-type="float" office:value="646.75721015609">
            <text:p>646.7572101561</text:p>
          </table:table-cell>
          <table:table-cell office:value-type="float" office:value="135">
            <text:p>135</text:p>
          </table:table-cell>
          <table:table-cell table:number-columns-repeated="13"/>
          <table:table-cell office:value-type="float" office:value="32333">
            <text:p>32333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2860">
            <text:p>2860</text:p>
          </table:table-cell>
          <table:table-cell office:value-type="float" office:value="124722.666666667">
            <text:p>124722.666666667</text:p>
          </table:table-cell>
          <table:table-cell office:value-type="float" office:value="353.160964245295">
            <text:p>353.1609642453</text:p>
          </table:table-cell>
          <table:table-cell office:value-type="float" office:value="33730">
            <text:p>33730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335">
            <text:p>2335</text:p>
          </table:table-cell>
          <table:table-cell office:value-type="float" office:value="63848.6666666667">
            <text:p>63848.6666666667</text:p>
          </table:table-cell>
          <table:table-cell office:value-type="float" office:value="252.682937031108">
            <text:p>252.682937031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970">
            <text:p>2970</text:p>
          </table:table-cell>
          <table:table-cell office:value-type="float" office:value="822816.666666667">
            <text:p>822816.666666667</text:p>
          </table:table-cell>
          <table:table-cell office:value-type="float" office:value="907.092424544857">
            <text:p>907.0924245449</text:p>
          </table:table-cell>
          <table:table-cell office:value-type="float" office:value="0.895833333333333">
            <text:p>0.8958333333</text:p>
          </table:table-cell>
          <table:table-cell office:value-type="float" office:value="2143">
            <text:p>2143</text:p>
          </table:table-cell>
          <table:table-cell office:value-type="float" office:value="950">
            <text:p>950</text:p>
          </table:table-cell>
          <table:table-cell/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1038">
            <text:p>1038</text:p>
          </table:table-cell>
          <table:table-cell office:value-type="float" office:value="13.1402688962847">
            <text:p>13.1402688963</text:p>
          </table:table-cell>
          <table:table-cell office:value-type="float" office:value="87.3040663428686">
            <text:p>87.3040663429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1898">
            <text:p>1898</text:p>
          </table:table-cell>
          <table:table-cell office:value-type="float" office:value="8.65383665716478">
            <text:p>8.6538366572</text:p>
          </table:table-cell>
          <table:table-cell office:value-type="float" office:value="301.781746005656">
            <text:p>301.7817460057</text:p>
          </table:table-cell>
          <table:table-cell office:value-type="float" office:value="105">
            <text:p>105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1777">
            <text:p>1777</text:p>
          </table:table-cell>
          <table:table-cell office:value-type="float" office:value="24.1557446583623">
            <text:p>24.1557446584</text:p>
          </table:table-cell>
          <table:table-cell office:value-type="float" office:value="568.032734532087">
            <text:p>568.0327345321</text:p>
          </table:table-cell>
          <table:table-cell office:value-type="float" office:value="94">
            <text:p>94</text:p>
          </table:table-cell>
          <table:table-cell table:number-columns-repeated="6"/>
        </table:table-row>
        <table:table-row table:style-name="ro1">
          <table:table-cell office:value-type="string">
            <text:p>UT-18</text:p>
          </table:table-cell>
          <table:table-cell office:value-type="string">
            <text:p>s5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default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UI darkness</text:p>
          </table:table-cell>
          <table:table-cell/>
          <table:table-cell office:value-type="float" office:value="239">
            <text:p>239</text:p>
          </table:table-cell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Windows NT 6.1; WOW64) AppleWebKit/537.11 (KHTML, like Gecko) Chrome/23.0.1271.64 Safari/537.11</text:p>
          </table:table-cell>
          <table:table-cell office:value-type="string">
            <text:p>de</text:p>
          </table:table-cell>
          <table:table-cell office:value-type="string">
            <text:p>Win32</text:p>
          </table:table-cell>
          <table:table-cell office:value-type="string">
            <text:p>Gecko</text:p>
          </table:table-cell>
          <table:table-cell office:value-type="string">
            <text:p>Mozilla/5.0 (Windows NT 6.1; WOW64) AppleWebKit/537.11 (KHTML, like Gecko) Chrome/23.0.1271.64 Safari/537.11</text:p>
          </table:table-cell>
          <table:table-cell office:value-type="string">
            <text:p>Google Inc.</text:p>
          </table:table-cell>
          <table:table-cell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6px</text:p>
          </table:table-cell>
          <table:table-cell office:value-type="float" office:value="333333">
            <text:p>333333</text:p>
          </table:table-cell>
          <table:table-cell office:value-type="float" office:value="25">
            <text:p>25</text:p>
          </table:table-cell>
          <table:table-cell office:value-type="float" office:value="333333">
            <text:p>333333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6666">
            <text:p>666666</text:p>
          </table:table-cell>
          <table:table-cell office:value-type="string">
            <text:p>ffffff</text:p>
          </table:table-cell>
          <table:table-cell office:value-type="string">
            <text:p>cccccc</text:p>
          </table:table-cell>
          <table:table-cell office:value-type="float" office:value="555555">
            <text:p>555555</text:p>
          </table:table-cell>
          <table:table-cell office:value-type="float" office:value="20">
            <text:p>20</text:p>
          </table:table-cell>
          <table:table-cell office:value-type="float" office:value="666666">
            <text:p>666666</text:p>
          </table:table-cell>
          <table:table-cell office:value-type="string">
            <text:p>eeeeee</text:p>
          </table:table-cell>
          <table:table-cell office:value-type="string">
            <text:p>cccccc</text:p>
          </table:table-cell>
          <table:table-cell office:value-type="string">
            <text:p>0078a3</text:p>
          </table:table-cell>
          <table:table-cell office:value-type="float" office:value="40">
            <text:p>40</text:p>
          </table:table-cell>
          <table:table-cell office:value-type="string">
            <text:p>59b4d4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58400</text:p>
          </table:table-cell>
          <table:table-cell office:value-type="float" office:value="30">
            <text:p>30</text:p>
          </table:table-cell>
          <table:table-cell office:value-type="string">
            <text:p>ffaf0f</text:p>
          </table:table-cell>
          <table:table-cell office:value-type="string">
            <text:p>ffffff</text:p>
          </table:table-cell>
          <table:table-cell office:value-type="float" office:value="222222">
            <text:p>222222</text:p>
          </table:table-cell>
          <table:table-cell office:value-type="string">
            <text:p>eeeeee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string">
            <text:p>2e7db2</text:p>
          </table:table-cell>
          <table:table-cell office:value-type="string">
            <text:p>4b8e0b</text:p>
          </table:table-cell>
          <table:table-cell office:value-type="string">
            <text:p>ffc73d</text:p>
          </table:table-cell>
          <table:table-cell office:value-type="float" office:value="40">
            <text:p>40</text:p>
          </table:table-cell>
          <table:table-cell office:value-type="string">
            <text:p>ffb73d</text:p>
          </table:table-cell>
          <table:table-cell office:value-type="float" office:value="111111">
            <text:p>111111</text:p>
          </table:table-cell>
          <table:table-cell office:value-type="string">
            <text:p>a8330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48">
            <text:p>848</text:p>
          </table:table-cell>
          <table:table-cell office:value-type="float" office:value="7.07106781186548">
            <text:p>7.0710678119</text:p>
          </table:table-cell>
          <table:table-cell office:value-type="float" office:value="44.6392950959877">
            <text:p>44.639295096</text:p>
          </table:table-cell>
          <table:table-cell office:value-type="float" office:value="239">
            <text:p>239</text:p>
          </table:table-cell>
          <table:table-cell office:value-type="float" office:value="0.4">
            <text:p>0.4</text:p>
          </table:table-cell>
          <table:table-cell office:value-type="float" office:value="8">
            <text:p>8</text:p>
          </table:table-cell>
          <table:table-cell office:value-type="float" office:value="1163">
            <text:p>1163</text:p>
          </table:table-cell>
          <table:table-cell office:value-type="float" office:value="7.5">
            <text:p>7.5</text:p>
          </table:table-cell>
          <table:table-cell office:value-type="float" office:value="382.5">
            <text:p>382.5</text:p>
          </table:table-cell>
          <table:table-cell office:value-type="float" office:value="199">
            <text:p>199</text:p>
          </table:table-cell>
          <table:table-cell table:number-columns-repeated="12"/>
          <table:table-cell office:value-type="float" office:value="20648">
            <text:p>2064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444.33333333333">
            <text:p>1444.3333333333</text:p>
          </table:table-cell>
          <table:table-cell office:value-type="float" office:value="98317.5555555556">
            <text:p>98317.5555555556</text:p>
          </table:table-cell>
          <table:table-cell office:value-type="float" office:value="313.556303645064">
            <text:p>313.556303645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463.33333333333">
            <text:p>1463.3333333333</text:p>
          </table:table-cell>
          <table:table-cell office:value-type="float" office:value="57984.8888888889">
            <text:p>57984.8888888889</text:p>
          </table:table-cell>
          <table:table-cell office:value-type="float" office:value="240.800516795311">
            <text:p>240.8005167953</text:p>
          </table:table-cell>
          <table:table-cell office:value-type="float" office:value="19950">
            <text:p>1995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993.66666666667">
            <text:p>1993.6666666667</text:p>
          </table:table-cell>
          <table:table-cell office:value-type="float" office:value="66187.5555555556">
            <text:p>66187.5555555556</text:p>
          </table:table-cell>
          <table:table-cell office:value-type="float" office:value="257.269422115329">
            <text:p>257.2694221153</text:p>
          </table:table-cell>
          <table:table-cell office:value-type="float" office:value="31728">
            <text:p>3172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039.33333333333">
            <text:p>3039.3333333333</text:p>
          </table:table-cell>
          <table:table-cell office:value-type="float" office:value="142521.555555556">
            <text:p>142521.555555556</text:p>
          </table:table-cell>
          <table:table-cell office:value-type="float" office:value="377.520271714719">
            <text:p>377.520271714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633">
            <text:p>3633</text:p>
          </table:table-cell>
          <table:table-cell office:value-type="float" office:value="287462">
            <text:p>287462</text:p>
          </table:table-cell>
          <table:table-cell office:value-type="float" office:value="536.154828384488">
            <text:p>536.1548283845</text:p>
          </table:table-cell>
          <table:table-cell office:value-type="float" office:value="0.75">
            <text:p>0.75</text:p>
          </table:table-cell>
          <table:table-cell office:value-type="float" office:value="1706">
            <text:p>1706</text:p>
          </table:table-cell>
          <table:table-cell office:value-type="float" office:value="1198">
            <text:p>1198</text:p>
          </table:table-cell>
          <table:table-cell table:number-columns-repeated="25"/>
        </table:table-row>
        <table:table-row table:style-name="ro1">
          <table:table-cell office:value-type="string">
            <text:p>UT-19</text:p>
          </table:table-cell>
          <table:table-cell office:value-type="string">
            <text:p>s5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number-columns-repeated="2" table:style-name="ce1" office:value-type="string">
            <text:p>true</text:p>
          </table:table-cell>
          <table:table-cell/>
          <table:table-cell office:value-type="string">
            <text:p>Sunny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Trident/5.0; SLCC2; .NET CLR 2.0.50727; .NET CLR 3.5.30729; .NET CLR 3.0.30729; Media Center PC 6.0; InfoPath.3; .NET4.0C; Tablet PC 2.0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Trident/5.0; SLCC2; .NET CLR 2.0.50727; .NET CLR 3.5.30729; .NET CLR 3.0.30729; Media Center PC 6.0; InfoPath.3; .NET4.0C; Tablet PC 2.0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8px</text:p>
          </table:table-cell>
          <table:table-cell office:value-type="float" office:value="817865">
            <text:p>817865</text:p>
          </table:table-cell>
          <table:table-cell office:value-type="float" office:value="45">
            <text:p>45</text:p>
          </table:table-cell>
          <table:table-cell office:value-type="float" office:value="494437">
            <text:p>494437</text:p>
          </table:table-cell>
          <table:table-cell office:value-type="string">
            <text:p>ffffff</text:p>
          </table:table-cell>
          <table:table-cell office:value-type="string">
            <text:p>fadc7a</text:p>
          </table:table-cell>
          <table:table-cell office:value-type="string">
            <text:p>feeebd</text:p>
          </table:table-cell>
          <table:table-cell office:value-type="float" office:value="100">
            <text:p>100</text:p>
          </table:table-cell>
          <table:table-cell office:value-type="string">
            <text:p>8e846b</text:p>
          </table:table-cell>
          <table:table-cell office:value-type="float" office:value="383838">
            <text:p>383838</text:p>
          </table:table-cell>
          <table:table-cell office:value-type="string">
            <text:p>d19405</text:p>
          </table:table-cell>
          <table:table-cell office:value-type="string">
            <text:p>fece2f</text:p>
          </table:table-cell>
          <table:table-cell office:value-type="float" office:value="60">
            <text:p>60</text:p>
          </table:table-cell>
          <table:table-cell office:value-type="string">
            <text:p>d19405</text:p>
          </table:table-cell>
          <table:table-cell office:value-type="string">
            <text:p>4c3000</text:p>
          </table:table-cell>
          <table:table-cell office:value-type="string">
            <text:p>3d3d3d</text:p>
          </table:table-cell>
          <table:table-cell office:value-type="string">
            <text:p>ffdd57</text:p>
          </table:table-cell>
          <table:table-cell office:value-type="float" office:value="70">
            <text:p>70</text:p>
          </table:table-cell>
          <table:table-cell office:value-type="string">
            <text:p>a45b13</text:p>
          </table:table-cell>
          <table:table-cell office:value-type="string">
            <text:p>381f00</text:p>
          </table:table-cell>
          <table:table-cell office:value-type="string">
            <text:p>bd7b00</text:p>
          </table:table-cell>
          <table:table-cell office:value-type="string">
            <text:p>ffffff</text:p>
          </table:table-cell>
          <table:table-cell office:value-type="float" office:value="30">
            <text:p>30</text:p>
          </table:table-cell>
          <table:table-cell office:value-type="string">
            <text:p>655e4e</text:p>
          </table:table-cell>
          <table:table-cell office:value-type="string">
            <text:p>0074c7</text:p>
          </table:table-cell>
          <table:table-cell office:value-type="string">
            <text:p>eb990f</text:p>
          </table:table-cell>
          <table:table-cell office:value-type="string">
            <text:p>fff9e5</text:p>
          </table:table-cell>
          <table:table-cell office:value-type="float" office:value="90">
            <text:p>90</text:p>
          </table:table-cell>
          <table:table-cell office:value-type="string">
            <text:p>eeb420</text:p>
          </table:table-cell>
          <table:table-cell office:value-type="string">
            <text:p>1f1f1f</text:p>
          </table:table-cell>
          <table:table-cell office:value-type="string">
            <text:p>ed9f26</text:p>
          </table:table-cell>
          <table:table-cell office:value-type="string">
            <text:p>d34d17</text:p>
          </table:table-cell>
          <table:table-cell office:value-type="float" office:value="20">
            <text:p>20</text:p>
          </table:table-cell>
          <table:table-cell office:value-type="string">
            <text:p>ffb73d</text:p>
          </table:table-cell>
          <table:table-cell office:value-type="string">
            <text:p>ffffff</text:p>
          </table:table-cell>
          <table:table-cell office:value-type="string">
            <text:p>ffe18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office:value-type="float" office:value="7">
            <text:p>7</text:p>
          </table:table-cell>
          <table:table-cell office:value-type="float" office:value="0.8">
            <text:p>0.8</text:p>
          </table:table-cell>
          <table:table-cell office:value-type="float" office:value="5">
            <text:p>5</text:p>
          </table:table-cell>
          <table:table-cell office:value-type="float" office:value="3701">
            <text:p>3701</text:p>
          </table:table-cell>
          <table:table-cell office:value-type="float" office:value="1.4142135623731">
            <text:p>1.4142135624</text:p>
          </table:table-cell>
          <table:table-cell office:value-type="float" office:value="915.080426793186">
            <text:p>915.0804267932</text:p>
          </table:table-cell>
          <table:table-cell office:value-type="float" office:value="246">
            <text:p>246</text:p>
          </table:table-cell>
          <table:table-cell office:value-type="float" office:value="0.8">
            <text:p>0.8</text:p>
          </table:table-cell>
          <table:table-cell office:value-type="float" office:value="76">
            <text:p>76</text:p>
          </table:table-cell>
          <table:table-cell office:value-type="float" office:value="8490">
            <text:p>8490</text:p>
          </table:table-cell>
          <table:table-cell office:value-type="float" office:value="70.89913610193">
            <text:p>70.8991361019</text:p>
          </table:table-cell>
          <table:table-cell office:value-type="float" office:value="2889.06034680828">
            <text:p>2889.0603468083</text:p>
          </table:table-cell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639">
            <text:p>3639</text:p>
          </table:table-cell>
          <table:table-cell office:value-type="float" office:value="0.471404520791032">
            <text:p>0.4714045208</text:p>
          </table:table-cell>
          <table:table-cell office:value-type="float" office:value="959.585442898246">
            <text:p>959.5854428982</text:p>
          </table:table-cell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157">
            <text:p>4157</text:p>
          </table:table-cell>
          <table:table-cell office:value-type="float" office:value="0.471404520791032">
            <text:p>0.4714045208</text:p>
          </table:table-cell>
          <table:table-cell office:value-type="float" office:value="760.302279067711">
            <text:p>760.3022790677</text:p>
          </table:table-cell>
          <table:table-cell office:value-type="float" office:value="140">
            <text:p>140</text:p>
          </table:table-cell>
          <table:table-cell office:value-type="float" office:value="42572">
            <text:p>4257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140.33333333333">
            <text:p>4140.3333333333</text:p>
          </table:table-cell>
          <table:table-cell office:value-type="float" office:value="811338.888888889">
            <text:p>811338.888888889</text:p>
          </table:table-cell>
          <table:table-cell office:value-type="float" office:value="900.743520037135">
            <text:p>900.743520037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570">
            <text:p>5570</text:p>
          </table:table-cell>
          <table:table-cell office:value-type="float" office:value="561272.666666667">
            <text:p>561272.666666667</text:p>
          </table:table-cell>
          <table:table-cell office:value-type="float" office:value="749.181330965119">
            <text:p>749.1813309651</text:p>
          </table:table-cell>
          <table:table-cell office:value-type="float" office:value="31804">
            <text:p>31804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4034.33333333333">
            <text:p>4034.3333333333</text:p>
          </table:table-cell>
          <table:table-cell office:value-type="float" office:value="29194.8888888889">
            <text:p>29194.8888888889</text:p>
          </table:table-cell>
          <table:table-cell office:value-type="float" office:value="170.865118994161">
            <text:p>170.8651189942</text:p>
          </table:table-cell>
          <table:table-cell office:value-type="float" office:value="55918">
            <text:p>559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9306.66666666667">
            <text:p>9306.6666666667</text:p>
          </table:table-cell>
          <table:table-cell office:value-type="float" office:value="32181933.5555556">
            <text:p>32181933.5555556</text:p>
          </table:table-cell>
          <table:table-cell office:value-type="float" office:value="5672.9122640453">
            <text:p>5672.912264045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768.66666666667">
            <text:p>4768.6666666667</text:p>
          </table:table-cell>
          <table:table-cell office:value-type="float" office:value="1267988.22222222">
            <text:p>1267988.22222222</text:p>
          </table:table-cell>
          <table:table-cell office:value-type="float" office:value="1126.04983114524">
            <text:p>1126.0498311452</text:p>
          </table:table-cell>
          <table:table-cell office:value-type="float" office:value="1">
            <text:p>1</text:p>
          </table:table-cell>
          <table:table-cell office:value-type="float" office:value="1920">
            <text:p>1920</text:p>
          </table:table-cell>
          <table:table-cell office:value-type="float" office:value="1119">
            <text:p>1119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355">
            <text:p>3355</text:p>
          </table:table-cell>
          <table:table-cell office:value-type="float" office:value="0.471404520791032">
            <text:p>0.4714045208</text:p>
          </table:table-cell>
          <table:table-cell office:value-type="float" office:value="696.07199499924">
            <text:p>696.0719949992</text:p>
          </table:table-cell>
          <table:table-cell office:value-type="float" office:value="123">
            <text:p>123</text:p>
          </table:table-cell>
          <table:table-cell office:value-type="float" office:value="0.8">
            <text:p>0.8</text:p>
          </table:table-cell>
          <table:table-cell office:value-type="float" office:value="5">
            <text:p>5</text:p>
          </table:table-cell>
          <table:table-cell office:value-type="float" office:value="3736">
            <text:p>3736</text:p>
          </table:table-cell>
          <table:table-cell office:value-type="float" office:value="1.29903810567666">
            <text:p>1.2990381057</text:p>
          </table:table-cell>
          <table:table-cell office:value-type="float" office:value="993.500471816697">
            <text:p>993.5004718167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831">
            <text:p>3831</text:p>
          </table:table-cell>
          <table:table-cell office:value-type="float" office:value="0.471404520791032">
            <text:p>0.4714045208</text:p>
          </table:table-cell>
          <table:table-cell office:value-type="float" office:value="438.854822869199">
            <text:p>438.8548228692</text:p>
          </table:table-cell>
          <table:table-cell office:value-type="float" office:value="98">
            <text:p>98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UT-2</text:p>
          </table:table-cell>
          <table:table-cell office:value-type="string">
            <text:p>s1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UI darkness</text:p>
          </table:table-cell>
          <table:table-cell office:value-type="string">
            <text:p>2012-10-29T13:46:39.091Z</text:p>
          </table:table-cell>
          <table:table-cell office:value-type="float" office:value="96">
            <text:p>96</text:p>
          </table:table-cell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X11; Linux x86_64) AppleWebKit/537.11 (KHTML, like Gecko) Chrome/23.0.1271.40 Safari/537.11</text:p>
          </table:table-cell>
          <table:table-cell office:value-type="string">
            <text:p>en-US</text:p>
          </table:table-cell>
          <table:table-cell office:value-type="string">
            <text:p>Linux x86_64</text:p>
          </table:table-cell>
          <table:table-cell office:value-type="string">
            <text:p>Gecko</text:p>
          </table:table-cell>
          <table:table-cell office:value-type="string">
            <text:p>Mozilla/5.0 (X11; Linux x86_64) AppleWebKit/537.11 (KHTML, like Gecko) Chrome/23.0.1271.40 Safari/537.11</text:p>
          </table:table-cell>
          <table:table-cell office:value-type="string">
            <text:p>Google Inc.</text:p>
          </table:table-cell>
          <table:table-cell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6px</text:p>
          </table:table-cell>
          <table:table-cell office:value-type="float" office:value="333333">
            <text:p>333333</text:p>
          </table:table-cell>
          <table:table-cell office:value-type="float" office:value="25">
            <text:p>25</text:p>
          </table:table-cell>
          <table:table-cell office:value-type="float" office:value="333333">
            <text:p>333333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6666">
            <text:p>666666</text:p>
          </table:table-cell>
          <table:table-cell office:value-type="string">
            <text:p>ffffff</text:p>
          </table:table-cell>
          <table:table-cell office:value-type="string">
            <text:p>cccccc</text:p>
          </table:table-cell>
          <table:table-cell office:value-type="float" office:value="555555">
            <text:p>555555</text:p>
          </table:table-cell>
          <table:table-cell office:value-type="float" office:value="20">
            <text:p>20</text:p>
          </table:table-cell>
          <table:table-cell office:value-type="float" office:value="666666">
            <text:p>666666</text:p>
          </table:table-cell>
          <table:table-cell office:value-type="string">
            <text:p>eeeeee</text:p>
          </table:table-cell>
          <table:table-cell office:value-type="string">
            <text:p>cccccc</text:p>
          </table:table-cell>
          <table:table-cell office:value-type="string">
            <text:p>0078a3</text:p>
          </table:table-cell>
          <table:table-cell office:value-type="float" office:value="40">
            <text:p>40</text:p>
          </table:table-cell>
          <table:table-cell office:value-type="string">
            <text:p>59b4d4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58400</text:p>
          </table:table-cell>
          <table:table-cell office:value-type="float" office:value="30">
            <text:p>30</text:p>
          </table:table-cell>
          <table:table-cell office:value-type="string">
            <text:p>ffaf0f</text:p>
          </table:table-cell>
          <table:table-cell office:value-type="string">
            <text:p>ffffff</text:p>
          </table:table-cell>
          <table:table-cell office:value-type="float" office:value="222222">
            <text:p>222222</text:p>
          </table:table-cell>
          <table:table-cell office:value-type="string">
            <text:p>eeeeee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string">
            <text:p>2e7db2</text:p>
          </table:table-cell>
          <table:table-cell office:value-type="string">
            <text:p>4b8e0b</text:p>
          </table:table-cell>
          <table:table-cell office:value-type="string">
            <text:p>ffc73d</text:p>
          </table:table-cell>
          <table:table-cell office:value-type="float" office:value="40">
            <text:p>40</text:p>
          </table:table-cell>
          <table:table-cell office:value-type="string">
            <text:p>ffb73d</text:p>
          </table:table-cell>
          <table:table-cell office:value-type="float" office:value="111111">
            <text:p>111111</text:p>
          </table:table-cell>
          <table:table-cell office:value-type="string">
            <text:p>a8330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office:value-type="float" office:value="6">
            <text:p>6</text:p>
          </table:table-cell>
          <table:table-cell office:value-type="float" office:value="0.6">
            <text:p>0.6</text:p>
          </table:table-cell>
          <table:table-cell office:value-type="float" office:value="97">
            <text:p>97</text:p>
          </table:table-cell>
          <table:table-cell office:value-type="float" office:value="825">
            <text:p>825</text:p>
          </table:table-cell>
          <table:table-cell table:number-columns-repeated="2"/>
          <table:table-cell office:value-type="float" office:value="242">
            <text:p>242</text:p>
          </table:table-cell>
          <table:table-cell table:number-columns-repeated="5"/>
          <table:table-cell office:value-type="float" office:value="161">
            <text:p>161</text:p>
          </table:table-cell>
          <table:table-cell office:value-type="float" office:value="0.2">
            <text:p>0.2</text:p>
          </table:table-cell>
          <table:table-cell table:number-columns-repeated="4"/>
          <table:table-cell office:value-type="float" office:value="138">
            <text:p>138</text:p>
          </table:table-cell>
          <table:table-cell table:number-columns-repeated="5"/>
          <table:table-cell office:value-type="float" office:value="121">
            <text:p>121</text:p>
          </table:table-cell>
          <table:table-cell office:value-type="float" office:value="21889">
            <text:p>2188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532">
            <text:p>153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979">
            <text:p>979</text:p>
          </table:table-cell>
          <table:table-cell table:number-columns-repeated="2"/>
          <table:table-cell office:value-type="float" office:value="16352">
            <text:p>16352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224">
            <text:p>1224</text:p>
          </table:table-cell>
          <table:table-cell office:value-type="float" office:value="33450.6666666667">
            <text:p>33450.6666666667</text:p>
          </table:table-cell>
          <table:table-cell office:value-type="float" office:value="182.895234127811">
            <text:p>182.8952341278</text:p>
          </table:table-cell>
          <table:table-cell table:number-columns-repeated="22"/>
          <table:table-cell office:value-type="float" office:value="107">
            <text:p>107</text:p>
          </table:table-cell>
          <table:table-cell table:number-columns-repeated="5"/>
          <table:table-cell office:value-type="float" office:value="96">
            <text:p>96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UT-20</text:p>
          </table:table-cell>
          <table:table-cell office:value-type="string">
            <text:p>s5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UI lightness</text:p>
          </table:table-cell>
          <table:table-cell office:value-type="string">
            <text:p>2012-11-16T13:01:13.089Z</text:p>
          </table:table-cell>
          <table:table-cell office:value-type="float" office:value="301">
            <text:p>301</text:p>
          </table:table-cell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X11; Linux x86_64) AppleWebKit/537.17 (KHTML, like Gecko) Chrome/24.0.1312.14 Safari/537.17</text:p>
          </table:table-cell>
          <table:table-cell office:value-type="string">
            <text:p>en-US</text:p>
          </table:table-cell>
          <table:table-cell office:value-type="string">
            <text:p>Linux x86_64</text:p>
          </table:table-cell>
          <table:table-cell office:value-type="string">
            <text:p>Gecko</text:p>
          </table:table-cell>
          <table:table-cell office:value-type="string">
            <text:p>Mozilla/5.0 (X11; Linux x86_64) AppleWebKit/537.17 (KHTML, like Gecko) Chrome/24.0.1312.14 Safari/537.17</text:p>
          </table:table-cell>
          <table:table-cell office:value-type="string">
            <text:p>Google Inc.</text:p>
          </table:table-cell>
          <table:table-cell/>
          <table:table-cell office:value-type="string">
            <text:p>Trebuchet MS, Tahoma, Verdana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f6a828</text:p>
          </table:table-cell>
          <table:table-cell office:value-type="float" office:value="35">
            <text:p>35</text:p>
          </table:table-cell>
          <table:table-cell office:value-type="string">
            <text:p>e78f08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dddddd</text:p>
          </table:table-cell>
          <table:table-cell office:value-type="float" office:value="333333">
            <text:p>333333</text:p>
          </table:table-cell>
          <table:table-cell office:value-type="float" office:value="222222">
            <text:p>222222</text:p>
          </table:table-cell>
          <table:table-cell office:value-type="string">
            <text:p>f6f6f6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1c94c4</text:p>
          </table:table-cell>
          <table:table-cell office:value-type="string">
            <text:p>ef8c08</text:p>
          </table:table-cell>
          <table:table-cell office:value-type="string">
            <text:p>fdf5ce</text:p>
          </table:table-cell>
          <table:table-cell office:value-type="float" office:value="100">
            <text:p>100</text:p>
          </table:table-cell>
          <table:table-cell office:value-type="string">
            <text:p>fbcb09</text:p>
          </table:table-cell>
          <table:table-cell office:value-type="string">
            <text:p>c77405</text:p>
          </table:table-cell>
          <table:table-cell office:value-type="string">
            <text:p>ef8c08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fbd850</text:p>
          </table:table-cell>
          <table:table-cell office:value-type="string">
            <text:p>eb8f00</text:p>
          </table:table-cell>
          <table:table-cell office:value-type="string">
            <text:p>ef8c08</text:p>
          </table:table-cell>
          <table:table-cell office:value-type="string">
            <text:p>ffe45c</text:p>
          </table:table-cell>
          <table:table-cell office:value-type="float" office:value="75">
            <text:p>75</text:p>
          </table:table-cell>
          <table:table-cell office:value-type="string">
            <text:p>fed22f</text:p>
          </table:table-cell>
          <table:table-cell office:value-type="float" office:value="363636">
            <text:p>363636</text:p>
          </table:table-cell>
          <table:table-cell office:value-type="string">
            <text:p>228ef1</text:p>
          </table:table-cell>
          <table:table-cell office:value-type="string">
            <text:p>b81900</text:p>
          </table:table-cell>
          <table:table-cell office:value-type="float" office:value="18">
            <text:p>18</text:p>
          </table:table-cell>
          <table:table-cell office:value-type="string">
            <text:p>cd0a0a</text:p>
          </table:table-cell>
          <table:table-cell office:value-type="string">
            <text:p>ffffff</text:p>
          </table:table-cell>
          <table:table-cell office:value-type="string">
            <text:p>ffd27a</text:p>
          </table:table-cell>
          <table:table-cell office:value-type="float" office:value="666666">
            <text:p>66666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5px</text:p>
          </table:table-cell>
          <table:table-cell table:number-columns-repeated="2" office:value-type="string">
            <text:p>-5px</text:p>
          </table:table-cell>
          <table:table-cell office:value-type="string">
            <text:p>5p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520">
            <text:p>520</text:p>
          </table:table-cell>
          <table:table-cell office:value-type="float" office:value="26.4952825989835">
            <text:p>26.495282599</text:p>
          </table:table-cell>
          <table:table-cell office:value-type="float" office:value="40.0083324654586">
            <text:p>40.0083324655</text:p>
          </table:table-cell>
          <table:table-cell office:value-type="float" office:value="301">
            <text:p>301</text:p>
          </table:table-cell>
          <table:table-cell office:value-type="float" office:value="0.4">
            <text:p>0.4</text:p>
          </table:table-cell>
          <table:table-cell office:value-type="float" office:value="27">
            <text:p>27</text:p>
          </table:table-cell>
          <table:table-cell office:value-type="float" office:value="1104">
            <text:p>1104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table:number-columns-repeated="25"/>
          <table:table-cell office:value-type="float" office:value="17313">
            <text:p>17313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426.66666666667">
            <text:p>1426.6666666667</text:p>
          </table:table-cell>
          <table:table-cell office:value-type="float" office:value="8686.88888888889">
            <text:p>8686.8888888889</text:p>
          </table:table-cell>
          <table:table-cell office:value-type="float" office:value="93.203481098556">
            <text:p>93.2034810986</text:p>
          </table:table-cell>
          <table:table-cell office:value-type="float" office:value="29500">
            <text:p>295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3753">
            <text:p>3753</text:p>
          </table:table-cell>
          <table:table-cell office:value-type="float" office:value="11252938.6666667">
            <text:p>11252938.6666667</text:p>
          </table:table-cell>
          <table:table-cell office:value-type="float" office:value="3354.54000820778">
            <text:p>3354.540008207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186.66666666667">
            <text:p>2186.6666666667</text:p>
          </table:table-cell>
          <table:table-cell office:value-type="float" office:value="1171480.88888889">
            <text:p>1171480.88888889</text:p>
          </table:table-cell>
          <table:table-cell office:value-type="float" office:value="1082.34970729838">
            <text:p>1082.3497072984</text:p>
          </table:table-cell>
          <table:table-cell office:value-type="float" office:value="1.1">
            <text:p>1.1</text:p>
          </table:table-cell>
          <table:table-cell office:value-type="float" office:value="1732">
            <text:p>1732</text:p>
          </table:table-cell>
          <table:table-cell office:value-type="float" office:value="1082">
            <text:p>1082</text:p>
          </table:table-cell>
          <table:table-cell table:number-columns-repeated="25"/>
        </table:table-row>
        <table:table-row table:style-name="ro1" table:visibility="collapse">
          <table:table-cell office:value-type="string">
            <text:p>UT-21</text:p>
          </table:table-cell>
          <table:table-cell office:value-type="string">
            <text:p>s5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UI lightness</text:p>
          </table:table-cell>
          <table:table-cell/>
          <table:table-cell office:value-type="float" office:value="301">
            <text:p>301</text:p>
          </table:table-cell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X11; Linux x86_64) AppleWebKit/537.17 (KHTML, like Gecko) Chrome/24.0.1312.14 Safari/537.17</text:p>
          </table:table-cell>
          <table:table-cell office:value-type="string">
            <text:p>en-US</text:p>
          </table:table-cell>
          <table:table-cell office:value-type="string">
            <text:p>Linux x86_64</text:p>
          </table:table-cell>
          <table:table-cell office:value-type="string">
            <text:p>Gecko</text:p>
          </table:table-cell>
          <table:table-cell office:value-type="string">
            <text:p>Mozilla/5.0 (X11; Linux x86_64) AppleWebKit/537.17 (KHTML, like Gecko) Chrome/24.0.1312.14 Safari/537.17</text:p>
          </table:table-cell>
          <table:table-cell office:value-type="string">
            <text:p>Google Inc.</text:p>
          </table:table-cell>
          <table:table-cell/>
          <table:table-cell office:value-type="string">
            <text:p>Trebuchet MS, Tahoma, Verdana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f6a828</text:p>
          </table:table-cell>
          <table:table-cell office:value-type="float" office:value="35">
            <text:p>35</text:p>
          </table:table-cell>
          <table:table-cell office:value-type="string">
            <text:p>e78f08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dddddd</text:p>
          </table:table-cell>
          <table:table-cell office:value-type="float" office:value="333333">
            <text:p>333333</text:p>
          </table:table-cell>
          <table:table-cell office:value-type="float" office:value="222222">
            <text:p>222222</text:p>
          </table:table-cell>
          <table:table-cell office:value-type="string">
            <text:p>f6f6f6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1c94c4</text:p>
          </table:table-cell>
          <table:table-cell office:value-type="string">
            <text:p>ef8c08</text:p>
          </table:table-cell>
          <table:table-cell office:value-type="string">
            <text:p>fdf5ce</text:p>
          </table:table-cell>
          <table:table-cell office:value-type="float" office:value="100">
            <text:p>100</text:p>
          </table:table-cell>
          <table:table-cell office:value-type="string">
            <text:p>fbcb09</text:p>
          </table:table-cell>
          <table:table-cell office:value-type="string">
            <text:p>c77405</text:p>
          </table:table-cell>
          <table:table-cell office:value-type="string">
            <text:p>ef8c08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fbd850</text:p>
          </table:table-cell>
          <table:table-cell office:value-type="string">
            <text:p>eb8f00</text:p>
          </table:table-cell>
          <table:table-cell office:value-type="string">
            <text:p>ef8c08</text:p>
          </table:table-cell>
          <table:table-cell office:value-type="string">
            <text:p>ffe45c</text:p>
          </table:table-cell>
          <table:table-cell office:value-type="float" office:value="75">
            <text:p>75</text:p>
          </table:table-cell>
          <table:table-cell office:value-type="string">
            <text:p>fed22f</text:p>
          </table:table-cell>
          <table:table-cell office:value-type="float" office:value="363636">
            <text:p>363636</text:p>
          </table:table-cell>
          <table:table-cell office:value-type="string">
            <text:p>228ef1</text:p>
          </table:table-cell>
          <table:table-cell office:value-type="string">
            <text:p>b81900</text:p>
          </table:table-cell>
          <table:table-cell office:value-type="float" office:value="18">
            <text:p>18</text:p>
          </table:table-cell>
          <table:table-cell office:value-type="string">
            <text:p>cd0a0a</text:p>
          </table:table-cell>
          <table:table-cell office:value-type="string">
            <text:p>ffffff</text:p>
          </table:table-cell>
          <table:table-cell office:value-type="string">
            <text:p>ffd27a</text:p>
          </table:table-cell>
          <table:table-cell office:value-type="float" office:value="666666">
            <text:p>66666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5px</text:p>
          </table:table-cell>
          <table:table-cell table:number-columns-repeated="2" office:value-type="string">
            <text:p>-5px</text:p>
          </table:table-cell>
          <table:table-cell office:value-type="string">
            <text:p>5p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541">
            <text:p>541</text:p>
          </table:table-cell>
          <table:table-cell office:value-type="float" office:value="17.5562587763516">
            <text:p>17.5562587764</text:p>
          </table:table-cell>
          <table:table-cell office:value-type="float" office:value="8.2192186706253">
            <text:p>8.2192186706</text:p>
          </table:table-cell>
          <table:table-cell office:value-type="float" office:value="301">
            <text:p>301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25"/>
          <table:table-cell office:value-type="float" office:value="16776">
            <text:p>1677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297.66666666667">
            <text:p>1297.6666666667</text:p>
          </table:table-cell>
          <table:table-cell office:value-type="float" office:value="6505.55555555555">
            <text:p>6505.5555555556</text:p>
          </table:table-cell>
          <table:table-cell office:value-type="float" office:value="80.6570242170857">
            <text:p>80.6570242171</text:p>
          </table:table-cell>
          <table:table-cell office:value-type="float" office:value="19774">
            <text:p>1977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308.33333333333">
            <text:p>1308.3333333333</text:p>
          </table:table-cell>
          <table:table-cell office:value-type="float" office:value="12274.8888888889">
            <text:p>12274.8888888889</text:p>
          </table:table-cell>
          <table:table-cell office:value-type="float" office:value="110.792097592242">
            <text:p>110.792097592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382.33333333333">
            <text:p>1382.3333333333</text:p>
          </table:table-cell>
          <table:table-cell office:value-type="float" office:value="51122.8888888889">
            <text:p>51122.8888888889</text:p>
          </table:table-cell>
          <table:table-cell office:value-type="float" office:value="226.103712682673">
            <text:p>226.1037126827</text:p>
          </table:table-cell>
          <table:table-cell office:value-type="float" office:value="1.1">
            <text:p>1.1</text:p>
          </table:table-cell>
          <table:table-cell office:value-type="float" office:value="1469">
            <text:p>1469</text:p>
          </table:table-cell>
          <table:table-cell office:value-type="float" office:value="1082">
            <text:p>1082</text:p>
          </table:table-cell>
          <table:table-cell table:number-columns-repeated="25"/>
        </table:table-row>
        <table:table-row table:style-name="ro1">
          <table:table-cell office:value-type="string">
            <text:p>UT-22</text:p>
          </table:table-cell>
          <table:table-cell office:value-type="string">
            <text:p>s2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default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UI lightness</text:p>
          </table:table-cell>
          <table:table-cell/>
          <table:table-cell office:value-type="float" office:value="86">
            <text:p>86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Trebuchet MS, Tahoma, Verdana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f6a828</text:p>
          </table:table-cell>
          <table:table-cell office:value-type="float" office:value="35">
            <text:p>35</text:p>
          </table:table-cell>
          <table:table-cell office:value-type="string">
            <text:p>e78f08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dddddd</text:p>
          </table:table-cell>
          <table:table-cell office:value-type="float" office:value="333333">
            <text:p>333333</text:p>
          </table:table-cell>
          <table:table-cell office:value-type="float" office:value="222222">
            <text:p>222222</text:p>
          </table:table-cell>
          <table:table-cell office:value-type="string">
            <text:p>f6f6f6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1c94c4</text:p>
          </table:table-cell>
          <table:table-cell office:value-type="string">
            <text:p>ef8c08</text:p>
          </table:table-cell>
          <table:table-cell office:value-type="string">
            <text:p>fdf5ce</text:p>
          </table:table-cell>
          <table:table-cell office:value-type="float" office:value="100">
            <text:p>100</text:p>
          </table:table-cell>
          <table:table-cell office:value-type="string">
            <text:p>fbcb09</text:p>
          </table:table-cell>
          <table:table-cell office:value-type="string">
            <text:p>c77405</text:p>
          </table:table-cell>
          <table:table-cell office:value-type="string">
            <text:p>ef8c08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fbd850</text:p>
          </table:table-cell>
          <table:table-cell office:value-type="string">
            <text:p>eb8f00</text:p>
          </table:table-cell>
          <table:table-cell office:value-type="string">
            <text:p>ef8c08</text:p>
          </table:table-cell>
          <table:table-cell office:value-type="string">
            <text:p>ffe45c</text:p>
          </table:table-cell>
          <table:table-cell office:value-type="float" office:value="75">
            <text:p>75</text:p>
          </table:table-cell>
          <table:table-cell office:value-type="string">
            <text:p>fed22f</text:p>
          </table:table-cell>
          <table:table-cell office:value-type="float" office:value="363636">
            <text:p>363636</text:p>
          </table:table-cell>
          <table:table-cell office:value-type="string">
            <text:p>228ef1</text:p>
          </table:table-cell>
          <table:table-cell office:value-type="string">
            <text:p>b81900</text:p>
          </table:table-cell>
          <table:table-cell office:value-type="float" office:value="18">
            <text:p>18</text:p>
          </table:table-cell>
          <table:table-cell office:value-type="string">
            <text:p>cd0a0a</text:p>
          </table:table-cell>
          <table:table-cell office:value-type="string">
            <text:p>ffffff</text:p>
          </table:table-cell>
          <table:table-cell office:value-type="string">
            <text:p>ffd27a</text:p>
          </table:table-cell>
          <table:table-cell office:value-type="float" office:value="666666">
            <text:p>66666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5px</text:p>
          </table:table-cell>
          <table:table-cell table:number-columns-repeated="2" office:value-type="string">
            <text:p>-5px</text:p>
          </table:table-cell>
          <table:table-cell office:value-type="string">
            <text:p>5p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291">
            <text:p>2291</text:p>
          </table:table-cell>
          <table:table-cell office:value-type="float" office:value="0.471404520791032">
            <text:p>0.4714045208</text:p>
          </table:table-cell>
          <table:table-cell office:value-type="float" office:value="1378.45589942757">
            <text:p>1378.4558994276</text:p>
          </table:table-cell>
          <table:table-cell office:value-type="float" office:value="259">
            <text:p>25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18">
            <text:p>1518</text:p>
          </table:table-cell>
          <table:table-cell/>
          <table:table-cell office:value-type="float" office:value="48.0069439421701">
            <text:p>48.0069439422</text:p>
          </table:table-cell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35">
            <text:p>1535</text:p>
          </table:table-cell>
          <table:table-cell/>
          <table:table-cell office:value-type="float" office:value="154.410707746149">
            <text:p>154.4107077461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26">
            <text:p>1526</text:p>
          </table:table-cell>
          <table:table-cell office:value-type="float" office:value="0.471404520791032">
            <text:p>0.4714045208</text:p>
          </table:table-cell>
          <table:table-cell office:value-type="float" office:value="82.3097132110718">
            <text:p>82.3097132111</text:p>
          </table:table-cell>
          <table:table-cell office:value-type="float" office:value="103">
            <text:p>103</text:p>
          </table:table-cell>
          <table:table-cell office:value-type="float" office:value="49850">
            <text:p>49850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9245">
            <text:p>9245</text:p>
          </table:table-cell>
          <table:table-cell office:value-type="float" office:value="79284728.6666667">
            <text:p>79284728.6666667</text:p>
          </table:table-cell>
          <table:table-cell office:value-type="float" office:value="8904.19724998647">
            <text:p>8904.197249986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314.33333333333">
            <text:p>3314.3333333333</text:p>
          </table:table-cell>
          <table:table-cell office:value-type="float" office:value="2360037.55555556">
            <text:p>2360037.55555556</text:p>
          </table:table-cell>
          <table:table-cell office:value-type="float" office:value="1536.24137281729">
            <text:p>1536.2413728173</text:p>
          </table:table-cell>
          <table:table-cell office:value-type="float" office:value="35418">
            <text:p>35418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2217">
            <text:p>2217</text:p>
          </table:table-cell>
          <table:table-cell office:value-type="float" office:value="130840.666666667">
            <text:p>130840.666666667</text:p>
          </table:table-cell>
          <table:table-cell office:value-type="float" office:value="361.719043826375">
            <text:p>361.7190438264</text:p>
          </table:table-cell>
          <table:table-cell office:value-type="float" office:value="72110">
            <text:p>72110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2166.6666666667">
            <text:p>12166.6666666667</text:p>
          </table:table-cell>
          <table:table-cell office:value-type="float" office:value="9348496.88888889">
            <text:p>9348496.88888889</text:p>
          </table:table-cell>
          <table:table-cell office:value-type="float" office:value="3057.53117545658">
            <text:p>3057.531175456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7799">
            <text:p>7799</text:p>
          </table:table-cell>
          <table:table-cell office:value-type="float" office:value="3647844.66666667">
            <text:p>3647844.66666667</text:p>
          </table:table-cell>
          <table:table-cell office:value-type="float" office:value="1909.93315764366">
            <text:p>1909.9331576437</text:p>
          </table:table-cell>
          <table:table-cell office:value-type="float" office:value="1.19791666666667">
            <text:p>1.1979166667</text:p>
          </table:table-cell>
          <table:table-cell office:value-type="float" office:value="1140">
            <text:p>1140</text:p>
          </table:table-cell>
          <table:table-cell office:value-type="float" office:value="876">
            <text:p>876</text:p>
          </table:table-cell>
          <table:table-cell/>
          <table:table-cell office:value-type="float" office:value="0.8">
            <text:p>0.8</text:p>
          </table:table-cell>
          <table:table-cell office:value-type="float" office:value="5">
            <text:p>5</text:p>
          </table:table-cell>
          <table:table-cell office:value-type="float" office:value="1736">
            <text:p>1736</text:p>
          </table:table-cell>
          <table:table-cell office:value-type="float" office:value="0.5">
            <text:p>0.5</text:p>
          </table:table-cell>
          <table:table-cell office:value-type="float" office:value="615.095114596109">
            <text:p>615.0951145961</text:p>
          </table:table-cell>
          <table:table-cell office:value-type="float" office:value="86">
            <text:p>86</text:p>
          </table:table-cell>
          <table:table-cell table:number-columns-repeated="18"/>
        </table:table-row>
        <table:table-row table:style-name="ro1">
          <table:table-cell office:value-type="string">
            <text:p>UT-23</text:p>
          </table:table-cell>
          <table:table-cell office:value-type="string">
            <text:p>s8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default</text:p>
          </table:table-cell>
          <table:table-cell table:number-columns-repeated="3" table:style-name="ce1" office:value-type="string">
            <text:p>true</text:p>
          </table:table-cell>
          <table:table-cell office:value-type="string">
            <text:p>Sunny</text:p>
          </table:table-cell>
          <table:table-cell/>
          <table:table-cell office:value-type="float" office:value="88">
            <text:p>88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InfoPath.3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8px</text:p>
          </table:table-cell>
          <table:table-cell office:value-type="float" office:value="817865">
            <text:p>817865</text:p>
          </table:table-cell>
          <table:table-cell office:value-type="float" office:value="45">
            <text:p>45</text:p>
          </table:table-cell>
          <table:table-cell office:value-type="float" office:value="494437">
            <text:p>494437</text:p>
          </table:table-cell>
          <table:table-cell office:value-type="string">
            <text:p>ffffff</text:p>
          </table:table-cell>
          <table:table-cell office:value-type="string">
            <text:p>fadc7a</text:p>
          </table:table-cell>
          <table:table-cell office:value-type="string">
            <text:p>feeebd</text:p>
          </table:table-cell>
          <table:table-cell office:value-type="float" office:value="100">
            <text:p>100</text:p>
          </table:table-cell>
          <table:table-cell office:value-type="string">
            <text:p>8e846b</text:p>
          </table:table-cell>
          <table:table-cell office:value-type="float" office:value="383838">
            <text:p>383838</text:p>
          </table:table-cell>
          <table:table-cell office:value-type="string">
            <text:p>d19405</text:p>
          </table:table-cell>
          <table:table-cell office:value-type="string">
            <text:p>fece2f</text:p>
          </table:table-cell>
          <table:table-cell office:value-type="float" office:value="60">
            <text:p>60</text:p>
          </table:table-cell>
          <table:table-cell office:value-type="string">
            <text:p>d19405</text:p>
          </table:table-cell>
          <table:table-cell office:value-type="string">
            <text:p>4c3000</text:p>
          </table:table-cell>
          <table:table-cell office:value-type="string">
            <text:p>3d3d3d</text:p>
          </table:table-cell>
          <table:table-cell office:value-type="string">
            <text:p>ffdd57</text:p>
          </table:table-cell>
          <table:table-cell office:value-type="float" office:value="70">
            <text:p>70</text:p>
          </table:table-cell>
          <table:table-cell office:value-type="string">
            <text:p>a45b13</text:p>
          </table:table-cell>
          <table:table-cell office:value-type="string">
            <text:p>381f00</text:p>
          </table:table-cell>
          <table:table-cell office:value-type="string">
            <text:p>bd7b00</text:p>
          </table:table-cell>
          <table:table-cell office:value-type="string">
            <text:p>ffffff</text:p>
          </table:table-cell>
          <table:table-cell office:value-type="float" office:value="30">
            <text:p>30</text:p>
          </table:table-cell>
          <table:table-cell office:value-type="string">
            <text:p>655e4e</text:p>
          </table:table-cell>
          <table:table-cell office:value-type="string">
            <text:p>0074c7</text:p>
          </table:table-cell>
          <table:table-cell office:value-type="string">
            <text:p>eb990f</text:p>
          </table:table-cell>
          <table:table-cell office:value-type="string">
            <text:p>fff9e5</text:p>
          </table:table-cell>
          <table:table-cell office:value-type="float" office:value="90">
            <text:p>90</text:p>
          </table:table-cell>
          <table:table-cell office:value-type="string">
            <text:p>eeb420</text:p>
          </table:table-cell>
          <table:table-cell office:value-type="string">
            <text:p>1f1f1f</text:p>
          </table:table-cell>
          <table:table-cell office:value-type="string">
            <text:p>ed9f26</text:p>
          </table:table-cell>
          <table:table-cell office:value-type="string">
            <text:p>d34d17</text:p>
          </table:table-cell>
          <table:table-cell office:value-type="float" office:value="20">
            <text:p>20</text:p>
          </table:table-cell>
          <table:table-cell office:value-type="string">
            <text:p>ffb73d</text:p>
          </table:table-cell>
          <table:table-cell office:value-type="string">
            <text:p>ffffff</text:p>
          </table:table-cell>
          <table:table-cell office:value-type="string">
            <text:p>ffe18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office:value-type="float" office:value="6">
            <text:p>6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6066">
            <text:p>6066</text:p>
          </table:table-cell>
          <table:table-cell/>
          <table:table-cell office:value-type="float" office:value="5811.36216820119">
            <text:p>5811.3621682012</text:p>
          </table:table-cell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47">
            <text:p>1147</text:p>
          </table:table-cell>
          <table:table-cell/>
          <table:table-cell office:value-type="float" office:value="242.476573897127">
            <text:p>242.4765738971</text:p>
          </table:table-cell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70">
            <text:p>1070</text:p>
          </table:table-cell>
          <table:table-cell office:value-type="float" office:value="0.471404520791032">
            <text:p>0.4714045208</text:p>
          </table:table-cell>
          <table:table-cell office:value-type="float" office:value="66.0773956979406">
            <text:p>66.0773956979</text:p>
          </table:table-cell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61">
            <text:p>961</text:p>
          </table:table-cell>
          <table:table-cell/>
          <table:table-cell office:value-type="float" office:value="81.5843122174845">
            <text:p>81.5843122175</text:p>
          </table:table-cell>
          <table:table-cell office:value-type="float" office:value="118">
            <text:p>118</text:p>
          </table:table-cell>
          <table:table-cell office:value-type="float" office:value="33872">
            <text:p>3387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867.66666666667">
            <text:p>5867.6666666667</text:p>
          </table:table-cell>
          <table:table-cell office:value-type="float" office:value="34182664.2222222">
            <text:p>34182664.2222222</text:p>
          </table:table-cell>
          <table:table-cell office:value-type="float" office:value="5846.5942412846">
            <text:p>5846.594241284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415">
            <text:p>1415</text:p>
          </table:table-cell>
          <table:table-cell office:value-type="float" office:value="30028.6666666667">
            <text:p>30028.6666666667</text:p>
          </table:table-cell>
          <table:table-cell office:value-type="float" office:value="173.28781453601">
            <text:p>173.287814536</text:p>
          </table:table-cell>
          <table:table-cell office:value-type="float" office:value="33470">
            <text:p>3347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4556.66666666667">
            <text:p>4556.6666666667</text:p>
          </table:table-cell>
          <table:table-cell office:value-type="float" office:value="806846.888888889">
            <text:p>806846.888888889</text:p>
          </table:table-cell>
          <table:table-cell office:value-type="float" office:value="898.246563527459">
            <text:p>898.2465635275</text:p>
          </table:table-cell>
          <table:table-cell office:value-type="float" office:value="135952">
            <text:p>13595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3599.6666666667">
            <text:p>23599.6666666667</text:p>
          </table:table-cell>
          <table:table-cell office:value-type="float" office:value="185000766.888889">
            <text:p>185000766.888889</text:p>
          </table:table-cell>
          <table:table-cell office:value-type="float" office:value="13601.4987001025">
            <text:p>13601.498700102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7705.6666666667">
            <text:p>17705.6666666667</text:p>
          </table:table-cell>
          <table:table-cell office:value-type="float" office:value="21702994.8888889">
            <text:p>21702994.8888889</text:p>
          </table:table-cell>
          <table:table-cell office:value-type="float" office:value="4658.64732394382">
            <text:p>4658.6473239438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float" office:value="1670">
            <text:p>1670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21">
            <text:p>1121</text:p>
          </table:table-cell>
          <table:table-cell/>
          <table:table-cell office:value-type="float" office:value="30.0259147330361">
            <text:p>30.025914733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26">
            <text:p>1026</text:p>
          </table:table-cell>
          <table:table-cell/>
          <table:table-cell office:value-type="float" office:value="17.7200451466694">
            <text:p>17.7200451467</text:p>
          </table:table-cell>
          <table:table-cell office:value-type="float" office:value="88">
            <text:p>88</text:p>
          </table:table-cell>
          <table:table-cell table:number-columns-repeated="12"/>
        </table:table-row>
        <table:table-row table:style-name="ro1">
          <table:table-cell office:value-type="string">
            <text:p>UT-24</text:p>
          </table:table-cell>
          <table:table-cell office:value-type="string">
            <text:p>s5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default</text:p>
          </table:table-cell>
          <table:table-cell table:number-columns-repeated="3" table:style-name="ce1" office:value-type="string">
            <text:p>true</text:p>
          </table:table-cell>
          <table:table-cell office:value-type="string">
            <text:p>Excite Bike</text:p>
          </table:table-cell>
          <table:table-cell/>
          <table:table-cell office:value-type="float" office:value="107">
            <text:p>107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NP06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NP06; InfoPath.3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3807">
            <text:p>3807</text:p>
          </table:table-cell>
          <table:table-cell office:value-type="float" office:value="0.82915619758885">
            <text:p>0.8291561976</text:p>
          </table:table-cell>
          <table:table-cell office:value-type="float" office:value="1333.36386162968">
            <text:p>1333.3638616297</text:p>
          </table:table-cell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942">
            <text:p>3942</text:p>
          </table:table-cell>
          <table:table-cell office:value-type="float" office:value="0.471404520791032">
            <text:p>0.4714045208</text:p>
          </table:table-cell>
          <table:table-cell office:value-type="float" office:value="718.348723733041">
            <text:p>718.348723733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7532">
            <text:p>7532</text:p>
          </table:table-cell>
          <table:table-cell office:value-type="float" office:value="98.5235448453256">
            <text:p>98.5235448453</text:p>
          </table:table-cell>
          <table:table-cell office:value-type="float" office:value="4732.84459918134">
            <text:p>4732.844599181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885">
            <text:p>5885</text:p>
          </table:table-cell>
          <table:table-cell office:value-type="float" office:value="9.89949493661167">
            <text:p>9.8994949366</text:p>
          </table:table-cell>
          <table:table-cell office:value-type="float" office:value="3709.32341839077">
            <text:p>3709.3234183908</text:p>
          </table:table-cell>
          <table:table-cell office:value-type="float" office:value="107">
            <text:p>107</text:p>
          </table:table-cell>
          <table:table-cell office:value-type="float" office:value="144641">
            <text:p>14464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9719">
            <text:p>29719</text:p>
          </table:table-cell>
          <table:table-cell office:value-type="float" office:value="309975648">
            <text:p>309975648</text:p>
          </table:table-cell>
          <table:table-cell office:value-type="float" office:value="17606.1252977479">
            <text:p>17606.125297747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4383">
            <text:p>14383</text:p>
          </table:table-cell>
          <table:table-cell office:value-type="float" office:value="64944216.6666667">
            <text:p>64944216.6666667</text:p>
          </table:table-cell>
          <table:table-cell office:value-type="float" office:value="8058.79747025986">
            <text:p>8058.7974702599</text:p>
          </table:table-cell>
          <table:table-cell office:value-type="float" office:value="93545">
            <text:p>93545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5523">
            <text:p>15523</text:p>
          </table:table-cell>
          <table:table-cell office:value-type="float" office:value="37597074.6666667">
            <text:p>37597074.6666667</text:p>
          </table:table-cell>
          <table:table-cell office:value-type="float" office:value="6131.64534743055">
            <text:p>6131.6453474306</text:p>
          </table:table-cell>
          <table:table-cell office:value-type="float" office:value="201120">
            <text:p>201120</text:p>
          </table:table-cell>
          <table:table-cell table:number-columns-repeated="2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26555.6666666667">
            <text:p>26555.6666666667</text:p>
          </table:table-cell>
          <table:table-cell office:value-type="float" office:value="123608474.888889">
            <text:p>123608474.888889</text:p>
          </table:table-cell>
          <table:table-cell office:value-type="float" office:value="11117.9348302142">
            <text:p>11117.9348302142</text:p>
          </table:table-cell>
          <table:table-cell table:number-columns-repeated="2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6293.3333333333">
            <text:p>36293.3333333333</text:p>
          </table:table-cell>
          <table:table-cell office:value-type="float" office:value="234787533.555556">
            <text:p>234787533.555556</text:p>
          </table:table-cell>
          <table:table-cell office:value-type="float" office:value="15322.7782583824">
            <text:p>15322.7782583824</text:p>
          </table:table-cell>
          <table:table-cell office:value-type="float" office:value="1">
            <text:p>1</text:p>
          </table:table-cell>
          <table:table-cell office:value-type="float" office:value="1366">
            <text:p>1366</text:p>
          </table:table-cell>
          <table:table-cell office:value-type="float" office:value="1119">
            <text:p>1119</text:p>
          </table:table-cell>
          <table:table-cell/>
          <table:table-cell office:value-type="float" office:value="0.2">
            <text:p>0.2</text:p>
          </table:table-cell>
          <table:table-cell office:value-type="float" office:value="5">
            <text:p>5</text:p>
          </table:table-cell>
          <table:table-cell office:value-type="float" office:value="10174">
            <text:p>10174</text:p>
          </table:table-cell>
          <table:table-cell table:number-columns-repeated="2"/>
          <table:table-cell office:value-type="float" office:value="91">
            <text:p>91</text:p>
          </table:table-cell>
          <table:table-cell table:number-columns-repeated="18"/>
        </table:table-row>
        <table:table-row table:style-name="ro1">
          <table:table-cell office:value-type="string">
            <text:p>UT-25</text:p>
          </table:table-cell>
          <table:table-cell office:value-type="string">
            <text:p>s6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default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UI lightness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NP06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NP06; InfoPath.3)</text:p>
          </table:table-cell>
          <table:table-cell table:number-columns-repeated="2"/>
          <table:table-cell office:value-type="string">
            <text:p>Trebuchet MS, Tahoma, Verdana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f6a828</text:p>
          </table:table-cell>
          <table:table-cell office:value-type="float" office:value="35">
            <text:p>35</text:p>
          </table:table-cell>
          <table:table-cell office:value-type="string">
            <text:p>e78f08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dddddd</text:p>
          </table:table-cell>
          <table:table-cell office:value-type="float" office:value="333333">
            <text:p>333333</text:p>
          </table:table-cell>
          <table:table-cell office:value-type="float" office:value="222222">
            <text:p>222222</text:p>
          </table:table-cell>
          <table:table-cell office:value-type="string">
            <text:p>f6f6f6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1c94c4</text:p>
          </table:table-cell>
          <table:table-cell office:value-type="string">
            <text:p>ef8c08</text:p>
          </table:table-cell>
          <table:table-cell office:value-type="string">
            <text:p>fdf5ce</text:p>
          </table:table-cell>
          <table:table-cell office:value-type="float" office:value="100">
            <text:p>100</text:p>
          </table:table-cell>
          <table:table-cell office:value-type="string">
            <text:p>fbcb09</text:p>
          </table:table-cell>
          <table:table-cell office:value-type="string">
            <text:p>c77405</text:p>
          </table:table-cell>
          <table:table-cell office:value-type="string">
            <text:p>ef8c08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fbd850</text:p>
          </table:table-cell>
          <table:table-cell office:value-type="string">
            <text:p>eb8f00</text:p>
          </table:table-cell>
          <table:table-cell office:value-type="string">
            <text:p>ef8c08</text:p>
          </table:table-cell>
          <table:table-cell office:value-type="string">
            <text:p>ffe45c</text:p>
          </table:table-cell>
          <table:table-cell office:value-type="float" office:value="75">
            <text:p>75</text:p>
          </table:table-cell>
          <table:table-cell office:value-type="string">
            <text:p>fed22f</text:p>
          </table:table-cell>
          <table:table-cell office:value-type="float" office:value="363636">
            <text:p>363636</text:p>
          </table:table-cell>
          <table:table-cell office:value-type="string">
            <text:p>228ef1</text:p>
          </table:table-cell>
          <table:table-cell office:value-type="string">
            <text:p>b81900</text:p>
          </table:table-cell>
          <table:table-cell office:value-type="float" office:value="18">
            <text:p>18</text:p>
          </table:table-cell>
          <table:table-cell office:value-type="string">
            <text:p>cd0a0a</text:p>
          </table:table-cell>
          <table:table-cell office:value-type="string">
            <text:p>ffffff</text:p>
          </table:table-cell>
          <table:table-cell office:value-type="string">
            <text:p>ffd27a</text:p>
          </table:table-cell>
          <table:table-cell office:value-type="float" office:value="666666">
            <text:p>66666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5px</text:p>
          </table:table-cell>
          <table:table-cell table:number-columns-repeated="2" office:value-type="string">
            <text:p>-5px</text:p>
          </table:table-cell>
          <table:table-cell office:value-type="string">
            <text:p>5px</text:p>
          </table:table-cell>
          <table:table-cell office:value-type="float" office:value="5">
            <text:p>5</text:p>
          </table:table-cell>
          <table:table-cell office:value-type="float" office:value="0.6">
            <text:p>0.6</text:p>
          </table:table-cell>
          <table:table-cell office:value-type="float" office:value="15">
            <text:p>15</text:p>
          </table:table-cell>
          <table:table-cell office:value-type="float" office:value="9472">
            <text:p>9472</text:p>
          </table:table-cell>
          <table:table-cell office:value-type="float" office:value="14.613540144522">
            <text:p>14.6135401445</text:p>
          </table:table-cell>
          <table:table-cell office:value-type="float" office:value="6555.94373238684">
            <text:p>6555.9437323868</text:p>
          </table:table-cell>
          <table:table-cell office:value-type="float" office:value="214">
            <text:p>214</text:p>
          </table:table-cell>
          <table:table-cell office:value-type="float" office:value="0.8">
            <text:p>0.8</text:p>
          </table:table-cell>
          <table:table-cell office:value-type="float" office:value="11">
            <text:p>11</text:p>
          </table:table-cell>
          <table:table-cell office:value-type="float" office:value="4124">
            <text:p>4124</text:p>
          </table:table-cell>
          <table:table-cell office:value-type="float" office:value="7.51664818918645">
            <text:p>7.5166481892</text:p>
          </table:table-cell>
          <table:table-cell office:value-type="float" office:value="2759.39371737706">
            <text:p>2759.3937173771</text:p>
          </table:table-cell>
          <table:table-cell office:value-type="float" office:value="160">
            <text:p>160</text:p>
          </table:table-cell>
          <table:table-cell office:value-type="float" office:value="0.8">
            <text:p>0.8</text:p>
          </table:table-cell>
          <table:table-cell office:value-type="float" office:value="141">
            <text:p>141</text:p>
          </table:table-cell>
          <table:table-cell office:value-type="float" office:value="21964">
            <text:p>21964</text:p>
          </table:table-cell>
          <table:table-cell office:value-type="float" office:value="235.559971132618">
            <text:p>235.5599711326</text:p>
          </table:table-cell>
          <table:table-cell office:value-type="float" office:value="19209.2364160448">
            <text:p>19209.2364160448</text:p>
          </table:table-cell>
          <table:table-cell office:value-type="float" office:value="128">
            <text:p>128</text:p>
          </table:table-cell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6043">
            <text:p>6043</text:p>
          </table:table-cell>
          <table:table-cell office:value-type="float" office:value="2.06155281280883">
            <text:p>2.0615528128</text:p>
          </table:table-cell>
          <table:table-cell office:value-type="float" office:value="3699.33374913646">
            <text:p>3699.3337491365</text:p>
          </table:table-cell>
          <table:table-cell office:value-type="float" office:value="107">
            <text:p>107</text:p>
          </table:table-cell>
          <table:table-cell office:value-type="float" office:value="38433">
            <text:p>3843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603.33333333333">
            <text:p>2603.3333333333</text:p>
          </table:table-cell>
          <table:table-cell office:value-type="float" office:value="961794.888888889">
            <text:p>961794.888888889</text:p>
          </table:table-cell>
          <table:table-cell office:value-type="float" office:value="980.711419781012">
            <text:p>980.71141978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6168.66666666667">
            <text:p>6168.6666666667</text:p>
          </table:table-cell>
          <table:table-cell office:value-type="float" office:value="25593966.2222222">
            <text:p>25593966.2222222</text:p>
          </table:table-cell>
          <table:table-cell office:value-type="float" office:value="5059.04795611014">
            <text:p>5059.0479561102</text:p>
          </table:table-cell>
          <table:table-cell office:value-type="float" office:value="47408">
            <text:p>4740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625">
            <text:p>0.625</text:p>
          </table:table-cell>
          <table:table-cell office:value-type="float" office:value="6783">
            <text:p>6783</text:p>
          </table:table-cell>
          <table:table-cell office:value-type="float" office:value="12172032.6666667">
            <text:p>12172032.6666667</text:p>
          </table:table-cell>
          <table:table-cell office:value-type="float" office:value="3488.84403014332">
            <text:p>3488.8440301433</text:p>
          </table:table-cell>
          <table:table-cell office:value-type="float" office:value="55554">
            <text:p>555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7580.33333333333">
            <text:p>7580.3333333333</text:p>
          </table:table-cell>
          <table:table-cell office:value-type="float" office:value="14142467.5555556">
            <text:p>14142467.5555556</text:p>
          </table:table-cell>
          <table:table-cell office:value-type="float" office:value="3760.64722561896">
            <text:p>3760.6472256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6881">
            <text:p>6881</text:p>
          </table:table-cell>
          <table:table-cell office:value-type="float" office:value="10508004.6666667">
            <text:p>10508004.6666667</text:p>
          </table:table-cell>
          <table:table-cell office:value-type="float" office:value="3241.6052607723">
            <text:p>3241.6052607723</text:p>
          </table:table-cell>
          <table:table-cell office:value-type="float" office:value="1">
            <text:p>1</text:p>
          </table:table-cell>
          <table:table-cell office:value-type="float" office:value="1366">
            <text:p>1366</text:p>
          </table:table-cell>
          <table:table-cell office:value-type="float" office:value="1234">
            <text:p>1234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982">
            <text:p>2982</text:p>
          </table:table-cell>
          <table:table-cell office:value-type="float" office:value="0.471404520791032">
            <text:p>0.4714045208</text:p>
          </table:table-cell>
          <table:table-cell office:value-type="float" office:value="242.803532831702">
            <text:p>242.8035328317</text:p>
          </table:table-cell>
          <table:table-cell office:value-type="float" office:value="91">
            <text:p>91</text:p>
          </table:table-cell>
          <table:table-cell table:number-columns-repeated="18"/>
        </table:table-row>
        <table:table-row table:style-name="ro1">
          <table:table-cell office:value-type="string">
            <text:p>UT-26</text:p>
          </table:table-cell>
          <table:table-cell office:value-type="string">
            <text:p>s4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number-columns-repeated="3" table:style-name="ce1" office:value-type="string">
            <text:p>true</text:p>
          </table:table-cell>
          <table:table-cell office:value-type="string">
            <text:p>UI darkness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InfoPath.3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6px</text:p>
          </table:table-cell>
          <table:table-cell office:value-type="float" office:value="333333">
            <text:p>333333</text:p>
          </table:table-cell>
          <table:table-cell office:value-type="float" office:value="25">
            <text:p>25</text:p>
          </table:table-cell>
          <table:table-cell office:value-type="float" office:value="333333">
            <text:p>333333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6666">
            <text:p>666666</text:p>
          </table:table-cell>
          <table:table-cell office:value-type="string">
            <text:p>ffffff</text:p>
          </table:table-cell>
          <table:table-cell office:value-type="string">
            <text:p>cccccc</text:p>
          </table:table-cell>
          <table:table-cell office:value-type="float" office:value="555555">
            <text:p>555555</text:p>
          </table:table-cell>
          <table:table-cell office:value-type="float" office:value="20">
            <text:p>20</text:p>
          </table:table-cell>
          <table:table-cell office:value-type="float" office:value="666666">
            <text:p>666666</text:p>
          </table:table-cell>
          <table:table-cell office:value-type="string">
            <text:p>eeeeee</text:p>
          </table:table-cell>
          <table:table-cell office:value-type="string">
            <text:p>cccccc</text:p>
          </table:table-cell>
          <table:table-cell office:value-type="string">
            <text:p>0078a3</text:p>
          </table:table-cell>
          <table:table-cell office:value-type="float" office:value="40">
            <text:p>40</text:p>
          </table:table-cell>
          <table:table-cell office:value-type="string">
            <text:p>59b4d4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58400</text:p>
          </table:table-cell>
          <table:table-cell office:value-type="float" office:value="30">
            <text:p>30</text:p>
          </table:table-cell>
          <table:table-cell office:value-type="string">
            <text:p>ffaf0f</text:p>
          </table:table-cell>
          <table:table-cell office:value-type="string">
            <text:p>ffffff</text:p>
          </table:table-cell>
          <table:table-cell office:value-type="float" office:value="222222">
            <text:p>222222</text:p>
          </table:table-cell>
          <table:table-cell office:value-type="string">
            <text:p>eeeeee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string">
            <text:p>2e7db2</text:p>
          </table:table-cell>
          <table:table-cell office:value-type="string">
            <text:p>4b8e0b</text:p>
          </table:table-cell>
          <table:table-cell office:value-type="string">
            <text:p>ffc73d</text:p>
          </table:table-cell>
          <table:table-cell office:value-type="float" office:value="40">
            <text:p>40</text:p>
          </table:table-cell>
          <table:table-cell office:value-type="string">
            <text:p>ffb73d</text:p>
          </table:table-cell>
          <table:table-cell office:value-type="float" office:value="111111">
            <text:p>111111</text:p>
          </table:table-cell>
          <table:table-cell office:value-type="string">
            <text:p>a8330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61">
            <text:p>1161</text:p>
          </table:table-cell>
          <table:table-cell office:value-type="float" office:value="0.471404520791032">
            <text:p>0.4714045208</text:p>
          </table:table-cell>
          <table:table-cell office:value-type="float" office:value="141.497546111428">
            <text:p>141.4975461114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98">
            <text:p>998</text:p>
          </table:table-cell>
          <table:table-cell/>
          <table:table-cell office:value-type="float" office:value="51.1533641774094">
            <text:p>51.1533641774</text:p>
          </table:table-cell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96">
            <text:p>796</text:p>
          </table:table-cell>
          <table:table-cell/>
          <table:table-cell office:value-type="float" office:value="47.8353658104777">
            <text:p>47.8353658105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91">
            <text:p>791</text:p>
          </table:table-cell>
          <table:table-cell office:value-type="float" office:value="0.471404520791032">
            <text:p>0.4714045208</text:p>
          </table:table-cell>
          <table:table-cell office:value-type="float" office:value="67.4355659541429">
            <text:p>67.4355659541</text:p>
          </table:table-cell>
          <table:table-cell office:value-type="float" office:value="136">
            <text:p>136</text:p>
          </table:table-cell>
          <table:table-cell office:value-type="float" office:value="22366">
            <text:p>2236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798.33333333333">
            <text:p>1798.3333333333</text:p>
          </table:table-cell>
          <table:table-cell office:value-type="float" office:value="137029.555555556">
            <text:p>137029.555555556</text:p>
          </table:table-cell>
          <table:table-cell office:value-type="float" office:value="370.175033674011">
            <text:p>370.17503367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660.33333333333">
            <text:p>1660.3333333333</text:p>
          </table:table-cell>
          <table:table-cell office:value-type="float" office:value="405676.222222222">
            <text:p>405676.222222222</text:p>
          </table:table-cell>
          <table:table-cell office:value-type="float" office:value="636.927171835385">
            <text:p>636.9271718354</text:p>
          </table:table-cell>
          <table:table-cell office:value-type="float" office:value="27144">
            <text:p>27144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3028.33333333333">
            <text:p>3028.3333333333</text:p>
          </table:table-cell>
          <table:table-cell office:value-type="float" office:value="2995630.88888889">
            <text:p>2995630.88888889</text:p>
          </table:table-cell>
          <table:table-cell office:value-type="float" office:value="1730.78909428298">
            <text:p>1730.789094283</text:p>
          </table:table-cell>
          <table:table-cell office:value-type="float" office:value="40906">
            <text:p>4090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897.66666666667">
            <text:p>4897.6666666667</text:p>
          </table:table-cell>
          <table:table-cell office:value-type="float" office:value="9708.22222222222">
            <text:p>9708.2222222222</text:p>
          </table:table-cell>
          <table:table-cell office:value-type="float" office:value="98.5303111850471">
            <text:p>98.53031118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733">
            <text:p>4733</text:p>
          </table:table-cell>
          <table:table-cell office:value-type="float" office:value="437766">
            <text:p>437766</text:p>
          </table:table-cell>
          <table:table-cell office:value-type="float" office:value="661.638874311357">
            <text:p>661.6388743114</text:p>
          </table:table-cell>
          <table:table-cell office:value-type="float" office:value="1">
            <text:p>1</text:p>
          </table:table-cell>
          <table:table-cell office:value-type="float" office:value="1920">
            <text:p>1920</text:p>
          </table:table-cell>
          <table:table-cell office:value-type="float" office:value="1022">
            <text:p>1022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87">
            <text:p>887</text:p>
          </table:table-cell>
          <table:table-cell office:value-type="float" office:value="0.471404520791032">
            <text:p>0.4714045208</text:p>
          </table:table-cell>
          <table:table-cell office:value-type="float" office:value="63.4157358670193">
            <text:p>63.415735867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38">
            <text:p>938</text:p>
          </table:table-cell>
          <table:table-cell office:value-type="float" office:value="0.471404520791032">
            <text:p>0.4714045208</text:p>
          </table:table-cell>
          <table:table-cell office:value-type="float" office:value="62.0017920887955">
            <text:p>62.0017920888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26">
            <text:p>926</text:p>
          </table:table-cell>
          <table:table-cell office:value-type="float" office:value="0.471404520791032">
            <text:p>0.4714045208</text:p>
          </table:table-cell>
          <table:table-cell office:value-type="float" office:value="141.537588254459">
            <text:p>141.5375882545</text:p>
          </table:table-cell>
          <table:table-cell office:value-type="float" office:value="95">
            <text:p>95</text:p>
          </table:table-cell>
          <table:table-cell table:number-columns-repeated="6"/>
        </table:table-row>
        <table:table-row table:style-name="ro1">
          <table:table-cell office:value-type="string">
            <text:p>UT-27</text:p>
          </table:table-cell>
          <table:table-cell office:value-type="string">
            <text:p>s5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number-columns-repeated="3" table:style-name="ce1" office:value-type="string">
            <text:p>true</text:p>
          </table:table-cell>
          <table:table-cell office:value-type="string">
            <text:p>Sunny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InfoPath.3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8px</text:p>
          </table:table-cell>
          <table:table-cell office:value-type="float" office:value="817865">
            <text:p>817865</text:p>
          </table:table-cell>
          <table:table-cell office:value-type="float" office:value="45">
            <text:p>45</text:p>
          </table:table-cell>
          <table:table-cell office:value-type="float" office:value="494437">
            <text:p>494437</text:p>
          </table:table-cell>
          <table:table-cell office:value-type="string">
            <text:p>ffffff</text:p>
          </table:table-cell>
          <table:table-cell office:value-type="string">
            <text:p>fadc7a</text:p>
          </table:table-cell>
          <table:table-cell office:value-type="string">
            <text:p>feeebd</text:p>
          </table:table-cell>
          <table:table-cell office:value-type="float" office:value="100">
            <text:p>100</text:p>
          </table:table-cell>
          <table:table-cell office:value-type="string">
            <text:p>8e846b</text:p>
          </table:table-cell>
          <table:table-cell office:value-type="float" office:value="383838">
            <text:p>383838</text:p>
          </table:table-cell>
          <table:table-cell office:value-type="string">
            <text:p>d19405</text:p>
          </table:table-cell>
          <table:table-cell office:value-type="string">
            <text:p>fece2f</text:p>
          </table:table-cell>
          <table:table-cell office:value-type="float" office:value="60">
            <text:p>60</text:p>
          </table:table-cell>
          <table:table-cell office:value-type="string">
            <text:p>d19405</text:p>
          </table:table-cell>
          <table:table-cell office:value-type="string">
            <text:p>4c3000</text:p>
          </table:table-cell>
          <table:table-cell office:value-type="string">
            <text:p>3d3d3d</text:p>
          </table:table-cell>
          <table:table-cell office:value-type="string">
            <text:p>ffdd57</text:p>
          </table:table-cell>
          <table:table-cell office:value-type="float" office:value="70">
            <text:p>70</text:p>
          </table:table-cell>
          <table:table-cell office:value-type="string">
            <text:p>a45b13</text:p>
          </table:table-cell>
          <table:table-cell office:value-type="string">
            <text:p>381f00</text:p>
          </table:table-cell>
          <table:table-cell office:value-type="string">
            <text:p>bd7b00</text:p>
          </table:table-cell>
          <table:table-cell office:value-type="string">
            <text:p>ffffff</text:p>
          </table:table-cell>
          <table:table-cell office:value-type="float" office:value="30">
            <text:p>30</text:p>
          </table:table-cell>
          <table:table-cell office:value-type="string">
            <text:p>655e4e</text:p>
          </table:table-cell>
          <table:table-cell office:value-type="string">
            <text:p>0074c7</text:p>
          </table:table-cell>
          <table:table-cell office:value-type="string">
            <text:p>eb990f</text:p>
          </table:table-cell>
          <table:table-cell office:value-type="string">
            <text:p>fff9e5</text:p>
          </table:table-cell>
          <table:table-cell office:value-type="float" office:value="90">
            <text:p>90</text:p>
          </table:table-cell>
          <table:table-cell office:value-type="string">
            <text:p>eeb420</text:p>
          </table:table-cell>
          <table:table-cell office:value-type="string">
            <text:p>1f1f1f</text:p>
          </table:table-cell>
          <table:table-cell office:value-type="string">
            <text:p>ed9f26</text:p>
          </table:table-cell>
          <table:table-cell office:value-type="string">
            <text:p>d34d17</text:p>
          </table:table-cell>
          <table:table-cell office:value-type="float" office:value="20">
            <text:p>20</text:p>
          </table:table-cell>
          <table:table-cell office:value-type="string">
            <text:p>ffb73d</text:p>
          </table:table-cell>
          <table:table-cell office:value-type="string">
            <text:p>ffffff</text:p>
          </table:table-cell>
          <table:table-cell office:value-type="string">
            <text:p>ffe18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office:value-type="float" office:value="7">
            <text:p>7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5613">
            <text:p>5613</text:p>
          </table:table-cell>
          <table:table-cell office:value-type="float" office:value="1.29903810567666">
            <text:p>1.2990381057</text:p>
          </table:table-cell>
          <table:table-cell office:value-type="float" office:value="5554.04580013525">
            <text:p>5554.0458001353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02">
            <text:p>1502</text:p>
          </table:table-cell>
          <table:table-cell office:value-type="float" office:value="0.471404520791032">
            <text:p>0.4714045208</text:p>
          </table:table-cell>
          <table:table-cell office:value-type="float" office:value="212.096414134914">
            <text:p>212.0964141349</text:p>
          </table:table-cell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98">
            <text:p>1598</text:p>
          </table:table-cell>
          <table:table-cell office:value-type="float" office:value="0.471404520791032">
            <text:p>0.4714045208</text:p>
          </table:table-cell>
          <table:table-cell office:value-type="float" office:value="178.796594548728">
            <text:p>178.7965945487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20">
            <text:p>1420</text:p>
          </table:table-cell>
          <table:table-cell office:value-type="float" office:value="0.471404520791032">
            <text:p>0.4714045208</text:p>
          </table:table-cell>
          <table:table-cell office:value-type="float" office:value="115.540276767695">
            <text:p>115.5402767677</text:p>
          </table:table-cell>
          <table:table-cell office:value-type="float" office:value="136">
            <text:p>136</text:p>
          </table:table-cell>
          <table:table-cell table:number-columns-repeated="13"/>
          <table:table-cell office:value-type="float" office:value="30903">
            <text:p>30903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4362.33333333333">
            <text:p>4362.3333333333</text:p>
          </table:table-cell>
          <table:table-cell office:value-type="float" office:value="557554.888888889">
            <text:p>557554.888888889</text:p>
          </table:table-cell>
          <table:table-cell office:value-type="float" office:value="746.695981567391">
            <text:p>746.6959815674</text:p>
          </table:table-cell>
          <table:table-cell office:value-type="float" office:value="61028">
            <text:p>610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428571428571429">
            <text:p>0.4285714286</text:p>
          </table:table-cell>
          <table:table-cell office:value-type="float" office:value="10105">
            <text:p>10105</text:p>
          </table:table-cell>
          <table:table-cell office:value-type="float" office:value="1926880.66666667">
            <text:p>1926880.66666667</text:p>
          </table:table-cell>
          <table:table-cell office:value-type="float" office:value="1388.12127231977">
            <text:p>1388.1212723198</text:p>
          </table:table-cell>
          <table:table-cell table:number-columns-repeated="2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6228">
            <text:p>6228</text:p>
          </table:table-cell>
          <table:table-cell office:value-type="float" office:value="4470594.66666667">
            <text:p>4470594.66666667</text:p>
          </table:table-cell>
          <table:table-cell office:value-type="float" office:value="2114.3780803505">
            <text:p>2114.3780803505</text:p>
          </table:table-cell>
          <table:table-cell office:value-type="float" office:value="1">
            <text:p>1</text:p>
          </table:table-cell>
          <table:table-cell office:value-type="float" office:value="1920">
            <text:p>1920</text:p>
          </table:table-cell>
          <table:table-cell office:value-type="float" office:value="1119">
            <text:p>1119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84">
            <text:p>1584</text:p>
          </table:table-cell>
          <table:table-cell/>
          <table:table-cell office:value-type="float" office:value="407.799787477466">
            <text:p>407.7997874775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82">
            <text:p>1782</text:p>
          </table:table-cell>
          <table:table-cell office:value-type="float" office:value="0.471404520791032">
            <text:p>0.4714045208</text:p>
          </table:table-cell>
          <table:table-cell office:value-type="float" office:value="122.409149984795">
            <text:p>122.4091499848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24">
            <text:p>1924</text:p>
          </table:table-cell>
          <table:table-cell/>
          <table:table-cell office:value-type="float" office:value="222.98131461328">
            <text:p>222.9813146133</text:p>
          </table:table-cell>
          <table:table-cell office:value-type="float" office:value="95">
            <text:p>95</text:p>
          </table:table-cell>
          <table:table-cell table:number-columns-repeated="6"/>
        </table:table-row>
        <table:table-row table:style-name="ro1">
          <table:table-cell office:value-type="string">
            <text:p>UT-28</text:p>
          </table:table-cell>
          <table:table-cell office:value-type="string">
            <text:p>s7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number-columns-repeated="2" table:style-name="ce1" office:value-type="string">
            <text:p>true</text:p>
          </table:table-cell>
          <table:table-cell/>
          <table:table-cell office:value-type="string">
            <text:p>Excite Bike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InfoPath.3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29">
            <text:p>2129</text:p>
          </table:table-cell>
          <table:table-cell office:value-type="float" office:value="0.816496580927726">
            <text:p>0.8164965809</text:p>
          </table:table-cell>
          <table:table-cell office:value-type="float" office:value="346.248786600361">
            <text:p>346.2487866004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60">
            <text:p>1860</text:p>
          </table:table-cell>
          <table:table-cell/>
          <table:table-cell office:value-type="float" office:value="49.2815043060443">
            <text:p>49.281504306</text:p>
          </table:table-cell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04">
            <text:p>1504</text:p>
          </table:table-cell>
          <table:table-cell/>
          <table:table-cell office:value-type="float" office:value="181.495638147771">
            <text:p>181.4956381478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34">
            <text:p>1734</text:p>
          </table:table-cell>
          <table:table-cell/>
          <table:table-cell office:value-type="float" office:value="298.213942590811">
            <text:p>298.2139425908</text:p>
          </table:table-cell>
          <table:table-cell office:value-type="float" office:value="136">
            <text:p>136</text:p>
          </table:table-cell>
          <table:table-cell office:value-type="float" office:value="33015">
            <text:p>3301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236.66666666667">
            <text:p>3236.6666666667</text:p>
          </table:table-cell>
          <table:table-cell office:value-type="float" office:value="470486.222222222">
            <text:p>470486.222222222</text:p>
          </table:table-cell>
          <table:table-cell office:value-type="float" office:value="685.919982375657">
            <text:p>685.919982375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772">
            <text:p>3772</text:p>
          </table:table-cell>
          <table:table-cell office:value-type="float" office:value="1287304.66666667">
            <text:p>1287304.66666667</text:p>
          </table:table-cell>
          <table:table-cell office:value-type="float" office:value="1134.59449437527">
            <text:p>1134.5944943753</text:p>
          </table:table-cell>
          <table:table-cell office:value-type="float" office:value="27153">
            <text:p>27153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3336.66666666667">
            <text:p>3336.6666666667</text:p>
          </table:table-cell>
          <table:table-cell office:value-type="float" office:value="3321.55555555556">
            <text:p>3321.5555555556</text:p>
          </table:table-cell>
          <table:table-cell office:value-type="float" office:value="57.632938113162">
            <text:p>57.6329381132</text:p>
          </table:table-cell>
          <table:table-cell office:value-type="float" office:value="69009">
            <text:p>6900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8220.33333333333">
            <text:p>8220.3333333333</text:p>
          </table:table-cell>
          <table:table-cell office:value-type="float" office:value="19725441.5555556">
            <text:p>19725441.5555556</text:p>
          </table:table-cell>
          <table:table-cell office:value-type="float" office:value="4441.33330831582">
            <text:p>4441.333308315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0783">
            <text:p>10783</text:p>
          </table:table-cell>
          <table:table-cell office:value-type="float" office:value="35992766">
            <text:p>35992766</text:p>
          </table:table-cell>
          <table:table-cell office:value-type="float" office:value="5999.39713637962">
            <text:p>5999.3971363796</text:p>
          </table:table-cell>
          <table:table-cell office:value-type="float" office:value="1">
            <text:p>1</text:p>
          </table:table-cell>
          <table:table-cell office:value-type="float" office:value="1920">
            <text:p>1920</text:p>
          </table:table-cell>
          <table:table-cell office:value-type="float" office:value="1408">
            <text:p>1408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92">
            <text:p>1792</text:p>
          </table:table-cell>
          <table:table-cell office:value-type="float" office:value="0.471404520791032">
            <text:p>0.4714045208</text:p>
          </table:table-cell>
          <table:table-cell office:value-type="float" office:value="88.7105154733956">
            <text:p>88.7105154734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14">
            <text:p>1814</text:p>
          </table:table-cell>
          <table:table-cell/>
          <table:table-cell office:value-type="float" office:value="129.354809213522">
            <text:p>129.3548092135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88">
            <text:p>1788</text:p>
          </table:table-cell>
          <table:table-cell/>
          <table:table-cell office:value-type="float" office:value="105.594612657191">
            <text:p>105.5946126572</text:p>
          </table:table-cell>
          <table:table-cell office:value-type="float" office:value="95">
            <text:p>95</text:p>
          </table:table-cell>
          <table:table-cell table:number-columns-repeated="6"/>
        </table:table-row>
        <table:table-row table:style-name="ro1">
          <table:table-cell office:value-type="string">
            <text:p>UT-29</text:p>
          </table:table-cell>
          <table:table-cell office:value-type="string">
            <text:p>s3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Sunny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InfoPath.3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8px</text:p>
          </table:table-cell>
          <table:table-cell office:value-type="float" office:value="817865">
            <text:p>817865</text:p>
          </table:table-cell>
          <table:table-cell office:value-type="float" office:value="45">
            <text:p>45</text:p>
          </table:table-cell>
          <table:table-cell office:value-type="float" office:value="494437">
            <text:p>494437</text:p>
          </table:table-cell>
          <table:table-cell office:value-type="string">
            <text:p>ffffff</text:p>
          </table:table-cell>
          <table:table-cell office:value-type="string">
            <text:p>fadc7a</text:p>
          </table:table-cell>
          <table:table-cell office:value-type="string">
            <text:p>feeebd</text:p>
          </table:table-cell>
          <table:table-cell office:value-type="float" office:value="100">
            <text:p>100</text:p>
          </table:table-cell>
          <table:table-cell office:value-type="string">
            <text:p>8e846b</text:p>
          </table:table-cell>
          <table:table-cell office:value-type="float" office:value="383838">
            <text:p>383838</text:p>
          </table:table-cell>
          <table:table-cell office:value-type="string">
            <text:p>d19405</text:p>
          </table:table-cell>
          <table:table-cell office:value-type="string">
            <text:p>fece2f</text:p>
          </table:table-cell>
          <table:table-cell office:value-type="float" office:value="60">
            <text:p>60</text:p>
          </table:table-cell>
          <table:table-cell office:value-type="string">
            <text:p>d19405</text:p>
          </table:table-cell>
          <table:table-cell office:value-type="string">
            <text:p>4c3000</text:p>
          </table:table-cell>
          <table:table-cell office:value-type="string">
            <text:p>3d3d3d</text:p>
          </table:table-cell>
          <table:table-cell office:value-type="string">
            <text:p>ffdd57</text:p>
          </table:table-cell>
          <table:table-cell office:value-type="float" office:value="70">
            <text:p>70</text:p>
          </table:table-cell>
          <table:table-cell office:value-type="string">
            <text:p>a45b13</text:p>
          </table:table-cell>
          <table:table-cell office:value-type="string">
            <text:p>381f00</text:p>
          </table:table-cell>
          <table:table-cell office:value-type="string">
            <text:p>bd7b00</text:p>
          </table:table-cell>
          <table:table-cell office:value-type="string">
            <text:p>ffffff</text:p>
          </table:table-cell>
          <table:table-cell office:value-type="float" office:value="30">
            <text:p>30</text:p>
          </table:table-cell>
          <table:table-cell office:value-type="string">
            <text:p>655e4e</text:p>
          </table:table-cell>
          <table:table-cell office:value-type="string">
            <text:p>0074c7</text:p>
          </table:table-cell>
          <table:table-cell office:value-type="string">
            <text:p>eb990f</text:p>
          </table:table-cell>
          <table:table-cell office:value-type="string">
            <text:p>fff9e5</text:p>
          </table:table-cell>
          <table:table-cell office:value-type="float" office:value="90">
            <text:p>90</text:p>
          </table:table-cell>
          <table:table-cell office:value-type="string">
            <text:p>eeb420</text:p>
          </table:table-cell>
          <table:table-cell office:value-type="string">
            <text:p>1f1f1f</text:p>
          </table:table-cell>
          <table:table-cell office:value-type="string">
            <text:p>ed9f26</text:p>
          </table:table-cell>
          <table:table-cell office:value-type="string">
            <text:p>d34d17</text:p>
          </table:table-cell>
          <table:table-cell office:value-type="float" office:value="20">
            <text:p>20</text:p>
          </table:table-cell>
          <table:table-cell office:value-type="string">
            <text:p>ffb73d</text:p>
          </table:table-cell>
          <table:table-cell office:value-type="string">
            <text:p>ffffff</text:p>
          </table:table-cell>
          <table:table-cell office:value-type="string">
            <text:p>ffe18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527">
            <text:p>2527</text:p>
          </table:table-cell>
          <table:table-cell office:value-type="float" office:value="8.52447456836295">
            <text:p>8.5244745684</text:p>
          </table:table-cell>
          <table:table-cell office:value-type="float" office:value="571.688920849637">
            <text:p>571.6889208496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888">
            <text:p>1888</text:p>
          </table:table-cell>
          <table:table-cell office:value-type="float" office:value="7.31816613336672">
            <text:p>7.3181661334</text:p>
          </table:table-cell>
          <table:table-cell office:value-type="float" office:value="47.005909793935">
            <text:p>47.0059097939</text:p>
          </table:table-cell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985">
            <text:p>3985</text:p>
          </table:table-cell>
          <table:table-cell office:value-type="float" office:value="0.471404520791032">
            <text:p>0.4714045208</text:p>
          </table:table-cell>
          <table:table-cell office:value-type="float" office:value="2619.37910369784">
            <text:p>2619.3791036978</text:p>
          </table:table-cell>
          <table:table-cell office:value-type="float" office:value="159">
            <text:p>159</text:p>
          </table:table-cell>
          <table:table-cell office:value-type="float" office:value="0.8">
            <text:p>0.8</text:p>
          </table:table-cell>
          <table:table-cell office:value-type="float" office:value="32">
            <text:p>32</text:p>
          </table:table-cell>
          <table:table-cell office:value-type="float" office:value="1845">
            <text:p>1845</text:p>
          </table:table-cell>
          <table:table-cell office:value-type="float" office:value="30.0208261045561">
            <text:p>30.0208261046</text:p>
          </table:table-cell>
          <table:table-cell office:value-type="float" office:value="267.073959793912">
            <text:p>267.0739597939</text:p>
          </table:table-cell>
          <table:table-cell office:value-type="float" office:value="136">
            <text:p>136</text:p>
          </table:table-cell>
          <table:table-cell office:value-type="float" office:value="62030">
            <text:p>62030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6937.66666666667">
            <text:p>6937.6666666667</text:p>
          </table:table-cell>
          <table:table-cell office:value-type="float" office:value="10194350.8888889">
            <text:p>10194350.8888889</text:p>
          </table:table-cell>
          <table:table-cell office:value-type="float" office:value="3192.85935939698">
            <text:p>3192.859359397</text:p>
          </table:table-cell>
          <table:table-cell table:number-columns-repeated="2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9724.33333333333">
            <text:p>9724.3333333333</text:p>
          </table:table-cell>
          <table:table-cell office:value-type="float" office:value="37693280.8888889">
            <text:p>37693280.8888889</text:p>
          </table:table-cell>
          <table:table-cell office:value-type="float" office:value="6139.48539283944">
            <text:p>6139.4853928395</text:p>
          </table:table-cell>
          <table:table-cell office:value-type="float" office:value="74282">
            <text:p>74282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2310">
            <text:p>12310</text:p>
          </table:table-cell>
          <table:table-cell office:value-type="float" office:value="9440862">
            <text:p>9440862</text:p>
          </table:table-cell>
          <table:table-cell office:value-type="float" office:value="3072.59857449684">
            <text:p>3072.5985744968</text:p>
          </table:table-cell>
          <table:table-cell office:value-type="float" office:value="53654">
            <text:p>5365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7669">
            <text:p>7669</text:p>
          </table:table-cell>
          <table:table-cell office:value-type="float" office:value="17252682.6666667">
            <text:p>17252682.6666667</text:p>
          </table:table-cell>
          <table:table-cell office:value-type="float" office:value="4153.63487401898">
            <text:p>4153.63487401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6212.33333333333">
            <text:p>6212.3333333333</text:p>
          </table:table-cell>
          <table:table-cell office:value-type="float" office:value="2282221.55555556">
            <text:p>2282221.55555556</text:p>
          </table:table-cell>
          <table:table-cell office:value-type="float" office:value="1510.70233850205">
            <text:p>1510.7023385021</text:p>
          </table:table-cell>
          <table:table-cell office:value-type="float" office:value="1">
            <text:p>1</text:p>
          </table:table-cell>
          <table:table-cell office:value-type="float" office:value="1920">
            <text:p>1920</text:p>
          </table:table-cell>
          <table:table-cell office:value-type="float" office:value="955">
            <text:p>955</text:p>
          </table:table-cell>
          <table:table-cell/>
          <table:table-cell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2310">
            <text:p>2310</text:p>
          </table:table-cell>
          <table:table-cell office:value-type="float" office:value="0.471404520791032">
            <text:p>0.4714045208</text:p>
          </table:table-cell>
          <table:table-cell office:value-type="float" office:value="454.090544079286">
            <text:p>454.0905440793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07">
            <text:p>2407</text:p>
          </table:table-cell>
          <table:table-cell/>
          <table:table-cell office:value-type="float" office:value="215.150076819776">
            <text:p>215.1500768198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23">
            <text:p>1923</text:p>
          </table:table-cell>
          <table:table-cell office:value-type="float" office:value="0.471404520791032">
            <text:p>0.4714045208</text:p>
          </table:table-cell>
          <table:table-cell office:value-type="float" office:value="436.841949552569">
            <text:p>436.8419495526</text:p>
          </table:table-cell>
          <table:table-cell office:value-type="float" office:value="95">
            <text:p>95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UT-3</text:p>
          </table:table-cell>
          <table:table-cell office:value-type="string">
            <text:p>s5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Sunny</text:p>
          </table:table-cell>
          <table:table-cell office:value-type="string">
            <text:p>2012-09-06T07:56:16.496Z</text:p>
          </table:table-cell>
          <table:table-cell office:value-type="float" office:value="89">
            <text:p>89</text:p>
          </table:table-cell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Windows NT 6.1; WOW64) AppleWebKit/537.4 (KHTML, like Gecko) Chrome/22.0.1229.94 Safari/537.4</text:p>
          </table:table-cell>
          <table:table-cell office:value-type="string">
            <text:p>de</text:p>
          </table:table-cell>
          <table:table-cell office:value-type="string">
            <text:p>Win32</text:p>
          </table:table-cell>
          <table:table-cell office:value-type="string">
            <text:p>Gecko</text:p>
          </table:table-cell>
          <table:table-cell office:value-type="string">
            <text:p>Mozilla/5.0 (Windows NT 6.1; WOW64) AppleWebKit/537.4 (KHTML, like Gecko) Chrome/22.0.1229.94 Safari/537.4</text:p>
          </table:table-cell>
          <table:table-cell office:value-type="string">
            <text:p>Google Inc.</text:p>
          </table:table-cell>
          <table:table-cell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8px</text:p>
          </table:table-cell>
          <table:table-cell office:value-type="float" office:value="817865">
            <text:p>817865</text:p>
          </table:table-cell>
          <table:table-cell office:value-type="float" office:value="45">
            <text:p>45</text:p>
          </table:table-cell>
          <table:table-cell office:value-type="float" office:value="494437">
            <text:p>494437</text:p>
          </table:table-cell>
          <table:table-cell office:value-type="string">
            <text:p>ffffff</text:p>
          </table:table-cell>
          <table:table-cell office:value-type="string">
            <text:p>fadc7a</text:p>
          </table:table-cell>
          <table:table-cell office:value-type="string">
            <text:p>feeebd</text:p>
          </table:table-cell>
          <table:table-cell office:value-type="float" office:value="100">
            <text:p>100</text:p>
          </table:table-cell>
          <table:table-cell office:value-type="string">
            <text:p>8e846b</text:p>
          </table:table-cell>
          <table:table-cell office:value-type="float" office:value="383838">
            <text:p>383838</text:p>
          </table:table-cell>
          <table:table-cell office:value-type="string">
            <text:p>d19405</text:p>
          </table:table-cell>
          <table:table-cell office:value-type="string">
            <text:p>fece2f</text:p>
          </table:table-cell>
          <table:table-cell office:value-type="float" office:value="60">
            <text:p>60</text:p>
          </table:table-cell>
          <table:table-cell office:value-type="string">
            <text:p>d19405</text:p>
          </table:table-cell>
          <table:table-cell office:value-type="string">
            <text:p>4c3000</text:p>
          </table:table-cell>
          <table:table-cell office:value-type="string">
            <text:p>3d3d3d</text:p>
          </table:table-cell>
          <table:table-cell office:value-type="string">
            <text:p>ffdd57</text:p>
          </table:table-cell>
          <table:table-cell office:value-type="float" office:value="70">
            <text:p>70</text:p>
          </table:table-cell>
          <table:table-cell office:value-type="string">
            <text:p>a45b13</text:p>
          </table:table-cell>
          <table:table-cell office:value-type="string">
            <text:p>381f00</text:p>
          </table:table-cell>
          <table:table-cell office:value-type="string">
            <text:p>bd7b00</text:p>
          </table:table-cell>
          <table:table-cell office:value-type="string">
            <text:p>ffffff</text:p>
          </table:table-cell>
          <table:table-cell office:value-type="float" office:value="30">
            <text:p>30</text:p>
          </table:table-cell>
          <table:table-cell office:value-type="string">
            <text:p>655e4e</text:p>
          </table:table-cell>
          <table:table-cell office:value-type="string">
            <text:p>0074c7</text:p>
          </table:table-cell>
          <table:table-cell office:value-type="string">
            <text:p>eb990f</text:p>
          </table:table-cell>
          <table:table-cell office:value-type="string">
            <text:p>fff9e5</text:p>
          </table:table-cell>
          <table:table-cell office:value-type="float" office:value="90">
            <text:p>90</text:p>
          </table:table-cell>
          <table:table-cell office:value-type="string">
            <text:p>eeb420</text:p>
          </table:table-cell>
          <table:table-cell office:value-type="string">
            <text:p>1f1f1f</text:p>
          </table:table-cell>
          <table:table-cell office:value-type="string">
            <text:p>ed9f26</text:p>
          </table:table-cell>
          <table:table-cell office:value-type="string">
            <text:p>d34d17</text:p>
          </table:table-cell>
          <table:table-cell office:value-type="float" office:value="20">
            <text:p>20</text:p>
          </table:table-cell>
          <table:table-cell office:value-type="string">
            <text:p>ffb73d</text:p>
          </table:table-cell>
          <table:table-cell office:value-type="string">
            <text:p>ffffff</text:p>
          </table:table-cell>
          <table:table-cell office:value-type="string">
            <text:p>ffe18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61">
            <text:p>661</text:p>
          </table:table-cell>
          <table:table-cell/>
          <table:table-cell office:value-type="float" office:value="44.6791027463872">
            <text:p>44.6791027464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/>
          <table:table-cell office:value-type="float" office:value="853">
            <text:p>853</text:p>
          </table:table-cell>
          <table:table-cell/>
          <table:table-cell office:value-type="float" office:value="19.5106808355492">
            <text:p>19.5106808355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45.5192267069642">
            <text:p>45.519226707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94">
            <text:p>894</text:p>
          </table:table-cell>
          <table:table-cell office:value-type="float" office:value="7.54247233265651">
            <text:p>7.5424723327</text:p>
          </table:table-cell>
          <table:table-cell office:value-type="float" office:value="39.1095327964367">
            <text:p>39.1095327964</text:p>
          </table:table-cell>
          <table:table-cell office:value-type="float" office:value="89">
            <text:p>89</text:p>
          </table:table-cell>
          <table:table-cell office:value-type="float" office:value="19576">
            <text:p>1957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171">
            <text:p>1171</text:p>
          </table:table-cell>
          <table:table-cell table:number-columns-repeated="2"/>
          <table:table-cell office:value-type="float" office:value="17212">
            <text:p>17212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460.33333333333">
            <text:p>1460.3333333333</text:p>
          </table:table-cell>
          <table:table-cell office:value-type="float" office:value="37357.5555555556">
            <text:p>37357.5555555556</text:p>
          </table:table-cell>
          <table:table-cell office:value-type="float" office:value="193.28102740713">
            <text:p>193.2810274071</text:p>
          </table:table-cell>
          <table:table-cell table:number-columns-repeated="16"/>
          <table:table-cell office:value-type="string">
            <text:p>3-3f61dcdd0282341c011f986e4030344b</text:p>
          </table:table-cell>
          <table:table-cell table:number-columns-repeated="18"/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9499.33333333333">
            <text:p>9499.3333333333</text:p>
          </table:table-cell>
          <table:table-cell office:value-type="float" office:value="7388620.22222222">
            <text:p>7388620.22222222</text:p>
          </table:table-cell>
          <table:table-cell office:value-type="float" office:value="2718.20165223668">
            <text:p>2718.2016522367</text:p>
          </table:table-cell>
        </table:table-row>
        <table:table-row table:style-name="ro1">
          <table:table-cell office:value-type="string">
            <text:p>UT-30</text:p>
          </table:table-cell>
          <table:table-cell office:value-type="string">
            <text:p>s7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number-columns-repeated="3" table:style-name="ce1" office:value-type="string">
            <text:p>true</text:p>
          </table:table-cell>
          <table:table-cell office:value-type="string">
            <text:p>UI lightness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InfoPath.3)</text:p>
          </table:table-cell>
          <table:table-cell table:number-columns-repeated="2"/>
          <table:table-cell office:value-type="string">
            <text:p>Trebuchet MS, Tahoma, Verdana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f6a828</text:p>
          </table:table-cell>
          <table:table-cell office:value-type="float" office:value="35">
            <text:p>35</text:p>
          </table:table-cell>
          <table:table-cell office:value-type="string">
            <text:p>e78f08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dddddd</text:p>
          </table:table-cell>
          <table:table-cell office:value-type="float" office:value="333333">
            <text:p>333333</text:p>
          </table:table-cell>
          <table:table-cell office:value-type="float" office:value="222222">
            <text:p>222222</text:p>
          </table:table-cell>
          <table:table-cell office:value-type="string">
            <text:p>f6f6f6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1c94c4</text:p>
          </table:table-cell>
          <table:table-cell office:value-type="string">
            <text:p>ef8c08</text:p>
          </table:table-cell>
          <table:table-cell office:value-type="string">
            <text:p>fdf5ce</text:p>
          </table:table-cell>
          <table:table-cell office:value-type="float" office:value="100">
            <text:p>100</text:p>
          </table:table-cell>
          <table:table-cell office:value-type="string">
            <text:p>fbcb09</text:p>
          </table:table-cell>
          <table:table-cell office:value-type="string">
            <text:p>c77405</text:p>
          </table:table-cell>
          <table:table-cell office:value-type="string">
            <text:p>ef8c08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fbd850</text:p>
          </table:table-cell>
          <table:table-cell office:value-type="string">
            <text:p>eb8f00</text:p>
          </table:table-cell>
          <table:table-cell office:value-type="string">
            <text:p>ef8c08</text:p>
          </table:table-cell>
          <table:table-cell office:value-type="string">
            <text:p>ffe45c</text:p>
          </table:table-cell>
          <table:table-cell office:value-type="float" office:value="75">
            <text:p>75</text:p>
          </table:table-cell>
          <table:table-cell office:value-type="string">
            <text:p>fed22f</text:p>
          </table:table-cell>
          <table:table-cell office:value-type="float" office:value="363636">
            <text:p>363636</text:p>
          </table:table-cell>
          <table:table-cell office:value-type="string">
            <text:p>228ef1</text:p>
          </table:table-cell>
          <table:table-cell office:value-type="string">
            <text:p>b81900</text:p>
          </table:table-cell>
          <table:table-cell office:value-type="float" office:value="18">
            <text:p>18</text:p>
          </table:table-cell>
          <table:table-cell office:value-type="string">
            <text:p>cd0a0a</text:p>
          </table:table-cell>
          <table:table-cell office:value-type="string">
            <text:p>ffffff</text:p>
          </table:table-cell>
          <table:table-cell office:value-type="string">
            <text:p>ffd27a</text:p>
          </table:table-cell>
          <table:table-cell office:value-type="float" office:value="666666">
            <text:p>66666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5px</text:p>
          </table:table-cell>
          <table:table-cell table:number-columns-repeated="2" office:value-type="string">
            <text:p>-5px</text:p>
          </table:table-cell>
          <table:table-cell office:value-type="string">
            <text:p>5p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62">
            <text:p>1462</text:p>
          </table:table-cell>
          <table:table-cell office:value-type="float" office:value="0.471404520791032">
            <text:p>0.4714045208</text:p>
          </table:table-cell>
          <table:table-cell office:value-type="float" office:value="84.6968450153579">
            <text:p>84.6968450154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20">
            <text:p>1420</text:p>
          </table:table-cell>
          <table:table-cell/>
          <table:table-cell office:value-type="float" office:value="150.660766846139">
            <text:p>150.6607668461</text:p>
          </table:table-cell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83">
            <text:p>1483</text:p>
          </table:table-cell>
          <table:table-cell office:value-type="float" office:value="0.471404520791032">
            <text:p>0.4714045208</text:p>
          </table:table-cell>
          <table:table-cell office:value-type="float" office:value="213.777142526199">
            <text:p>213.7771425262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24">
            <text:p>1424</text:p>
          </table:table-cell>
          <table:table-cell office:value-type="float" office:value="0.471404520791032">
            <text:p>0.4714045208</text:p>
          </table:table-cell>
          <table:table-cell office:value-type="float" office:value="245.854066922274">
            <text:p>245.8540669223</text:p>
          </table:table-cell>
          <table:table-cell office:value-type="float" office:value="136">
            <text:p>136</text:p>
          </table:table-cell>
          <table:table-cell office:value-type="float" office:value="75456">
            <text:p>754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7643.33333333333">
            <text:p>7643.3333333333</text:p>
          </table:table-cell>
          <table:table-cell office:value-type="float" office:value="54334701.5555556">
            <text:p>54334701.5555556</text:p>
          </table:table-cell>
          <table:table-cell office:value-type="float" office:value="7371.20760496919">
            <text:p>7371.207604969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3502">
            <text:p>13502</text:p>
          </table:table-cell>
          <table:table-cell office:value-type="float" office:value="171219986">
            <text:p>171219986</text:p>
          </table:table-cell>
          <table:table-cell office:value-type="float" office:value="13085.1055020584">
            <text:p>13085.1055020584</text:p>
          </table:table-cell>
          <table:table-cell office:value-type="float" office:value="68878">
            <text:p>6887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7949.33333333333">
            <text:p>7949.3333333333</text:p>
          </table:table-cell>
          <table:table-cell office:value-type="float" office:value="23411360.8888889">
            <text:p>23411360.8888889</text:p>
          </table:table-cell>
          <table:table-cell office:value-type="float" office:value="4838.52879384725">
            <text:p>4838.5287938473</text:p>
          </table:table-cell>
          <table:table-cell office:value-type="float" office:value="47621">
            <text:p>476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7638.33333333333">
            <text:p>7638.3333333333</text:p>
          </table:table-cell>
          <table:table-cell office:value-type="float" office:value="15224637.5555556">
            <text:p>15224637.5555556</text:p>
          </table:table-cell>
          <table:table-cell office:value-type="float" office:value="3901.87615840836">
            <text:p>3901.876158408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255">
            <text:p>4255</text:p>
          </table:table-cell>
          <table:table-cell office:value-type="float" office:value="954134">
            <text:p>954134</text:p>
          </table:table-cell>
          <table:table-cell office:value-type="float" office:value="976.797829645419">
            <text:p>976.7978296454</text:p>
          </table:table-cell>
          <table:table-cell office:value-type="float" office:value="1">
            <text:p>1</text:p>
          </table:table-cell>
          <table:table-cell office:value-type="float" office:value="1920">
            <text:p>1920</text:p>
          </table:table-cell>
          <table:table-cell office:value-type="float" office:value="1401">
            <text:p>140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46">
            <text:p>1646</text:p>
          </table:table-cell>
          <table:table-cell office:value-type="float" office:value="0.471404520791032">
            <text:p>0.4714045208</text:p>
          </table:table-cell>
          <table:table-cell office:value-type="float" office:value="60.3563492011312">
            <text:p>60.3563492011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65">
            <text:p>1265</text:p>
          </table:table-cell>
          <table:table-cell office:value-type="float" office:value="0.471404520791032">
            <text:p>0.4714045208</text:p>
          </table:table-cell>
          <table:table-cell office:value-type="float" office:value="49.2815043060443">
            <text:p>49.281504306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99">
            <text:p>1699</text:p>
          </table:table-cell>
          <table:table-cell/>
          <table:table-cell office:value-type="float" office:value="335.946755040471">
            <text:p>335.9467550405</text:p>
          </table:table-cell>
          <table:table-cell office:value-type="float" office:value="95">
            <text:p>95</text:p>
          </table:table-cell>
          <table:table-cell table:number-columns-repeated="6"/>
        </table:table-row>
        <table:table-row table:style-name="ro1">
          <table:table-cell office:value-type="string">
            <text:p>UT-31</text:p>
          </table:table-cell>
          <table:table-cell office:value-type="string">
            <text:p>s4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default</text:p>
          </table:table-cell>
          <table:table-cell table:number-columns-repeated="2" table:style-name="ce1" office:value-type="string">
            <text:p>true</text:p>
          </table:table-cell>
          <table:table-cell/>
          <table:table-cell office:value-type="string">
            <text:p>UI darkness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Trident/5.0; SLCC2; .NET CLR 2.0.50727; .NET CLR 3.5.30729; .NET CLR 3.0.30729; Media Center PC 6.0; InfoPath.3; .NET4.0C; Tablet PC 2.0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Trident/5.0; SLCC2; .NET CLR 2.0.50727; .NET CLR 3.5.30729; .NET CLR 3.0.30729; Media Center PC 6.0; InfoPath.3; .NET4.0C; Tablet PC 2.0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6px</text:p>
          </table:table-cell>
          <table:table-cell office:value-type="float" office:value="333333">
            <text:p>333333</text:p>
          </table:table-cell>
          <table:table-cell office:value-type="float" office:value="25">
            <text:p>25</text:p>
          </table:table-cell>
          <table:table-cell office:value-type="float" office:value="333333">
            <text:p>333333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6666">
            <text:p>666666</text:p>
          </table:table-cell>
          <table:table-cell office:value-type="string">
            <text:p>ffffff</text:p>
          </table:table-cell>
          <table:table-cell office:value-type="string">
            <text:p>cccccc</text:p>
          </table:table-cell>
          <table:table-cell office:value-type="float" office:value="555555">
            <text:p>555555</text:p>
          </table:table-cell>
          <table:table-cell office:value-type="float" office:value="20">
            <text:p>20</text:p>
          </table:table-cell>
          <table:table-cell office:value-type="float" office:value="666666">
            <text:p>666666</text:p>
          </table:table-cell>
          <table:table-cell office:value-type="string">
            <text:p>eeeeee</text:p>
          </table:table-cell>
          <table:table-cell office:value-type="string">
            <text:p>cccccc</text:p>
          </table:table-cell>
          <table:table-cell office:value-type="string">
            <text:p>0078a3</text:p>
          </table:table-cell>
          <table:table-cell office:value-type="float" office:value="40">
            <text:p>40</text:p>
          </table:table-cell>
          <table:table-cell office:value-type="string">
            <text:p>59b4d4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58400</text:p>
          </table:table-cell>
          <table:table-cell office:value-type="float" office:value="30">
            <text:p>30</text:p>
          </table:table-cell>
          <table:table-cell office:value-type="string">
            <text:p>ffaf0f</text:p>
          </table:table-cell>
          <table:table-cell office:value-type="string">
            <text:p>ffffff</text:p>
          </table:table-cell>
          <table:table-cell office:value-type="float" office:value="222222">
            <text:p>222222</text:p>
          </table:table-cell>
          <table:table-cell office:value-type="string">
            <text:p>eeeeee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string">
            <text:p>2e7db2</text:p>
          </table:table-cell>
          <table:table-cell office:value-type="string">
            <text:p>4b8e0b</text:p>
          </table:table-cell>
          <table:table-cell office:value-type="string">
            <text:p>ffc73d</text:p>
          </table:table-cell>
          <table:table-cell office:value-type="float" office:value="40">
            <text:p>40</text:p>
          </table:table-cell>
          <table:table-cell office:value-type="string">
            <text:p>ffb73d</text:p>
          </table:table-cell>
          <table:table-cell office:value-type="float" office:value="111111">
            <text:p>111111</text:p>
          </table:table-cell>
          <table:table-cell office:value-type="string">
            <text:p>a8330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647">
            <text:p>2647</text:p>
          </table:table-cell>
          <table:table-cell office:value-type="float" office:value="0.816496580927726">
            <text:p>0.8164965809</text:p>
          </table:table-cell>
          <table:table-cell office:value-type="float" office:value="660.012289447873">
            <text:p>660.0122894479</text:p>
          </table:table-cell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037">
            <text:p>3037</text:p>
          </table:table-cell>
          <table:table-cell/>
          <table:table-cell office:value-type="float" office:value="319.563243610192">
            <text:p>319.5632436102</text:p>
          </table:table-cell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089">
            <text:p>3089</text:p>
          </table:table-cell>
          <table:table-cell office:value-type="float" office:value="0.942809041582063">
            <text:p>0.9428090416</text:p>
          </table:table-cell>
          <table:table-cell office:value-type="float" office:value="709.969013408332">
            <text:p>709.9690134083</text:p>
          </table:table-cell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73">
            <text:p>2873</text:p>
          </table:table-cell>
          <table:table-cell office:value-type="float" office:value="1.24721912892465">
            <text:p>1.2472191289</text:p>
          </table:table-cell>
          <table:table-cell office:value-type="float" office:value="542.074410636277">
            <text:p>542.0744106363</text:p>
          </table:table-cell>
          <table:table-cell office:value-type="float" office:value="140">
            <text:p>140</text:p>
          </table:table-cell>
          <table:table-cell office:value-type="float" office:value="37838">
            <text:p>3783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572">
            <text:p>4572</text:p>
          </table:table-cell>
          <table:table-cell office:value-type="float" office:value="107934">
            <text:p>107934</text:p>
          </table:table-cell>
          <table:table-cell office:value-type="float" office:value="328.533103354898">
            <text:p>328.533103354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667.33333333333">
            <text:p>3667.3333333333</text:p>
          </table:table-cell>
          <table:table-cell office:value-type="float" office:value="576707.555555556">
            <text:p>576707.555555556</text:p>
          </table:table-cell>
          <table:table-cell office:value-type="float" office:value="759.412638527669">
            <text:p>759.4126385277</text:p>
          </table:table-cell>
          <table:table-cell office:value-type="float" office:value="49735">
            <text:p>497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6203.33333333333">
            <text:p>6203.3333333333</text:p>
          </table:table-cell>
          <table:table-cell office:value-type="float" office:value="470646.222222222">
            <text:p>470646.222222222</text:p>
          </table:table-cell>
          <table:table-cell office:value-type="float" office:value="686.036604141661">
            <text:p>686.0366041417</text:p>
          </table:table-cell>
          <table:table-cell office:value-type="float" office:value="85395">
            <text:p>8539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0914.6666666667">
            <text:p>10914.6666666667</text:p>
          </table:table-cell>
          <table:table-cell office:value-type="float" office:value="7100059.55555556">
            <text:p>7100059.55555556</text:p>
          </table:table-cell>
          <table:table-cell office:value-type="float" office:value="2664.59369427227">
            <text:p>2664.59369427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3021">
            <text:p>13021</text:p>
          </table:table-cell>
          <table:table-cell office:value-type="float" office:value="7288194.66666667">
            <text:p>7288194.66666667</text:p>
          </table:table-cell>
          <table:table-cell office:value-type="float" office:value="2699.66565831154">
            <text:p>2699.6656583115</text:p>
          </table:table-cell>
          <table:table-cell office:value-type="float" office:value="1">
            <text:p>1</text:p>
          </table:table-cell>
          <table:table-cell office:value-type="float" office:value="1920">
            <text:p>1920</text:p>
          </table:table-cell>
          <table:table-cell office:value-type="float" office:value="1022">
            <text:p>102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21">
            <text:p>2521</text:p>
          </table:table-cell>
          <table:table-cell office:value-type="float" office:value="0.471404520791032">
            <text:p>0.4714045208</text:p>
          </table:table-cell>
          <table:table-cell office:value-type="float" office:value="159.073009094008">
            <text:p>159.073009094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673">
            <text:p>2673</text:p>
          </table:table-cell>
          <table:table-cell office:value-type="float" office:value="0.942809041582063">
            <text:p>0.9428090416</text:p>
          </table:table-cell>
          <table:table-cell office:value-type="float" office:value="161.940318224544">
            <text:p>161.9403182245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92">
            <text:p>3292</text:p>
          </table:table-cell>
          <table:table-cell office:value-type="float" office:value="0.816496580927726">
            <text:p>0.8164965809</text:p>
          </table:table-cell>
          <table:table-cell office:value-type="float" office:value="763.429542699696">
            <text:p>763.4295426997</text:p>
          </table:table-cell>
          <table:table-cell office:value-type="float" office:value="98">
            <text:p>98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UT-32</text:p>
          </table:table-cell>
          <table:table-cell office:value-type="string">
            <text:p>s2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default</text:p>
          </table:table-cell>
          <table:table-cell table:number-columns-repeated="2" table:style-name="ce1" office:value-type="string">
            <text:p>true</text:p>
          </table:table-cell>
          <table:table-cell/>
          <table:table-cell office:value-type="string">
            <text:p>UI lightness</text:p>
          </table:table-cell>
          <table:table-cell/>
          <table:table-cell office:value-type="float" office:value="177">
            <text:p>177</text:p>
          </table:table-cell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Linux; U; Android 4.0.4; de-de; GT-P7510 Build/IMM76D) AppleWebKit/534.30 (KHTML, like Gecko) Version/4.0 Safari/534.30</text:p>
          </table:table-cell>
          <table:table-cell office:value-type="string">
            <text:p>de-DE</text:p>
          </table:table-cell>
          <table:table-cell office:value-type="string">
            <text:p>Linux armv7l</text:p>
          </table:table-cell>
          <table:table-cell office:value-type="string">
            <text:p>Gecko</text:p>
          </table:table-cell>
          <table:table-cell office:value-type="string">
            <text:p>Mozilla/5.0 (Linux; U; Android 4.0.4; de-de; GT-P7510 Build/IMM76D) AppleWebKit/534.30 (KHTML, like Gecko) Version/4.0 Safari/534.30</text:p>
          </table:table-cell>
          <table:table-cell office:value-type="string">
            <text:p>Google Inc.</text:p>
          </table:table-cell>
          <table:table-cell/>
          <table:table-cell office:value-type="string">
            <text:p>Trebuchet MS, Tahoma, Verdana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f6a828</text:p>
          </table:table-cell>
          <table:table-cell office:value-type="float" office:value="35">
            <text:p>35</text:p>
          </table:table-cell>
          <table:table-cell office:value-type="string">
            <text:p>e78f08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dddddd</text:p>
          </table:table-cell>
          <table:table-cell office:value-type="float" office:value="333333">
            <text:p>333333</text:p>
          </table:table-cell>
          <table:table-cell office:value-type="float" office:value="222222">
            <text:p>222222</text:p>
          </table:table-cell>
          <table:table-cell office:value-type="string">
            <text:p>f6f6f6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1c94c4</text:p>
          </table:table-cell>
          <table:table-cell office:value-type="string">
            <text:p>ef8c08</text:p>
          </table:table-cell>
          <table:table-cell office:value-type="string">
            <text:p>fdf5ce</text:p>
          </table:table-cell>
          <table:table-cell office:value-type="float" office:value="100">
            <text:p>100</text:p>
          </table:table-cell>
          <table:table-cell office:value-type="string">
            <text:p>fbcb09</text:p>
          </table:table-cell>
          <table:table-cell office:value-type="string">
            <text:p>c77405</text:p>
          </table:table-cell>
          <table:table-cell office:value-type="string">
            <text:p>ef8c08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fbd850</text:p>
          </table:table-cell>
          <table:table-cell office:value-type="string">
            <text:p>eb8f00</text:p>
          </table:table-cell>
          <table:table-cell office:value-type="string">
            <text:p>ef8c08</text:p>
          </table:table-cell>
          <table:table-cell office:value-type="string">
            <text:p>ffe45c</text:p>
          </table:table-cell>
          <table:table-cell office:value-type="float" office:value="75">
            <text:p>75</text:p>
          </table:table-cell>
          <table:table-cell office:value-type="string">
            <text:p>fed22f</text:p>
          </table:table-cell>
          <table:table-cell office:value-type="float" office:value="363636">
            <text:p>363636</text:p>
          </table:table-cell>
          <table:table-cell office:value-type="string">
            <text:p>228ef1</text:p>
          </table:table-cell>
          <table:table-cell office:value-type="string">
            <text:p>b81900</text:p>
          </table:table-cell>
          <table:table-cell office:value-type="float" office:value="18">
            <text:p>18</text:p>
          </table:table-cell>
          <table:table-cell office:value-type="string">
            <text:p>cd0a0a</text:p>
          </table:table-cell>
          <table:table-cell office:value-type="string">
            <text:p>ffffff</text:p>
          </table:table-cell>
          <table:table-cell office:value-type="string">
            <text:p>ffd27a</text:p>
          </table:table-cell>
          <table:table-cell office:value-type="float" office:value="666666">
            <text:p>66666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5px</text:p>
          </table:table-cell>
          <table:table-cell table:number-columns-repeated="2" office:value-type="string">
            <text:p>-5px</text:p>
          </table:table-cell>
          <table:table-cell office:value-type="string">
            <text:p>5px</text:p>
          </table:table-cell>
          <table:table-cell office:value-type="float" office:value="3">
            <text:p>3</text:p>
          </table:table-cell>
          <table:table-cell office:value-type="float" office:value="0.8">
            <text:p>0.8</text:p>
          </table:table-cell>
          <table:table-cell office:value-type="float" office:value="2038">
            <text:p>2038</text:p>
          </table:table-cell>
          <table:table-cell office:value-type="float" office:value="2023">
            <text:p>2023</text:p>
          </table:table-cell>
          <table:table-cell office:value-type="float" office:value="1272.80899981105">
            <text:p>1272.8089998111</text:p>
          </table:table-cell>
          <table:table-cell office:value-type="float" office:value="1874.69770896537">
            <text:p>1874.6977089654</text:p>
          </table:table-cell>
          <table:table-cell office:value-type="float" office:value="266">
            <text:p>266</text:p>
          </table:table-cell>
          <table:table-cell office:value-type="float" office:value="0.6">
            <text:p>0.6</text:p>
          </table:table-cell>
          <table:table-cell office:value-type="float" office:value="1602">
            <text:p>1602</text:p>
          </table:table-cell>
          <table:table-cell office:value-type="float" office:value="530">
            <text:p>530</text:p>
          </table:table-cell>
          <table:table-cell office:value-type="float" office:value="200.293673278902">
            <text:p>200.2936732789</text:p>
          </table:table-cell>
          <table:table-cell office:value-type="float" office:value="606.688461146979">
            <text:p>606.688461147</text:p>
          </table:table-cell>
          <table:table-cell office:value-type="float" office:value="177">
            <text:p>177</text:p>
          </table:table-cell>
          <table:table-cell table:number-columns-repeated="5"/>
          <table:table-cell office:value-type="float" office:value="133">
            <text:p>133</text:p>
          </table:table-cell>
          <table:table-cell table:number-columns-repeated="19"/>
          <table:table-cell office:value-type="float" office:value="35245">
            <text:p>35245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4185">
            <text:p>4185</text:p>
          </table:table-cell>
          <table:table-cell office:value-type="float" office:value="266450.666666667">
            <text:p>266450.666666667</text:p>
          </table:table-cell>
          <table:table-cell office:value-type="float" office:value="516.188596025393">
            <text:p>516.1885960254</text:p>
          </table:table-cell>
          <table:table-cell office:value-type="float" office:value="61757">
            <text:p>6175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6063">
            <text:p>6063</text:p>
          </table:table-cell>
          <table:table-cell office:value-type="float" office:value="7097528.66666667">
            <text:p>7097528.66666667</text:p>
          </table:table-cell>
          <table:table-cell office:value-type="float" office:value="2664.11874109745">
            <text:p>2664.118741097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9456.33333333333">
            <text:p>9456.3333333333</text:p>
          </table:table-cell>
          <table:table-cell office:value-type="float" office:value="14862586.8888889">
            <text:p>14862586.8888889</text:p>
          </table:table-cell>
          <table:table-cell office:value-type="float" office:value="3855.20257429994">
            <text:p>3855.2025742999</text:p>
          </table:table-cell>
          <table:table-cell office:value-type="float" office:value="1.30612244897959">
            <text:p>1.306122449</text:p>
          </table:table-cell>
          <table:table-cell office:value-type="float" office:value="980">
            <text:p>980</text:p>
          </table:table-cell>
          <table:table-cell office:value-type="float" office:value="888">
            <text:p>888</text:p>
          </table:table-cell>
          <table:table-cell table:number-columns-repeated="25"/>
        </table:table-row>
        <table:table-row table:style-name="ro1">
          <table:table-cell office:value-type="string">
            <text:p>UT-33</text:p>
          </table:table-cell>
          <table:table-cell office:value-type="string">
            <text:p>s8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UI lightness</text:p>
          </table:table-cell>
          <table:table-cell/>
          <table:table-cell office:value-type="float" office:value="96">
            <text:p>96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Trebuchet MS, Tahoma, Verdana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f6a828</text:p>
          </table:table-cell>
          <table:table-cell office:value-type="float" office:value="35">
            <text:p>35</text:p>
          </table:table-cell>
          <table:table-cell office:value-type="string">
            <text:p>e78f08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dddddd</text:p>
          </table:table-cell>
          <table:table-cell office:value-type="float" office:value="333333">
            <text:p>333333</text:p>
          </table:table-cell>
          <table:table-cell office:value-type="float" office:value="222222">
            <text:p>222222</text:p>
          </table:table-cell>
          <table:table-cell office:value-type="string">
            <text:p>f6f6f6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1c94c4</text:p>
          </table:table-cell>
          <table:table-cell office:value-type="string">
            <text:p>ef8c08</text:p>
          </table:table-cell>
          <table:table-cell office:value-type="string">
            <text:p>fdf5ce</text:p>
          </table:table-cell>
          <table:table-cell office:value-type="float" office:value="100">
            <text:p>100</text:p>
          </table:table-cell>
          <table:table-cell office:value-type="string">
            <text:p>fbcb09</text:p>
          </table:table-cell>
          <table:table-cell office:value-type="string">
            <text:p>c77405</text:p>
          </table:table-cell>
          <table:table-cell office:value-type="string">
            <text:p>ef8c08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fbd850</text:p>
          </table:table-cell>
          <table:table-cell office:value-type="string">
            <text:p>eb8f00</text:p>
          </table:table-cell>
          <table:table-cell office:value-type="string">
            <text:p>ef8c08</text:p>
          </table:table-cell>
          <table:table-cell office:value-type="string">
            <text:p>ffe45c</text:p>
          </table:table-cell>
          <table:table-cell office:value-type="float" office:value="75">
            <text:p>75</text:p>
          </table:table-cell>
          <table:table-cell office:value-type="string">
            <text:p>fed22f</text:p>
          </table:table-cell>
          <table:table-cell office:value-type="float" office:value="363636">
            <text:p>363636</text:p>
          </table:table-cell>
          <table:table-cell office:value-type="string">
            <text:p>228ef1</text:p>
          </table:table-cell>
          <table:table-cell office:value-type="string">
            <text:p>b81900</text:p>
          </table:table-cell>
          <table:table-cell office:value-type="float" office:value="18">
            <text:p>18</text:p>
          </table:table-cell>
          <table:table-cell office:value-type="string">
            <text:p>cd0a0a</text:p>
          </table:table-cell>
          <table:table-cell office:value-type="string">
            <text:p>ffffff</text:p>
          </table:table-cell>
          <table:table-cell office:value-type="string">
            <text:p>ffd27a</text:p>
          </table:table-cell>
          <table:table-cell office:value-type="float" office:value="666666">
            <text:p>66666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5px</text:p>
          </table:table-cell>
          <table:table-cell table:number-columns-repeated="2" office:value-type="string">
            <text:p>-5px</text:p>
          </table:table-cell>
          <table:table-cell office:value-type="string">
            <text:p>5p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319">
            <text:p>11319</text:p>
          </table:table-cell>
          <table:table-cell/>
          <table:table-cell office:value-type="float" office:value="2033.99136893176">
            <text:p>2033.9913689318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933">
            <text:p>6933</text:p>
          </table:table-cell>
          <table:table-cell/>
          <table:table-cell office:value-type="float" office:value="664.543117905494">
            <text:p>664.5431179055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256">
            <text:p>6256</text:p>
          </table:table-cell>
          <table:table-cell/>
          <table:table-cell office:value-type="float" office:value="424.928490716052">
            <text:p>424.9284907161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817">
            <text:p>4817</text:p>
          </table:table-cell>
          <table:table-cell office:value-type="float" office:value="0.471404520791032">
            <text:p>0.4714045208</text:p>
          </table:table-cell>
          <table:table-cell office:value-type="float" office:value="116.467448957495">
            <text:p>116.4674489575</text:p>
          </table:table-cell>
          <table:table-cell office:value-type="float" office:value="112">
            <text:p>112</text:p>
          </table:table-cell>
          <table:table-cell office:value-type="float" office:value="76133">
            <text:p>7613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6220.6666666667">
            <text:p>16220.6666666667</text:p>
          </table:table-cell>
          <table:table-cell office:value-type="float" office:value="268834872.222222">
            <text:p>268834872.222222</text:p>
          </table:table-cell>
          <table:table-cell office:value-type="float" office:value="16396.1846849266">
            <text:p>16396.184684926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060.66666666667">
            <text:p>5060.6666666667</text:p>
          </table:table-cell>
          <table:table-cell office:value-type="float" office:value="131302.888888889">
            <text:p>131302.888888889</text:p>
          </table:table-cell>
          <table:table-cell office:value-type="float" office:value="362.357404904176">
            <text:p>362.3574049042</text:p>
          </table:table-cell>
          <table:table-cell office:value-type="float" office:value="87343">
            <text:p>87343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5531.33333333333">
            <text:p>5531.3333333333</text:p>
          </table:table-cell>
          <table:table-cell office:value-type="float" office:value="199473.555555556">
            <text:p>199473.555555556</text:p>
          </table:table-cell>
          <table:table-cell office:value-type="float" office:value="446.624624887114">
            <text:p>446.6246248871</text:p>
          </table:table-cell>
          <table:table-cell office:value-type="float" office:value="95028">
            <text:p>950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3435.6666666667">
            <text:p>13435.6666666667</text:p>
          </table:table-cell>
          <table:table-cell office:value-type="float" office:value="121376022.222222">
            <text:p>121376022.222222</text:p>
          </table:table-cell>
          <table:table-cell office:value-type="float" office:value="11017.0786609801">
            <text:p>11017.07866098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4165.6666666667">
            <text:p>14165.6666666667</text:p>
          </table:table-cell>
          <table:table-cell office:value-type="float" office:value="9483228.22222222">
            <text:p>9483228.22222222</text:p>
          </table:table-cell>
          <table:table-cell office:value-type="float" office:value="3079.48505796379">
            <text:p>3079.4850579638</text:p>
          </table:table-cell>
          <table:table-cell office:value-type="float" office:value="1">
            <text:p>1</text:p>
          </table:table-cell>
          <table:table-cell office:value-type="float" office:value="1366">
            <text:p>1366</text:p>
          </table:table-cell>
          <table:table-cell office:value-type="float" office:value="2350">
            <text:p>2350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250">
            <text:p>6250</text:p>
          </table:table-cell>
          <table:table-cell/>
          <table:table-cell office:value-type="float" office:value="1256.48831625642">
            <text:p>1256.4883162564</text:p>
          </table:table-cell>
          <table:table-cell office:value-type="float" office:value="96">
            <text:p>96</text:p>
          </table:table-cell>
          <table:table-cell table:number-columns-repeated="18"/>
        </table:table-row>
        <table:table-row table:style-name="ro1">
          <table:table-cell office:value-type="string">
            <text:p>UT-34</text:p>
          </table:table-cell>
          <table:table-cell office:value-type="string">
            <text:p>s2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default</text:p>
          </table:table-cell>
          <table:table-cell table:number-columns-repeated="2" table:style-name="ce1" office:value-type="string">
            <text:p>true</text:p>
          </table:table-cell>
          <table:table-cell/>
          <table:table-cell office:value-type="string">
            <text:p>Excite Bike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24">
            <text:p>1124</text:p>
          </table:table-cell>
          <table:table-cell office:value-type="float" office:value="0.471404520791032">
            <text:p>0.4714045208</text:p>
          </table:table-cell>
          <table:table-cell office:value-type="float" office:value="224.974566463757">
            <text:p>224.9745664638</text:p>
          </table:table-cell>
          <table:table-cell office:value-type="float" office:value="248">
            <text:p>248</text:p>
          </table:table-cell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1015">
            <text:p>1015</text:p>
          </table:table-cell>
          <table:table-cell/>
          <table:table-cell office:value-type="float" office:value="157.318943550991">
            <text:p>157.318943551</text:p>
          </table:table-cell>
          <table:table-cell office:value-type="float" office:value="165">
            <text:p>165</text:p>
          </table:table-cell>
          <table:table-cell office:value-type="float" office:value="0.6">
            <text:p>0.6</text:p>
          </table:table-cell>
          <table:table-cell office:value-type="float" office:value="7">
            <text:p>7</text:p>
          </table:table-cell>
          <table:table-cell office:value-type="float" office:value="1294">
            <text:p>1294</text:p>
          </table:table-cell>
          <table:table-cell office:value-type="float" office:value="5.43650214343336">
            <text:p>5.4365021434</text:p>
          </table:table-cell>
          <table:table-cell office:value-type="float" office:value="403.943890493057">
            <text:p>403.9438904931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50">
            <text:p>1150</text:p>
          </table:table-cell>
          <table:table-cell office:value-type="float" office:value="0.471404520791032">
            <text:p>0.4714045208</text:p>
          </table:table-cell>
          <table:table-cell office:value-type="float" office:value="52.6181210864343">
            <text:p>52.6181210864</text:p>
          </table:table-cell>
          <table:table-cell office:value-type="float" office:value="99">
            <text:p>99</text:p>
          </table:table-cell>
          <table:table-cell office:value-type="float" office:value="26157">
            <text:p>2615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512.66666666667">
            <text:p>1512.6666666667</text:p>
          </table:table-cell>
          <table:table-cell office:value-type="float" office:value="53774.8888888889">
            <text:p>53774.8888888889</text:p>
          </table:table-cell>
          <table:table-cell office:value-type="float" office:value="231.894132933304">
            <text:p>231.894132933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191.33333333333">
            <text:p>3191.3333333333</text:p>
          </table:table-cell>
          <table:table-cell office:value-type="float" office:value="4306032.88888889">
            <text:p>4306032.88888889</text:p>
          </table:table-cell>
          <table:table-cell office:value-type="float" office:value="2075.09828415159">
            <text:p>2075.0982841516</text:p>
          </table:table-cell>
          <table:table-cell office:value-type="float" office:value="26067">
            <text:p>26067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2685">
            <text:p>2685</text:p>
          </table:table-cell>
          <table:table-cell office:value-type="float" office:value="890194.666666667">
            <text:p>890194.666666667</text:p>
          </table:table-cell>
          <table:table-cell office:value-type="float" office:value="943.501280691588">
            <text:p>943.5012806916</text:p>
          </table:table-cell>
          <table:table-cell office:value-type="float" office:value="58531">
            <text:p>5853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164.33333333333">
            <text:p>5164.3333333333</text:p>
          </table:table-cell>
          <table:table-cell office:value-type="float" office:value="3904460.22222222">
            <text:p>3904460.22222222</text:p>
          </table:table-cell>
          <table:table-cell office:value-type="float" office:value="1975.97070378643">
            <text:p>1975.970703786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0284">
            <text:p>10284</text:p>
          </table:table-cell>
          <table:table-cell office:value-type="float" office:value="3793154.66666667">
            <text:p>3793154.66666667</text:p>
          </table:table-cell>
          <table:table-cell office:value-type="float" office:value="1947.60228657359">
            <text:p>1947.6022865736</text:p>
          </table:table-cell>
          <table:table-cell office:value-type="float" office:value="1.25">
            <text:p>1.25</text:p>
          </table:table-cell>
          <table:table-cell office:value-type="float" office:value="1093">
            <text:p>1093</text:p>
          </table:table-cell>
          <table:table-cell office:value-type="float" office:value="877">
            <text:p>877</text:p>
          </table:table-cell>
          <table:table-cell table:number-columns-repeated="25"/>
        </table:table-row>
        <table:table-row table:style-name="ro1">
          <table:table-cell office:value-type="string">
            <text:p>UT-35</text:p>
          </table:table-cell>
          <table:table-cell office:value-type="string">
            <text:p>s2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number-columns-repeated="2" table:style-name="ce1" office:value-type="string">
            <text:p>true</text:p>
          </table:table-cell>
          <table:table-cell/>
          <table:table-cell office:value-type="string">
            <text:p>Excite Bike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9554">
            <text:p>9554</text:p>
          </table:table-cell>
          <table:table-cell office:value-type="float" office:value="0.433012701892219">
            <text:p>0.4330127019</text:p>
          </table:table-cell>
          <table:table-cell office:value-type="float" office:value="3342.03960928054">
            <text:p>3342.0396092805</text:p>
          </table:table-cell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775">
            <text:p>11775</text:p>
          </table:table-cell>
          <table:table-cell office:value-type="float" office:value="0.471404520791032">
            <text:p>0.4714045208</text:p>
          </table:table-cell>
          <table:table-cell office:value-type="float" office:value="4181.68674101731">
            <text:p>4181.6867410173</text:p>
          </table:table-cell>
          <table:table-cell office:value-type="float" office:value="165">
            <text:p>165</text:p>
          </table:table-cell>
          <table:table-cell office:value-type="float" office:value="0.8">
            <text:p>0.8</text:p>
          </table:table-cell>
          <table:table-cell office:value-type="float" office:value="5">
            <text:p>5</text:p>
          </table:table-cell>
          <table:table-cell office:value-type="float" office:value="9147">
            <text:p>9147</text:p>
          </table:table-cell>
          <table:table-cell office:value-type="float" office:value="0.5">
            <text:p>0.5</text:p>
          </table:table-cell>
          <table:table-cell office:value-type="float" office:value="4251.96184131514">
            <text:p>4251.9618413151</text:p>
          </table:table-cell>
          <table:table-cell office:value-type="float" office:value="124">
            <text:p>124</text:p>
          </table:table-cell>
          <table:table-cell office:value-type="float" office:value="0.6">
            <text:p>0.6</text:p>
          </table:table-cell>
          <table:table-cell office:value-type="float" office:value="13">
            <text:p>13</text:p>
          </table:table-cell>
          <table:table-cell office:value-type="float" office:value="6834">
            <text:p>6834</text:p>
          </table:table-cell>
          <table:table-cell office:value-type="float" office:value="13.1993265821489">
            <text:p>13.1993265821</text:p>
          </table:table-cell>
          <table:table-cell office:value-type="float" office:value="1812.46173905977">
            <text:p>1812.4617390598</text:p>
          </table:table-cell>
          <table:table-cell office:value-type="float" office:value="99">
            <text:p>99</text:p>
          </table:table-cell>
          <table:table-cell office:value-type="float" office:value="85878">
            <text:p>8587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2475.3333333333">
            <text:p>12475.3333333333</text:p>
          </table:table-cell>
          <table:table-cell office:value-type="float" office:value="45083844.2222222">
            <text:p>45083844.2222222</text:p>
          </table:table-cell>
          <table:table-cell office:value-type="float" office:value="6714.45040358645">
            <text:p>6714.450403586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2101">
            <text:p>12101</text:p>
          </table:table-cell>
          <table:table-cell office:value-type="float" office:value="31714538">
            <text:p>31714538</text:p>
          </table:table-cell>
          <table:table-cell office:value-type="float" office:value="5631.56621198757">
            <text:p>5631.5662119876</text:p>
          </table:table-cell>
          <table:table-cell office:value-type="float" office:value="64553">
            <text:p>64553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9234.33333333333">
            <text:p>9234.3333333333</text:p>
          </table:table-cell>
          <table:table-cell office:value-type="float" office:value="1565238.22222222">
            <text:p>1565238.22222222</text:p>
          </table:table-cell>
          <table:table-cell office:value-type="float" office:value="1251.0948094458">
            <text:p>1251.0948094458</text:p>
          </table:table-cell>
          <table:table-cell office:value-type="float" office:value="105259">
            <text:p>10525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4270.6666666667">
            <text:p>14270.6666666667</text:p>
          </table:table-cell>
          <table:table-cell office:value-type="float" office:value="10012401.5555556">
            <text:p>10012401.5555556</text:p>
          </table:table-cell>
          <table:table-cell office:value-type="float" office:value="3164.23791070702">
            <text:p>3164.23791070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6752">
            <text:p>16752</text:p>
          </table:table-cell>
          <table:table-cell office:value-type="float" office:value="73437014">
            <text:p>73437014</text:p>
          </table:table-cell>
          <table:table-cell office:value-type="float" office:value="8569.53989430004">
            <text:p>8569.5398943001</text:p>
          </table:table-cell>
          <table:table-cell office:value-type="float" office:value="1.25">
            <text:p>1.25</text:p>
          </table:table-cell>
          <table:table-cell office:value-type="float" office:value="1093">
            <text:p>1093</text:p>
          </table:table-cell>
          <table:table-cell office:value-type="float" office:value="877">
            <text:p>877</text:p>
          </table:table-cell>
          <table:table-cell table:number-columns-repeated="25"/>
        </table:table-row>
        <table:table-row table:style-name="ro1">
          <table:table-cell office:value-type="string">
            <text:p>UT-36</text:p>
          </table:table-cell>
          <table:table-cell office:value-type="string">
            <text:p>s7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Smoothness</text:p>
          </table:table-cell>
          <table:table-cell/>
          <table:table-cell office:value-type="float" office:value="93">
            <text:p>93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Verdana,Arial,sans-serif</text:p>
          </table:table-cell>
          <table:table-cell office:value-type="string">
            <text:p>normal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cccccc</text:p>
          </table:table-cell>
          <table:table-cell office:value-type="float" office:value="75">
            <text:p>75</text:p>
          </table:table-cell>
          <table:table-cell office:value-type="string">
            <text:p>aaaaaa</text:p>
          </table:table-cell>
          <table:table-cell table:number-columns-repeated="2" office:value-type="float" office:value="222222">
            <text:p>222222</text:p>
          </table:table-cell>
          <table:table-cell office:value-type="string">
            <text:p>ffffff</text:p>
          </table:table-cell>
          <table:table-cell office:value-type="float" office:value="75">
            <text:p>75</text:p>
          </table:table-cell>
          <table:table-cell office:value-type="string">
            <text:p>aaaaaa</text:p>
          </table:table-cell>
          <table:table-cell table:number-columns-repeated="2" office:value-type="float" office:value="222222">
            <text:p>222222</text:p>
          </table:table-cell>
          <table:table-cell office:value-type="string">
            <text:p>e6e6e6</text:p>
          </table:table-cell>
          <table:table-cell office:value-type="float" office:value="75">
            <text:p>75</text:p>
          </table:table-cell>
          <table:table-cell office:value-type="string">
            <text:p>d3d3d3</text:p>
          </table:table-cell>
          <table:table-cell office:value-type="float" office:value="555555">
            <text:p>555555</text:p>
          </table:table-cell>
          <table:table-cell office:value-type="float" office:value="888888">
            <text:p>888888</text:p>
          </table:table-cell>
          <table:table-cell office:value-type="string">
            <text:p>dadada</text:p>
          </table:table-cell>
          <table:table-cell office:value-type="float" office:value="75">
            <text:p>75</text:p>
          </table:table-cell>
          <table:table-cell office:value-type="float" office:value="999999">
            <text:p>999999</text:p>
          </table:table-cell>
          <table:table-cell office:value-type="float" office:value="212121">
            <text:p>212121</text:p>
          </table:table-cell>
          <table:table-cell office:value-type="float" office:value="454545">
            <text:p>454545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aaaaaa</text:p>
          </table:table-cell>
          <table:table-cell office:value-type="float" office:value="212121">
            <text:p>212121</text:p>
          </table:table-cell>
          <table:table-cell office:value-type="float" office:value="454545">
            <text:p>454545</text:p>
          </table:table-cell>
          <table:table-cell office:value-type="string">
            <text:p>fbf9ee</text:p>
          </table:table-cell>
          <table:table-cell office:value-type="float" office:value="55">
            <text:p>55</text:p>
          </table:table-cell>
          <table:table-cell office:value-type="string">
            <text:p>fcefa1</text:p>
          </table:table-cell>
          <table:table-cell office:value-type="float" office:value="363636">
            <text:p>363636</text:p>
          </table:table-cell>
          <table:table-cell office:value-type="string">
            <text:p>2e83ff</text:p>
          </table:table-cell>
          <table:table-cell office:value-type="string">
            <text:p>fef1ec</text:p>
          </table:table-cell>
          <table:table-cell office:value-type="float" office:value="95">
            <text:p>95</text:p>
          </table:table-cell>
          <table:table-cell table:number-columns-repeated="3" office:value-type="string">
            <text:p>cd0a0a</text:p>
          </table:table-cell>
          <table:table-cell office:value-type="string">
            <text:p>aaaaaa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aaaaaa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8px</text:p>
          </table:table-cell>
          <table:table-cell table:number-columns-repeated="2" office:value-type="string">
            <text:p>-8px</text:p>
          </table:table-cell>
          <table:table-cell office:value-type="string">
            <text:p>8p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651">
            <text:p>4651</text:p>
          </table:table-cell>
          <table:table-cell office:value-type="float" office:value="0.471404520791032">
            <text:p>0.4714045208</text:p>
          </table:table-cell>
          <table:table-cell office:value-type="float" office:value="97.1733845590791">
            <text:p>97.1733845591</text:p>
          </table:table-cell>
          <table:table-cell office:value-type="float" office:value="218">
            <text:p>218</text:p>
          </table:table-cell>
          <table:table-cell office:value-type="float" office:value="0.8">
            <text:p>0.8</text:p>
          </table:table-cell>
          <table:table-cell office:value-type="float" office:value="7">
            <text:p>7</text:p>
          </table:table-cell>
          <table:table-cell office:value-type="float" office:value="3031">
            <text:p>3031</text:p>
          </table:table-cell>
          <table:table-cell office:value-type="float" office:value="4.63680924774785">
            <text:p>4.6368092477</text:p>
          </table:table-cell>
          <table:table-cell office:value-type="float" office:value="1209.13698562239">
            <text:p>1209.1369856224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628">
            <text:p>2628</text:p>
          </table:table-cell>
          <table:table-cell/>
          <table:table-cell office:value-type="float" office:value="308.302881379118">
            <text:p>308.3028813791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354">
            <text:p>2354</text:p>
          </table:table-cell>
          <table:table-cell office:value-type="float" office:value="3.77123616632825">
            <text:p>3.7712361663</text:p>
          </table:table-cell>
          <table:table-cell office:value-type="float" office:value="278.406577189229">
            <text:p>278.4065771892</text:p>
          </table:table-cell>
          <table:table-cell office:value-type="float" office:value="109">
            <text:p>109</text:p>
          </table:table-cell>
          <table:table-cell office:value-type="float" office:value="84388">
            <text:p>8438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6605">
            <text:p>6605</text:p>
          </table:table-cell>
          <table:table-cell office:value-type="float" office:value="139634.666666667">
            <text:p>139634.666666667</text:p>
          </table:table-cell>
          <table:table-cell office:value-type="float" office:value="373.677222568712">
            <text:p>373.677222568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7493">
            <text:p>17493</text:p>
          </table:table-cell>
          <table:table-cell office:value-type="float" office:value="239546164.666667">
            <text:p>239546164.666667</text:p>
          </table:table-cell>
          <table:table-cell office:value-type="float" office:value="15477.2789813541">
            <text:p>15477.2789813541</text:p>
          </table:table-cell>
          <table:table-cell office:value-type="float" office:value="56760">
            <text:p>5676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7855">
            <text:p>7855</text:p>
          </table:table-cell>
          <table:table-cell office:value-type="float" office:value="7315648.66666667">
            <text:p>7315648.66666667</text:p>
          </table:table-cell>
          <table:table-cell office:value-type="float" office:value="2704.74558261339">
            <text:p>2704.7455826134</text:p>
          </table:table-cell>
          <table:table-cell office:value-type="float" office:value="140589">
            <text:p>14058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2238.3333333333">
            <text:p>12238.3333333333</text:p>
          </table:table-cell>
          <table:table-cell office:value-type="float" office:value="33493346.8888889">
            <text:p>33493346.8888889</text:p>
          </table:table-cell>
          <table:table-cell office:value-type="float" office:value="5787.34368159425">
            <text:p>5787.343681594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30592.6666666667">
            <text:p>30592.6666666667</text:p>
          </table:table-cell>
          <table:table-cell office:value-type="float" office:value="101001013.555556">
            <text:p>101001013.555556</text:p>
          </table:table-cell>
          <table:table-cell office:value-type="float" office:value="10049.926047268">
            <text:p>10049.926047268</text:p>
          </table:table-cell>
          <table:table-cell office:value-type="float" office:value="0.947916666666667">
            <text:p>0.9479166667</text:p>
          </table:table-cell>
          <table:table-cell office:value-type="float" office:value="1441">
            <text:p>1441</text:p>
          </table:table-cell>
          <table:table-cell office:value-type="float" office:value="1454">
            <text:p>1454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739">
            <text:p>2739</text:p>
          </table:table-cell>
          <table:table-cell office:value-type="float" office:value="3.09120616516523">
            <text:p>3.0912061652</text:p>
          </table:table-cell>
          <table:table-cell office:value-type="float" office:value="229.051668115879">
            <text:p>229.0516681159</text:p>
          </table:table-cell>
          <table:table-cell office:value-type="float" office:value="93">
            <text:p>93</text:p>
          </table:table-cell>
          <table:table-cell table:number-columns-repeated="18"/>
        </table:table-row>
        <table:table-row table:style-name="ro1">
          <table:table-cell office:value-type="string">
            <text:p>UT-37</text:p>
          </table:table-cell>
          <table:table-cell office:value-type="string">
            <text:p>s8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number-columns-repeated="2" table:style-name="ce1" office:value-type="string">
            <text:p>true</text:p>
          </table:table-cell>
          <table:table-cell/>
          <table:table-cell office:value-type="string">
            <text:p>Sunny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8px</text:p>
          </table:table-cell>
          <table:table-cell office:value-type="float" office:value="817865">
            <text:p>817865</text:p>
          </table:table-cell>
          <table:table-cell office:value-type="float" office:value="45">
            <text:p>45</text:p>
          </table:table-cell>
          <table:table-cell office:value-type="float" office:value="494437">
            <text:p>494437</text:p>
          </table:table-cell>
          <table:table-cell office:value-type="string">
            <text:p>ffffff</text:p>
          </table:table-cell>
          <table:table-cell office:value-type="string">
            <text:p>fadc7a</text:p>
          </table:table-cell>
          <table:table-cell office:value-type="string">
            <text:p>feeebd</text:p>
          </table:table-cell>
          <table:table-cell office:value-type="float" office:value="100">
            <text:p>100</text:p>
          </table:table-cell>
          <table:table-cell office:value-type="string">
            <text:p>8e846b</text:p>
          </table:table-cell>
          <table:table-cell office:value-type="float" office:value="383838">
            <text:p>383838</text:p>
          </table:table-cell>
          <table:table-cell office:value-type="string">
            <text:p>d19405</text:p>
          </table:table-cell>
          <table:table-cell office:value-type="string">
            <text:p>fece2f</text:p>
          </table:table-cell>
          <table:table-cell office:value-type="float" office:value="60">
            <text:p>60</text:p>
          </table:table-cell>
          <table:table-cell office:value-type="string">
            <text:p>d19405</text:p>
          </table:table-cell>
          <table:table-cell office:value-type="string">
            <text:p>4c3000</text:p>
          </table:table-cell>
          <table:table-cell office:value-type="string">
            <text:p>3d3d3d</text:p>
          </table:table-cell>
          <table:table-cell office:value-type="string">
            <text:p>ffdd57</text:p>
          </table:table-cell>
          <table:table-cell office:value-type="float" office:value="70">
            <text:p>70</text:p>
          </table:table-cell>
          <table:table-cell office:value-type="string">
            <text:p>a45b13</text:p>
          </table:table-cell>
          <table:table-cell office:value-type="string">
            <text:p>381f00</text:p>
          </table:table-cell>
          <table:table-cell office:value-type="string">
            <text:p>bd7b00</text:p>
          </table:table-cell>
          <table:table-cell office:value-type="string">
            <text:p>ffffff</text:p>
          </table:table-cell>
          <table:table-cell office:value-type="float" office:value="30">
            <text:p>30</text:p>
          </table:table-cell>
          <table:table-cell office:value-type="string">
            <text:p>655e4e</text:p>
          </table:table-cell>
          <table:table-cell office:value-type="string">
            <text:p>0074c7</text:p>
          </table:table-cell>
          <table:table-cell office:value-type="string">
            <text:p>eb990f</text:p>
          </table:table-cell>
          <table:table-cell office:value-type="string">
            <text:p>fff9e5</text:p>
          </table:table-cell>
          <table:table-cell office:value-type="float" office:value="90">
            <text:p>90</text:p>
          </table:table-cell>
          <table:table-cell office:value-type="string">
            <text:p>eeb420</text:p>
          </table:table-cell>
          <table:table-cell office:value-type="string">
            <text:p>1f1f1f</text:p>
          </table:table-cell>
          <table:table-cell office:value-type="string">
            <text:p>ed9f26</text:p>
          </table:table-cell>
          <table:table-cell office:value-type="string">
            <text:p>d34d17</text:p>
          </table:table-cell>
          <table:table-cell office:value-type="float" office:value="20">
            <text:p>20</text:p>
          </table:table-cell>
          <table:table-cell office:value-type="string">
            <text:p>ffb73d</text:p>
          </table:table-cell>
          <table:table-cell office:value-type="string">
            <text:p>ffffff</text:p>
          </table:table-cell>
          <table:table-cell office:value-type="string">
            <text:p>ffe18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775">
            <text:p>5775</text:p>
          </table:table-cell>
          <table:table-cell/>
          <table:table-cell office:value-type="float" office:value="2279.2068795965">
            <text:p>2279.2068795965</text:p>
          </table:table-cell>
          <table:table-cell office:value-type="float" office:value="201">
            <text:p>201</text:p>
          </table:table-cell>
          <table:table-cell office:value-type="float" office:value="0.8">
            <text:p>0.8</text:p>
          </table:table-cell>
          <table:table-cell office:value-type="float" office:value="63">
            <text:p>63</text:p>
          </table:table-cell>
          <table:table-cell office:value-type="float" office:value="3305">
            <text:p>3305</text:p>
          </table:table-cell>
          <table:table-cell office:value-type="float" office:value="102.336149526939">
            <text:p>102.3361495269</text:p>
          </table:table-cell>
          <table:table-cell office:value-type="float" office:value="964.035398727661">
            <text:p>964.0353987277</text:p>
          </table:table-cell>
          <table:table-cell office:value-type="float" office:value="167">
            <text:p>167</text:p>
          </table:table-cell>
          <table:table-cell office:value-type="float" office:value="0.8">
            <text:p>0.8</text:p>
          </table:table-cell>
          <table:table-cell office:value-type="float" office:value="7">
            <text:p>7</text:p>
          </table:table-cell>
          <table:table-cell office:value-type="float" office:value="2915">
            <text:p>2915</text:p>
          </table:table-cell>
          <table:table-cell office:value-type="float" office:value="6.21992765231236">
            <text:p>6.2199276523</text:p>
          </table:table-cell>
          <table:table-cell office:value-type="float" office:value="1156.23513503958">
            <text:p>1156.2351350396</text:p>
          </table:table-cell>
          <table:table-cell office:value-type="float" office:value="143">
            <text:p>143</text:p>
          </table:table-cell>
          <table:table-cell office:value-type="float" office:value="0.8">
            <text:p>0.8</text:p>
          </table:table-cell>
          <table:table-cell office:value-type="float" office:value="132">
            <text:p>132</text:p>
          </table:table-cell>
          <table:table-cell office:value-type="float" office:value="2937">
            <text:p>2937</text:p>
          </table:table-cell>
          <table:table-cell office:value-type="float" office:value="176.63008662173">
            <text:p>176.6300866217</text:p>
          </table:table-cell>
          <table:table-cell office:value-type="float" office:value="183.221860049504">
            <text:p>183.2218600495</text:p>
          </table:table-cell>
          <table:table-cell office:value-type="float" office:value="125">
            <text:p>125</text:p>
          </table:table-cell>
          <table:table-cell office:value-type="float" office:value="41738">
            <text:p>4173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267.66666666667">
            <text:p>5267.6666666667</text:p>
          </table:table-cell>
          <table:table-cell office:value-type="float" office:value="3481096.22222222">
            <text:p>3481096.22222222</text:p>
          </table:table-cell>
          <table:table-cell office:value-type="float" office:value="1865.76960587909">
            <text:p>1865.769605879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565">
            <text:p>4565</text:p>
          </table:table-cell>
          <table:table-cell office:value-type="float" office:value="11017192.6666667">
            <text:p>11017192.6666667</text:p>
          </table:table-cell>
          <table:table-cell office:value-type="float" office:value="3319.21567040569">
            <text:p>3319.2156704057</text:p>
          </table:table-cell>
          <table:table-cell office:value-type="float" office:value="35929">
            <text:p>35929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4684.66666666667">
            <text:p>4684.6666666667</text:p>
          </table:table-cell>
          <table:table-cell office:value-type="float" office:value="32314.8888888889">
            <text:p>32314.8888888889</text:p>
          </table:table-cell>
          <table:table-cell office:value-type="float" office:value="179.763424780707">
            <text:p>179.7634247807</text:p>
          </table:table-cell>
          <table:table-cell office:value-type="float" office:value="117546">
            <text:p>11754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1364">
            <text:p>21364</text:p>
          </table:table-cell>
          <table:table-cell office:value-type="float" office:value="31157720.6666667">
            <text:p>31157720.6666667</text:p>
          </table:table-cell>
          <table:table-cell office:value-type="float" office:value="5581.91012706821">
            <text:p>5581.910127068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3712.3333333333">
            <text:p>13712.3333333333</text:p>
          </table:table-cell>
          <table:table-cell office:value-type="float" office:value="11755489.5555556">
            <text:p>11755489.5555556</text:p>
          </table:table-cell>
          <table:table-cell office:value-type="float" office:value="3428.62794067183">
            <text:p>3428.6279406718</text:p>
          </table:table-cell>
          <table:table-cell office:value-type="float" office:value="0.645833333333333">
            <text:p>0.6458333333</text:p>
          </table:table-cell>
          <table:table-cell office:value-type="float" office:value="2115">
            <text:p>2115</text:p>
          </table:table-cell>
          <table:table-cell office:value-type="float" office:value="1578">
            <text:p>1578</text:p>
          </table:table-cell>
          <table:table-cell/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2377">
            <text:p>2377</text:p>
          </table:table-cell>
          <table:table-cell office:value-type="float" office:value="0.433012701892219">
            <text:p>0.4330127019</text:p>
          </table:table-cell>
          <table:table-cell office:value-type="float" office:value="134.618906547335">
            <text:p>134.6189065473</text:p>
          </table:table-cell>
          <table:table-cell office:value-type="float" office:value="111">
            <text:p>111</text:p>
          </table:table-cell>
          <table:table-cell office:value-type="float" office:value="0.8">
            <text:p>0.8</text:p>
          </table:table-cell>
          <table:table-cell office:value-type="float" office:value="99">
            <text:p>99</text:p>
          </table:table-cell>
          <table:table-cell office:value-type="float" office:value="3007">
            <text:p>3007</text:p>
          </table:table-cell>
          <table:table-cell office:value-type="float" office:value="144.078754505999">
            <text:p>144.078754506</text:p>
          </table:table-cell>
          <table:table-cell office:value-type="float" office:value="854.396863290122">
            <text:p>854.3968632901</text:p>
          </table:table-cell>
          <table:table-cell office:value-type="float" office:value="100">
            <text:p>100</text:p>
          </table:table-cell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3325">
            <text:p>3325</text:p>
          </table:table-cell>
          <table:table-cell office:value-type="float" office:value="0.5">
            <text:p>0.5</text:p>
          </table:table-cell>
          <table:table-cell office:value-type="float" office:value="813.70710332404">
            <text:p>813.707103324</text:p>
          </table:table-cell>
          <table:table-cell office:value-type="float" office:value="91">
            <text:p>91</text:p>
          </table:table-cell>
          <table:table-cell table:number-columns-repeated="6"/>
        </table:table-row>
        <table:table-row table:style-name="ro1">
          <table:table-cell office:value-type="string">
            <text:p>UT-38</text:p>
          </table:table-cell>
          <table:table-cell office:value-type="string">
            <text:p>s7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number-columns-repeated="2" table:style-name="ce1" office:value-type="string">
            <text:p>true</text:p>
          </table:table-cell>
          <table:table-cell/>
          <table:table-cell office:value-type="string">
            <text:p>UI darkness</text:p>
          </table:table-cell>
          <table:table-cell/>
          <table:table-cell office:value-type="float" office:value="167">
            <text:p>167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6px</text:p>
          </table:table-cell>
          <table:table-cell office:value-type="float" office:value="333333">
            <text:p>333333</text:p>
          </table:table-cell>
          <table:table-cell office:value-type="float" office:value="25">
            <text:p>25</text:p>
          </table:table-cell>
          <table:table-cell office:value-type="float" office:value="333333">
            <text:p>333333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6666">
            <text:p>666666</text:p>
          </table:table-cell>
          <table:table-cell office:value-type="string">
            <text:p>ffffff</text:p>
          </table:table-cell>
          <table:table-cell office:value-type="string">
            <text:p>cccccc</text:p>
          </table:table-cell>
          <table:table-cell office:value-type="float" office:value="555555">
            <text:p>555555</text:p>
          </table:table-cell>
          <table:table-cell office:value-type="float" office:value="20">
            <text:p>20</text:p>
          </table:table-cell>
          <table:table-cell office:value-type="float" office:value="666666">
            <text:p>666666</text:p>
          </table:table-cell>
          <table:table-cell office:value-type="string">
            <text:p>eeeeee</text:p>
          </table:table-cell>
          <table:table-cell office:value-type="string">
            <text:p>cccccc</text:p>
          </table:table-cell>
          <table:table-cell office:value-type="string">
            <text:p>0078a3</text:p>
          </table:table-cell>
          <table:table-cell office:value-type="float" office:value="40">
            <text:p>40</text:p>
          </table:table-cell>
          <table:table-cell office:value-type="string">
            <text:p>59b4d4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58400</text:p>
          </table:table-cell>
          <table:table-cell office:value-type="float" office:value="30">
            <text:p>30</text:p>
          </table:table-cell>
          <table:table-cell office:value-type="string">
            <text:p>ffaf0f</text:p>
          </table:table-cell>
          <table:table-cell office:value-type="string">
            <text:p>ffffff</text:p>
          </table:table-cell>
          <table:table-cell office:value-type="float" office:value="222222">
            <text:p>222222</text:p>
          </table:table-cell>
          <table:table-cell office:value-type="string">
            <text:p>eeeeee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string">
            <text:p>2e7db2</text:p>
          </table:table-cell>
          <table:table-cell office:value-type="string">
            <text:p>4b8e0b</text:p>
          </table:table-cell>
          <table:table-cell office:value-type="string">
            <text:p>ffc73d</text:p>
          </table:table-cell>
          <table:table-cell office:value-type="float" office:value="40">
            <text:p>40</text:p>
          </table:table-cell>
          <table:table-cell office:value-type="string">
            <text:p>ffb73d</text:p>
          </table:table-cell>
          <table:table-cell office:value-type="float" office:value="111111">
            <text:p>111111</text:p>
          </table:table-cell>
          <table:table-cell office:value-type="string">
            <text:p>a8330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212">
            <text:p>4212</text:p>
          </table:table-cell>
          <table:table-cell/>
          <table:table-cell office:value-type="float" office:value="951.760824297085">
            <text:p>951.7608242971</text:p>
          </table:table-cell>
          <table:table-cell office:value-type="float" office:value="201">
            <text:p>201</text:p>
          </table:table-cell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10810">
            <text:p>10810</text:p>
          </table:table-cell>
          <table:table-cell office:value-type="float" office:value="0.433012701892219">
            <text:p>0.4330127019</text:p>
          </table:table-cell>
          <table:table-cell office:value-type="float" office:value="2554.60999958898">
            <text:p>2554.609999589</text:p>
          </table:table-cell>
          <table:table-cell office:value-type="float" office:value="167">
            <text:p>167</text:p>
          </table:table-cell>
          <table:table-cell office:value-type="float" office:value="0.4">
            <text:p>0.4</text:p>
          </table:table-cell>
          <table:table-cell office:value-type="float" office:value="154">
            <text:p>154</text:p>
          </table:table-cell>
          <table:table-cell office:value-type="float" office:value="19745">
            <text:p>19745</text:p>
          </table:table-cell>
          <table:table-cell office:value-type="float" office:value="149.5">
            <text:p>149.5</text:p>
          </table:table-cell>
          <table:table-cell office:value-type="float" office:value="4766.5">
            <text:p>4766.5</text:p>
          </table:table-cell>
          <table:table-cell office:value-type="float" office:value="143">
            <text:p>143</text:p>
          </table:table-cell>
          <table:table-cell table:number-columns-repeated="6"/>
          <table:table-cell office:value-type="float" office:value="141786">
            <text:p>14178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2351.6666666667">
            <text:p>22351.6666666667</text:p>
          </table:table-cell>
          <table:table-cell office:value-type="float" office:value="209231538.888889">
            <text:p>209231538.888889</text:p>
          </table:table-cell>
          <table:table-cell office:value-type="float" office:value="14464.8380180661">
            <text:p>14464.838018066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0821.6666666667">
            <text:p>20821.6666666667</text:p>
          </table:table-cell>
          <table:table-cell office:value-type="float" office:value="43519872.8888889">
            <text:p>43519872.8888889</text:p>
          </table:table-cell>
          <table:table-cell office:value-type="float" office:value="6596.95936692723">
            <text:p>6596.9593669272</text:p>
          </table:table-cell>
          <table:table-cell office:value-type="float" office:value="70974">
            <text:p>70974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3842.3333333333">
            <text:p>13842.3333333333</text:p>
          </table:table-cell>
          <table:table-cell office:value-type="float" office:value="11644227.5555556">
            <text:p>11644227.5555556</text:p>
          </table:table-cell>
          <table:table-cell office:value-type="float" office:value="3412.36392484089">
            <text:p>3412.3639248409</text:p>
          </table:table-cell>
          <table:table-cell office:value-type="float" office:value="274407">
            <text:p>27440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5182">
            <text:p>45182</text:p>
          </table:table-cell>
          <table:table-cell office:value-type="float" office:value="543171150">
            <text:p>543171150</text:p>
          </table:table-cell>
          <table:table-cell office:value-type="float" office:value="23306.0324808836">
            <text:p>23306.032480883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2190.6666666667">
            <text:p>42190.6666666667</text:p>
          </table:table-cell>
          <table:table-cell office:value-type="float" office:value="564253761.555556">
            <text:p>564253761.555556</text:p>
          </table:table-cell>
          <table:table-cell office:value-type="float" office:value="23754.0262177921">
            <text:p>23754.0262177921</text:p>
          </table:table-cell>
          <table:table-cell office:value-type="float" office:value="0.645833333333333">
            <text:p>0.6458333333</text:p>
          </table:table-cell>
          <table:table-cell office:value-type="float" office:value="2115">
            <text:p>2115</text:p>
          </table:table-cell>
          <table:table-cell office:value-type="float" office:value="1407">
            <text:p>1407</text:p>
          </table:table-cell>
          <table:table-cell table:number-columns-repeated="25"/>
        </table:table-row>
        <table:table-row table:style-name="ro1">
          <table:table-cell office:value-type="string">
            <text:p>UT-39</text:p>
          </table:table-cell>
          <table:table-cell office:value-type="string">
            <text:p>s5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Sunny</text:p>
          </table:table-cell>
          <table:table-cell/>
          <table:table-cell office:value-type="float" office:value="96">
            <text:p>96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8px</text:p>
          </table:table-cell>
          <table:table-cell office:value-type="float" office:value="817865">
            <text:p>817865</text:p>
          </table:table-cell>
          <table:table-cell office:value-type="float" office:value="45">
            <text:p>45</text:p>
          </table:table-cell>
          <table:table-cell office:value-type="float" office:value="494437">
            <text:p>494437</text:p>
          </table:table-cell>
          <table:table-cell office:value-type="string">
            <text:p>ffffff</text:p>
          </table:table-cell>
          <table:table-cell office:value-type="string">
            <text:p>fadc7a</text:p>
          </table:table-cell>
          <table:table-cell office:value-type="string">
            <text:p>feeebd</text:p>
          </table:table-cell>
          <table:table-cell office:value-type="float" office:value="100">
            <text:p>100</text:p>
          </table:table-cell>
          <table:table-cell office:value-type="string">
            <text:p>8e846b</text:p>
          </table:table-cell>
          <table:table-cell office:value-type="float" office:value="383838">
            <text:p>383838</text:p>
          </table:table-cell>
          <table:table-cell office:value-type="string">
            <text:p>d19405</text:p>
          </table:table-cell>
          <table:table-cell office:value-type="string">
            <text:p>fece2f</text:p>
          </table:table-cell>
          <table:table-cell office:value-type="float" office:value="60">
            <text:p>60</text:p>
          </table:table-cell>
          <table:table-cell office:value-type="string">
            <text:p>d19405</text:p>
          </table:table-cell>
          <table:table-cell office:value-type="string">
            <text:p>4c3000</text:p>
          </table:table-cell>
          <table:table-cell office:value-type="string">
            <text:p>3d3d3d</text:p>
          </table:table-cell>
          <table:table-cell office:value-type="string">
            <text:p>ffdd57</text:p>
          </table:table-cell>
          <table:table-cell office:value-type="float" office:value="70">
            <text:p>70</text:p>
          </table:table-cell>
          <table:table-cell office:value-type="string">
            <text:p>a45b13</text:p>
          </table:table-cell>
          <table:table-cell office:value-type="string">
            <text:p>381f00</text:p>
          </table:table-cell>
          <table:table-cell office:value-type="string">
            <text:p>bd7b00</text:p>
          </table:table-cell>
          <table:table-cell office:value-type="string">
            <text:p>ffffff</text:p>
          </table:table-cell>
          <table:table-cell office:value-type="float" office:value="30">
            <text:p>30</text:p>
          </table:table-cell>
          <table:table-cell office:value-type="string">
            <text:p>655e4e</text:p>
          </table:table-cell>
          <table:table-cell office:value-type="string">
            <text:p>0074c7</text:p>
          </table:table-cell>
          <table:table-cell office:value-type="string">
            <text:p>eb990f</text:p>
          </table:table-cell>
          <table:table-cell office:value-type="string">
            <text:p>fff9e5</text:p>
          </table:table-cell>
          <table:table-cell office:value-type="float" office:value="90">
            <text:p>90</text:p>
          </table:table-cell>
          <table:table-cell office:value-type="string">
            <text:p>eeb420</text:p>
          </table:table-cell>
          <table:table-cell office:value-type="string">
            <text:p>1f1f1f</text:p>
          </table:table-cell>
          <table:table-cell office:value-type="string">
            <text:p>ed9f26</text:p>
          </table:table-cell>
          <table:table-cell office:value-type="string">
            <text:p>d34d17</text:p>
          </table:table-cell>
          <table:table-cell office:value-type="float" office:value="20">
            <text:p>20</text:p>
          </table:table-cell>
          <table:table-cell office:value-type="string">
            <text:p>ffb73d</text:p>
          </table:table-cell>
          <table:table-cell office:value-type="string">
            <text:p>ffffff</text:p>
          </table:table-cell>
          <table:table-cell office:value-type="string">
            <text:p>ffe18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336">
            <text:p>6336</text:p>
          </table:table-cell>
          <table:table-cell/>
          <table:table-cell office:value-type="float" office:value="1573.49977933127">
            <text:p>1573.4997793313</text:p>
          </table:table-cell>
          <table:table-cell office:value-type="float" office:value="224">
            <text:p>224</text:p>
          </table:table-cell>
          <table:table-cell office:value-type="float" office:value="0.8">
            <text:p>0.8</text:p>
          </table:table-cell>
          <table:table-cell office:value-type="float" office:value="5">
            <text:p>5</text:p>
          </table:table-cell>
          <table:table-cell office:value-type="float" office:value="7890">
            <text:p>7890</text:p>
          </table:table-cell>
          <table:table-cell office:value-type="float" office:value="0.5">
            <text:p>0.5</text:p>
          </table:table-cell>
          <table:table-cell office:value-type="float" office:value="1450.04741301793">
            <text:p>1450.0474130179</text:p>
          </table:table-cell>
          <table:table-cell office:value-type="float" office:value="168">
            <text:p>168</text:p>
          </table:table-cell>
          <table:table-cell office:value-type="float" office:value="0.6">
            <text:p>0.6</text:p>
          </table:table-cell>
          <table:table-cell office:value-type="float" office:value="5">
            <text:p>5</text:p>
          </table:table-cell>
          <table:table-cell office:value-type="float" office:value="7157">
            <text:p>7157</text:p>
          </table:table-cell>
          <table:table-cell office:value-type="float" office:value="0.471404520791032">
            <text:p>0.4714045208</text:p>
          </table:table-cell>
          <table:table-cell office:value-type="float" office:value="2094.78511228877">
            <text:p>2094.7851122888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657">
            <text:p>7657</text:p>
          </table:table-cell>
          <table:table-cell/>
          <table:table-cell office:value-type="float" office:value="1838.00779831498">
            <text:p>1838.007798315</text:p>
          </table:table-cell>
          <table:table-cell office:value-type="float" office:value="112">
            <text:p>112</text:p>
          </table:table-cell>
          <table:table-cell office:value-type="float" office:value="73748">
            <text:p>7374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7677.33333333333">
            <text:p>7677.3333333333</text:p>
          </table:table-cell>
          <table:table-cell office:value-type="float" office:value="13737688.2222222">
            <text:p>13737688.2222222</text:p>
          </table:table-cell>
          <table:table-cell office:value-type="float" office:value="3706.43875198582">
            <text:p>3706.438751985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2873.3333333333">
            <text:p>12873.3333333333</text:p>
          </table:table-cell>
          <table:table-cell office:value-type="float" office:value="25625672.2222222">
            <text:p>25625672.2222222</text:p>
          </table:table-cell>
          <table:table-cell office:value-type="float" office:value="5062.18057977214">
            <text:p>5062.1805797722</text:p>
          </table:table-cell>
          <table:table-cell office:value-type="float" office:value="75834">
            <text:p>75834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2986.6666666667">
            <text:p>12986.6666666667</text:p>
          </table:table-cell>
          <table:table-cell office:value-type="float" office:value="358737.555555555">
            <text:p>358737.555555555</text:p>
          </table:table-cell>
          <table:table-cell office:value-type="float" office:value="598.947039023949">
            <text:p>598.9470390239</text:p>
          </table:table-cell>
          <table:table-cell office:value-type="float" office:value="150599">
            <text:p>15059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8420.6666666667">
            <text:p>18420.6666666667</text:p>
          </table:table-cell>
          <table:table-cell office:value-type="float" office:value="77974821.5555556">
            <text:p>77974821.5555556</text:p>
          </table:table-cell>
          <table:table-cell office:value-type="float" office:value="8830.33530255537">
            <text:p>8830.335302555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7726.6666666667">
            <text:p>27726.6666666667</text:p>
          </table:table-cell>
          <table:table-cell office:value-type="float" office:value="556665864.222222">
            <text:p>556665864.222222</text:p>
          </table:table-cell>
          <table:table-cell office:value-type="float" office:value="23593.7674868221">
            <text:p>23593.7674868221</text:p>
          </table:table-cell>
          <table:table-cell office:value-type="float" office:value="1">
            <text:p>1</text:p>
          </table:table-cell>
          <table:table-cell office:value-type="float" office:value="1366">
            <text:p>1366</text:p>
          </table:table-cell>
          <table:table-cell office:value-type="float" office:value="1119">
            <text:p>1119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320">
            <text:p>4320</text:p>
          </table:table-cell>
          <table:table-cell/>
          <table:table-cell office:value-type="float" office:value="590.520862365496">
            <text:p>590.5208623655</text:p>
          </table:table-cell>
          <table:table-cell office:value-type="float" office:value="96">
            <text:p>96</text:p>
          </table:table-cell>
          <table:table-cell table:number-columns-repeated="18"/>
        </table:table-row>
        <table:table-row table:style-name="ro1" table:visibility="collapse">
          <table:table-cell office:value-type="string">
            <text:p>UT-4</text:p>
          </table:table-cell>
          <table:table-cell office:value-type="string">
            <text:p>s1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Sunny</text:p>
          </table:table-cell>
          <table:table-cell office:value-type="string">
            <text:p>2012-10-31T12:33:36.239Z</text:p>
          </table:table-cell>
          <table:table-cell office:value-type="float" office:value="89">
            <text:p>89</text:p>
          </table:table-cell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Windows NT 6.1; WOW64) AppleWebKit/537.4 (KHTML, like Gecko) Chrome/22.0.1229.94 Safari/537.4</text:p>
          </table:table-cell>
          <table:table-cell office:value-type="string">
            <text:p>de</text:p>
          </table:table-cell>
          <table:table-cell office:value-type="string">
            <text:p>Win32</text:p>
          </table:table-cell>
          <table:table-cell office:value-type="string">
            <text:p>Gecko</text:p>
          </table:table-cell>
          <table:table-cell office:value-type="string">
            <text:p>Mozilla/5.0 (Windows NT 6.1; WOW64) AppleWebKit/537.4 (KHTML, like Gecko) Chrome/22.0.1229.94 Safari/537.4</text:p>
          </table:table-cell>
          <table:table-cell office:value-type="string">
            <text:p>Google Inc.</text:p>
          </table:table-cell>
          <table:table-cell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8px</text:p>
          </table:table-cell>
          <table:table-cell office:value-type="float" office:value="817865">
            <text:p>817865</text:p>
          </table:table-cell>
          <table:table-cell office:value-type="float" office:value="45">
            <text:p>45</text:p>
          </table:table-cell>
          <table:table-cell office:value-type="float" office:value="494437">
            <text:p>494437</text:p>
          </table:table-cell>
          <table:table-cell office:value-type="string">
            <text:p>ffffff</text:p>
          </table:table-cell>
          <table:table-cell office:value-type="string">
            <text:p>fadc7a</text:p>
          </table:table-cell>
          <table:table-cell office:value-type="string">
            <text:p>feeebd</text:p>
          </table:table-cell>
          <table:table-cell office:value-type="float" office:value="100">
            <text:p>100</text:p>
          </table:table-cell>
          <table:table-cell office:value-type="string">
            <text:p>8e846b</text:p>
          </table:table-cell>
          <table:table-cell office:value-type="float" office:value="383838">
            <text:p>383838</text:p>
          </table:table-cell>
          <table:table-cell office:value-type="string">
            <text:p>d19405</text:p>
          </table:table-cell>
          <table:table-cell office:value-type="string">
            <text:p>fece2f</text:p>
          </table:table-cell>
          <table:table-cell office:value-type="float" office:value="60">
            <text:p>60</text:p>
          </table:table-cell>
          <table:table-cell office:value-type="string">
            <text:p>d19405</text:p>
          </table:table-cell>
          <table:table-cell office:value-type="string">
            <text:p>4c3000</text:p>
          </table:table-cell>
          <table:table-cell office:value-type="string">
            <text:p>3d3d3d</text:p>
          </table:table-cell>
          <table:table-cell office:value-type="string">
            <text:p>ffdd57</text:p>
          </table:table-cell>
          <table:table-cell office:value-type="float" office:value="70">
            <text:p>70</text:p>
          </table:table-cell>
          <table:table-cell office:value-type="string">
            <text:p>a45b13</text:p>
          </table:table-cell>
          <table:table-cell office:value-type="string">
            <text:p>381f00</text:p>
          </table:table-cell>
          <table:table-cell office:value-type="string">
            <text:p>bd7b00</text:p>
          </table:table-cell>
          <table:table-cell office:value-type="string">
            <text:p>ffffff</text:p>
          </table:table-cell>
          <table:table-cell office:value-type="float" office:value="30">
            <text:p>30</text:p>
          </table:table-cell>
          <table:table-cell office:value-type="string">
            <text:p>655e4e</text:p>
          </table:table-cell>
          <table:table-cell office:value-type="string">
            <text:p>0074c7</text:p>
          </table:table-cell>
          <table:table-cell office:value-type="string">
            <text:p>eb990f</text:p>
          </table:table-cell>
          <table:table-cell office:value-type="string">
            <text:p>fff9e5</text:p>
          </table:table-cell>
          <table:table-cell office:value-type="float" office:value="90">
            <text:p>90</text:p>
          </table:table-cell>
          <table:table-cell office:value-type="string">
            <text:p>eeb420</text:p>
          </table:table-cell>
          <table:table-cell office:value-type="string">
            <text:p>1f1f1f</text:p>
          </table:table-cell>
          <table:table-cell office:value-type="string">
            <text:p>ed9f26</text:p>
          </table:table-cell>
          <table:table-cell office:value-type="string">
            <text:p>d34d17</text:p>
          </table:table-cell>
          <table:table-cell office:value-type="float" office:value="20">
            <text:p>20</text:p>
          </table:table-cell>
          <table:table-cell office:value-type="string">
            <text:p>ffb73d</text:p>
          </table:table-cell>
          <table:table-cell office:value-type="string">
            <text:p>ffffff</text:p>
          </table:table-cell>
          <table:table-cell office:value-type="string">
            <text:p>ffe18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811">
            <text:p>811</text:p>
          </table:table-cell>
          <table:table-cell/>
          <table:table-cell office:value-type="float" office:value="155.171589610412">
            <text:p>155.1715896104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33">
            <text:p>733</text:p>
          </table:table-cell>
          <table:table-cell office:value-type="float" office:value="7.07106781186548">
            <text:p>7.0710678119</text:p>
          </table:table-cell>
          <table:table-cell office:value-type="float" office:value="55.2589861973196">
            <text:p>55.2589861973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/>
          <table:table-cell office:value-type="float" office:value="801">
            <text:p>801</text:p>
          </table:table-cell>
          <table:table-cell/>
          <table:table-cell office:value-type="float" office:value="48.2378366937085">
            <text:p>48.2378366937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/>
          <table:table-cell office:value-type="float" office:value="978">
            <text:p>978</text:p>
          </table:table-cell>
          <table:table-cell/>
          <table:table-cell office:value-type="float" office:value="64.9974358468599">
            <text:p>64.9974358469</text:p>
          </table:table-cell>
          <table:table-cell office:value-type="float" office:value="89">
            <text:p>89</text:p>
          </table:table-cell>
          <table:table-cell office:value-type="float" office:value="33295">
            <text:p>3329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488">
            <text:p>2488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243">
            <text:p>2243</text:p>
          </table:table-cell>
          <table:table-cell table:number-columns-repeated="2"/>
          <table:table-cell office:value-type="float" office:value="29113">
            <text:p>291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3562.33333333333">
            <text:p>3562.3333333333</text:p>
          </table:table-cell>
          <table:table-cell office:value-type="float" office:value="4594142.88888889">
            <text:p>4594142.88888889</text:p>
          </table:table-cell>
          <table:table-cell office:value-type="float" office:value="2143.3951779569">
            <text:p>2143.3951779569</text:p>
          </table:table-cell>
          <table:table-cell table:number-columns-repeated="41"/>
        </table:table-row>
        <table:table-row table:style-name="ro1">
          <table:table-cell office:value-type="string">
            <text:p>UT-40</text:p>
          </table:table-cell>
          <table:table-cell office:value-type="string">
            <text:p>s5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default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Excite Bike</text:p>
          </table:table-cell>
          <table:table-cell/>
          <table:table-cell office:value-type="float" office:value="96">
            <text:p>96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204">
            <text:p>2204</text:p>
          </table:table-cell>
          <table:table-cell/>
          <table:table-cell office:value-type="float" office:value="245.210567109622">
            <text:p>245.2105671096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297">
            <text:p>2297</text:p>
          </table:table-cell>
          <table:table-cell office:value-type="float" office:value="0.471404520791032">
            <text:p>0.4714045208</text:p>
          </table:table-cell>
          <table:table-cell office:value-type="float" office:value="505.856369601754">
            <text:p>505.8563696018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434">
            <text:p>3434</text:p>
          </table:table-cell>
          <table:table-cell office:value-type="float" office:value="0.471404520791032">
            <text:p>0.4714045208</text:p>
          </table:table-cell>
          <table:table-cell office:value-type="float" office:value="592.945940949838">
            <text:p>592.9459409498</text:p>
          </table:table-cell>
          <table:table-cell office:value-type="float" office:value="134">
            <text:p>134</text:p>
          </table:table-cell>
          <table:table-cell office:value-type="float" office:value="0.8">
            <text:p>0.8</text:p>
          </table:table-cell>
          <table:table-cell office:value-type="float" office:value="5">
            <text:p>5</text:p>
          </table:table-cell>
          <table:table-cell office:value-type="float" office:value="2793">
            <text:p>2793</text:p>
          </table:table-cell>
          <table:table-cell/>
          <table:table-cell office:value-type="float" office:value="693.945783184825">
            <text:p>693.9457831848</text:p>
          </table:table-cell>
          <table:table-cell office:value-type="float" office:value="112">
            <text:p>112</text:p>
          </table:table-cell>
          <table:table-cell office:value-type="float" office:value="37592">
            <text:p>3759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529.33333333333">
            <text:p>5529.3333333333</text:p>
          </table:table-cell>
          <table:table-cell office:value-type="float" office:value="20774717.5555556">
            <text:p>20774717.5555556</text:p>
          </table:table-cell>
          <table:table-cell office:value-type="float" office:value="4557.92908627982">
            <text:p>4557.929086279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949.33333333333">
            <text:p>2949.3333333333</text:p>
          </table:table-cell>
          <table:table-cell office:value-type="float" office:value="605781.555555556">
            <text:p>605781.555555556</text:p>
          </table:table-cell>
          <table:table-cell office:value-type="float" office:value="778.319700094733">
            <text:p>778.3197000947</text:p>
          </table:table-cell>
          <table:table-cell office:value-type="float" office:value="32569">
            <text:p>32569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2747.33333333333">
            <text:p>2747.3333333333</text:p>
          </table:table-cell>
          <table:table-cell office:value-type="float" office:value="9037.55555555556">
            <text:p>9037.5555555556</text:p>
          </table:table-cell>
          <table:table-cell office:value-type="float" office:value="95.0660589040881">
            <text:p>95.0660589041</text:p>
          </table:table-cell>
          <table:table-cell office:value-type="float" office:value="58349">
            <text:p>5834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7699">
            <text:p>7699</text:p>
          </table:table-cell>
          <table:table-cell office:value-type="float" office:value="10948758">
            <text:p>10948758</text:p>
          </table:table-cell>
          <table:table-cell office:value-type="float" office:value="3308.89075068972">
            <text:p>3308.890750689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7668.33333333333">
            <text:p>7668.3333333333</text:p>
          </table:table-cell>
          <table:table-cell office:value-type="float" office:value="4930620.22222222">
            <text:p>4930620.22222222</text:p>
          </table:table-cell>
          <table:table-cell office:value-type="float" office:value="2220.49999374515">
            <text:p>2220.4999937452</text:p>
          </table:table-cell>
          <table:table-cell office:value-type="float" office:value="1">
            <text:p>1</text:p>
          </table:table-cell>
          <table:table-cell office:value-type="float" office:value="1366">
            <text:p>1366</text:p>
          </table:table-cell>
          <table:table-cell office:value-type="float" office:value="1119">
            <text:p>1119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38">
            <text:p>2538</text:p>
          </table:table-cell>
          <table:table-cell office:value-type="float" office:value="0.471404520791032">
            <text:p>0.4714045208</text:p>
          </table:table-cell>
          <table:table-cell office:value-type="float" office:value="195.554482320287">
            <text:p>195.5544823203</text:p>
          </table:table-cell>
          <table:table-cell office:value-type="float" office:value="96">
            <text:p>96</text:p>
          </table:table-cell>
          <table:table-cell table:number-columns-repeated="18"/>
        </table:table-row>
        <table:table-row table:style-name="ro1">
          <table:table-cell office:value-type="string">
            <text:p>UT-41</text:p>
          </table:table-cell>
          <table:table-cell office:value-type="string">
            <text:p>s8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number-columns-repeated="2" table:style-name="ce1" office:value-type="string">
            <text:p>true</text:p>
          </table:table-cell>
          <table:table-cell/>
          <table:table-cell office:value-type="string">
            <text:p>Smoothness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Verdana,Arial,sans-serif</text:p>
          </table:table-cell>
          <table:table-cell office:value-type="string">
            <text:p>normal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cccccc</text:p>
          </table:table-cell>
          <table:table-cell office:value-type="float" office:value="75">
            <text:p>75</text:p>
          </table:table-cell>
          <table:table-cell office:value-type="string">
            <text:p>aaaaaa</text:p>
          </table:table-cell>
          <table:table-cell table:number-columns-repeated="2" office:value-type="float" office:value="222222">
            <text:p>222222</text:p>
          </table:table-cell>
          <table:table-cell office:value-type="string">
            <text:p>ffffff</text:p>
          </table:table-cell>
          <table:table-cell office:value-type="float" office:value="75">
            <text:p>75</text:p>
          </table:table-cell>
          <table:table-cell office:value-type="string">
            <text:p>aaaaaa</text:p>
          </table:table-cell>
          <table:table-cell table:number-columns-repeated="2" office:value-type="float" office:value="222222">
            <text:p>222222</text:p>
          </table:table-cell>
          <table:table-cell office:value-type="string">
            <text:p>e6e6e6</text:p>
          </table:table-cell>
          <table:table-cell office:value-type="float" office:value="75">
            <text:p>75</text:p>
          </table:table-cell>
          <table:table-cell office:value-type="string">
            <text:p>d3d3d3</text:p>
          </table:table-cell>
          <table:table-cell office:value-type="float" office:value="555555">
            <text:p>555555</text:p>
          </table:table-cell>
          <table:table-cell office:value-type="float" office:value="888888">
            <text:p>888888</text:p>
          </table:table-cell>
          <table:table-cell office:value-type="string">
            <text:p>dadada</text:p>
          </table:table-cell>
          <table:table-cell office:value-type="float" office:value="75">
            <text:p>75</text:p>
          </table:table-cell>
          <table:table-cell office:value-type="float" office:value="999999">
            <text:p>999999</text:p>
          </table:table-cell>
          <table:table-cell office:value-type="float" office:value="212121">
            <text:p>212121</text:p>
          </table:table-cell>
          <table:table-cell office:value-type="float" office:value="454545">
            <text:p>454545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aaaaaa</text:p>
          </table:table-cell>
          <table:table-cell office:value-type="float" office:value="212121">
            <text:p>212121</text:p>
          </table:table-cell>
          <table:table-cell office:value-type="float" office:value="454545">
            <text:p>454545</text:p>
          </table:table-cell>
          <table:table-cell office:value-type="string">
            <text:p>fbf9ee</text:p>
          </table:table-cell>
          <table:table-cell office:value-type="float" office:value="55">
            <text:p>55</text:p>
          </table:table-cell>
          <table:table-cell office:value-type="string">
            <text:p>fcefa1</text:p>
          </table:table-cell>
          <table:table-cell office:value-type="float" office:value="363636">
            <text:p>363636</text:p>
          </table:table-cell>
          <table:table-cell office:value-type="string">
            <text:p>2e83ff</text:p>
          </table:table-cell>
          <table:table-cell office:value-type="string">
            <text:p>fef1ec</text:p>
          </table:table-cell>
          <table:table-cell office:value-type="float" office:value="95">
            <text:p>95</text:p>
          </table:table-cell>
          <table:table-cell table:number-columns-repeated="3" office:value-type="string">
            <text:p>cd0a0a</text:p>
          </table:table-cell>
          <table:table-cell office:value-type="string">
            <text:p>aaaaaa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aaaaaa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8px</text:p>
          </table:table-cell>
          <table:table-cell table:number-columns-repeated="2" office:value-type="string">
            <text:p>-8px</text:p>
          </table:table-cell>
          <table:table-cell office:value-type="string">
            <text:p>8p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69">
            <text:p>2069</text:p>
          </table:table-cell>
          <table:table-cell/>
          <table:table-cell office:value-type="float" office:value="467.104794333016">
            <text:p>467.104794333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24">
            <text:p>1424</text:p>
          </table:table-cell>
          <table:table-cell office:value-type="float" office:value="0.471404520791032">
            <text:p>0.4714045208</text:p>
          </table:table-cell>
          <table:table-cell office:value-type="float" office:value="101.706549554206">
            <text:p>101.7065495542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82">
            <text:p>1182</text:p>
          </table:table-cell>
          <table:table-cell/>
          <table:table-cell office:value-type="float" office:value="69.5317673201729">
            <text:p>69.5317673202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80">
            <text:p>1480</text:p>
          </table:table-cell>
          <table:table-cell/>
          <table:table-cell office:value-type="float" office:value="190.718524416365">
            <text:p>190.7185244164</text:p>
          </table:table-cell>
          <table:table-cell office:value-type="float" office:value="125">
            <text:p>125</text:p>
          </table:table-cell>
          <table:table-cell office:value-type="float" office:value="77875">
            <text:p>7787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2429">
            <text:p>12429</text:p>
          </table:table-cell>
          <table:table-cell office:value-type="float" office:value="20749766">
            <text:p>20749766</text:p>
          </table:table-cell>
          <table:table-cell office:value-type="float" office:value="4555.1911046629">
            <text:p>4555.191104662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9458">
            <text:p>9458</text:p>
          </table:table-cell>
          <table:table-cell office:value-type="float" office:value="1369104.66666667">
            <text:p>1369104.66666667</text:p>
          </table:table-cell>
          <table:table-cell office:value-type="float" office:value="1170.08746111847">
            <text:p>1170.0874611185</text:p>
          </table:table-cell>
          <table:table-cell office:value-type="float" office:value="58427">
            <text:p>584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6752.66666666667">
            <text:p>6752.6666666667</text:p>
          </table:table-cell>
          <table:table-cell office:value-type="float" office:value="3993576.22222222">
            <text:p>3993576.22222222</text:p>
          </table:table-cell>
          <table:table-cell office:value-type="float" office:value="1998.39341027292">
            <text:p>1998.3934102729</text:p>
          </table:table-cell>
          <table:table-cell office:value-type="float" office:value="84889">
            <text:p>8488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7430">
            <text:p>7430</text:p>
          </table:table-cell>
          <table:table-cell office:value-type="float" office:value="10018108.6666667">
            <text:p>10018108.6666667</text:p>
          </table:table-cell>
          <table:table-cell office:value-type="float" office:value="3165.13959671081">
            <text:p>3165.13959671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6767">
            <text:p>16767</text:p>
          </table:table-cell>
          <table:table-cell office:value-type="float" office:value="18806966">
            <text:p>18806966</text:p>
          </table:table-cell>
          <table:table-cell office:value-type="float" office:value="4336.69989738741">
            <text:p>4336.6998973874</text:p>
          </table:table-cell>
          <table:table-cell office:value-type="float" office:value="0.645833333333333">
            <text:p>0.6458333333</text:p>
          </table:table-cell>
          <table:table-cell office:value-type="float" office:value="2115">
            <text:p>2115</text:p>
          </table:table-cell>
          <table:table-cell office:value-type="float" office:value="1575">
            <text:p>1575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21">
            <text:p>1321</text:p>
          </table:table-cell>
          <table:table-cell office:value-type="float" office:value="0.471404520791032">
            <text:p>0.4714045208</text:p>
          </table:table-cell>
          <table:table-cell office:value-type="float" office:value="65.7926034343274">
            <text:p>65.7926034343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43">
            <text:p>1443</text:p>
          </table:table-cell>
          <table:table-cell/>
          <table:table-cell office:value-type="float" office:value="111.463995183298">
            <text:p>111.46399518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18">
            <text:p>1218</text:p>
          </table:table-cell>
          <table:table-cell/>
          <table:table-cell office:value-type="float" office:value="41.3628926562068">
            <text:p>41.3628926562</text:p>
          </table:table-cell>
          <table:table-cell office:value-type="float" office:value="91">
            <text:p>91</text:p>
          </table:table-cell>
          <table:table-cell table:number-columns-repeated="6"/>
        </table:table-row>
        <table:table-row table:style-name="ro1">
          <table:table-cell office:value-type="string">
            <text:p>UT-42</text:p>
          </table:table-cell>
          <table:table-cell office:value-type="string">
            <text:p>s4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default</text:p>
          </table:table-cell>
          <table:table-cell table:number-columns-repeated="2" table:style-name="ce1" office:value-type="string">
            <text:p>true</text:p>
          </table:table-cell>
          <table:table-cell/>
          <table:table-cell office:value-type="string">
            <text:p>Excite Bike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office:value-type="float" office:value="7">
            <text:p>7</text:p>
          </table:table-cell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16855">
            <text:p>16855</text:p>
          </table:table-cell>
          <table:table-cell office:value-type="float" office:value="0.707106781186548">
            <text:p>0.7071067812</text:p>
          </table:table-cell>
          <table:table-cell office:value-type="float" office:value="7816.39022743235">
            <text:p>7816.3902274324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124">
            <text:p>8124</text:p>
          </table:table-cell>
          <table:table-cell/>
          <table:table-cell office:value-type="float" office:value="446.188550079697">
            <text:p>446.1885500797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359">
            <text:p>6359</text:p>
          </table:table-cell>
          <table:table-cell/>
          <table:table-cell office:value-type="float" office:value="486.396500352907">
            <text:p>486.3965003529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455">
            <text:p>6455</text:p>
          </table:table-cell>
          <table:table-cell/>
          <table:table-cell office:value-type="float" office:value="690.422736847184">
            <text:p>690.4227368472</text:p>
          </table:table-cell>
          <table:table-cell office:value-type="float" office:value="125">
            <text:p>125</text:p>
          </table:table-cell>
          <table:table-cell office:value-type="float" office:value="65018">
            <text:p>6501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0631.6666666667">
            <text:p>10631.6666666667</text:p>
          </table:table-cell>
          <table:table-cell office:value-type="float" office:value="88594101.5555555">
            <text:p>88594101.5555555</text:p>
          </table:table-cell>
          <table:table-cell office:value-type="float" office:value="9412.44397356795">
            <text:p>9412.44397356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6962.33333333333">
            <text:p>6962.3333333333</text:p>
          </table:table-cell>
          <table:table-cell office:value-type="float" office:value="6834966.88888889">
            <text:p>6834966.88888889</text:p>
          </table:table-cell>
          <table:table-cell office:value-type="float" office:value="2614.3769599828">
            <text:p>2614.3769599828</text:p>
          </table:table-cell>
          <table:table-cell office:value-type="float" office:value="48885">
            <text:p>48885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6481.66666666667">
            <text:p>6481.6666666667</text:p>
          </table:table-cell>
          <table:table-cell office:value-type="float" office:value="4927707.55555556">
            <text:p>4927707.55555556</text:p>
          </table:table-cell>
          <table:table-cell office:value-type="float" office:value="2219.84403856567">
            <text:p>2219.8440385657</text:p>
          </table:table-cell>
          <table:table-cell office:value-type="float" office:value="103431">
            <text:p>1034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2914">
            <text:p>12914</text:p>
          </table:table-cell>
          <table:table-cell office:value-type="float" office:value="30810964.6666667">
            <text:p>30810964.6666667</text:p>
          </table:table-cell>
          <table:table-cell office:value-type="float" office:value="5550.76253019949">
            <text:p>5550.7625301995</text:p>
          </table:table-cell>
          <table:table-cell table:number-columns-repeated="2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7481.3333333333">
            <text:p>17481.3333333333</text:p>
          </table:table-cell>
          <table:table-cell office:value-type="float" office:value="36058094.2222222">
            <text:p>36058094.2222222</text:p>
          </table:table-cell>
          <table:table-cell office:value-type="float" office:value="6004.83923366998">
            <text:p>6004.83923367</text:p>
          </table:table-cell>
          <table:table-cell office:value-type="float" office:value="0.645833333333333">
            <text:p>0.6458333333</text:p>
          </table:table-cell>
          <table:table-cell office:value-type="float" office:value="2115">
            <text:p>2115</text:p>
          </table:table-cell>
          <table:table-cell office:value-type="float" office:value="1022">
            <text:p>1022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672">
            <text:p>5672</text:p>
          </table:table-cell>
          <table:table-cell/>
          <table:table-cell office:value-type="float" office:value="1063.73879416999">
            <text:p>1063.73879417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336">
            <text:p>4336</text:p>
          </table:table-cell>
          <table:table-cell/>
          <table:table-cell office:value-type="float" office:value="214.620595470239">
            <text:p>214.620595470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207">
            <text:p>9207</text:p>
          </table:table-cell>
          <table:table-cell office:value-type="float" office:value="0.471404520791032">
            <text:p>0.4714045208</text:p>
          </table:table-cell>
          <table:table-cell office:value-type="float" office:value="1985.16453278367">
            <text:p>1985.1645327837</text:p>
          </table:table-cell>
          <table:table-cell office:value-type="float" office:value="91">
            <text:p>91</text:p>
          </table:table-cell>
          <table:table-cell table:number-columns-repeated="6"/>
        </table:table-row>
        <table:table-row table:style-name="ro1">
          <table:table-cell office:value-type="string">
            <text:p>UT-43</text:p>
          </table:table-cell>
          <table:table-cell office:value-type="string">
            <text:p>s1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Excite Bike</text:p>
          </table:table-cell>
          <table:table-cell/>
          <table:table-cell office:value-type="float" office:value="112">
            <text:p>112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183">
            <text:p>5183</text:p>
          </table:table-cell>
          <table:table-cell office:value-type="float" office:value="0.471404520791032">
            <text:p>0.4714045208</text:p>
          </table:table-cell>
          <table:table-cell office:value-type="float" office:value="1910.76709435998">
            <text:p>1910.76709436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399">
            <text:p>3399</text:p>
          </table:table-cell>
          <table:table-cell/>
          <table:table-cell office:value-type="float" office:value="337.036430605885">
            <text:p>337.0364306059</text:p>
          </table:table-cell>
          <table:table-cell office:value-type="float" office:value="149">
            <text:p>149</text:p>
          </table:table-cell>
          <table:table-cell office:value-type="float" office:value="0.6">
            <text:p>0.6</text:p>
          </table:table-cell>
          <table:table-cell office:value-type="float" office:value="5">
            <text:p>5</text:p>
          </table:table-cell>
          <table:table-cell office:value-type="float" office:value="5055">
            <text:p>5055</text:p>
          </table:table-cell>
          <table:table-cell/>
          <table:table-cell office:value-type="float" office:value="2727.16682454317">
            <text:p>2727.1668245432</text:p>
          </table:table-cell>
          <table:table-cell office:value-type="float" office:value="112">
            <text:p>112</text:p>
          </table:table-cell>
          <table:table-cell table:number-columns-repeated="5"/>
          <table:table-cell office:value-type="float" office:value="89">
            <text:p>89</text:p>
          </table:table-cell>
          <table:table-cell office:value-type="float" office:value="63919">
            <text:p>6391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7694.33333333333">
            <text:p>7694.3333333333</text:p>
          </table:table-cell>
          <table:table-cell office:value-type="float" office:value="4046366.88888889">
            <text:p>4046366.88888889</text:p>
          </table:table-cell>
          <table:table-cell office:value-type="float" office:value="2011.55832351162">
            <text:p>2011.558323511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9560.66666666667">
            <text:p>9560.6666666667</text:p>
          </table:table-cell>
          <table:table-cell office:value-type="float" office:value="34733296.2222222">
            <text:p>34733296.2222222</text:p>
          </table:table-cell>
          <table:table-cell office:value-type="float" office:value="5893.4960950375">
            <text:p>5893.4960950375</text:p>
          </table:table-cell>
          <table:table-cell office:value-type="float" office:value="53612">
            <text:p>53612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7454.66666666667">
            <text:p>7454.6666666667</text:p>
          </table:table-cell>
          <table:table-cell office:value-type="float" office:value="25912440.2222222">
            <text:p>25912440.2222222</text:p>
          </table:table-cell>
          <table:table-cell office:value-type="float" office:value="5090.4263301046">
            <text:p>5090.4263301046</text:p>
          </table:table-cell>
          <table:table-cell office:value-type="float" office:value="67375">
            <text:p>673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5013.66666666667">
            <text:p>5013.6666666667</text:p>
          </table:table-cell>
          <table:table-cell office:value-type="float" office:value="2382811.55555556">
            <text:p>2382811.55555556</text:p>
          </table:table-cell>
          <table:table-cell office:value-type="float" office:value="1543.63582348803">
            <text:p>1543.635823488</text:p>
          </table:table-cell>
          <table:table-cell table:number-columns-repeated="2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3387.6666666667">
            <text:p>13387.6666666667</text:p>
          </table:table-cell>
          <table:table-cell office:value-type="float" office:value="57226849.5555556">
            <text:p>57226849.5555556</text:p>
          </table:table-cell>
          <table:table-cell office:value-type="float" office:value="7564.84299609421">
            <text:p>7564.8429960942</text:p>
          </table:table-cell>
          <table:table-cell office:value-type="float" office:value="1.5">
            <text:p>1.5</text:p>
          </table:table-cell>
          <table:table-cell office:value-type="float" office:value="911">
            <text:p>911</text:p>
          </table:table-cell>
          <table:table-cell office:value-type="float" office:value="813">
            <text:p>813</text:p>
          </table:table-cell>
          <table:table-cell table:number-columns-repeated="25"/>
        </table:table-row>
        <table:table-row table:style-name="ro1">
          <table:table-cell office:value-type="string">
            <text:p>UT-44</text:p>
          </table:table-cell>
          <table:table-cell office:value-type="string">
            <text:p>s1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UI darkness</text:p>
          </table:table-cell>
          <table:table-cell/>
          <table:table-cell office:value-type="float" office:value="92">
            <text:p>92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Trident/5.0; SLCC2; .NET CLR 2.0.50727; .NET CLR 3.5.30729; .NET CLR 3.0.30729; Media Center PC 6.0; .NET4.0C; .NET4.0E; CMDTDF; InfoPath.3; Tablet PC 2.0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Trident/5.0; SLCC2; .NET CLR 2.0.50727; .NET CLR 3.5.30729; .NET CLR 3.0.30729; Media Center PC 6.0; .NET4.0C; .NET4.0E; CMDTDF; InfoPath.3; Tablet PC 2.0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6px</text:p>
          </table:table-cell>
          <table:table-cell office:value-type="float" office:value="333333">
            <text:p>333333</text:p>
          </table:table-cell>
          <table:table-cell office:value-type="float" office:value="25">
            <text:p>25</text:p>
          </table:table-cell>
          <table:table-cell office:value-type="float" office:value="333333">
            <text:p>333333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6666">
            <text:p>666666</text:p>
          </table:table-cell>
          <table:table-cell office:value-type="string">
            <text:p>ffffff</text:p>
          </table:table-cell>
          <table:table-cell office:value-type="string">
            <text:p>cccccc</text:p>
          </table:table-cell>
          <table:table-cell office:value-type="float" office:value="555555">
            <text:p>555555</text:p>
          </table:table-cell>
          <table:table-cell office:value-type="float" office:value="20">
            <text:p>20</text:p>
          </table:table-cell>
          <table:table-cell office:value-type="float" office:value="666666">
            <text:p>666666</text:p>
          </table:table-cell>
          <table:table-cell office:value-type="string">
            <text:p>eeeeee</text:p>
          </table:table-cell>
          <table:table-cell office:value-type="string">
            <text:p>cccccc</text:p>
          </table:table-cell>
          <table:table-cell office:value-type="string">
            <text:p>0078a3</text:p>
          </table:table-cell>
          <table:table-cell office:value-type="float" office:value="40">
            <text:p>40</text:p>
          </table:table-cell>
          <table:table-cell office:value-type="string">
            <text:p>59b4d4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58400</text:p>
          </table:table-cell>
          <table:table-cell office:value-type="float" office:value="30">
            <text:p>30</text:p>
          </table:table-cell>
          <table:table-cell office:value-type="string">
            <text:p>ffaf0f</text:p>
          </table:table-cell>
          <table:table-cell office:value-type="string">
            <text:p>ffffff</text:p>
          </table:table-cell>
          <table:table-cell office:value-type="float" office:value="222222">
            <text:p>222222</text:p>
          </table:table-cell>
          <table:table-cell office:value-type="string">
            <text:p>eeeeee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string">
            <text:p>2e7db2</text:p>
          </table:table-cell>
          <table:table-cell office:value-type="string">
            <text:p>4b8e0b</text:p>
          </table:table-cell>
          <table:table-cell office:value-type="string">
            <text:p>ffc73d</text:p>
          </table:table-cell>
          <table:table-cell office:value-type="float" office:value="40">
            <text:p>40</text:p>
          </table:table-cell>
          <table:table-cell office:value-type="string">
            <text:p>ffb73d</text:p>
          </table:table-cell>
          <table:table-cell office:value-type="float" office:value="111111">
            <text:p>111111</text:p>
          </table:table-cell>
          <table:table-cell office:value-type="string">
            <text:p>a8330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57">
            <text:p>1757</text:p>
          </table:table-cell>
          <table:table-cell office:value-type="float" office:value="0.471404520791032">
            <text:p>0.4714045208</text:p>
          </table:table-cell>
          <table:table-cell office:value-type="float" office:value="75.1413482858953">
            <text:p>75.1413482859</text:p>
          </table:table-cell>
          <table:table-cell office:value-type="float" office:value="232">
            <text:p>232</text:p>
          </table:table-cell>
          <table:table-cell office:value-type="float" office:value="0.8">
            <text:p>0.8</text:p>
          </table:table-cell>
          <table:table-cell office:value-type="float" office:value="8">
            <text:p>8</text:p>
          </table:table-cell>
          <table:table-cell office:value-type="float" office:value="2193">
            <text:p>2193</text:p>
          </table:table-cell>
          <table:table-cell office:value-type="float" office:value="7.94905654779232">
            <text:p>7.9490565478</text:p>
          </table:table-cell>
          <table:table-cell office:value-type="float" office:value="539.510194528333">
            <text:p>539.5101945283</text:p>
          </table:table-cell>
          <table:table-cell office:value-type="float" office:value="185">
            <text:p>185</text:p>
          </table:table-cell>
          <table:table-cell office:value-type="float" office:value="0.8">
            <text:p>0.8</text:p>
          </table:table-cell>
          <table:table-cell office:value-type="float" office:value="8">
            <text:p>8</text:p>
          </table:table-cell>
          <table:table-cell office:value-type="float" office:value="1737">
            <text:p>1737</text:p>
          </table:table-cell>
          <table:table-cell office:value-type="float" office:value="8.66025403784439">
            <text:p>8.6602540378</text:p>
          </table:table-cell>
          <table:table-cell office:value-type="float" office:value="393.41612829166">
            <text:p>393.4161282917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57">
            <text:p>1457</text:p>
          </table:table-cell>
          <table:table-cell office:value-type="float" office:value="6.84754619472471">
            <text:p>6.8475461947</text:p>
          </table:table-cell>
          <table:table-cell office:value-type="float" office:value="74.3908596535892">
            <text:p>74.3908596536</text:p>
          </table:table-cell>
          <table:table-cell office:value-type="float" office:value="132">
            <text:p>132</text:p>
          </table:table-cell>
          <table:table-cell office:value-type="float" office:value="27842">
            <text:p>2784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929.33333333333">
            <text:p>2929.3333333333</text:p>
          </table:table-cell>
          <table:table-cell office:value-type="float" office:value="446308.222222222">
            <text:p>446308.222222222</text:p>
          </table:table-cell>
          <table:table-cell office:value-type="float" office:value="668.063037611139">
            <text:p>668.063037611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316.33333333333">
            <text:p>2316.3333333333</text:p>
          </table:table-cell>
          <table:table-cell office:value-type="float" office:value="414563.555555556">
            <text:p>414563.555555556</text:p>
          </table:table-cell>
          <table:table-cell office:value-type="float" office:value="643.866100641706">
            <text:p>643.8661006417</text:p>
          </table:table-cell>
          <table:table-cell office:value-type="float" office:value="36067">
            <text:p>36067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2871.66666666667">
            <text:p>2871.6666666667</text:p>
          </table:table-cell>
          <table:table-cell office:value-type="float" office:value="465553.555555556">
            <text:p>465553.555555556</text:p>
          </table:table-cell>
          <table:table-cell office:value-type="float" office:value="682.314850751144">
            <text:p>682.3148507511</text:p>
          </table:table-cell>
          <table:table-cell office:value-type="float" office:value="52154">
            <text:p>5215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074.33333333333">
            <text:p>5074.3333333333</text:p>
          </table:table-cell>
          <table:table-cell office:value-type="float" office:value="990777.555555556">
            <text:p>990777.555555556</text:p>
          </table:table-cell>
          <table:table-cell office:value-type="float" office:value="995.378096783105">
            <text:p>995.378096783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8247">
            <text:p>8247</text:p>
          </table:table-cell>
          <table:table-cell office:value-type="float" office:value="7295244.66666667">
            <text:p>7295244.66666667</text:p>
          </table:table-cell>
          <table:table-cell office:value-type="float" office:value="2700.97105994616">
            <text:p>2700.9710599462</text:p>
          </table:table-cell>
          <table:table-cell office:value-type="float" office:value="1">
            <text:p>1</text:p>
          </table:table-cell>
          <table:table-cell office:value-type="float" office:value="1280">
            <text:p>1280</text:p>
          </table:table-cell>
          <table:table-cell office:value-type="float" office:value="929">
            <text:p>929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01">
            <text:p>1501</text:p>
          </table:table-cell>
          <table:table-cell office:value-type="float" office:value="0.471404520791032">
            <text:p>0.4714045208</text:p>
          </table:table-cell>
          <table:table-cell office:value-type="float" office:value="161.721983663323">
            <text:p>161.7219836633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33">
            <text:p>1933</text:p>
          </table:table-cell>
          <table:table-cell office:value-type="float" office:value="8.73053390247253">
            <text:p>8.7305339025</text:p>
          </table:table-cell>
          <table:table-cell office:value-type="float" office:value="394.431517785055">
            <text:p>394.4315177851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87">
            <text:p>1687</text:p>
          </table:table-cell>
          <table:table-cell office:value-type="float" office:value="0.471404520791032">
            <text:p>0.4714045208</text:p>
          </table:table-cell>
          <table:table-cell office:value-type="float" office:value="195.825318984945">
            <text:p>195.8253189849</text:p>
          </table:table-cell>
          <table:table-cell office:value-type="float" office:value="92">
            <text:p>92</text:p>
          </table:table-cell>
          <table:table-cell table:number-columns-repeated="6"/>
        </table:table-row>
        <table:table-row table:style-name="ro1">
          <table:table-cell office:value-type="string">
            <text:p>UT-45</text:p>
          </table:table-cell>
          <table:table-cell office:value-type="string">
            <text:p>s6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UI lightness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Trident/5.0; SLCC2; .NET CLR 2.0.50727; .NET CLR 3.5.30729; .NET CLR 3.0.30729; Media Center PC 6.0; .NET4.0C; .NET4.0E; CMDTDF; InfoPath.3; Tablet PC 2.0; BRI/2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Trident/5.0; SLCC2; .NET CLR 2.0.50727; .NET CLR 3.5.30729; .NET CLR 3.0.30729; Media Center PC 6.0; .NET4.0C; .NET4.0E; CMDTDF; InfoPath.3; Tablet PC 2.0; BRI/2)</text:p>
          </table:table-cell>
          <table:table-cell table:number-columns-repeated="2"/>
          <table:table-cell office:value-type="string">
            <text:p>Trebuchet MS, Tahoma, Verdana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f6a828</text:p>
          </table:table-cell>
          <table:table-cell office:value-type="float" office:value="35">
            <text:p>35</text:p>
          </table:table-cell>
          <table:table-cell office:value-type="string">
            <text:p>e78f08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dddddd</text:p>
          </table:table-cell>
          <table:table-cell office:value-type="float" office:value="333333">
            <text:p>333333</text:p>
          </table:table-cell>
          <table:table-cell office:value-type="float" office:value="222222">
            <text:p>222222</text:p>
          </table:table-cell>
          <table:table-cell office:value-type="string">
            <text:p>f6f6f6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1c94c4</text:p>
          </table:table-cell>
          <table:table-cell office:value-type="string">
            <text:p>ef8c08</text:p>
          </table:table-cell>
          <table:table-cell office:value-type="string">
            <text:p>fdf5ce</text:p>
          </table:table-cell>
          <table:table-cell office:value-type="float" office:value="100">
            <text:p>100</text:p>
          </table:table-cell>
          <table:table-cell office:value-type="string">
            <text:p>fbcb09</text:p>
          </table:table-cell>
          <table:table-cell office:value-type="string">
            <text:p>c77405</text:p>
          </table:table-cell>
          <table:table-cell office:value-type="string">
            <text:p>ef8c08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fbd850</text:p>
          </table:table-cell>
          <table:table-cell office:value-type="string">
            <text:p>eb8f00</text:p>
          </table:table-cell>
          <table:table-cell office:value-type="string">
            <text:p>ef8c08</text:p>
          </table:table-cell>
          <table:table-cell office:value-type="string">
            <text:p>ffe45c</text:p>
          </table:table-cell>
          <table:table-cell office:value-type="float" office:value="75">
            <text:p>75</text:p>
          </table:table-cell>
          <table:table-cell office:value-type="string">
            <text:p>fed22f</text:p>
          </table:table-cell>
          <table:table-cell office:value-type="float" office:value="363636">
            <text:p>363636</text:p>
          </table:table-cell>
          <table:table-cell office:value-type="string">
            <text:p>228ef1</text:p>
          </table:table-cell>
          <table:table-cell office:value-type="string">
            <text:p>b81900</text:p>
          </table:table-cell>
          <table:table-cell office:value-type="float" office:value="18">
            <text:p>18</text:p>
          </table:table-cell>
          <table:table-cell office:value-type="string">
            <text:p>cd0a0a</text:p>
          </table:table-cell>
          <table:table-cell office:value-type="string">
            <text:p>ffffff</text:p>
          </table:table-cell>
          <table:table-cell office:value-type="string">
            <text:p>ffd27a</text:p>
          </table:table-cell>
          <table:table-cell office:value-type="float" office:value="666666">
            <text:p>66666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5px</text:p>
          </table:table-cell>
          <table:table-cell table:number-columns-repeated="2" office:value-type="string">
            <text:p>-5px</text:p>
          </table:table-cell>
          <table:table-cell office:value-type="string">
            <text:p>5p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638">
            <text:p>2638</text:p>
          </table:table-cell>
          <table:table-cell office:value-type="float" office:value="0.471404520791032">
            <text:p>0.4714045208</text:p>
          </table:table-cell>
          <table:table-cell office:value-type="float" office:value="575.602486289125">
            <text:p>575.6024862891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146">
            <text:p>2146</text:p>
          </table:table-cell>
          <table:table-cell office:value-type="float" office:value="0.471404520791032">
            <text:p>0.4714045208</text:p>
          </table:table-cell>
          <table:table-cell office:value-type="float" office:value="215.058131676066">
            <text:p>215.0581316761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479">
            <text:p>2479</text:p>
          </table:table-cell>
          <table:table-cell office:value-type="float" office:value="7.54247233265651">
            <text:p>7.5424723327</text:p>
          </table:table-cell>
          <table:table-cell office:value-type="float" office:value="175.689751803823">
            <text:p>175.6897518038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871">
            <text:p>1871</text:p>
          </table:table-cell>
          <table:table-cell office:value-type="float" office:value="0.471404520791032">
            <text:p>0.4714045208</text:p>
          </table:table-cell>
          <table:table-cell office:value-type="float" office:value="224.450439963926">
            <text:p>224.4504399639</text:p>
          </table:table-cell>
          <table:table-cell office:value-type="float" office:value="136">
            <text:p>136</text:p>
          </table:table-cell>
          <table:table-cell office:value-type="float" office:value="33726">
            <text:p>3372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223.33333333333">
            <text:p>4223.3333333333</text:p>
          </table:table-cell>
          <table:table-cell office:value-type="float" office:value="4182790.88888889">
            <text:p>4182790.88888889</text:p>
          </table:table-cell>
          <table:table-cell office:value-type="float" office:value="2045.18725032426">
            <text:p>2045.187250324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969">
            <text:p>2969</text:p>
          </table:table-cell>
          <table:table-cell office:value-type="float" office:value="2835014">
            <text:p>2835014</text:p>
          </table:table-cell>
          <table:table-cell office:value-type="float" office:value="1683.74998144024">
            <text:p>1683.7499814402</text:p>
          </table:table-cell>
          <table:table-cell office:value-type="float" office:value="25835">
            <text:p>25835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3028">
            <text:p>3028</text:p>
          </table:table-cell>
          <table:table-cell office:value-type="float" office:value="173188.666666667">
            <text:p>173188.666666667</text:p>
          </table:table-cell>
          <table:table-cell office:value-type="float" office:value="416.159424579892">
            <text:p>416.1594245799</text:p>
          </table:table-cell>
          <table:table-cell office:value-type="float" office:value="52595">
            <text:p>5259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241.66666666667">
            <text:p>4241.6666666667</text:p>
          </table:table-cell>
          <table:table-cell office:value-type="float" office:value="3297141.55555556">
            <text:p>3297141.55555556</text:p>
          </table:table-cell>
          <table:table-cell office:value-type="float" office:value="1815.80328107302">
            <text:p>1815.803281073</text:p>
          </table:table-cell>
          <table:table-cell table:number-columns-repeated="2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9255.66666666667">
            <text:p>9255.6666666667</text:p>
          </table:table-cell>
          <table:table-cell office:value-type="float" office:value="1093284.22222222">
            <text:p>1093284.22222222</text:p>
          </table:table-cell>
          <table:table-cell office:value-type="float" office:value="1045.60232508455">
            <text:p>1045.6023250846</text:p>
          </table:table-cell>
          <table:table-cell office:value-type="float" office:value="1">
            <text:p>1</text:p>
          </table:table-cell>
          <table:table-cell office:value-type="float" office:value="1920">
            <text:p>1920</text:p>
          </table:table-cell>
          <table:table-cell office:value-type="float" office:value="1234">
            <text:p>123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279">
            <text:p>2279</text:p>
          </table:table-cell>
          <table:table-cell office:value-type="float" office:value="0.471404520791032">
            <text:p>0.4714045208</text:p>
          </table:table-cell>
          <table:table-cell office:value-type="float" office:value="99.0488095166553">
            <text:p>99.0488095167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954">
            <text:p>2954</text:p>
          </table:table-cell>
          <table:table-cell office:value-type="float" office:value="0.471404520791032">
            <text:p>0.4714045208</text:p>
          </table:table-cell>
          <table:table-cell office:value-type="float" office:value="507.070891383926">
            <text:p>507.0708913839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232">
            <text:p>2232</text:p>
          </table:table-cell>
          <table:table-cell office:value-type="float" office:value="0.471404520791032">
            <text:p>0.4714045208</text:p>
          </table:table-cell>
          <table:table-cell office:value-type="float" office:value="481.219515629013">
            <text:p>481.219515629</text:p>
          </table:table-cell>
          <table:table-cell office:value-type="float" office:value="95">
            <text:p>95</text:p>
          </table:table-cell>
          <table:table-cell table:number-columns-repeated="6"/>
        </table:table-row>
        <table:table-row table:style-name="ro1">
          <table:table-cell office:value-type="string">
            <text:p>UT-46</text:p>
          </table:table-cell>
          <table:table-cell office:value-type="string">
            <text:p>s4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number-columns-repeated="3" table:style-name="ce1" office:value-type="string">
            <text:p>true</text:p>
          </table:table-cell>
          <table:table-cell office:value-type="string">
            <text:p>Excite Bike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Trident/5.0; SLCC2; .NET CLR 2.0.50727; .NET CLR 3.5.30729; .NET CLR 3.0.30729; Media Center PC 6.0; .NET4.0C; .NET4.0E; CMDTDF; InfoPath.3; Tablet PC 2.0; BRI/2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Trident/5.0; SLCC2; .NET CLR 2.0.50727; .NET CLR 3.5.30729; .NET CLR 3.0.30729; Media Center PC 6.0; .NET4.0C; .NET4.0E; CMDTDF; InfoPath.3; Tablet PC 2.0; BRI/2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63">
            <text:p>2863</text:p>
          </table:table-cell>
          <table:table-cell office:value-type="float" office:value="0.471404520791032">
            <text:p>0.4714045208</text:p>
          </table:table-cell>
          <table:table-cell office:value-type="float" office:value="49.7482551341139">
            <text:p>49.7482551341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office:value-type="float" office:value="0.471404520791032">
            <text:p>0.4714045208</text:p>
          </table:table-cell>
          <table:table-cell office:value-type="float" office:value="184.656437743178">
            <text:p>184.6564377432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80">
            <text:p>1380</text:p>
          </table:table-cell>
          <table:table-cell/>
          <table:table-cell office:value-type="float" office:value="221.016339265273">
            <text:p>221.0163392653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31">
            <text:p>2031</text:p>
          </table:table-cell>
          <table:table-cell/>
          <table:table-cell office:value-type="float" office:value="462.965321475474">
            <text:p>462.9653214755</text:p>
          </table:table-cell>
          <table:table-cell office:value-type="float" office:value="136">
            <text:p>136</text:p>
          </table:table-cell>
          <table:table-cell office:value-type="float" office:value="30196">
            <text:p>3019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616">
            <text:p>3616</text:p>
          </table:table-cell>
          <table:table-cell office:value-type="float" office:value="6484588.66666667">
            <text:p>6484588.66666667</text:p>
          </table:table-cell>
          <table:table-cell office:value-type="float" office:value="2546.48555202394">
            <text:p>2546.485552023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398.66666666667">
            <text:p>2398.6666666667</text:p>
          </table:table-cell>
          <table:table-cell office:value-type="float" office:value="223144.222222222">
            <text:p>223144.222222222</text:p>
          </table:table-cell>
          <table:table-cell office:value-type="float" office:value="472.381437211733">
            <text:p>472.3814372117</text:p>
          </table:table-cell>
          <table:table-cell office:value-type="float" office:value="36891">
            <text:p>3689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4175.66666666667">
            <text:p>4175.6666666667</text:p>
          </table:table-cell>
          <table:table-cell office:value-type="float" office:value="1718342.88888889">
            <text:p>1718342.88888889</text:p>
          </table:table-cell>
          <table:table-cell office:value-type="float" office:value="1310.85578493169">
            <text:p>1310.8557849317</text:p>
          </table:table-cell>
          <table:table-cell office:value-type="float" office:value="136064">
            <text:p>1360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0090.3333333333">
            <text:p>20090.3333333333</text:p>
          </table:table-cell>
          <table:table-cell office:value-type="float" office:value="12678381.5555556">
            <text:p>12678381.5555556</text:p>
          </table:table-cell>
          <table:table-cell office:value-type="float" office:value="3560.67150346049">
            <text:p>3560.671503460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1218.3333333333">
            <text:p>21218.3333333333</text:p>
          </table:table-cell>
          <table:table-cell office:value-type="float" office:value="83548137.5555556">
            <text:p>83548137.5555556</text:p>
          </table:table-cell>
          <table:table-cell office:value-type="float" office:value="9140.46703158846">
            <text:p>9140.4670315885</text:p>
          </table:table-cell>
          <table:table-cell office:value-type="float" office:value="1">
            <text:p>1</text:p>
          </table:table-cell>
          <table:table-cell office:value-type="float" office:value="1920">
            <text:p>1920</text:p>
          </table:table-cell>
          <table:table-cell office:value-type="float" office:value="1022">
            <text:p>1022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44">
            <text:p>1444</text:p>
          </table:table-cell>
          <table:table-cell/>
          <table:table-cell office:value-type="float" office:value="138.930038348643">
            <text:p>138.9300383486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32">
            <text:p>1532</text:p>
          </table:table-cell>
          <table:table-cell/>
          <table:table-cell office:value-type="float" office:value="215.802893606385">
            <text:p>215.8028936064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  <table:table-cell/>
          <table:table-cell office:value-type="float" office:value="277.306088405334">
            <text:p>277.3060884053</text:p>
          </table:table-cell>
          <table:table-cell office:value-type="float" office:value="95">
            <text:p>95</text:p>
          </table:table-cell>
          <table:table-cell table:number-columns-repeated="6"/>
        </table:table-row>
        <table:table-row table:style-name="ro1">
          <table:table-cell office:value-type="string">
            <text:p>UT-47</text:p>
          </table:table-cell>
          <table:table-cell office:value-type="string">
            <text:p>s7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UI lightness</text:p>
          </table:table-cell>
          <table:table-cell/>
          <table:table-cell office:value-type="float" office:value="96">
            <text:p>96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InfoPath.3)</text:p>
          </table:table-cell>
          <table:table-cell table:number-columns-repeated="2"/>
          <table:table-cell office:value-type="string">
            <text:p>Trebuchet MS, Tahoma, Verdana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f6a828</text:p>
          </table:table-cell>
          <table:table-cell office:value-type="float" office:value="35">
            <text:p>35</text:p>
          </table:table-cell>
          <table:table-cell office:value-type="string">
            <text:p>e78f08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dddddd</text:p>
          </table:table-cell>
          <table:table-cell office:value-type="float" office:value="333333">
            <text:p>333333</text:p>
          </table:table-cell>
          <table:table-cell office:value-type="float" office:value="222222">
            <text:p>222222</text:p>
          </table:table-cell>
          <table:table-cell office:value-type="string">
            <text:p>f6f6f6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1c94c4</text:p>
          </table:table-cell>
          <table:table-cell office:value-type="string">
            <text:p>ef8c08</text:p>
          </table:table-cell>
          <table:table-cell office:value-type="string">
            <text:p>fdf5ce</text:p>
          </table:table-cell>
          <table:table-cell office:value-type="float" office:value="100">
            <text:p>100</text:p>
          </table:table-cell>
          <table:table-cell office:value-type="string">
            <text:p>fbcb09</text:p>
          </table:table-cell>
          <table:table-cell office:value-type="string">
            <text:p>c77405</text:p>
          </table:table-cell>
          <table:table-cell office:value-type="string">
            <text:p>ef8c08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fbd850</text:p>
          </table:table-cell>
          <table:table-cell office:value-type="string">
            <text:p>eb8f00</text:p>
          </table:table-cell>
          <table:table-cell office:value-type="string">
            <text:p>ef8c08</text:p>
          </table:table-cell>
          <table:table-cell office:value-type="string">
            <text:p>ffe45c</text:p>
          </table:table-cell>
          <table:table-cell office:value-type="float" office:value="75">
            <text:p>75</text:p>
          </table:table-cell>
          <table:table-cell office:value-type="string">
            <text:p>fed22f</text:p>
          </table:table-cell>
          <table:table-cell office:value-type="float" office:value="363636">
            <text:p>363636</text:p>
          </table:table-cell>
          <table:table-cell office:value-type="string">
            <text:p>228ef1</text:p>
          </table:table-cell>
          <table:table-cell office:value-type="string">
            <text:p>b81900</text:p>
          </table:table-cell>
          <table:table-cell office:value-type="float" office:value="18">
            <text:p>18</text:p>
          </table:table-cell>
          <table:table-cell office:value-type="string">
            <text:p>cd0a0a</text:p>
          </table:table-cell>
          <table:table-cell office:value-type="string">
            <text:p>ffffff</text:p>
          </table:table-cell>
          <table:table-cell office:value-type="string">
            <text:p>ffd27a</text:p>
          </table:table-cell>
          <table:table-cell office:value-type="float" office:value="666666">
            <text:p>66666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5px</text:p>
          </table:table-cell>
          <table:table-cell table:number-columns-repeated="2" office:value-type="string">
            <text:p>-5px</text:p>
          </table:table-cell>
          <table:table-cell office:value-type="string">
            <text:p>5px</text:p>
          </table:table-cell>
          <table:table-cell office:value-type="float" office:value="6">
            <text:p>6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8157">
            <text:p>8157</text:p>
          </table:table-cell>
          <table:table-cell/>
          <table:table-cell office:value-type="float" office:value="4002.21050032215">
            <text:p>4002.2105003222</text:p>
          </table:table-cell>
          <table:table-cell office:value-type="float" office:value="258">
            <text:p>258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1858">
            <text:p>1858</text:p>
          </table:table-cell>
          <table:table-cell office:value-type="float" office:value="0.471404520791032">
            <text:p>0.4714045208</text:p>
          </table:table-cell>
          <table:table-cell office:value-type="float" office:value="523.204442726635">
            <text:p>523.2044427266</text:p>
          </table:table-cell>
          <table:table-cell office:value-type="float" office:value="193">
            <text:p>193</text:p>
          </table:table-cell>
          <table:table-cell office:value-type="float" office:value="0.8">
            <text:p>0.8</text:p>
          </table:table-cell>
          <table:table-cell office:value-type="float" office:value="9">
            <text:p>9</text:p>
          </table:table-cell>
          <table:table-cell office:value-type="float" office:value="1647">
            <text:p>1647</text:p>
          </table:table-cell>
          <table:table-cell office:value-type="float" office:value="9.24662100445346">
            <text:p>9.2466210045</text:p>
          </table:table-cell>
          <table:table-cell office:value-type="float" office:value="439.973578752179">
            <text:p>439.9735787522</text:p>
          </table:table-cell>
          <table:table-cell office:value-type="float" office:value="155">
            <text:p>155</text:p>
          </table:table-cell>
          <table:table-cell office:value-type="float" office:value="0.8">
            <text:p>0.8</text:p>
          </table:table-cell>
          <table:table-cell office:value-type="float" office:value="137">
            <text:p>137</text:p>
          </table:table-cell>
          <table:table-cell office:value-type="float" office:value="1485">
            <text:p>1485</text:p>
          </table:table-cell>
          <table:table-cell office:value-type="float" office:value="162.288323671175">
            <text:p>162.2883236712</text:p>
          </table:table-cell>
          <table:table-cell office:value-type="float" office:value="387.759590468115">
            <text:p>387.7595904681</text:p>
          </table:table-cell>
          <table:table-cell office:value-type="float" office:value="129">
            <text:p>129</text:p>
          </table:table-cell>
          <table:table-cell office:value-type="float" office:value="57010">
            <text:p>570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6955.66666666667">
            <text:p>6955.6666666667</text:p>
          </table:table-cell>
          <table:table-cell office:value-type="float" office:value="11901274.8888889">
            <text:p>11901274.8888889</text:p>
          </table:table-cell>
          <table:table-cell office:value-type="float" office:value="3449.822443096">
            <text:p>3449.822443096</text:p>
          </table:table-cell>
          <table:table-cell table:number-columns-repeated="2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8013">
            <text:p>8013</text:p>
          </table:table-cell>
          <table:table-cell office:value-type="float" office:value="19085364.6666667">
            <text:p>19085364.6666667</text:p>
          </table:table-cell>
          <table:table-cell office:value-type="float" office:value="4368.67996844203">
            <text:p>4368.679968442</text:p>
          </table:table-cell>
          <table:table-cell office:value-type="float" office:value="48242">
            <text:p>4824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625">
            <text:p>0.625</text:p>
          </table:table-cell>
          <table:table-cell office:value-type="float" office:value="6789">
            <text:p>6789</text:p>
          </table:table-cell>
          <table:table-cell office:value-type="float" office:value="2304978.66666667">
            <text:p>2304978.66666667</text:p>
          </table:table-cell>
          <table:table-cell office:value-type="float" office:value="1518.21561929347">
            <text:p>1518.2156192935</text:p>
          </table:table-cell>
          <table:table-cell office:value-type="float" office:value="69968">
            <text:p>6996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4287.3333333333">
            <text:p>14287.3333333333</text:p>
          </table:table-cell>
          <table:table-cell office:value-type="float" office:value="89765229.5555556">
            <text:p>89765229.5555556</text:p>
          </table:table-cell>
          <table:table-cell office:value-type="float" office:value="9474.45141185259">
            <text:p>9474.451411852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004.66666666667">
            <text:p>5004.6666666667</text:p>
          </table:table-cell>
          <table:table-cell office:value-type="float" office:value="1137484.22222222">
            <text:p>1137484.22222222</text:p>
          </table:table-cell>
          <table:table-cell office:value-type="float" office:value="1066.52905362312">
            <text:p>1066.5290536231</text:p>
          </table:table-cell>
          <table:table-cell office:value-type="float" office:value="1">
            <text:p>1</text:p>
          </table:table-cell>
          <table:table-cell office:value-type="float" office:value="1600">
            <text:p>1600</text:p>
          </table:table-cell>
          <table:table-cell office:value-type="float" office:value="1401">
            <text:p>140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92">
            <text:p>2892</text:p>
          </table:table-cell>
          <table:table-cell/>
          <table:table-cell office:value-type="float" office:value="865.027295651543">
            <text:p>865.0272956515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745">
            <text:p>5745</text:p>
          </table:table-cell>
          <table:table-cell/>
          <table:table-cell office:value-type="float" office:value="4442.13209568959">
            <text:p>4442.1320956896</text:p>
          </table:table-cell>
          <table:table-cell office:value-type="float" office:value="96">
            <text:p>96</text:p>
          </table:table-cell>
          <table:table-cell table:number-columns-repeated="12"/>
        </table:table-row>
        <table:table-row table:style-name="ro1">
          <table:table-cell office:value-type="string">
            <text:p>UT-48</text:p>
          </table:table-cell>
          <table:table-cell office:value-type="string">
            <text:p>s7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number-columns-repeated="2" table:style-name="ce1" office:value-type="string">
            <text:p>true</text:p>
          </table:table-cell>
          <table:table-cell/>
          <table:table-cell office:value-type="string">
            <text:p>Sunny</text:p>
          </table:table-cell>
          <table:table-cell/>
          <table:table-cell office:value-type="float" office:value="93">
            <text:p>93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InfoPath.3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8px</text:p>
          </table:table-cell>
          <table:table-cell office:value-type="float" office:value="817865">
            <text:p>817865</text:p>
          </table:table-cell>
          <table:table-cell office:value-type="float" office:value="45">
            <text:p>45</text:p>
          </table:table-cell>
          <table:table-cell office:value-type="float" office:value="494437">
            <text:p>494437</text:p>
          </table:table-cell>
          <table:table-cell office:value-type="string">
            <text:p>ffffff</text:p>
          </table:table-cell>
          <table:table-cell office:value-type="string">
            <text:p>fadc7a</text:p>
          </table:table-cell>
          <table:table-cell office:value-type="string">
            <text:p>feeebd</text:p>
          </table:table-cell>
          <table:table-cell office:value-type="float" office:value="100">
            <text:p>100</text:p>
          </table:table-cell>
          <table:table-cell office:value-type="string">
            <text:p>8e846b</text:p>
          </table:table-cell>
          <table:table-cell office:value-type="float" office:value="383838">
            <text:p>383838</text:p>
          </table:table-cell>
          <table:table-cell office:value-type="string">
            <text:p>d19405</text:p>
          </table:table-cell>
          <table:table-cell office:value-type="string">
            <text:p>fece2f</text:p>
          </table:table-cell>
          <table:table-cell office:value-type="float" office:value="60">
            <text:p>60</text:p>
          </table:table-cell>
          <table:table-cell office:value-type="string">
            <text:p>d19405</text:p>
          </table:table-cell>
          <table:table-cell office:value-type="string">
            <text:p>4c3000</text:p>
          </table:table-cell>
          <table:table-cell office:value-type="string">
            <text:p>3d3d3d</text:p>
          </table:table-cell>
          <table:table-cell office:value-type="string">
            <text:p>ffdd57</text:p>
          </table:table-cell>
          <table:table-cell office:value-type="float" office:value="70">
            <text:p>70</text:p>
          </table:table-cell>
          <table:table-cell office:value-type="string">
            <text:p>a45b13</text:p>
          </table:table-cell>
          <table:table-cell office:value-type="string">
            <text:p>381f00</text:p>
          </table:table-cell>
          <table:table-cell office:value-type="string">
            <text:p>bd7b00</text:p>
          </table:table-cell>
          <table:table-cell office:value-type="string">
            <text:p>ffffff</text:p>
          </table:table-cell>
          <table:table-cell office:value-type="float" office:value="30">
            <text:p>30</text:p>
          </table:table-cell>
          <table:table-cell office:value-type="string">
            <text:p>655e4e</text:p>
          </table:table-cell>
          <table:table-cell office:value-type="string">
            <text:p>0074c7</text:p>
          </table:table-cell>
          <table:table-cell office:value-type="string">
            <text:p>eb990f</text:p>
          </table:table-cell>
          <table:table-cell office:value-type="string">
            <text:p>fff9e5</text:p>
          </table:table-cell>
          <table:table-cell office:value-type="float" office:value="90">
            <text:p>90</text:p>
          </table:table-cell>
          <table:table-cell office:value-type="string">
            <text:p>eeb420</text:p>
          </table:table-cell>
          <table:table-cell office:value-type="string">
            <text:p>1f1f1f</text:p>
          </table:table-cell>
          <table:table-cell office:value-type="string">
            <text:p>ed9f26</text:p>
          </table:table-cell>
          <table:table-cell office:value-type="string">
            <text:p>d34d17</text:p>
          </table:table-cell>
          <table:table-cell office:value-type="float" office:value="20">
            <text:p>20</text:p>
          </table:table-cell>
          <table:table-cell office:value-type="string">
            <text:p>ffb73d</text:p>
          </table:table-cell>
          <table:table-cell office:value-type="string">
            <text:p>ffffff</text:p>
          </table:table-cell>
          <table:table-cell office:value-type="string">
            <text:p>ffe18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office:value-type="float" office:value="7">
            <text:p>7</text:p>
          </table:table-cell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3227">
            <text:p>3227</text:p>
          </table:table-cell>
          <table:table-cell office:value-type="float" office:value="0.5">
            <text:p>0.5</text:p>
          </table:table-cell>
          <table:table-cell office:value-type="float" office:value="1047.86377931485">
            <text:p>1047.8637793149</text:p>
          </table:table-cell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64">
            <text:p>2164</text:p>
          </table:table-cell>
          <table:table-cell/>
          <table:table-cell office:value-type="float" office:value="166.261507538242">
            <text:p>166.2615075382</text:p>
          </table:table-cell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09">
            <text:p>1909</text:p>
          </table:table-cell>
          <table:table-cell/>
          <table:table-cell office:value-type="float" office:value="227.252184930213">
            <text:p>227.2521849302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78">
            <text:p>2178</text:p>
          </table:table-cell>
          <table:table-cell/>
          <table:table-cell office:value-type="float" office:value="45.6970701710976">
            <text:p>45.6970701711</text:p>
          </table:table-cell>
          <table:table-cell office:value-type="float" office:value="129">
            <text:p>129</text:p>
          </table:table-cell>
          <table:table-cell office:value-type="float" office:value="38663">
            <text:p>3866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6398.33333333333">
            <text:p>6398.3333333333</text:p>
          </table:table-cell>
          <table:table-cell office:value-type="float" office:value="27525746.8888889">
            <text:p>27525746.8888889</text:p>
          </table:table-cell>
          <table:table-cell office:value-type="float" office:value="5246.49853606087">
            <text:p>5246.498536060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436.66666666667">
            <text:p>2436.6666666667</text:p>
          </table:table-cell>
          <table:table-cell office:value-type="float" office:value="298677.555555556">
            <text:p>298677.555555556</text:p>
          </table:table-cell>
          <table:table-cell office:value-type="float" office:value="546.514003073623">
            <text:p>546.5140030736</text:p>
          </table:table-cell>
          <table:table-cell office:value-type="float" office:value="26198">
            <text:p>26198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3228">
            <text:p>3228</text:p>
          </table:table-cell>
          <table:table-cell office:value-type="float" office:value="152508.666666667">
            <text:p>152508.666666667</text:p>
          </table:table-cell>
          <table:table-cell office:value-type="float" office:value="390.523580167276">
            <text:p>390.5235801673</text:p>
          </table:table-cell>
          <table:table-cell office:value-type="float" office:value="89861">
            <text:p>8986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2198">
            <text:p>12198</text:p>
          </table:table-cell>
          <table:table-cell office:value-type="float" office:value="36608800.6666667">
            <text:p>36608800.6666667</text:p>
          </table:table-cell>
          <table:table-cell office:value-type="float" office:value="6050.52069384666">
            <text:p>6050.520693846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3703.3333333333">
            <text:p>13703.3333333333</text:p>
          </table:table-cell>
          <table:table-cell office:value-type="float" office:value="36999813.5555556">
            <text:p>36999813.5555556</text:p>
          </table:table-cell>
          <table:table-cell office:value-type="float" office:value="6082.74720463999">
            <text:p>6082.74720464</text:p>
          </table:table-cell>
          <table:table-cell office:value-type="float" office:value="0.75">
            <text:p>0.75</text:p>
          </table:table-cell>
          <table:table-cell office:value-type="float" office:value="2133">
            <text:p>2133</text:p>
          </table:table-cell>
          <table:table-cell office:value-type="float" office:value="1408">
            <text:p>1408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247">
            <text:p>2247</text:p>
          </table:table-cell>
          <table:table-cell/>
          <table:table-cell office:value-type="float" office:value="66.9941954367856">
            <text:p>66.9941954368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66">
            <text:p>2166</text:p>
          </table:table-cell>
          <table:table-cell office:value-type="float" office:value="6.37704215656966">
            <text:p>6.3770421566</text:p>
          </table:table-cell>
          <table:table-cell office:value-type="float" office:value="105.43981959182">
            <text:p>105.4398195918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105">
            <text:p>2105</text:p>
          </table:table-cell>
          <table:table-cell/>
          <table:table-cell office:value-type="float" office:value="58.7669597270061">
            <text:p>58.766959727</text:p>
          </table:table-cell>
          <table:table-cell office:value-type="float" office:value="93">
            <text:p>93</text:p>
          </table:table-cell>
          <table:table-cell table:number-columns-repeated="6"/>
        </table:table-row>
        <table:table-row table:style-name="ro1">
          <table:table-cell office:value-type="string">
            <text:p>UT-49</text:p>
          </table:table-cell>
          <table:table-cell office:value-type="string">
            <text:p>s7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Excite Bike</text:p>
          </table:table-cell>
          <table:table-cell/>
          <table:table-cell office:value-type="float" office:value="89">
            <text:p>89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InfoPath.3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office:value-type="float" office:value="6">
            <text:p>6</text:p>
          </table:table-cell>
          <table:table-cell office:value-type="float" office:value="0.8">
            <text:p>0.8</text:p>
          </table:table-cell>
          <table:table-cell office:value-type="float" office:value="36">
            <text:p>36</text:p>
          </table:table-cell>
          <table:table-cell office:value-type="float" office:value="11683">
            <text:p>11683</text:p>
          </table:table-cell>
          <table:table-cell office:value-type="float" office:value="21.2661703181367">
            <text:p>21.2661703181</text:p>
          </table:table-cell>
          <table:table-cell office:value-type="float" office:value="4216.70487466221">
            <text:p>4216.704874662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17">
            <text:p>4017</text:p>
          </table:table-cell>
          <table:table-cell office:value-type="float" office:value="0.471404520791032">
            <text:p>0.4714045208</text:p>
          </table:table-cell>
          <table:table-cell office:value-type="float" office:value="449.414681063665">
            <text:p>449.4146810637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149">
            <text:p>2149</text:p>
          </table:table-cell>
          <table:table-cell office:value-type="float" office:value="0.471404520791032">
            <text:p>0.4714045208</text:p>
          </table:table-cell>
          <table:table-cell office:value-type="float" office:value="510.013289587198">
            <text:p>510.0132895872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379">
            <text:p>2379</text:p>
          </table:table-cell>
          <table:table-cell office:value-type="float" office:value="8.25967446224258">
            <text:p>8.2596744622</text:p>
          </table:table-cell>
          <table:table-cell office:value-type="float" office:value="208.884338011893">
            <text:p>208.8843380119</text:p>
          </table:table-cell>
          <table:table-cell office:value-type="float" office:value="115">
            <text:p>115</text:p>
          </table:table-cell>
          <table:table-cell office:value-type="float" office:value="84904">
            <text:p>8490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8366.6666666667">
            <text:p>18366.6666666667</text:p>
          </table:table-cell>
          <table:table-cell office:value-type="float" office:value="321716291.555555">
            <text:p>321716291.555555</text:p>
          </table:table-cell>
          <table:table-cell office:value-type="float" office:value="17936.4514761297">
            <text:p>17936.451476129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921">
            <text:p>5921</text:p>
          </table:table-cell>
          <table:table-cell office:value-type="float" office:value="881288.666666667">
            <text:p>881288.666666667</text:p>
          </table:table-cell>
          <table:table-cell office:value-type="float" office:value="938.769762330821">
            <text:p>938.7697623308</text:p>
          </table:table-cell>
          <table:table-cell office:value-type="float" office:value="80624">
            <text:p>80624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7202.33333333333">
            <text:p>7202.3333333333</text:p>
          </table:table-cell>
          <table:table-cell office:value-type="float" office:value="3804840.22222222">
            <text:p>3804840.22222222</text:p>
          </table:table-cell>
          <table:table-cell office:value-type="float" office:value="1950.59996468323">
            <text:p>1950.5999646832</text:p>
          </table:table-cell>
          <table:table-cell office:value-type="float" office:value="183980">
            <text:p>183980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1029.6666666667">
            <text:p>31029.6666666667</text:p>
          </table:table-cell>
          <table:table-cell office:value-type="float" office:value="77316921.5555556">
            <text:p>77316921.5555556</text:p>
          </table:table-cell>
          <table:table-cell office:value-type="float" office:value="8793.00412575563">
            <text:p>8793.00412575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6283">
            <text:p>26283</text:p>
          </table:table-cell>
          <table:table-cell office:value-type="float" office:value="65087018">
            <text:p>65087018</text:p>
          </table:table-cell>
          <table:table-cell office:value-type="float" office:value="8067.65257060565">
            <text:p>8067.6525706057</text:p>
          </table:table-cell>
          <table:table-cell office:value-type="float" office:value="1">
            <text:p>1</text:p>
          </table:table-cell>
          <table:table-cell office:value-type="float" office:value="1600">
            <text:p>1600</text:p>
          </table:table-cell>
          <table:table-cell office:value-type="float" office:value="1408">
            <text:p>1408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314">
            <text:p>2314</text:p>
          </table:table-cell>
          <table:table-cell office:value-type="float" office:value="0.471404520791032">
            <text:p>0.4714045208</text:p>
          </table:table-cell>
          <table:table-cell office:value-type="float" office:value="265.086568669348">
            <text:p>265.086568669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77">
            <text:p>2477</text:p>
          </table:table-cell>
          <table:table-cell office:value-type="float" office:value="0.471404520791032">
            <text:p>0.4714045208</text:p>
          </table:table-cell>
          <table:table-cell office:value-type="float" office:value="140.117411084022">
            <text:p>140.117411084</text:p>
          </table:table-cell>
          <table:table-cell office:value-type="float" office:value="89">
            <text:p>89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UT-5</text:p>
          </table:table-cell>
          <table:table-cell office:value-type="string">
            <text:p>s2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UI lightness</text:p>
          </table:table-cell>
          <table:table-cell office:value-type="string">
            <text:p>2012-10-31T13:41:28.435Z</text:p>
          </table:table-cell>
          <table:table-cell office:value-type="float" office:value="89">
            <text:p>89</text:p>
          </table:table-cell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Windows NT 6.1; WOW64) AppleWebKit/537.4 (KHTML, like Gecko) Chrome/22.0.1229.94 Safari/537.4</text:p>
          </table:table-cell>
          <table:table-cell office:value-type="string">
            <text:p>de</text:p>
          </table:table-cell>
          <table:table-cell office:value-type="string">
            <text:p>Win32</text:p>
          </table:table-cell>
          <table:table-cell office:value-type="string">
            <text:p>Gecko</text:p>
          </table:table-cell>
          <table:table-cell office:value-type="string">
            <text:p>Mozilla/5.0 (Windows NT 6.1; WOW64) AppleWebKit/537.4 (KHTML, like Gecko) Chrome/22.0.1229.94 Safari/537.4</text:p>
          </table:table-cell>
          <table:table-cell office:value-type="string">
            <text:p>Google Inc.</text:p>
          </table:table-cell>
          <table:table-cell/>
          <table:table-cell office:value-type="string">
            <text:p>Trebuchet MS, Tahoma, Verdana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f6a828</text:p>
          </table:table-cell>
          <table:table-cell office:value-type="float" office:value="35">
            <text:p>35</text:p>
          </table:table-cell>
          <table:table-cell office:value-type="string">
            <text:p>e78f08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dddddd</text:p>
          </table:table-cell>
          <table:table-cell office:value-type="float" office:value="333333">
            <text:p>333333</text:p>
          </table:table-cell>
          <table:table-cell office:value-type="float" office:value="222222">
            <text:p>222222</text:p>
          </table:table-cell>
          <table:table-cell office:value-type="string">
            <text:p>f6f6f6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1c94c4</text:p>
          </table:table-cell>
          <table:table-cell office:value-type="string">
            <text:p>ef8c08</text:p>
          </table:table-cell>
          <table:table-cell office:value-type="string">
            <text:p>fdf5ce</text:p>
          </table:table-cell>
          <table:table-cell office:value-type="float" office:value="100">
            <text:p>100</text:p>
          </table:table-cell>
          <table:table-cell office:value-type="string">
            <text:p>fbcb09</text:p>
          </table:table-cell>
          <table:table-cell office:value-type="string">
            <text:p>c77405</text:p>
          </table:table-cell>
          <table:table-cell office:value-type="string">
            <text:p>ef8c08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fbd850</text:p>
          </table:table-cell>
          <table:table-cell office:value-type="string">
            <text:p>eb8f00</text:p>
          </table:table-cell>
          <table:table-cell office:value-type="string">
            <text:p>ef8c08</text:p>
          </table:table-cell>
          <table:table-cell office:value-type="string">
            <text:p>ffe45c</text:p>
          </table:table-cell>
          <table:table-cell office:value-type="float" office:value="75">
            <text:p>75</text:p>
          </table:table-cell>
          <table:table-cell office:value-type="string">
            <text:p>fed22f</text:p>
          </table:table-cell>
          <table:table-cell office:value-type="float" office:value="363636">
            <text:p>363636</text:p>
          </table:table-cell>
          <table:table-cell office:value-type="string">
            <text:p>228ef1</text:p>
          </table:table-cell>
          <table:table-cell office:value-type="string">
            <text:p>b81900</text:p>
          </table:table-cell>
          <table:table-cell office:value-type="float" office:value="18">
            <text:p>18</text:p>
          </table:table-cell>
          <table:table-cell office:value-type="string">
            <text:p>cd0a0a</text:p>
          </table:table-cell>
          <table:table-cell office:value-type="string">
            <text:p>ffffff</text:p>
          </table:table-cell>
          <table:table-cell office:value-type="string">
            <text:p>ffd27a</text:p>
          </table:table-cell>
          <table:table-cell office:value-type="float" office:value="666666">
            <text:p>66666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5px</text:p>
          </table:table-cell>
          <table:table-cell table:number-columns-repeated="2" office:value-type="string">
            <text:p>-5px</text:p>
          </table:table-cell>
          <table:table-cell office:value-type="string">
            <text:p>5p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76">
            <text:p>976</text:p>
          </table:table-cell>
          <table:table-cell office:value-type="float" office:value="4.71404520791032">
            <text:p>4.7140452079</text:p>
          </table:table-cell>
          <table:table-cell office:value-type="float" office:value="67.0638170368758">
            <text:p>67.0638170369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/>
          <table:table-cell office:value-type="float" office:value="894">
            <text:p>894</text:p>
          </table:table-cell>
          <table:table-cell/>
          <table:table-cell office:value-type="float" office:value="95.4602884275271">
            <text:p>95.4602884275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/>
          <table:table-cell office:value-type="float" office:value="842">
            <text:p>842</text:p>
          </table:table-cell>
          <table:table-cell/>
          <table:table-cell office:value-type="float" office:value="34.1011567089577">
            <text:p>34.101156709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/>
          <table:table-cell office:value-type="float" office:value="993">
            <text:p>993</text:p>
          </table:table-cell>
          <table:table-cell/>
          <table:table-cell office:value-type="float" office:value="65.7926034343274">
            <text:p>65.7926034343</text:p>
          </table:table-cell>
          <table:table-cell office:value-type="float" office:value="89">
            <text:p>89</text:p>
          </table:table-cell>
          <table:table-cell office:value-type="float" office:value="94095">
            <text:p>9409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506">
            <text:p>1506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153">
            <text:p>2153</text:p>
          </table:table-cell>
          <table:table-cell table:number-columns-repeated="2"/>
          <table:table-cell office:value-type="float" office:value="131319">
            <text:p>131319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2020.3333333333">
            <text:p>12020.3333333333</text:p>
          </table:table-cell>
          <table:table-cell office:value-type="float" office:value="222263628.222222">
            <text:p>222263628.222222</text:p>
          </table:table-cell>
          <table:table-cell office:value-type="float" office:value="14908.5085847721">
            <text:p>14908.5085847721</text:p>
          </table:table-cell>
          <table:table-cell table:number-columns-repeated="41"/>
        </table:table-row>
        <table:table-row table:style-name="ro1">
          <table:table-cell office:value-type="string">
            <text:p>UT-50</text:p>
          </table:table-cell>
          <table:table-cell office:value-type="string">
            <text:p>s5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Excite Bike</text:p>
          </table:table-cell>
          <table:table-cell/>
          <table:table-cell office:value-type="float" office:value="206">
            <text:p>206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InfoPath.3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1081">
            <text:p>1081</text:p>
          </table:table-cell>
          <table:table-cell office:value-type="float" office:value="0.82915619758885">
            <text:p>0.8291561976</text:p>
          </table:table-cell>
          <table:table-cell office:value-type="float" office:value="443.196626792217">
            <text:p>443.1966267922</text:p>
          </table:table-cell>
          <table:table-cell office:value-type="float" office:value="206">
            <text:p>206</text:p>
          </table:table-cell>
          <table:table-cell office:value-type="float" office:value="0.4">
            <text:p>0.4</text:p>
          </table:table-cell>
          <table:table-cell office:value-type="float" office:value="4">
            <text:p>4</text:p>
          </table:table-cell>
          <table:table-cell office:value-type="float" office:value="1002">
            <text:p>1002</text:p>
          </table:table-cell>
          <table:table-cell office:value-type="float" office:value="0.5">
            <text:p>0.5</text:p>
          </table:table-cell>
          <table:table-cell office:value-type="float" office:value="67">
            <text:p>67</text:p>
          </table:table-cell>
          <table:table-cell office:value-type="float" office:value="172">
            <text:p>172</text:p>
          </table:table-cell>
          <table:table-cell table:number-columns-repeated="12"/>
          <table:table-cell office:value-type="float" office:value="24342">
            <text:p>2434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620.33333333333">
            <text:p>1620.3333333333</text:p>
          </table:table-cell>
          <table:table-cell office:value-type="float" office:value="58405.5555555556">
            <text:p>58405.5555555556</text:p>
          </table:table-cell>
          <table:table-cell office:value-type="float" office:value="241.672413724768">
            <text:p>241.672413724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446">
            <text:p>2446</text:p>
          </table:table-cell>
          <table:table-cell office:value-type="float" office:value="82706">
            <text:p>82706</text:p>
          </table:table-cell>
          <table:table-cell office:value-type="float" office:value="287.586508723897">
            <text:p>287.5865087239</text:p>
          </table:table-cell>
          <table:table-cell office:value-type="float" office:value="26630">
            <text:p>266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2472">
            <text:p>2472</text:p>
          </table:table-cell>
          <table:table-cell office:value-type="float" office:value="212334">
            <text:p>212334</text:p>
          </table:table-cell>
          <table:table-cell office:value-type="float" office:value="460.797135407763">
            <text:p>460.7971354078</text:p>
          </table:table-cell>
          <table:table-cell office:value-type="float" office:value="52630">
            <text:p>52630</text:p>
          </table:table-cell>
          <table:table-cell table:number-columns-repeated="2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6685.33333333333">
            <text:p>6685.3333333333</text:p>
          </table:table-cell>
          <table:table-cell office:value-type="float" office:value="9409286.88888889">
            <text:p>9409286.88888889</text:p>
          </table:table-cell>
          <table:table-cell office:value-type="float" office:value="3067.4560940442">
            <text:p>3067.456094044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428571428571429">
            <text:p>0.4285714286</text:p>
          </table:table-cell>
          <table:table-cell office:value-type="float" office:value="6765.66666666667">
            <text:p>6765.6666666667</text:p>
          </table:table-cell>
          <table:table-cell office:value-type="float" office:value="18558651.5555556">
            <text:p>18558651.5555556</text:p>
          </table:table-cell>
          <table:table-cell office:value-type="float" office:value="4307.97534296049">
            <text:p>4307.9753429605</text:p>
          </table:table-cell>
          <table:table-cell office:value-type="float" office:value="0.75">
            <text:p>0.75</text:p>
          </table:table-cell>
          <table:table-cell office:value-type="float" office:value="2133">
            <text:p>2133</text:p>
          </table:table-cell>
          <table:table-cell office:value-type="float" office:value="1119">
            <text:p>1119</text:p>
          </table:table-cell>
          <table:table-cell table:number-columns-repeated="25"/>
        </table:table-row>
        <table:table-row table:style-name="ro1">
          <table:table-cell office:value-type="string">
            <text:p>UT-51</text:p>
          </table:table-cell>
          <table:table-cell office:value-type="string">
            <text:p>s5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number-columns-repeated="3" table:style-name="ce1" office:value-type="string">
            <text:p>true</text:p>
          </table:table-cell>
          <table:table-cell office:value-type="string">
            <text:p>Sunny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InfoPath.3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8px</text:p>
          </table:table-cell>
          <table:table-cell office:value-type="float" office:value="817865">
            <text:p>817865</text:p>
          </table:table-cell>
          <table:table-cell office:value-type="float" office:value="45">
            <text:p>45</text:p>
          </table:table-cell>
          <table:table-cell office:value-type="float" office:value="494437">
            <text:p>494437</text:p>
          </table:table-cell>
          <table:table-cell office:value-type="string">
            <text:p>ffffff</text:p>
          </table:table-cell>
          <table:table-cell office:value-type="string">
            <text:p>fadc7a</text:p>
          </table:table-cell>
          <table:table-cell office:value-type="string">
            <text:p>feeebd</text:p>
          </table:table-cell>
          <table:table-cell office:value-type="float" office:value="100">
            <text:p>100</text:p>
          </table:table-cell>
          <table:table-cell office:value-type="string">
            <text:p>8e846b</text:p>
          </table:table-cell>
          <table:table-cell office:value-type="float" office:value="383838">
            <text:p>383838</text:p>
          </table:table-cell>
          <table:table-cell office:value-type="string">
            <text:p>d19405</text:p>
          </table:table-cell>
          <table:table-cell office:value-type="string">
            <text:p>fece2f</text:p>
          </table:table-cell>
          <table:table-cell office:value-type="float" office:value="60">
            <text:p>60</text:p>
          </table:table-cell>
          <table:table-cell office:value-type="string">
            <text:p>d19405</text:p>
          </table:table-cell>
          <table:table-cell office:value-type="string">
            <text:p>4c3000</text:p>
          </table:table-cell>
          <table:table-cell office:value-type="string">
            <text:p>3d3d3d</text:p>
          </table:table-cell>
          <table:table-cell office:value-type="string">
            <text:p>ffdd57</text:p>
          </table:table-cell>
          <table:table-cell office:value-type="float" office:value="70">
            <text:p>70</text:p>
          </table:table-cell>
          <table:table-cell office:value-type="string">
            <text:p>a45b13</text:p>
          </table:table-cell>
          <table:table-cell office:value-type="string">
            <text:p>381f00</text:p>
          </table:table-cell>
          <table:table-cell office:value-type="string">
            <text:p>bd7b00</text:p>
          </table:table-cell>
          <table:table-cell office:value-type="string">
            <text:p>ffffff</text:p>
          </table:table-cell>
          <table:table-cell office:value-type="float" office:value="30">
            <text:p>30</text:p>
          </table:table-cell>
          <table:table-cell office:value-type="string">
            <text:p>655e4e</text:p>
          </table:table-cell>
          <table:table-cell office:value-type="string">
            <text:p>0074c7</text:p>
          </table:table-cell>
          <table:table-cell office:value-type="string">
            <text:p>eb990f</text:p>
          </table:table-cell>
          <table:table-cell office:value-type="string">
            <text:p>fff9e5</text:p>
          </table:table-cell>
          <table:table-cell office:value-type="float" office:value="90">
            <text:p>90</text:p>
          </table:table-cell>
          <table:table-cell office:value-type="string">
            <text:p>eeb420</text:p>
          </table:table-cell>
          <table:table-cell office:value-type="string">
            <text:p>1f1f1f</text:p>
          </table:table-cell>
          <table:table-cell office:value-type="string">
            <text:p>ed9f26</text:p>
          </table:table-cell>
          <table:table-cell office:value-type="string">
            <text:p>d34d17</text:p>
          </table:table-cell>
          <table:table-cell office:value-type="float" office:value="20">
            <text:p>20</text:p>
          </table:table-cell>
          <table:table-cell office:value-type="string">
            <text:p>ffb73d</text:p>
          </table:table-cell>
          <table:table-cell office:value-type="string">
            <text:p>ffffff</text:p>
          </table:table-cell>
          <table:table-cell office:value-type="string">
            <text:p>ffe18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711">
            <text:p>2711</text:p>
          </table:table-cell>
          <table:table-cell office:value-type="float" office:value="0.471404520791032">
            <text:p>0.4714045208</text:p>
          </table:table-cell>
          <table:table-cell office:value-type="float" office:value="507.374286564334">
            <text:p>507.3742865643</text:p>
          </table:table-cell>
          <table:table-cell office:value-type="float" office:value="226">
            <text:p>226</text:p>
          </table:table-cell>
          <table:table-cell office:value-type="float" office:value="0.6">
            <text:p>0.6</text:p>
          </table:table-cell>
          <table:table-cell office:value-type="float" office:value="19">
            <text:p>19</text:p>
          </table:table-cell>
          <table:table-cell office:value-type="float" office:value="1695">
            <text:p>1695</text:p>
          </table:table-cell>
          <table:table-cell office:value-type="float" office:value="22.1560124771785">
            <text:p>22.1560124772</text:p>
          </table:table-cell>
          <table:table-cell office:value-type="float" office:value="252.785811838138">
            <text:p>252.7858118381</text:p>
          </table:table-cell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236">
            <text:p>2236</text:p>
          </table:table-cell>
          <table:table-cell office:value-type="float" office:value="5.90668171555645">
            <text:p>5.9066817156</text:p>
          </table:table-cell>
          <table:table-cell office:value-type="float" office:value="295.126338295238">
            <text:p>295.1263382952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233">
            <text:p>2233</text:p>
          </table:table-cell>
          <table:table-cell office:value-type="float" office:value="6.59966329107444">
            <text:p>6.5996632911</text:p>
          </table:table-cell>
          <table:table-cell office:value-type="float" office:value="335.095011402239">
            <text:p>335.0950114022</text:p>
          </table:table-cell>
          <table:table-cell office:value-type="float" office:value="129">
            <text:p>129</text:p>
          </table:table-cell>
          <table:table-cell office:value-type="float" office:value="96828">
            <text:p>9682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2768.6666666667">
            <text:p>12768.6666666667</text:p>
          </table:table-cell>
          <table:table-cell office:value-type="float" office:value="31365961.5555556">
            <text:p>31365961.5555556</text:p>
          </table:table-cell>
          <table:table-cell office:value-type="float" office:value="5600.53225645166">
            <text:p>5600.532256451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5498.3333333333">
            <text:p>15498.3333333333</text:p>
          </table:table-cell>
          <table:table-cell office:value-type="float" office:value="66231749.5555556">
            <text:p>66231749.5555556</text:p>
          </table:table-cell>
          <table:table-cell office:value-type="float" office:value="8138.28910493819">
            <text:p>8138.2891049382</text:p>
          </table:table-cell>
          <table:table-cell office:value-type="float" office:value="62702">
            <text:p>62702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0728.6666666667">
            <text:p>10728.6666666667</text:p>
          </table:table-cell>
          <table:table-cell office:value-type="float" office:value="8369086.88888889">
            <text:p>8369086.88888889</text:p>
          </table:table-cell>
          <table:table-cell office:value-type="float" office:value="2892.93741530799">
            <text:p>2892.937415308</text:p>
          </table:table-cell>
          <table:table-cell office:value-type="float" office:value="108762">
            <text:p>1087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0345">
            <text:p>10345</text:p>
          </table:table-cell>
          <table:table-cell office:value-type="float" office:value="37768720.6666667">
            <text:p>37768720.6666667</text:p>
          </table:table-cell>
          <table:table-cell office:value-type="float" office:value="6145.62614114027">
            <text:p>6145.626141140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1885.6666666667">
            <text:p>21885.6666666667</text:p>
          </table:table-cell>
          <table:table-cell office:value-type="float" office:value="64925089.5555556">
            <text:p>64925089.5555556</text:p>
          </table:table-cell>
          <table:table-cell office:value-type="float" office:value="8057.61066045981">
            <text:p>8057.6106604598</text:p>
          </table:table-cell>
          <table:table-cell office:value-type="float" office:value="1">
            <text:p>1</text:p>
          </table:table-cell>
          <table:table-cell office:value-type="float" office:value="1280">
            <text:p>1280</text:p>
          </table:table-cell>
          <table:table-cell office:value-type="float" office:value="1119">
            <text:p>1119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867">
            <text:p>1867</text:p>
          </table:table-cell>
          <table:table-cell office:value-type="float" office:value="2.16024689946929">
            <text:p>2.1602468995</text:p>
          </table:table-cell>
          <table:table-cell office:value-type="float" office:value="378.319970395431">
            <text:p>378.3199703954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92">
            <text:p>1492</text:p>
          </table:table-cell>
          <table:table-cell office:value-type="float" office:value="6.59966329107444">
            <text:p>6.5996632911</text:p>
          </table:table-cell>
          <table:table-cell office:value-type="float" office:value="156.802069147345">
            <text:p>156.802069147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09">
            <text:p>1909</text:p>
          </table:table-cell>
          <table:table-cell office:value-type="float" office:value="3.09120616516523">
            <text:p>3.0912061652</text:p>
          </table:table-cell>
          <table:table-cell office:value-type="float" office:value="92.9958183050304">
            <text:p>92.995818305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string">
            <text:p>UT-52</text:p>
          </table:table-cell>
          <table:table-cell office:value-type="string">
            <text:p>s6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number-columns-repeated="3" table:style-name="ce1" office:value-type="string">
            <text:p>true</text:p>
          </table:table-cell>
          <table:table-cell office:value-type="string">
            <text:p>Excite Bike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InfoPath.3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382">
            <text:p>8382</text:p>
          </table:table-cell>
          <table:table-cell office:value-type="float" office:value="1.24721912892465">
            <text:p>1.2472191289</text:p>
          </table:table-cell>
          <table:table-cell office:value-type="float" office:value="5982.51156845239">
            <text:p>5982.5115684524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432">
            <text:p>11432</text:p>
          </table:table-cell>
          <table:table-cell/>
          <table:table-cell office:value-type="float" office:value="1335.066873065">
            <text:p>1335.066873065</text:p>
          </table:table-cell>
          <table:table-cell office:value-type="float" office:value="181">
            <text:p>181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8494">
            <text:p>8494</text:p>
          </table:table-cell>
          <table:table-cell office:value-type="float" office:value="0.433012701892219">
            <text:p>0.4330127019</text:p>
          </table:table-cell>
          <table:table-cell office:value-type="float" office:value="2813.64366747106">
            <text:p>2813.6436674711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18">
            <text:p>4418</text:p>
          </table:table-cell>
          <table:table-cell/>
          <table:table-cell office:value-type="float" office:value="1027.15150889351">
            <text:p>1027.1515088935</text:p>
          </table:table-cell>
          <table:table-cell office:value-type="float" office:value="129">
            <text:p>129</text:p>
          </table:table-cell>
          <table:table-cell office:value-type="float" office:value="190756">
            <text:p>19075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8983.3333333333">
            <text:p>28983.3333333333</text:p>
          </table:table-cell>
          <table:table-cell office:value-type="float" office:value="280484748.222222">
            <text:p>280484748.222222</text:p>
          </table:table-cell>
          <table:table-cell office:value-type="float" office:value="16747.6788905873">
            <text:p>16747.678890587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0588.6666666667">
            <text:p>30588.6666666667</text:p>
          </table:table-cell>
          <table:table-cell office:value-type="float" office:value="487464267.555556">
            <text:p>487464267.555556</text:p>
          </table:table-cell>
          <table:table-cell office:value-type="float" office:value="22078.592970467">
            <text:p>22078.592970467</text:p>
          </table:table-cell>
          <table:table-cell office:value-type="float" office:value="281692">
            <text:p>28169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625">
            <text:p>0.625</text:p>
          </table:table-cell>
          <table:table-cell office:value-type="float" office:value="54733.3333333333">
            <text:p>54733.3333333333</text:p>
          </table:table-cell>
          <table:table-cell office:value-type="float" office:value="101809102.888889">
            <text:p>101809102.888889</text:p>
          </table:table-cell>
          <table:table-cell office:value-type="float" office:value="10090.0496970475">
            <text:p>10090.0496970475</text:p>
          </table:table-cell>
          <table:table-cell office:value-type="float" office:value="228663">
            <text:p>22866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3028.6666666667">
            <text:p>23028.6666666667</text:p>
          </table:table-cell>
          <table:table-cell office:value-type="float" office:value="46931161.5555556">
            <text:p>46931161.5555556</text:p>
          </table:table-cell>
          <table:table-cell office:value-type="float" office:value="6850.63220115892">
            <text:p>6850.632201158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49159.3333333333">
            <text:p>49159.3333333333</text:p>
          </table:table-cell>
          <table:table-cell office:value-type="float" office:value="1473504002.88889">
            <text:p>1473504002.88889</text:p>
          </table:table-cell>
          <table:table-cell office:value-type="float" office:value="38386.247574996">
            <text:p>38386.247574996</text:p>
          </table:table-cell>
          <table:table-cell office:value-type="float" office:value="1">
            <text:p>1</text:p>
          </table:table-cell>
          <table:table-cell office:value-type="float" office:value="1280">
            <text:p>1280</text:p>
          </table:table-cell>
          <table:table-cell office:value-type="float" office:value="1307">
            <text:p>1307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509">
            <text:p>3509</text:p>
          </table:table-cell>
          <table:table-cell/>
          <table:table-cell office:value-type="float" office:value="263.616303660368">
            <text:p>263.6163036604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949">
            <text:p>5949</text:p>
          </table:table-cell>
          <table:table-cell office:value-type="float" office:value="0.471404520791032">
            <text:p>0.4714045208</text:p>
          </table:table-cell>
          <table:table-cell office:value-type="float" office:value="467.914759568687">
            <text:p>467.914759568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633">
            <text:p>5633</text:p>
          </table:table-cell>
          <table:table-cell/>
          <table:table-cell office:value-type="float" office:value="392.983742949021">
            <text:p>392.983742949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string">
            <text:p>UT-53</text:p>
          </table:table-cell>
          <table:table-cell office:value-type="string">
            <text:p>s4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number-columns-repeated="3" table:style-name="ce1" office:value-type="string">
            <text:p>true</text:p>
          </table:table-cell>
          <table:table-cell office:value-type="string">
            <text:p>Smoothness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Trident/5.0; SLCC2; .NET CLR 2.0.50727; .NET CLR 3.5.30729; .NET CLR 3.0.30729; Media Center PC 6.0; InfoPath.3; .NET4.0C; Tablet PC 2.0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Trident/5.0; SLCC2; .NET CLR 2.0.50727; .NET CLR 3.5.30729; .NET CLR 3.0.30729; Media Center PC 6.0; InfoPath.3; .NET4.0C; Tablet PC 2.0)</text:p>
          </table:table-cell>
          <table:table-cell table:number-columns-repeated="2"/>
          <table:table-cell office:value-type="string">
            <text:p>Verdana,Arial,sans-serif</text:p>
          </table:table-cell>
          <table:table-cell office:value-type="string">
            <text:p>normal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cccccc</text:p>
          </table:table-cell>
          <table:table-cell office:value-type="float" office:value="75">
            <text:p>75</text:p>
          </table:table-cell>
          <table:table-cell office:value-type="string">
            <text:p>aaaaaa</text:p>
          </table:table-cell>
          <table:table-cell table:number-columns-repeated="2" office:value-type="float" office:value="222222">
            <text:p>222222</text:p>
          </table:table-cell>
          <table:table-cell office:value-type="string">
            <text:p>ffffff</text:p>
          </table:table-cell>
          <table:table-cell office:value-type="float" office:value="75">
            <text:p>75</text:p>
          </table:table-cell>
          <table:table-cell office:value-type="string">
            <text:p>aaaaaa</text:p>
          </table:table-cell>
          <table:table-cell table:number-columns-repeated="2" office:value-type="float" office:value="222222">
            <text:p>222222</text:p>
          </table:table-cell>
          <table:table-cell office:value-type="string">
            <text:p>e6e6e6</text:p>
          </table:table-cell>
          <table:table-cell office:value-type="float" office:value="75">
            <text:p>75</text:p>
          </table:table-cell>
          <table:table-cell office:value-type="string">
            <text:p>d3d3d3</text:p>
          </table:table-cell>
          <table:table-cell office:value-type="float" office:value="555555">
            <text:p>555555</text:p>
          </table:table-cell>
          <table:table-cell office:value-type="float" office:value="888888">
            <text:p>888888</text:p>
          </table:table-cell>
          <table:table-cell office:value-type="string">
            <text:p>dadada</text:p>
          </table:table-cell>
          <table:table-cell office:value-type="float" office:value="75">
            <text:p>75</text:p>
          </table:table-cell>
          <table:table-cell office:value-type="float" office:value="999999">
            <text:p>999999</text:p>
          </table:table-cell>
          <table:table-cell office:value-type="float" office:value="212121">
            <text:p>212121</text:p>
          </table:table-cell>
          <table:table-cell office:value-type="float" office:value="454545">
            <text:p>454545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aaaaaa</text:p>
          </table:table-cell>
          <table:table-cell office:value-type="float" office:value="212121">
            <text:p>212121</text:p>
          </table:table-cell>
          <table:table-cell office:value-type="float" office:value="454545">
            <text:p>454545</text:p>
          </table:table-cell>
          <table:table-cell office:value-type="string">
            <text:p>fbf9ee</text:p>
          </table:table-cell>
          <table:table-cell office:value-type="float" office:value="55">
            <text:p>55</text:p>
          </table:table-cell>
          <table:table-cell office:value-type="string">
            <text:p>fcefa1</text:p>
          </table:table-cell>
          <table:table-cell office:value-type="float" office:value="363636">
            <text:p>363636</text:p>
          </table:table-cell>
          <table:table-cell office:value-type="string">
            <text:p>2e83ff</text:p>
          </table:table-cell>
          <table:table-cell office:value-type="string">
            <text:p>fef1ec</text:p>
          </table:table-cell>
          <table:table-cell office:value-type="float" office:value="95">
            <text:p>95</text:p>
          </table:table-cell>
          <table:table-cell table:number-columns-repeated="3" office:value-type="string">
            <text:p>cd0a0a</text:p>
          </table:table-cell>
          <table:table-cell office:value-type="string">
            <text:p>aaaaaa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aaaaaa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8px</text:p>
          </table:table-cell>
          <table:table-cell table:number-columns-repeated="2" office:value-type="string">
            <text:p>-8px</text:p>
          </table:table-cell>
          <table:table-cell office:value-type="string">
            <text:p>8px</text:p>
          </table:table-cell>
          <table:table-cell office:value-type="float" office:value="7">
            <text:p>7</text:p>
          </table:table-cell>
          <table:table-cell office:value-type="float" office:value="0.8">
            <text:p>0.8</text:p>
          </table:table-cell>
          <table:table-cell office:value-type="float" office:value="8">
            <text:p>8</text:p>
          </table:table-cell>
          <table:table-cell office:value-type="float" office:value="4271">
            <text:p>4271</text:p>
          </table:table-cell>
          <table:table-cell office:value-type="float" office:value="4.63680924774785">
            <text:p>4.6368092477</text:p>
          </table:table-cell>
          <table:table-cell office:value-type="float" office:value="2977.96745910697">
            <text:p>2977.967459107</text:p>
          </table:table-cell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850">
            <text:p>2850</text:p>
          </table:table-cell>
          <table:table-cell office:value-type="float" office:value="0.471404520791032">
            <text:p>0.4714045208</text:p>
          </table:table-cell>
          <table:table-cell office:value-type="float" office:value="564.631049644121">
            <text:p>564.6310496441</text:p>
          </table:table-cell>
          <table:table-cell office:value-type="float" office:value="197">
            <text:p>197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4226">
            <text:p>4226</text:p>
          </table:table-cell>
          <table:table-cell office:value-type="float" office:value="0.471404520791032">
            <text:p>0.4714045208</text:p>
          </table:table-cell>
          <table:table-cell office:value-type="float" office:value="2758.19590795626">
            <text:p>2758.1959079563</text:p>
          </table:table-cell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25">
            <text:p>1625</text:p>
          </table:table-cell>
          <table:table-cell office:value-type="float" office:value="0.942809041582063">
            <text:p>0.9428090416</text:p>
          </table:table-cell>
          <table:table-cell office:value-type="float" office:value="88.8856943870422">
            <text:p>88.885694387</text:p>
          </table:table-cell>
          <table:table-cell office:value-type="float" office:value="140">
            <text:p>140</text:p>
          </table:table-cell>
          <table:table-cell office:value-type="float" office:value="52861">
            <text:p>5286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300.66666666667">
            <text:p>5300.6666666667</text:p>
          </table:table-cell>
          <table:table-cell office:value-type="float" office:value="5437769.55555556">
            <text:p>5437769.55555556</text:p>
          </table:table-cell>
          <table:table-cell office:value-type="float" office:value="2331.90256133389">
            <text:p>2331.902561333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7792">
            <text:p>7792</text:p>
          </table:table-cell>
          <table:table-cell office:value-type="float" office:value="15009834.6666667">
            <text:p>15009834.6666667</text:p>
          </table:table-cell>
          <table:table-cell office:value-type="float" office:value="3874.25278817305">
            <text:p>3874.2527881731</text:p>
          </table:table-cell>
          <table:table-cell office:value-type="float" office:value="70001">
            <text:p>7000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555555555555556">
            <text:p>0.5555555556</text:p>
          </table:table-cell>
          <table:table-cell office:value-type="float" office:value="5165.66666666667">
            <text:p>5165.6666666667</text:p>
          </table:table-cell>
          <table:table-cell office:value-type="float" office:value="1288636.22222222">
            <text:p>1288636.22222222</text:p>
          </table:table-cell>
          <table:table-cell office:value-type="float" office:value="1135.18114070937">
            <text:p>1135.1811407094</text:p>
          </table:table-cell>
          <table:table-cell office:value-type="float" office:value="101193">
            <text:p>10119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0938.6666666667">
            <text:p>10938.6666666667</text:p>
          </table:table-cell>
          <table:table-cell office:value-type="float" office:value="15253736.2222222">
            <text:p>15253736.2222222</text:p>
          </table:table-cell>
          <table:table-cell office:value-type="float" office:value="3905.60318289278">
            <text:p>3905.60318289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8135.3333333333">
            <text:p>18135.3333333333</text:p>
          </table:table-cell>
          <table:table-cell office:value-type="float" office:value="239844872.222222">
            <text:p>239844872.222222</text:p>
          </table:table-cell>
          <table:table-cell office:value-type="float" office:value="15486.9258480249">
            <text:p>15486.9258480249</text:p>
          </table:table-cell>
          <table:table-cell office:value-type="float" office:value="1">
            <text:p>1</text:p>
          </table:table-cell>
          <table:table-cell office:value-type="float" office:value="1920">
            <text:p>1920</text:p>
          </table:table-cell>
          <table:table-cell office:value-type="float" office:value="1009">
            <text:p>1009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89">
            <text:p>1689</text:p>
          </table:table-cell>
          <table:table-cell office:value-type="float" office:value="0.942809041582063">
            <text:p>0.9428090416</text:p>
          </table:table-cell>
          <table:table-cell office:value-type="float" office:value="155.718406818919">
            <text:p>155.7184068189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55">
            <text:p>1655</text:p>
          </table:table-cell>
          <table:table-cell office:value-type="float" office:value="0.471404520791032">
            <text:p>0.4714045208</text:p>
          </table:table-cell>
          <table:table-cell office:value-type="float" office:value="108.676891134531">
            <text:p>108.6768911345</text:p>
          </table:table-cell>
          <table:table-cell office:value-type="float" office:value="109">
            <text:p>109</text:p>
          </table:table-cell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1794">
            <text:p>1794</text:p>
          </table:table-cell>
          <table:table-cell office:value-type="float" office:value="0.82915619758885">
            <text:p>0.8291561976</text:p>
          </table:table-cell>
          <table:table-cell office:value-type="float" office:value="338.779703494764">
            <text:p>338.7797034948</text:p>
          </table:table-cell>
          <table:table-cell office:value-type="float" office:value="98">
            <text:p>98</text:p>
          </table:table-cell>
          <table:table-cell table:number-columns-repeated="6"/>
        </table:table-row>
        <table:table-row table:style-name="ro1">
          <table:table-cell office:value-type="string">
            <text:p>UT-54</text:p>
          </table:table-cell>
          <table:table-cell office:value-type="string">
            <text:p>s2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number-columns-repeated="2" table:style-name="ce1" office:value-type="string">
            <text:p>true</text:p>
          </table:table-cell>
          <table:table-cell/>
          <table:table-cell office:value-type="string">
            <text:p>Sunny</text:p>
          </table:table-cell>
          <table:table-cell/>
          <table:table-cell office:value-type="float" office:value="92">
            <text:p>92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8px</text:p>
          </table:table-cell>
          <table:table-cell office:value-type="float" office:value="817865">
            <text:p>817865</text:p>
          </table:table-cell>
          <table:table-cell office:value-type="float" office:value="45">
            <text:p>45</text:p>
          </table:table-cell>
          <table:table-cell office:value-type="float" office:value="494437">
            <text:p>494437</text:p>
          </table:table-cell>
          <table:table-cell office:value-type="string">
            <text:p>ffffff</text:p>
          </table:table-cell>
          <table:table-cell office:value-type="string">
            <text:p>fadc7a</text:p>
          </table:table-cell>
          <table:table-cell office:value-type="string">
            <text:p>feeebd</text:p>
          </table:table-cell>
          <table:table-cell office:value-type="float" office:value="100">
            <text:p>100</text:p>
          </table:table-cell>
          <table:table-cell office:value-type="string">
            <text:p>8e846b</text:p>
          </table:table-cell>
          <table:table-cell office:value-type="float" office:value="383838">
            <text:p>383838</text:p>
          </table:table-cell>
          <table:table-cell office:value-type="string">
            <text:p>d19405</text:p>
          </table:table-cell>
          <table:table-cell office:value-type="string">
            <text:p>fece2f</text:p>
          </table:table-cell>
          <table:table-cell office:value-type="float" office:value="60">
            <text:p>60</text:p>
          </table:table-cell>
          <table:table-cell office:value-type="string">
            <text:p>d19405</text:p>
          </table:table-cell>
          <table:table-cell office:value-type="string">
            <text:p>4c3000</text:p>
          </table:table-cell>
          <table:table-cell office:value-type="string">
            <text:p>3d3d3d</text:p>
          </table:table-cell>
          <table:table-cell office:value-type="string">
            <text:p>ffdd57</text:p>
          </table:table-cell>
          <table:table-cell office:value-type="float" office:value="70">
            <text:p>70</text:p>
          </table:table-cell>
          <table:table-cell office:value-type="string">
            <text:p>a45b13</text:p>
          </table:table-cell>
          <table:table-cell office:value-type="string">
            <text:p>381f00</text:p>
          </table:table-cell>
          <table:table-cell office:value-type="string">
            <text:p>bd7b00</text:p>
          </table:table-cell>
          <table:table-cell office:value-type="string">
            <text:p>ffffff</text:p>
          </table:table-cell>
          <table:table-cell office:value-type="float" office:value="30">
            <text:p>30</text:p>
          </table:table-cell>
          <table:table-cell office:value-type="string">
            <text:p>655e4e</text:p>
          </table:table-cell>
          <table:table-cell office:value-type="string">
            <text:p>0074c7</text:p>
          </table:table-cell>
          <table:table-cell office:value-type="string">
            <text:p>eb990f</text:p>
          </table:table-cell>
          <table:table-cell office:value-type="string">
            <text:p>fff9e5</text:p>
          </table:table-cell>
          <table:table-cell office:value-type="float" office:value="90">
            <text:p>90</text:p>
          </table:table-cell>
          <table:table-cell office:value-type="string">
            <text:p>eeb420</text:p>
          </table:table-cell>
          <table:table-cell office:value-type="string">
            <text:p>1f1f1f</text:p>
          </table:table-cell>
          <table:table-cell office:value-type="string">
            <text:p>ed9f26</text:p>
          </table:table-cell>
          <table:table-cell office:value-type="string">
            <text:p>d34d17</text:p>
          </table:table-cell>
          <table:table-cell office:value-type="float" office:value="20">
            <text:p>20</text:p>
          </table:table-cell>
          <table:table-cell office:value-type="string">
            <text:p>ffb73d</text:p>
          </table:table-cell>
          <table:table-cell office:value-type="string">
            <text:p>ffffff</text:p>
          </table:table-cell>
          <table:table-cell office:value-type="string">
            <text:p>ffe18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61">
            <text:p>1261</text:p>
          </table:table-cell>
          <table:table-cell/>
          <table:table-cell office:value-type="float" office:value="187.812554307628">
            <text:p>187.8125543076</text:p>
          </table:table-cell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17">
            <text:p>1217</text:p>
          </table:table-cell>
          <table:table-cell office:value-type="float" office:value="0.471404520791032">
            <text:p>0.4714045208</text:p>
          </table:table-cell>
          <table:table-cell office:value-type="float" office:value="50.4270650433762">
            <text:p>50.4270650434</text:p>
          </table:table-cell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58">
            <text:p>1358</text:p>
          </table:table-cell>
          <table:table-cell/>
          <table:table-cell office:value-type="float" office:value="98.6452679498053">
            <text:p>98.6452679498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41">
            <text:p>1341</text:p>
          </table:table-cell>
          <table:table-cell/>
          <table:table-cell office:value-type="float" office:value="36.1232458243842">
            <text:p>36.1232458244</text:p>
          </table:table-cell>
          <table:table-cell office:value-type="float" office:value="108">
            <text:p>108</text:p>
          </table:table-cell>
          <table:table-cell office:value-type="float" office:value="28820">
            <text:p>28820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985">
            <text:p>2985</text:p>
          </table:table-cell>
          <table:table-cell office:value-type="float" office:value="320482.666666667">
            <text:p>320482.666666667</text:p>
          </table:table-cell>
          <table:table-cell office:value-type="float" office:value="566.111885290061">
            <text:p>566.111885290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595.66666666667">
            <text:p>2595.6666666667</text:p>
          </table:table-cell>
          <table:table-cell office:value-type="float" office:value="757005.555555556">
            <text:p>757005.555555556</text:p>
          </table:table-cell>
          <table:table-cell office:value-type="float" office:value="870.060661997516">
            <text:p>870.0606619975</text:p>
          </table:table-cell>
          <table:table-cell office:value-type="float" office:value="23201">
            <text:p>2320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2591.33333333333">
            <text:p>2591.3333333333</text:p>
          </table:table-cell>
          <table:table-cell office:value-type="float" office:value="266728.222222222">
            <text:p>266728.222222222</text:p>
          </table:table-cell>
          <table:table-cell office:value-type="float" office:value="516.457376965633">
            <text:p>516.4573769656</text:p>
          </table:table-cell>
          <table:table-cell office:value-type="float" office:value="55844">
            <text:p>5584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0749">
            <text:p>10749</text:p>
          </table:table-cell>
          <table:table-cell office:value-type="float" office:value="8988348.66666667">
            <text:p>8988348.66666667</text:p>
          </table:table-cell>
          <table:table-cell office:value-type="float" office:value="2998.05748221522">
            <text:p>2998.057482215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816.33333333333">
            <text:p>3816.3333333333</text:p>
          </table:table-cell>
          <table:table-cell office:value-type="float" office:value="1188700.22222222">
            <text:p>1188700.22222222</text:p>
          </table:table-cell>
          <table:table-cell office:value-type="float" office:value="1090.27529652938">
            <text:p>1090.2752965294</text:p>
          </table:table-cell>
          <table:table-cell office:value-type="float" office:value="1">
            <text:p>1</text:p>
          </table:table-cell>
          <table:table-cell office:value-type="float" office:value="1366">
            <text:p>1366</text:p>
          </table:table-cell>
          <table:table-cell office:value-type="float" office:value="877">
            <text:p>877</text:p>
          </table:table-cell>
          <table:table-cell/>
          <table:table-cell office:value-type="float" office:value="0.8">
            <text:p>0.8</text:p>
          </table:table-cell>
          <table:table-cell office:value-type="float" office:value="60">
            <text:p>60</text:p>
          </table:table-cell>
          <table:table-cell office:value-type="float" office:value="1752">
            <text:p>1752</text:p>
          </table:table-cell>
          <table:table-cell office:value-type="float" office:value="57.3993684634248">
            <text:p>57.3993684634</text:p>
          </table:table-cell>
          <table:table-cell office:value-type="float" office:value="640.149006091551">
            <text:p>640.1490060916</text:p>
          </table:table-cell>
          <table:table-cell office:value-type="float" office:value="92">
            <text:p>92</text:p>
          </table:table-cell>
          <table:table-cell table:number-columns-repeated="18"/>
        </table:table-row>
        <table:table-row table:style-name="ro1">
          <table:table-cell office:value-type="string">
            <text:p>UT-55</text:p>
          </table:table-cell>
          <table:table-cell office:value-type="string">
            <text:p>s3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number-columns-repeated="2" table:style-name="ce1" office:value-type="string">
            <text:p>true</text:p>
          </table:table-cell>
          <table:table-cell/>
          <table:table-cell office:value-type="string">
            <text:p>Excite Bike</text:p>
          </table:table-cell>
          <table:table-cell/>
          <table:table-cell office:value-type="float" office:value="92">
            <text:p>92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3813">
            <text:p>3813</text:p>
          </table:table-cell>
          <table:table-cell/>
          <table:table-cell office:value-type="float" office:value="1568.60391750116">
            <text:p>1568.6039175012</text:p>
          </table:table-cell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278">
            <text:p>2278</text:p>
          </table:table-cell>
          <table:table-cell office:value-type="float" office:value="0.471404520791032">
            <text:p>0.4714045208</text:p>
          </table:table-cell>
          <table:table-cell office:value-type="float" office:value="266.245918069909">
            <text:p>266.2459180699</text:p>
          </table:table-cell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601">
            <text:p>2601</text:p>
          </table:table-cell>
          <table:table-cell office:value-type="float" office:value="0.471404520791032">
            <text:p>0.4714045208</text:p>
          </table:table-cell>
          <table:table-cell office:value-type="float" office:value="496.787904665786">
            <text:p>496.7879046658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92">
            <text:p>2592</text:p>
          </table:table-cell>
          <table:table-cell/>
          <table:table-cell office:value-type="float" office:value="117.303973599458">
            <text:p>117.3039735995</text:p>
          </table:table-cell>
          <table:table-cell office:value-type="float" office:value="108">
            <text:p>108</text:p>
          </table:table-cell>
          <table:table-cell office:value-type="float" office:value="30545">
            <text:p>3054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606.66666666667">
            <text:p>2606.6666666667</text:p>
          </table:table-cell>
          <table:table-cell office:value-type="float" office:value="8678.22222222222">
            <text:p>8678.2222222222</text:p>
          </table:table-cell>
          <table:table-cell office:value-type="float" office:value="93.156976240227">
            <text:p>93.156976240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3515">
            <text:p>3515</text:p>
          </table:table-cell>
          <table:table-cell office:value-type="float" office:value="1232578.66666667">
            <text:p>1232578.66666667</text:p>
          </table:table-cell>
          <table:table-cell office:value-type="float" office:value="1110.2155946782">
            <text:p>1110.2155946782</text:p>
          </table:table-cell>
          <table:table-cell office:value-type="float" office:value="32743">
            <text:p>32743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3357">
            <text:p>3357</text:p>
          </table:table-cell>
          <table:table-cell office:value-type="float" office:value="229908.666666667">
            <text:p>229908.666666667</text:p>
          </table:table-cell>
          <table:table-cell office:value-type="float" office:value="479.487921293818">
            <text:p>479.4879212938</text:p>
          </table:table-cell>
          <table:table-cell office:value-type="float" office:value="36698">
            <text:p>3669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161">
            <text:p>4161</text:p>
          </table:table-cell>
          <table:table-cell office:value-type="float" office:value="1377380.66666667">
            <text:p>1377380.66666667</text:p>
          </table:table-cell>
          <table:table-cell office:value-type="float" office:value="1173.61862062029">
            <text:p>1173.618620620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015.33333333333">
            <text:p>4015.3333333333</text:p>
          </table:table-cell>
          <table:table-cell office:value-type="float" office:value="1461776.88888889">
            <text:p>1461776.88888889</text:p>
          </table:table-cell>
          <table:table-cell office:value-type="float" office:value="1209.03965563123">
            <text:p>1209.0396556312</text:p>
          </table:table-cell>
          <table:table-cell office:value-type="float" office:value="1">
            <text:p>1</text:p>
          </table:table-cell>
          <table:table-cell office:value-type="float" office:value="1366">
            <text:p>1366</text:p>
          </table:table-cell>
          <table:table-cell office:value-type="float" office:value="941">
            <text:p>94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491">
            <text:p>2491</text:p>
          </table:table-cell>
          <table:table-cell/>
          <table:table-cell office:value-type="float" office:value="94.7429270300544">
            <text:p>94.7429270301</text:p>
          </table:table-cell>
          <table:table-cell office:value-type="float" office:value="92">
            <text:p>92</text:p>
          </table:table-cell>
          <table:table-cell table:number-columns-repeated="18"/>
        </table:table-row>
        <table:table-row table:style-name="ro2">
          <table:table-cell office:value-type="string">
            <text:p>UT-56</text:p>
          </table:table-cell>
          <table:table-cell office:value-type="string">
            <text:p>s2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default</text:p>
          </table:table-cell>
          <table:table-cell table:number-columns-repeated="2" table:style-name="ce1" office:value-type="string">
            <text:p>true</text:p>
          </table:table-cell>
          <table:table-cell/>
          <table:table-cell office:value-type="string">
            <text:p>Sunny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Trident/5.0; SLCC2; .NET CLR 2.0.50727; .NET CLR 3.5.30729; .NET CLR 3.0.30729; Media Center PC 6.0; .NET4.0C; .NET4.0E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Trident/5.0; SLCC2; .NET CLR 2.0.50727; .NET CLR 3.5.30729; .NET CLR 3.0.30729; Media Center PC 6.0; .NET4.0C; .NET4.0E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8px</text:p>
          </table:table-cell>
          <table:table-cell office:value-type="float" office:value="817865">
            <text:p>817865</text:p>
          </table:table-cell>
          <table:table-cell office:value-type="float" office:value="45">
            <text:p>45</text:p>
          </table:table-cell>
          <table:table-cell office:value-type="float" office:value="494437">
            <text:p>494437</text:p>
          </table:table-cell>
          <table:table-cell office:value-type="string">
            <text:p>ffffff</text:p>
          </table:table-cell>
          <table:table-cell office:value-type="string">
            <text:p>fadc7a</text:p>
          </table:table-cell>
          <table:table-cell office:value-type="string">
            <text:p>feeebd</text:p>
          </table:table-cell>
          <table:table-cell office:value-type="float" office:value="100">
            <text:p>100</text:p>
          </table:table-cell>
          <table:table-cell office:value-type="string">
            <text:p>8e846b</text:p>
          </table:table-cell>
          <table:table-cell office:value-type="float" office:value="383838">
            <text:p>383838</text:p>
          </table:table-cell>
          <table:table-cell office:value-type="string">
            <text:p>d19405</text:p>
          </table:table-cell>
          <table:table-cell office:value-type="string">
            <text:p>fece2f</text:p>
          </table:table-cell>
          <table:table-cell office:value-type="float" office:value="60">
            <text:p>60</text:p>
          </table:table-cell>
          <table:table-cell office:value-type="string">
            <text:p>d19405</text:p>
          </table:table-cell>
          <table:table-cell office:value-type="string">
            <text:p>4c3000</text:p>
          </table:table-cell>
          <table:table-cell office:value-type="string">
            <text:p>3d3d3d</text:p>
          </table:table-cell>
          <table:table-cell office:value-type="string">
            <text:p>ffdd57</text:p>
          </table:table-cell>
          <table:table-cell office:value-type="float" office:value="70">
            <text:p>70</text:p>
          </table:table-cell>
          <table:table-cell office:value-type="string">
            <text:p>a45b13</text:p>
          </table:table-cell>
          <table:table-cell office:value-type="string">
            <text:p>381f00</text:p>
          </table:table-cell>
          <table:table-cell office:value-type="string">
            <text:p>bd7b00</text:p>
          </table:table-cell>
          <table:table-cell office:value-type="string">
            <text:p>ffffff</text:p>
          </table:table-cell>
          <table:table-cell office:value-type="float" office:value="30">
            <text:p>30</text:p>
          </table:table-cell>
          <table:table-cell office:value-type="string">
            <text:p>655e4e</text:p>
          </table:table-cell>
          <table:table-cell office:value-type="string">
            <text:p>0074c7</text:p>
          </table:table-cell>
          <table:table-cell office:value-type="string">
            <text:p>eb990f</text:p>
          </table:table-cell>
          <table:table-cell office:value-type="string">
            <text:p>fff9e5</text:p>
          </table:table-cell>
          <table:table-cell office:value-type="float" office:value="90">
            <text:p>90</text:p>
          </table:table-cell>
          <table:table-cell office:value-type="string">
            <text:p>eeb420</text:p>
          </table:table-cell>
          <table:table-cell office:value-type="string">
            <text:p>1f1f1f</text:p>
          </table:table-cell>
          <table:table-cell office:value-type="string">
            <text:p>ed9f26</text:p>
          </table:table-cell>
          <table:table-cell office:value-type="string">
            <text:p>d34d17</text:p>
          </table:table-cell>
          <table:table-cell office:value-type="float" office:value="20">
            <text:p>20</text:p>
          </table:table-cell>
          <table:table-cell office:value-type="string">
            <text:p>ffb73d</text:p>
          </table:table-cell>
          <table:table-cell office:value-type="string">
            <text:p>ffffff</text:p>
          </table:table-cell>
          <table:table-cell office:value-type="string">
            <text:p>ffe18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office:value-type="float" office:value="7">
            <text:p>7</text:p>
          </table:table-cell>
          <table:table-cell office:value-type="float" office:value="0.8">
            <text:p>0.8</text:p>
          </table:table-cell>
          <table:table-cell office:value-type="float" office:value="149">
            <text:p>149</text:p>
          </table:table-cell>
          <table:table-cell office:value-type="float" office:value="3661">
            <text:p>3661</text:p>
          </table:table-cell>
          <table:table-cell office:value-type="float" office:value="217.343478163022">
            <text:p>217.343478163</text:p>
          </table:table-cell>
          <table:table-cell office:value-type="float" office:value="2643.29935875602">
            <text:p>2643.299358756</text:p>
          </table:table-cell>
          <table:table-cell office:value-type="float" office:value="226">
            <text:p>226</text:p>
          </table:table-cell>
          <table:table-cell office:value-type="float" office:value="0.8">
            <text:p>0.8</text:p>
          </table:table-cell>
          <table:table-cell office:value-type="float" office:value="10">
            <text:p>10</text:p>
          </table:table-cell>
          <table:table-cell office:value-type="float" office:value="2329">
            <text:p>2329</text:p>
          </table:table-cell>
          <table:table-cell office:value-type="float" office:value="11.9869720947369">
            <text:p>11.9869720947</text:p>
          </table:table-cell>
          <table:table-cell office:value-type="float" office:value="885.860422132065">
            <text:p>885.8604221321</text:p>
          </table:table-cell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025">
            <text:p>2025</text:p>
          </table:table-cell>
          <table:table-cell office:value-type="float" office:value="1.6996731711976">
            <text:p>1.6996731712</text:p>
          </table:table-cell>
          <table:table-cell office:value-type="float" office:value="116.236349258263">
            <text:p>116.2363492583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635">
            <text:p>1635</text:p>
          </table:table-cell>
          <table:table-cell office:value-type="float" office:value="10.6144555520604">
            <text:p>10.6144555521</text:p>
          </table:table-cell>
          <table:table-cell office:value-type="float" office:value="55.874860178796">
            <text:p>55.8748601788</text:p>
          </table:table-cell>
          <table:table-cell office:value-type="float" office:value="129">
            <text:p>129</text:p>
          </table:table-cell>
          <table:table-cell office:value-type="float" office:value="112513">
            <text:p>11251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7822.3333333333">
            <text:p>17822.3333333333</text:p>
          </table:table-cell>
          <table:table-cell office:value-type="float" office:value="28811117.5555556">
            <text:p>28811117.5555556</text:p>
          </table:table-cell>
          <table:table-cell office:value-type="float" office:value="5367.59886313755">
            <text:p>5367.598863137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5625">
            <text:p>15625</text:p>
          </table:table-cell>
          <table:table-cell office:value-type="float" office:value="28558208.6666667">
            <text:p>28558208.6666667</text:p>
          </table:table-cell>
          <table:table-cell office:value-type="float" office:value="5343.98808631407">
            <text:p>5343.9880863141</text:p>
          </table:table-cell>
          <table:table-cell office:value-type="float" office:value="53253">
            <text:p>53253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8316.33333333333">
            <text:p>8316.3333333333</text:p>
          </table:table-cell>
          <table:table-cell office:value-type="float" office:value="9312613.55555555">
            <text:p>9312613.55555555</text:p>
          </table:table-cell>
          <table:table-cell office:value-type="float" office:value="3051.65750954388">
            <text:p>3051.6575095439</text:p>
          </table:table-cell>
          <table:table-cell office:value-type="float" office:value="136274">
            <text:p>136274</text:p>
          </table:table-cell>
          <table:table-cell table:number-columns-repeated="2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9028.3333333333">
            <text:p>19028.3333333333</text:p>
          </table:table-cell>
          <table:table-cell office:value-type="float" office:value="101923817.555556">
            <text:p>101923817.555556</text:p>
          </table:table-cell>
          <table:table-cell office:value-type="float" office:value="10095.7326408516">
            <text:p>10095.7326408516</text:p>
          </table:table-cell>
          <table:table-cell table:number-columns-repeated="2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22330.3333333333">
            <text:p>22330.3333333333</text:p>
          </table:table-cell>
          <table:table-cell office:value-type="float" office:value="28988507.5555556">
            <text:p>28988507.5555556</text:p>
          </table:table-cell>
          <table:table-cell office:value-type="float" office:value="5384.09765471946">
            <text:p>5384.0976547195</text:p>
          </table:table-cell>
          <table:table-cell office:value-type="float" office:value="1">
            <text:p>1</text:p>
          </table:table-cell>
          <table:table-cell office:value-type="float" office:value="1280">
            <text:p>1280</text:p>
          </table:table-cell>
          <table:table-cell office:value-type="float" office:value="907">
            <text:p>907</text:p>
          </table:table-cell>
          <table:table-cell/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1734">
            <text:p>1734</text:p>
          </table:table-cell>
          <table:table-cell office:value-type="float" office:value="176.467182973681">
            <text:p>176.4671829737</text:p>
          </table:table-cell>
          <table:table-cell office:value-type="float" office:value="71.6147098483731">
            <text:p>71.6147098484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85">
            <text:p>1585</text:p>
          </table:table-cell>
          <table:table-cell office:value-type="float" office:value="0.471404520791032">
            <text:p>0.4714045208</text:p>
          </table:table-cell>
          <table:table-cell office:value-type="float" office:value="144.768781165001">
            <text:p>144.76878116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615">
            <text:p>2615</text:p>
          </table:table-cell>
          <table:table-cell office:value-type="float" office:value="11.3137084989848">
            <text:p>11.313708499</text:p>
          </table:table-cell>
          <table:table-cell office:value-type="float" office:value="392.262950356291">
            <text:p>392.2629503563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string">
            <text:p>UT-57</text:p>
          </table:table-cell>
          <table:table-cell office:value-type="string">
            <text:p>s5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number-columns-repeated="2" table:style-name="ce1" office:value-type="string">
            <text:p>true</text:p>
          </table:table-cell>
          <table:table-cell/>
          <table:table-cell office:value-type="string">
            <text:p>Excite Bike</text:p>
          </table:table-cell>
          <table:table-cell/>
          <table:table-cell office:value-type="float" office:value="92">
            <text:p>92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445">
            <text:p>4445</text:p>
          </table:table-cell>
          <table:table-cell/>
          <table:table-cell office:value-type="float" office:value="2614.17065667531">
            <text:p>2614.1706566753</text:p>
          </table:table-cell>
          <table:table-cell office:value-type="float" office:value="216">
            <text:p>216</text:p>
          </table:table-cell>
          <table:table-cell office:value-type="float" office:value="0.8">
            <text:p>0.8</text:p>
          </table:table-cell>
          <table:table-cell office:value-type="float" office:value="35">
            <text:p>35</text:p>
          </table:table-cell>
          <table:table-cell office:value-type="float" office:value="2175">
            <text:p>2175</text:p>
          </table:table-cell>
          <table:table-cell office:value-type="float" office:value="53.4064602833777">
            <text:p>53.4064602834</text:p>
          </table:table-cell>
          <table:table-cell office:value-type="float" office:value="346.919569208772">
            <text:p>346.9195692088</text:p>
          </table:table-cell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906">
            <text:p>2906</text:p>
          </table:table-cell>
          <table:table-cell/>
          <table:table-cell office:value-type="float" office:value="272.65281138392">
            <text:p>272.6528113839</text:p>
          </table:table-cell>
          <table:table-cell office:value-type="float" office:value="130">
            <text:p>130</text:p>
          </table:table-cell>
          <table:table-cell office:value-type="float" office:value="0.8">
            <text:p>0.8</text:p>
          </table:table-cell>
          <table:table-cell office:value-type="float" office:value="13">
            <text:p>13</text:p>
          </table:table-cell>
          <table:table-cell office:value-type="float" office:value="5651">
            <text:p>5651</text:p>
          </table:table-cell>
          <table:table-cell office:value-type="float" office:value="15.305227865014">
            <text:p>15.305227865</text:p>
          </table:table-cell>
          <table:table-cell office:value-type="float" office:value="2320.25413478783">
            <text:p>2320.2541347878</text:p>
          </table:table-cell>
          <table:table-cell office:value-type="float" office:value="108">
            <text:p>108</text:p>
          </table:table-cell>
          <table:table-cell office:value-type="float" office:value="42278">
            <text:p>4227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6745.33333333333">
            <text:p>6745.3333333333</text:p>
          </table:table-cell>
          <table:table-cell office:value-type="float" office:value="15400201.5555556">
            <text:p>15400201.5555556</text:p>
          </table:table-cell>
          <table:table-cell office:value-type="float" office:value="3924.30905454139">
            <text:p>3924.309054541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293.33333333333">
            <text:p>3293.3333333333</text:p>
          </table:table-cell>
          <table:table-cell office:value-type="float" office:value="237301.555555556">
            <text:p>237301.555555556</text:p>
          </table:table-cell>
          <table:table-cell office:value-type="float" office:value="487.136074988864">
            <text:p>487.1360749889</text:p>
          </table:table-cell>
          <table:table-cell office:value-type="float" office:value="46980">
            <text:p>4698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6245.33333333333">
            <text:p>6245.3333333333</text:p>
          </table:table-cell>
          <table:table-cell office:value-type="float" office:value="3425739.55555556">
            <text:p>3425739.55555556</text:p>
          </table:table-cell>
          <table:table-cell office:value-type="float" office:value="1850.87534846503">
            <text:p>1850.875348465</text:p>
          </table:table-cell>
          <table:table-cell office:value-type="float" office:value="82457">
            <text:p>8245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0111.3333333333">
            <text:p>10111.3333333333</text:p>
          </table:table-cell>
          <table:table-cell office:value-type="float" office:value="219768.222222222">
            <text:p>219768.222222222</text:p>
          </table:table-cell>
          <table:table-cell office:value-type="float" office:value="468.794434930943">
            <text:p>468.794434930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3330.6666666667">
            <text:p>13330.6666666667</text:p>
          </table:table-cell>
          <table:table-cell office:value-type="float" office:value="8107634.88888889">
            <text:p>8107634.88888889</text:p>
          </table:table-cell>
          <table:table-cell office:value-type="float" office:value="2847.39089148099">
            <text:p>2847.390891481</text:p>
          </table:table-cell>
          <table:table-cell office:value-type="float" office:value="1">
            <text:p>1</text:p>
          </table:table-cell>
          <table:table-cell office:value-type="float" office:value="1366">
            <text:p>1366</text:p>
          </table:table-cell>
          <table:table-cell office:value-type="float" office:value="1119">
            <text:p>1119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605">
            <text:p>3605</text:p>
          </table:table-cell>
          <table:table-cell/>
          <table:table-cell office:value-type="float" office:value="482.249589597199">
            <text:p>482.2495895972</text:p>
          </table:table-cell>
          <table:table-cell office:value-type="float" office:value="92">
            <text:p>92</text:p>
          </table:table-cell>
          <table:table-cell table:number-columns-repeated="18"/>
        </table:table-row>
        <table:table-row table:style-name="ro1">
          <table:table-cell office:value-type="string">
            <text:p>UT-58</text:p>
          </table:table-cell>
          <table:table-cell office:value-type="string">
            <text:p>s2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number-columns-repeated="2" table:style-name="ce1" office:value-type="string">
            <text:p>true</text:p>
          </table:table-cell>
          <table:table-cell/>
          <table:table-cell office:value-type="string">
            <text:p>UI darkness</text:p>
          </table:table-cell>
          <table:table-cell/>
          <table:table-cell office:value-type="float" office:value="92">
            <text:p>92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6px</text:p>
          </table:table-cell>
          <table:table-cell office:value-type="float" office:value="333333">
            <text:p>333333</text:p>
          </table:table-cell>
          <table:table-cell office:value-type="float" office:value="25">
            <text:p>25</text:p>
          </table:table-cell>
          <table:table-cell office:value-type="float" office:value="333333">
            <text:p>333333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6666">
            <text:p>666666</text:p>
          </table:table-cell>
          <table:table-cell office:value-type="string">
            <text:p>ffffff</text:p>
          </table:table-cell>
          <table:table-cell office:value-type="string">
            <text:p>cccccc</text:p>
          </table:table-cell>
          <table:table-cell office:value-type="float" office:value="555555">
            <text:p>555555</text:p>
          </table:table-cell>
          <table:table-cell office:value-type="float" office:value="20">
            <text:p>20</text:p>
          </table:table-cell>
          <table:table-cell office:value-type="float" office:value="666666">
            <text:p>666666</text:p>
          </table:table-cell>
          <table:table-cell office:value-type="string">
            <text:p>eeeeee</text:p>
          </table:table-cell>
          <table:table-cell office:value-type="string">
            <text:p>cccccc</text:p>
          </table:table-cell>
          <table:table-cell office:value-type="string">
            <text:p>0078a3</text:p>
          </table:table-cell>
          <table:table-cell office:value-type="float" office:value="40">
            <text:p>40</text:p>
          </table:table-cell>
          <table:table-cell office:value-type="string">
            <text:p>59b4d4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58400</text:p>
          </table:table-cell>
          <table:table-cell office:value-type="float" office:value="30">
            <text:p>30</text:p>
          </table:table-cell>
          <table:table-cell office:value-type="string">
            <text:p>ffaf0f</text:p>
          </table:table-cell>
          <table:table-cell office:value-type="string">
            <text:p>ffffff</text:p>
          </table:table-cell>
          <table:table-cell office:value-type="float" office:value="222222">
            <text:p>222222</text:p>
          </table:table-cell>
          <table:table-cell office:value-type="string">
            <text:p>eeeeee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string">
            <text:p>2e7db2</text:p>
          </table:table-cell>
          <table:table-cell office:value-type="string">
            <text:p>4b8e0b</text:p>
          </table:table-cell>
          <table:table-cell office:value-type="string">
            <text:p>ffc73d</text:p>
          </table:table-cell>
          <table:table-cell office:value-type="float" office:value="40">
            <text:p>40</text:p>
          </table:table-cell>
          <table:table-cell office:value-type="string">
            <text:p>ffb73d</text:p>
          </table:table-cell>
          <table:table-cell office:value-type="float" office:value="111111">
            <text:p>111111</text:p>
          </table:table-cell>
          <table:table-cell office:value-type="string">
            <text:p>a8330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70">
            <text:p>1070</text:p>
          </table:table-cell>
          <table:table-cell office:value-type="float" office:value="0.471404520791032">
            <text:p>0.4714045208</text:p>
          </table:table-cell>
          <table:table-cell office:value-type="float" office:value="78.5550054986243">
            <text:p>78.5550054986</text:p>
          </table:table-cell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71">
            <text:p>1271</text:p>
          </table:table-cell>
          <table:table-cell office:value-type="float" office:value="0.471404520791032">
            <text:p>0.4714045208</text:p>
          </table:table-cell>
          <table:table-cell office:value-type="float" office:value="254.020121687677">
            <text:p>254.0201216877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62">
            <text:p>1062</text:p>
          </table:table-cell>
          <table:table-cell office:value-type="float" office:value="0.471404520791032">
            <text:p>0.4714045208</text:p>
          </table:table-cell>
          <table:table-cell office:value-type="float" office:value="37.8094638358646">
            <text:p>37.8094638359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46">
            <text:p>846</text:p>
          </table:table-cell>
          <table:table-cell/>
          <table:table-cell office:value-type="float" office:value="26.2805377925694">
            <text:p>26.2805377926</text:p>
          </table:table-cell>
          <table:table-cell office:value-type="float" office:value="107">
            <text:p>107</text:p>
          </table:table-cell>
          <table:table-cell office:value-type="float" office:value="23953">
            <text:p>2395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787">
            <text:p>1787</text:p>
          </table:table-cell>
          <table:table-cell office:value-type="float" office:value="188700.666666667">
            <text:p>188700.666666667</text:p>
          </table:table-cell>
          <table:table-cell office:value-type="float" office:value="434.396899927551">
            <text:p>434.396899927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065.33333333333">
            <text:p>2065.3333333333</text:p>
          </table:table-cell>
          <table:table-cell office:value-type="float" office:value="38700.2222222222">
            <text:p>38700.2222222222</text:p>
          </table:table-cell>
          <table:table-cell office:value-type="float" office:value="196.723720537769">
            <text:p>196.7237205378</text:p>
          </table:table-cell>
          <table:table-cell office:value-type="float" office:value="33993">
            <text:p>3399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3851.66666666667">
            <text:p>3851.6666666667</text:p>
          </table:table-cell>
          <table:table-cell office:value-type="float" office:value="2168216.22222222">
            <text:p>2168216.22222222</text:p>
          </table:table-cell>
          <table:table-cell office:value-type="float" office:value="1472.48640816213">
            <text:p>1472.4864081621</text:p>
          </table:table-cell>
          <table:table-cell office:value-type="float" office:value="69604">
            <text:p>696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9022.66666666667">
            <text:p>9022.6666666667</text:p>
          </table:table-cell>
          <table:table-cell office:value-type="float" office:value="5733046.88888889">
            <text:p>5733046.88888889</text:p>
          </table:table-cell>
          <table:table-cell office:value-type="float" office:value="2394.37818418246">
            <text:p>2394.378184182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0106">
            <text:p>10106</text:p>
          </table:table-cell>
          <table:table-cell office:value-type="float" office:value="6097802">
            <text:p>6097802</text:p>
          </table:table-cell>
          <table:table-cell office:value-type="float" office:value="2469.37279486108">
            <text:p>2469.3727948611</text:p>
          </table:table-cell>
          <table:table-cell office:value-type="float" office:value="1">
            <text:p>1</text:p>
          </table:table-cell>
          <table:table-cell office:value-type="float" office:value="1366">
            <text:p>1366</text:p>
          </table:table-cell>
          <table:table-cell office:value-type="float" office:value="877">
            <text:p>877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97">
            <text:p>1197</text:p>
          </table:table-cell>
          <table:table-cell office:value-type="float" office:value="0.471404520791032">
            <text:p>0.4714045208</text:p>
          </table:table-cell>
          <table:table-cell office:value-type="float" office:value="144.296762110435">
            <text:p>144.2967621104</text:p>
          </table:table-cell>
          <table:table-cell office:value-type="float" office:value="92">
            <text:p>92</text:p>
          </table:table-cell>
          <table:table-cell table:number-columns-repeated="18"/>
        </table:table-row>
        <table:table-row table:style-name="ro1">
          <table:table-cell office:value-type="string">
            <text:p>UT-59</text:p>
          </table:table-cell>
          <table:table-cell office:value-type="string">
            <text:p>s4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number-columns-repeated="2" table:style-name="ce1" office:value-type="string">
            <text:p>true</text:p>
          </table:table-cell>
          <table:table-cell/>
          <table:table-cell office:value-type="string">
            <text:p>Excite Bike</text:p>
          </table:table-cell>
          <table:table-cell/>
          <table:table-cell office:value-type="float" office:value="92">
            <text:p>92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InfoPath.3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InfoPath.3; .NET4.0C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625">
            <text:p>2625</text:p>
          </table:table-cell>
          <table:table-cell office:value-type="float" office:value="0.471404520791032">
            <text:p>0.4714045208</text:p>
          </table:table-cell>
          <table:table-cell office:value-type="float" office:value="711.289439445481">
            <text:p>711.2894394455</text:p>
          </table:table-cell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36">
            <text:p>1336</text:p>
          </table:table-cell>
          <table:table-cell/>
          <table:table-cell office:value-type="float" office:value="101.473587149016">
            <text:p>101.473587149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33">
            <text:p>2033</text:p>
          </table:table-cell>
          <table:table-cell/>
          <table:table-cell office:value-type="float" office:value="291.826813176735">
            <text:p>291.8268131767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92">
            <text:p>2092</text:p>
          </table:table-cell>
          <table:table-cell office:value-type="float" office:value="0.471404520791032">
            <text:p>0.4714045208</text:p>
          </table:table-cell>
          <table:table-cell office:value-type="float" office:value="154.021643500732">
            <text:p>154.0216435007</text:p>
          </table:table-cell>
          <table:table-cell office:value-type="float" office:value="107">
            <text:p>107</text:p>
          </table:table-cell>
          <table:table-cell office:value-type="float" office:value="40847">
            <text:p>4084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612">
            <text:p>4612</text:p>
          </table:table-cell>
          <table:table-cell office:value-type="float" office:value="1186500.66666667">
            <text:p>1186500.66666667</text:p>
          </table:table-cell>
          <table:table-cell office:value-type="float" office:value="1089.26611379711">
            <text:p>1089.266113797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886.33333333333">
            <text:p>4886.3333333333</text:p>
          </table:table-cell>
          <table:table-cell office:value-type="float" office:value="6469.55555555556">
            <text:p>6469.5555555556</text:p>
          </table:table-cell>
          <table:table-cell office:value-type="float" office:value="80.4335474510204">
            <text:p>80.433547451</text:p>
          </table:table-cell>
          <table:table-cell office:value-type="float" office:value="61788">
            <text:p>61788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9911.66666666667">
            <text:p>9911.6666666667</text:p>
          </table:table-cell>
          <table:table-cell office:value-type="float" office:value="10650720.8888889">
            <text:p>10650720.8888889</text:p>
          </table:table-cell>
          <table:table-cell office:value-type="float" office:value="3263.5442219907">
            <text:p>3263.5442219907</text:p>
          </table:table-cell>
          <table:table-cell office:value-type="float" office:value="161577">
            <text:p>16157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32820.6666666667">
            <text:p>32820.6666666667</text:p>
          </table:table-cell>
          <table:table-cell office:value-type="float" office:value="743083250.888889">
            <text:p>743083250.888889</text:p>
          </table:table-cell>
          <table:table-cell office:value-type="float" office:value="27259.5533875537">
            <text:p>27259.55338755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6921">
            <text:p>16921</text:p>
          </table:table-cell>
          <table:table-cell office:value-type="float" office:value="127630172.666667">
            <text:p>127630172.666667</text:p>
          </table:table-cell>
          <table:table-cell office:value-type="float" office:value="11297.3524627085">
            <text:p>11297.3524627085</text:p>
          </table:table-cell>
          <table:table-cell office:value-type="float" office:value="1">
            <text:p>1</text:p>
          </table:table-cell>
          <table:table-cell office:value-type="float" office:value="1366">
            <text:p>1366</text:p>
          </table:table-cell>
          <table:table-cell office:value-type="float" office:value="1022">
            <text:p>102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425">
            <text:p>2425</text:p>
          </table:table-cell>
          <table:table-cell office:value-type="float" office:value="0.471404520791032">
            <text:p>0.4714045208</text:p>
          </table:table-cell>
          <table:table-cell office:value-type="float" office:value="502.176817023203">
            <text:p>502.1768170232</text:p>
          </table:table-cell>
          <table:table-cell office:value-type="float" office:value="92">
            <text:p>92</text:p>
          </table:table-cell>
          <table:table-cell table:number-columns-repeated="18"/>
        </table:table-row>
        <table:table-row table:style-name="ro1" table:visibility="collapse">
          <table:table-cell office:value-type="string">
            <text:p>UT-6</text:p>
          </table:table-cell>
          <table:table-cell office:value-type="string">
            <text:p>s3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UI lightness</text:p>
          </table:table-cell>
          <table:table-cell office:value-type="string">
            <text:p>2012-11-05T12:05:15.233Z</text:p>
          </table:table-cell>
          <table:table-cell office:value-type="float" office:value="98">
            <text:p>98</text:p>
          </table:table-cell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Windows)</text:p>
          </table:table-cell>
          <table:table-cell office:value-type="string">
            <text:p>de-DE</text:p>
          </table:table-cell>
          <table:table-cell office:value-type="string">
            <text:p>Win32</text:p>
          </table:table-cell>
          <table:table-cell office:value-type="string">
            <text:p>Gecko</text:p>
          </table:table-cell>
          <table:table-cell office:value-type="string">
            <text:p>Mozilla/5.0 (Windows NT 6.1; rv:15.0) Gecko/20100101 Firefox/15.0.1</text:p>
          </table:table-cell>
          <table:table-cell table:number-columns-repeated="2"/>
          <table:table-cell office:value-type="string">
            <text:p>Trebuchet MS, Tahoma, Verdana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f6a828</text:p>
          </table:table-cell>
          <table:table-cell office:value-type="float" office:value="35">
            <text:p>35</text:p>
          </table:table-cell>
          <table:table-cell office:value-type="string">
            <text:p>e78f08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dddddd</text:p>
          </table:table-cell>
          <table:table-cell office:value-type="float" office:value="333333">
            <text:p>333333</text:p>
          </table:table-cell>
          <table:table-cell office:value-type="float" office:value="222222">
            <text:p>222222</text:p>
          </table:table-cell>
          <table:table-cell office:value-type="string">
            <text:p>f6f6f6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1c94c4</text:p>
          </table:table-cell>
          <table:table-cell office:value-type="string">
            <text:p>ef8c08</text:p>
          </table:table-cell>
          <table:table-cell office:value-type="string">
            <text:p>fdf5ce</text:p>
          </table:table-cell>
          <table:table-cell office:value-type="float" office:value="100">
            <text:p>100</text:p>
          </table:table-cell>
          <table:table-cell office:value-type="string">
            <text:p>fbcb09</text:p>
          </table:table-cell>
          <table:table-cell office:value-type="string">
            <text:p>c77405</text:p>
          </table:table-cell>
          <table:table-cell office:value-type="string">
            <text:p>ef8c08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fbd850</text:p>
          </table:table-cell>
          <table:table-cell office:value-type="string">
            <text:p>eb8f00</text:p>
          </table:table-cell>
          <table:table-cell office:value-type="string">
            <text:p>ef8c08</text:p>
          </table:table-cell>
          <table:table-cell office:value-type="string">
            <text:p>ffe45c</text:p>
          </table:table-cell>
          <table:table-cell office:value-type="float" office:value="75">
            <text:p>75</text:p>
          </table:table-cell>
          <table:table-cell office:value-type="string">
            <text:p>fed22f</text:p>
          </table:table-cell>
          <table:table-cell office:value-type="float" office:value="363636">
            <text:p>363636</text:p>
          </table:table-cell>
          <table:table-cell office:value-type="string">
            <text:p>228ef1</text:p>
          </table:table-cell>
          <table:table-cell office:value-type="string">
            <text:p>b81900</text:p>
          </table:table-cell>
          <table:table-cell office:value-type="float" office:value="18">
            <text:p>18</text:p>
          </table:table-cell>
          <table:table-cell office:value-type="string">
            <text:p>cd0a0a</text:p>
          </table:table-cell>
          <table:table-cell office:value-type="string">
            <text:p>ffffff</text:p>
          </table:table-cell>
          <table:table-cell office:value-type="string">
            <text:p>ffd27a</text:p>
          </table:table-cell>
          <table:table-cell office:value-type="float" office:value="666666">
            <text:p>66666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5px</text:p>
          </table:table-cell>
          <table:table-cell table:number-columns-repeated="2" office:value-type="string">
            <text:p>-5px</text:p>
          </table:table-cell>
          <table:table-cell office:value-type="string">
            <text:p>5p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87">
            <text:p>587</text:p>
          </table:table-cell>
          <table:table-cell office:value-type="float" office:value="2462">
            <text:p>2462</text:p>
          </table:table-cell>
          <table:table-cell office:value-type="float" office:value="197.356417568711">
            <text:p>197.3564175687</text:p>
          </table:table-cell>
          <table:table-cell office:value-type="float" office:value="672.898869733699">
            <text:p>672.8988697337</text:p>
          </table:table-cell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1558">
            <text:p>1558</text:p>
          </table:table-cell>
          <table:table-cell office:value-type="float" office:value="43.3384612350534">
            <text:p>43.3384612351</text:p>
          </table:table-cell>
          <table:table-cell office:value-type="float" office:value="242.02892389134">
            <text:p>242.0289238913</text:p>
          </table:table-cell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  <table:table-cell office:value-type="float" office:value="1857">
            <text:p>1857</text:p>
          </table:table-cell>
          <table:table-cell office:value-type="float" office:value="2.62466929133727">
            <text:p>2.6246692913</text:p>
          </table:table-cell>
          <table:table-cell office:value-type="float" office:value="305.74935268397">
            <text:p>305.749352684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1537">
            <text:p>1537</text:p>
          </table:table-cell>
          <table:table-cell office:value-type="float" office:value="71.8578844355688">
            <text:p>71.8578844356</text:p>
          </table:table-cell>
          <table:table-cell office:value-type="float" office:value="168.949696655543">
            <text:p>168.9496966555</text:p>
          </table:table-cell>
          <table:table-cell office:value-type="float" office:value="98">
            <text:p>98</text:p>
          </table:table-cell>
          <table:table-cell office:value-type="float" office:value="31504">
            <text:p>3150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037">
            <text:p>2037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573">
            <text:p>1573</text:p>
          </table:table-cell>
          <table:table-cell table:number-columns-repeated="2"/>
          <table:table-cell office:value-type="float" office:value="47449">
            <text:p>47449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4617.66666666667">
            <text:p>4617.6666666667</text:p>
          </table:table-cell>
          <table:table-cell office:value-type="float" office:value="2928073.55555556">
            <text:p>2928073.55555556</text:p>
          </table:table-cell>
          <table:table-cell office:value-type="float" office:value="1711.1614639056">
            <text:p>1711.1614639056</text:p>
          </table:table-cell>
          <table:table-cell table:number-columns-repeated="41"/>
        </table:table-row>
        <table:table-row table:style-name="ro1">
          <table:table-cell office:value-type="string">
            <text:p>UT-60</text:p>
          </table:table-cell>
          <table:table-cell office:value-type="string">
            <text:p>s5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UI lightness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InfoPath.3)</text:p>
          </table:table-cell>
          <table:table-cell table:number-columns-repeated="2"/>
          <table:table-cell office:value-type="string">
            <text:p>Trebuchet MS, Tahoma, Verdana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f6a828</text:p>
          </table:table-cell>
          <table:table-cell office:value-type="float" office:value="35">
            <text:p>35</text:p>
          </table:table-cell>
          <table:table-cell office:value-type="string">
            <text:p>e78f08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dddddd</text:p>
          </table:table-cell>
          <table:table-cell office:value-type="float" office:value="333333">
            <text:p>333333</text:p>
          </table:table-cell>
          <table:table-cell office:value-type="float" office:value="222222">
            <text:p>222222</text:p>
          </table:table-cell>
          <table:table-cell office:value-type="string">
            <text:p>f6f6f6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1c94c4</text:p>
          </table:table-cell>
          <table:table-cell office:value-type="string">
            <text:p>ef8c08</text:p>
          </table:table-cell>
          <table:table-cell office:value-type="string">
            <text:p>fdf5ce</text:p>
          </table:table-cell>
          <table:table-cell office:value-type="float" office:value="100">
            <text:p>100</text:p>
          </table:table-cell>
          <table:table-cell office:value-type="string">
            <text:p>fbcb09</text:p>
          </table:table-cell>
          <table:table-cell office:value-type="string">
            <text:p>c77405</text:p>
          </table:table-cell>
          <table:table-cell office:value-type="string">
            <text:p>ef8c08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fbd850</text:p>
          </table:table-cell>
          <table:table-cell office:value-type="string">
            <text:p>eb8f00</text:p>
          </table:table-cell>
          <table:table-cell office:value-type="string">
            <text:p>ef8c08</text:p>
          </table:table-cell>
          <table:table-cell office:value-type="string">
            <text:p>ffe45c</text:p>
          </table:table-cell>
          <table:table-cell office:value-type="float" office:value="75">
            <text:p>75</text:p>
          </table:table-cell>
          <table:table-cell office:value-type="string">
            <text:p>fed22f</text:p>
          </table:table-cell>
          <table:table-cell office:value-type="float" office:value="363636">
            <text:p>363636</text:p>
          </table:table-cell>
          <table:table-cell office:value-type="string">
            <text:p>228ef1</text:p>
          </table:table-cell>
          <table:table-cell office:value-type="string">
            <text:p>b81900</text:p>
          </table:table-cell>
          <table:table-cell office:value-type="float" office:value="18">
            <text:p>18</text:p>
          </table:table-cell>
          <table:table-cell office:value-type="string">
            <text:p>cd0a0a</text:p>
          </table:table-cell>
          <table:table-cell office:value-type="string">
            <text:p>ffffff</text:p>
          </table:table-cell>
          <table:table-cell office:value-type="string">
            <text:p>ffd27a</text:p>
          </table:table-cell>
          <table:table-cell office:value-type="float" office:value="666666">
            <text:p>66666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5px</text:p>
          </table:table-cell>
          <table:table-cell table:number-columns-repeated="2" office:value-type="string">
            <text:p>-5px</text:p>
          </table:table-cell>
          <table:table-cell office:value-type="string">
            <text:p>5p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41">
            <text:p>2441</text:p>
          </table:table-cell>
          <table:table-cell office:value-type="float" office:value="0.471404520791032">
            <text:p>0.4714045208</text:p>
          </table:table-cell>
          <table:table-cell office:value-type="float" office:value="1138.04051870846">
            <text:p>1138.0405187085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47">
            <text:p>1847</text:p>
          </table:table-cell>
          <table:table-cell office:value-type="float" office:value="0.471404520791032">
            <text:p>0.4714045208</text:p>
          </table:table-cell>
          <table:table-cell office:value-type="float" office:value="270.880457438742">
            <text:p>270.8804574387</text:p>
          </table:table-cell>
          <table:table-cell office:value-type="float" office:value="181">
            <text:p>181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2203">
            <text:p>2203</text:p>
          </table:table-cell>
          <table:table-cell office:value-type="float" office:value="0.942809041582063">
            <text:p>0.9428090416</text:p>
          </table:table-cell>
          <table:table-cell office:value-type="float" office:value="954.948282485613">
            <text:p>954.9482824856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29">
            <text:p>1929</text:p>
          </table:table-cell>
          <table:table-cell/>
          <table:table-cell office:value-type="float" office:value="142.700930464926">
            <text:p>142.7009304649</text:p>
          </table:table-cell>
          <table:table-cell office:value-type="float" office:value="129">
            <text:p>129</text:p>
          </table:table-cell>
          <table:table-cell office:value-type="float" office:value="69530">
            <text:p>69530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1671.6666666667">
            <text:p>11671.6666666667</text:p>
          </table:table-cell>
          <table:table-cell office:value-type="float" office:value="82322264.2222222">
            <text:p>82322264.2222222</text:p>
          </table:table-cell>
          <table:table-cell office:value-type="float" office:value="9073.16175443942">
            <text:p>9073.161754439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7483.33333333333">
            <text:p>7483.3333333333</text:p>
          </table:table-cell>
          <table:table-cell office:value-type="float" office:value="22751205.5555556">
            <text:p>22751205.5555556</text:p>
          </table:table-cell>
          <table:table-cell office:value-type="float" office:value="4769.82238197142">
            <text:p>4769.8223819714</text:p>
          </table:table-cell>
          <table:table-cell office:value-type="float" office:value="134676">
            <text:p>1346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23002.3333333333">
            <text:p>23002.3333333333</text:p>
          </table:table-cell>
          <table:table-cell office:value-type="float" office:value="133461636.222222">
            <text:p>133461636.222222</text:p>
          </table:table-cell>
          <table:table-cell office:value-type="float" office:value="11552.5597259751">
            <text:p>11552.5597259751</text:p>
          </table:table-cell>
          <table:table-cell office:value-type="float" office:value="135532">
            <text:p>1355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5712">
            <text:p>25712</text:p>
          </table:table-cell>
          <table:table-cell office:value-type="float" office:value="155046168.666667">
            <text:p>155046168.666667</text:p>
          </table:table-cell>
          <table:table-cell office:value-type="float" office:value="12451.7536382096">
            <text:p>12451.7536382096</text:p>
          </table:table-cell>
          <table:table-cell table:number-columns-repeated="2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5452.3333333333">
            <text:p>15452.3333333333</text:p>
          </table:table-cell>
          <table:table-cell office:value-type="float" office:value="7967114.88888889">
            <text:p>7967114.88888889</text:p>
          </table:table-cell>
          <table:table-cell office:value-type="float" office:value="2822.60781705303">
            <text:p>2822.607817053</text:p>
          </table:table-cell>
          <table:table-cell office:value-type="float" office:value="1">
            <text:p>1</text:p>
          </table:table-cell>
          <table:table-cell office:value-type="float" office:value="1280">
            <text:p>1280</text:p>
          </table:table-cell>
          <table:table-cell office:value-type="float" office:value="1094">
            <text:p>109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98">
            <text:p>1998</text:p>
          </table:table-cell>
          <table:table-cell/>
          <table:table-cell office:value-type="float" office:value="117.019466566702">
            <text:p>117.0194665667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15">
            <text:p>2115</text:p>
          </table:table-cell>
          <table:table-cell office:value-type="float" office:value="0.471404520791032">
            <text:p>0.4714045208</text:p>
          </table:table-cell>
          <table:table-cell office:value-type="float" office:value="103.121287811974">
            <text:p>103.121287812</text:p>
          </table:table-cell>
          <table:table-cell office:value-type="float" office:value="100">
            <text:p>100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2194">
            <text:p>2194</text:p>
          </table:table-cell>
          <table:table-cell/>
          <table:table-cell office:value-type="float" office:value="686.10836425451">
            <text:p>686.1083642545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string">
            <text:p>UT-61</text:p>
          </table:table-cell>
          <table:table-cell office:value-type="string">
            <text:p>s3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Excite Bike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Windows)</text:p>
          </table:table-cell>
          <table:table-cell office:value-type="string">
            <text:p>de-DE</text:p>
          </table:table-cell>
          <table:table-cell office:value-type="string">
            <text:p>Win32</text:p>
          </table:table-cell>
          <table:table-cell office:value-type="string">
            <text:p>Gecko</text:p>
          </table:table-cell>
          <table:table-cell office:value-type="string">
            <text:p>Mozilla/5.0 (Windows NT 6.1; WOW64; rv:11.0) Gecko/20100101 Firefox/11.0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float" office:value="1633">
            <text:p>1633</text:p>
          </table:table-cell>
          <table:table-cell office:value-type="float" office:value="77.3792966855835">
            <text:p>77.3792966856</text:p>
          </table:table-cell>
          <table:table-cell office:value-type="float" office:value="260.072212194143">
            <text:p>260.0722121941</text:p>
          </table:table-cell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227">
            <text:p>227</text:p>
          </table:table-cell>
          <table:table-cell office:value-type="float" office:value="731">
            <text:p>731</text:p>
          </table:table-cell>
          <table:table-cell office:value-type="float" office:value="62.7605679458758">
            <text:p>62.7605679459</text:p>
          </table:table-cell>
          <table:table-cell office:value-type="float" office:value="8.05536398239638">
            <text:p>8.0553639824</text:p>
          </table:table-cell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696">
            <text:p>696</text:p>
          </table:table-cell>
          <table:table-cell office:value-type="float" office:value="24.1246761636296">
            <text:p>24.1246761636</text:p>
          </table:table-cell>
          <table:table-cell office:value-type="float" office:value="45.1097427269198">
            <text:p>45.1097427269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618">
            <text:p>618</text:p>
          </table:table-cell>
          <table:table-cell office:value-type="float" office:value="8.98146239020499">
            <text:p>8.9814623902</text:p>
          </table:table-cell>
          <table:table-cell office:value-type="float" office:value="77.3836043501608">
            <text:p>77.3836043502</text:p>
          </table:table-cell>
          <table:table-cell office:value-type="float" office:value="129">
            <text:p>129</text:p>
          </table:table-cell>
          <table:table-cell office:value-type="float" office:value="27136">
            <text:p>2713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913">
            <text:p>1913</text:p>
          </table:table-cell>
          <table:table-cell office:value-type="float" office:value="223250.666666667">
            <text:p>223250.666666667</text:p>
          </table:table-cell>
          <table:table-cell office:value-type="float" office:value="472.494091673818">
            <text:p>472.494091673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3210">
            <text:p>3210</text:p>
          </table:table-cell>
          <table:table-cell office:value-type="float" office:value="7017434">
            <text:p>7017434</text:p>
          </table:table-cell>
          <table:table-cell office:value-type="float" office:value="2649.04397849488">
            <text:p>2649.0439784949</text:p>
          </table:table-cell>
          <table:table-cell office:value-type="float" office:value="54683">
            <text:p>5468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4981">
            <text:p>4981</text:p>
          </table:table-cell>
          <table:table-cell office:value-type="float" office:value="4712344.66666667">
            <text:p>4712344.66666667</text:p>
          </table:table-cell>
          <table:table-cell office:value-type="float" office:value="2170.79355689726">
            <text:p>2170.7935568973</text:p>
          </table:table-cell>
          <table:table-cell office:value-type="float" office:value="32337">
            <text:p>3233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491">
            <text:p>3491</text:p>
          </table:table-cell>
          <table:table-cell office:value-type="float" office:value="2581826">
            <text:p>2581826</text:p>
          </table:table-cell>
          <table:table-cell office:value-type="float" office:value="1606.80614885555">
            <text:p>1606.806148855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318.66666666667">
            <text:p>3318.6666666667</text:p>
          </table:table-cell>
          <table:table-cell office:value-type="float" office:value="4833604.22222222">
            <text:p>4833604.22222222</text:p>
          </table:table-cell>
          <table:table-cell office:value-type="float" office:value="2198.54593361663">
            <text:p>2198.5459336166</text:p>
          </table:table-cell>
          <table:table-cell office:value-type="float" office:value="1">
            <text:p>1</text:p>
          </table:table-cell>
          <table:table-cell office:value-type="float" office:value="1903">
            <text:p>1903</text:p>
          </table:table-cell>
          <table:table-cell office:value-type="float" office:value="942">
            <text:p>942</text:p>
          </table:table-cell>
          <table:table-cell/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14">
            <text:p>714</text:p>
          </table:table-cell>
          <table:table-cell office:value-type="float" office:value="17.2819751957543">
            <text:p>17.2819751958</text:p>
          </table:table-cell>
          <table:table-cell office:value-type="float" office:value="40.6639343344389">
            <text:p>40.6639343344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695">
            <text:p>695</text:p>
          </table:table-cell>
          <table:table-cell office:value-type="float" office:value="10.1980390271856">
            <text:p>10.1980390272</text:p>
          </table:table-cell>
          <table:table-cell office:value-type="float" office:value="49.7482551341139">
            <text:p>49.748255134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723">
            <text:p>723</text:p>
          </table:table-cell>
          <table:table-cell office:value-type="float" office:value="5.73488351136175">
            <text:p>5.7348835114</text:p>
          </table:table-cell>
          <table:table-cell office:value-type="float" office:value="88.1602077029213">
            <text:p>88.1602077029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string">
            <text:p>UT-62</text:p>
          </table:table-cell>
          <table:table-cell office:value-type="string">
            <text:p>s3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Sunny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WOW64; Trident/5.0; SLCC2; .NET CLR 2.0.50727; .NET CLR 3.5.30729; .NET CLR 3.0.30729; Media Center PC 6.0; .NET4.0C; .NET4.0E; NP06; InfoPath.3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WOW64; Trident/5.0; SLCC2; .NET CLR 2.0.50727; .NET CLR 3.5.30729; .NET CLR 3.0.30729; Media Center PC 6.0; .NET4.0C; .NET4.0E; NP06; InfoPath.3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8px</text:p>
          </table:table-cell>
          <table:table-cell office:value-type="float" office:value="817865">
            <text:p>817865</text:p>
          </table:table-cell>
          <table:table-cell office:value-type="float" office:value="45">
            <text:p>45</text:p>
          </table:table-cell>
          <table:table-cell office:value-type="float" office:value="494437">
            <text:p>494437</text:p>
          </table:table-cell>
          <table:table-cell office:value-type="string">
            <text:p>ffffff</text:p>
          </table:table-cell>
          <table:table-cell office:value-type="string">
            <text:p>fadc7a</text:p>
          </table:table-cell>
          <table:table-cell office:value-type="string">
            <text:p>feeebd</text:p>
          </table:table-cell>
          <table:table-cell office:value-type="float" office:value="100">
            <text:p>100</text:p>
          </table:table-cell>
          <table:table-cell office:value-type="string">
            <text:p>8e846b</text:p>
          </table:table-cell>
          <table:table-cell office:value-type="float" office:value="383838">
            <text:p>383838</text:p>
          </table:table-cell>
          <table:table-cell office:value-type="string">
            <text:p>d19405</text:p>
          </table:table-cell>
          <table:table-cell office:value-type="string">
            <text:p>fece2f</text:p>
          </table:table-cell>
          <table:table-cell office:value-type="float" office:value="60">
            <text:p>60</text:p>
          </table:table-cell>
          <table:table-cell office:value-type="string">
            <text:p>d19405</text:p>
          </table:table-cell>
          <table:table-cell office:value-type="string">
            <text:p>4c3000</text:p>
          </table:table-cell>
          <table:table-cell office:value-type="string">
            <text:p>3d3d3d</text:p>
          </table:table-cell>
          <table:table-cell office:value-type="string">
            <text:p>ffdd57</text:p>
          </table:table-cell>
          <table:table-cell office:value-type="float" office:value="70">
            <text:p>70</text:p>
          </table:table-cell>
          <table:table-cell office:value-type="string">
            <text:p>a45b13</text:p>
          </table:table-cell>
          <table:table-cell office:value-type="string">
            <text:p>381f00</text:p>
          </table:table-cell>
          <table:table-cell office:value-type="string">
            <text:p>bd7b00</text:p>
          </table:table-cell>
          <table:table-cell office:value-type="string">
            <text:p>ffffff</text:p>
          </table:table-cell>
          <table:table-cell office:value-type="float" office:value="30">
            <text:p>30</text:p>
          </table:table-cell>
          <table:table-cell office:value-type="string">
            <text:p>655e4e</text:p>
          </table:table-cell>
          <table:table-cell office:value-type="string">
            <text:p>0074c7</text:p>
          </table:table-cell>
          <table:table-cell office:value-type="string">
            <text:p>eb990f</text:p>
          </table:table-cell>
          <table:table-cell office:value-type="string">
            <text:p>fff9e5</text:p>
          </table:table-cell>
          <table:table-cell office:value-type="float" office:value="90">
            <text:p>90</text:p>
          </table:table-cell>
          <table:table-cell office:value-type="string">
            <text:p>eeb420</text:p>
          </table:table-cell>
          <table:table-cell office:value-type="string">
            <text:p>1f1f1f</text:p>
          </table:table-cell>
          <table:table-cell office:value-type="string">
            <text:p>ed9f26</text:p>
          </table:table-cell>
          <table:table-cell office:value-type="string">
            <text:p>d34d17</text:p>
          </table:table-cell>
          <table:table-cell office:value-type="float" office:value="20">
            <text:p>20</text:p>
          </table:table-cell>
          <table:table-cell office:value-type="string">
            <text:p>ffb73d</text:p>
          </table:table-cell>
          <table:table-cell office:value-type="string">
            <text:p>ffffff</text:p>
          </table:table-cell>
          <table:table-cell office:value-type="string">
            <text:p>ffe18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287">
            <text:p>9287</text:p>
          </table:table-cell>
          <table:table-cell/>
          <table:table-cell office:value-type="float" office:value="283.069288730202">
            <text:p>283.0692887302</text:p>
          </table:table-cell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703">
            <text:p>5703</text:p>
          </table:table-cell>
          <table:table-cell office:value-type="float" office:value="0.816496580927726">
            <text:p>0.8164965809</text:p>
          </table:table-cell>
          <table:table-cell office:value-type="float" office:value="470.948687933905">
            <text:p>470.9486879339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float" office:value="2607">
            <text:p>2607</text:p>
          </table:table-cell>
          <table:table-cell office:value-type="float" office:value="286.378537370849">
            <text:p>286.3785373708</text:p>
          </table:table-cell>
          <table:table-cell office:value-type="float" office:value="364.713890909329">
            <text:p>364.7138909093</text:p>
          </table:table-cell>
          <table:table-cell office:value-type="float" office:value="128">
            <text:p>128</text:p>
          </table:table-cell>
          <table:table-cell office:value-type="float" office:value="0.8">
            <text:p>0.8</text:p>
          </table:table-cell>
          <table:table-cell office:value-type="float" office:value="201">
            <text:p>201</text:p>
          </table:table-cell>
          <table:table-cell office:value-type="float" office:value="9633">
            <text:p>9633</text:p>
          </table:table-cell>
          <table:table-cell office:value-type="float" office:value="338.038829130619">
            <text:p>338.0388291306</text:p>
          </table:table-cell>
          <table:table-cell office:value-type="float" office:value="6473.75533886631">
            <text:p>6473.7553388663</text:p>
          </table:table-cell>
          <table:table-cell office:value-type="float" office:value="107">
            <text:p>107</text:p>
          </table:table-cell>
          <table:table-cell office:value-type="float" office:value="185684">
            <text:p>18568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7902.6666666667">
            <text:p>17902.6666666667</text:p>
          </table:table-cell>
          <table:table-cell office:value-type="float" office:value="37539712.8888889">
            <text:p>37539712.8888889</text:p>
          </table:table-cell>
          <table:table-cell office:value-type="float" office:value="6126.96604273999">
            <text:p>6126.9660427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9932.3333333333">
            <text:p>39932.3333333333</text:p>
          </table:table-cell>
          <table:table-cell office:value-type="float" office:value="2068656088.22222">
            <text:p>2068656088.22222</text:p>
          </table:table-cell>
          <table:table-cell office:value-type="float" office:value="45482.4811133058">
            <text:p>45482.4811133058</text:p>
          </table:table-cell>
          <table:table-cell office:value-type="float" office:value="114599">
            <text:p>11459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21156.3333333333">
            <text:p>21156.3333333333</text:p>
          </table:table-cell>
          <table:table-cell office:value-type="float" office:value="75297456.8888889">
            <text:p>75297456.8888889</text:p>
          </table:table-cell>
          <table:table-cell office:value-type="float" office:value="8677.4107249161">
            <text:p>8677.4107249161</text:p>
          </table:table-cell>
          <table:table-cell office:value-type="float" office:value="198396">
            <text:p>1983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39657">
            <text:p>39657</text:p>
          </table:table-cell>
          <table:table-cell office:value-type="float" office:value="778969022">
            <text:p>778969022</text:p>
          </table:table-cell>
          <table:table-cell office:value-type="float" office:value="27910.0165173724">
            <text:p>27910.0165173724</text:p>
          </table:table-cell>
          <table:table-cell table:number-columns-repeated="2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22169">
            <text:p>22169</text:p>
          </table:table-cell>
          <table:table-cell office:value-type="float" office:value="716664648.666667">
            <text:p>716664648.666667</text:p>
          </table:table-cell>
          <table:table-cell office:value-type="float" office:value="26770.5929830975">
            <text:p>26770.5929830975</text:p>
          </table:table-cell>
          <table:table-cell office:value-type="float" office:value="1">
            <text:p>1</text:p>
          </table:table-cell>
          <table:table-cell office:value-type="float" office:value="1366">
            <text:p>1366</text:p>
          </table:table-cell>
          <table:table-cell office:value-type="float" office:value="941">
            <text:p>941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836">
            <text:p>4836</text:p>
          </table:table-cell>
          <table:table-cell office:value-type="float" office:value="12.2565175405668">
            <text:p>12.2565175406</text:p>
          </table:table-cell>
          <table:table-cell office:value-type="float" office:value="1380.30455576538">
            <text:p>1380.3045557654</text:p>
          </table:table-cell>
          <table:table-cell office:value-type="float" office:value="91">
            <text:p>91</text:p>
          </table:table-cell>
          <table:table-cell table:number-columns-repeated="18"/>
        </table:table-row>
        <table:table-row table:style-name="ro1">
          <table:table-cell office:value-type="string">
            <text:p>UT-63</text:p>
          </table:table-cell>
          <table:table-cell office:value-type="string">
            <text:p>s8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number-columns-repeated="3" table:style-name="ce1" office:value-type="string">
            <text:p>true</text:p>
          </table:table-cell>
          <table:table-cell office:value-type="string">
            <text:p>Excite Bike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5.0 (compatible; MSIE 9.0; Windows NT 6.1; Trident/5.0; SLCC2; .NET CLR 2.0.50727; .NET CLR 3.5.30729; .NET CLR 3.0.30729; Media Center PC 6.0; .NET4.0C; .NET4.0E; CMDTDF; InfoPath.3; Tablet PC 2.0; BRI/2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5.0 (compatible; MSIE 9.0; Windows NT 6.1; Trident/5.0; SLCC2; .NET CLR 2.0.50727; .NET CLR 3.5.30729; .NET CLR 3.0.30729; Media Center PC 6.0; .NET4.0C; .NET4.0E; CMDTDF; InfoPath.3; Tablet PC 2.0; BRI/2)</text:p>
          </table:table-cell>
          <table:table-cell table:number-columns-repeated="2"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3px</text:p>
          </table:table-cell>
          <table:table-cell office:value-type="string">
            <text:p>f9f9f9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e69700</text:p>
          </table:table-cell>
          <table:table-cell office:value-type="string">
            <text:p>5fa5e3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aaaaaa</text:p>
          </table:table-cell>
          <table:table-cell office:value-type="float" office:value="222222">
            <text:p>222222</text:p>
          </table:table-cell>
          <table:table-cell office:value-type="string">
            <text:p>0a82eb</text:p>
          </table:table-cell>
          <table:table-cell office:value-type="float" office:value="1484000000">
            <text:p>1484000000</text:p>
          </table:table-cell>
          <table:table-cell office:value-type="float" office:value="22">
            <text:p>22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fcdd4a</text:p>
          </table:table-cell>
          <table:table-cell office:value-type="string">
            <text:p>2293f7</text:p>
          </table:table-cell>
          <table:table-cell office:value-type="float" office:value="26">
            <text:p>26</text:p>
          </table:table-cell>
          <table:table-cell office:value-type="string">
            <text:p>2293f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c5ddfc</text:p>
          </table:table-cell>
          <table:table-cell office:value-type="float" office:value="25">
            <text:p>25</text:p>
          </table:table-cell>
          <table:table-cell office:value-type="string">
            <text:p>ffffff</text:p>
          </table:table-cell>
          <table:table-cell office:value-type="float" office:value="333333">
            <text:p>333333</text:p>
          </table:table-cell>
          <table:table-cell office:value-type="string">
            <text:p>0b54d5</text:p>
          </table:table-cell>
          <table:table-cell office:value-type="string">
            <text:p>e69700</text:p>
          </table:table-cell>
          <table:table-cell office:value-type="float" office:value="20">
            <text:p>20</text:p>
          </table:table-cell>
          <table:table-cell office:value-type="string">
            <text:p>e69700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6b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69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px</text:p>
          </table:table-cell>
          <table:table-cell table:number-columns-repeated="2" office:value-type="string">
            <text:p>6px</text:p>
          </table:table-cell>
          <table:table-cell office:value-type="string">
            <text:p>3p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709">
            <text:p>4709</text:p>
          </table:table-cell>
          <table:table-cell office:value-type="float" office:value="0.816496580927726">
            <text:p>0.8164965809</text:p>
          </table:table-cell>
          <table:table-cell office:value-type="float" office:value="1199.7917411877">
            <text:p>1199.7917411877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71">
            <text:p>1671</text:p>
          </table:table-cell>
          <table:table-cell/>
          <table:table-cell office:value-type="float" office:value="258.658505025878">
            <text:p>258.6585050259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20">
            <text:p>1720</text:p>
          </table:table-cell>
          <table:table-cell office:value-type="float" office:value="0.471404520791032">
            <text:p>0.4714045208</text:p>
          </table:table-cell>
          <table:table-cell office:value-type="float" office:value="62.9761859753352">
            <text:p>62.9761859753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630">
            <text:p>2630</text:p>
          </table:table-cell>
          <table:table-cell office:value-type="float" office:value="0.471404520791032">
            <text:p>0.4714045208</text:p>
          </table:table-cell>
          <table:table-cell office:value-type="float" office:value="805.478049911286">
            <text:p>805.4780499113</text:p>
          </table:table-cell>
          <table:table-cell office:value-type="float" office:value="136">
            <text:p>136</text:p>
          </table:table-cell>
          <table:table-cell office:value-type="float" office:value="64561">
            <text:p>6456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5629.33333333333">
            <text:p>5629.3333333333</text:p>
          </table:table-cell>
          <table:table-cell office:value-type="float" office:value="1487520.22222222">
            <text:p>1487520.22222222</text:p>
          </table:table-cell>
          <table:table-cell office:value-type="float" office:value="1219.63938203972">
            <text:p>1219.639382039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1851">
            <text:p>11851</text:p>
          </table:table-cell>
          <table:table-cell office:value-type="float" office:value="15365816.6666667">
            <text:p>15365816.6666667</text:p>
          </table:table-cell>
          <table:table-cell office:value-type="float" office:value="3919.92559453195">
            <text:p>3919.925594532</text:p>
          </table:table-cell>
          <table:table-cell office:value-type="float" office:value="218250">
            <text:p>21825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8630.66666666667">
            <text:p>8630.6666666667</text:p>
          </table:table-cell>
          <table:table-cell office:value-type="float" office:value="21214946.8888889">
            <text:p>21214946.8888889</text:p>
          </table:table-cell>
          <table:table-cell office:value-type="float" office:value="4605.9686157082">
            <text:p>4605.9686157082</text:p>
          </table:table-cell>
          <table:table-cell office:value-type="float" office:value="367483">
            <text:p>36748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375">
            <text:p>0.375</text:p>
          </table:table-cell>
          <table:table-cell office:value-type="float" office:value="65238.3333333333">
            <text:p>65238.3333333333</text:p>
          </table:table-cell>
          <table:table-cell office:value-type="float" office:value="1962941286.22222">
            <text:p>1962941286.22222</text:p>
          </table:table-cell>
          <table:table-cell office:value-type="float" office:value="44305.093231165">
            <text:p>44305.09323116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214285714285714">
            <text:p>0.2142857143</text:p>
          </table:table-cell>
          <table:table-cell office:value-type="float" office:value="53208.6666666667">
            <text:p>53208.6666666667</text:p>
          </table:table-cell>
          <table:table-cell office:value-type="float" office:value="4155688536.22222">
            <text:p>4155688536.22222</text:p>
          </table:table-cell>
          <table:table-cell office:value-type="float" office:value="64464.6301177803">
            <text:p>64464.6301177803</text:p>
          </table:table-cell>
          <table:table-cell office:value-type="float" office:value="1">
            <text:p>1</text:p>
          </table:table-cell>
          <table:table-cell office:value-type="float" office:value="1920">
            <text:p>1920</text:p>
          </table:table-cell>
          <table:table-cell office:value-type="float" office:value="1578">
            <text:p>1578</text:p>
          </table:table-cell>
          <table:table-cell/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2623">
            <text:p>2623</text:p>
          </table:table-cell>
          <table:table-cell office:value-type="float" office:value="0.433012701892219">
            <text:p>0.4330127019</text:p>
          </table:table-cell>
          <table:table-cell office:value-type="float" office:value="291.475878075699">
            <text:p>291.4758780757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99">
            <text:p>3099</text:p>
          </table:table-cell>
          <table:table-cell office:value-type="float" office:value="8.73053390247253">
            <text:p>8.7305339025</text:p>
          </table:table-cell>
          <table:table-cell office:value-type="float" office:value="645.898512839973">
            <text:p>645.89851284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328">
            <text:p>2328</text:p>
          </table:table-cell>
          <table:table-cell office:value-type="float" office:value="11.3137084989848">
            <text:p>11.313708499</text:p>
          </table:table-cell>
          <table:table-cell office:value-type="float" office:value="257.503829529237">
            <text:p>257.5038295292</text:p>
          </table:table-cell>
          <table:table-cell office:value-type="float" office:value="95">
            <text:p>95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UT-7</text:p>
          </table:table-cell>
          <table:table-cell office:value-type="string">
            <text:p>s3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UI lightness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Mozilla</text:p>
          </table:table-cell>
          <table:table-cell office:value-type="string">
            <text:p>Microsoft Internet Explorer</text:p>
          </table:table-cell>
          <table:table-cell office:value-type="string">
            <text:p>4.0 (compatible; MSIE 8.0; Windows NT 6.1; Trident/4.0; GTB7.4; SLCC2; .NET CLR 2.0.50727; .NET CLR 3.5.30729; .NET CLR 3.0.30729; Media Center PC 6.0; .NET4.0C)</text:p>
          </table:table-cell>
          <table:table-cell/>
          <table:table-cell office:value-type="string">
            <text:p>Win32</text:p>
          </table:table-cell>
          <table:table-cell/>
          <table:table-cell office:value-type="string">
            <text:p>Mozilla/4.0 (compatible; MSIE 8.0; Windows NT 6.1; Trident/4.0; GTB7.4; SLCC2; .NET CLR 2.0.50727; .NET CLR 3.5.30729; .NET CLR 3.0.30729; Media Center PC 6.0; .NET4.0C)</text:p>
          </table:table-cell>
          <table:table-cell table:number-columns-repeated="2"/>
          <table:table-cell office:value-type="string">
            <text:p>Trebuchet MS, Tahoma, Verdana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f6a828</text:p>
          </table:table-cell>
          <table:table-cell office:value-type="float" office:value="35">
            <text:p>35</text:p>
          </table:table-cell>
          <table:table-cell office:value-type="string">
            <text:p>e78f08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dddddd</text:p>
          </table:table-cell>
          <table:table-cell office:value-type="float" office:value="333333">
            <text:p>333333</text:p>
          </table:table-cell>
          <table:table-cell office:value-type="float" office:value="222222">
            <text:p>222222</text:p>
          </table:table-cell>
          <table:table-cell office:value-type="string">
            <text:p>f6f6f6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1c94c4</text:p>
          </table:table-cell>
          <table:table-cell office:value-type="string">
            <text:p>ef8c08</text:p>
          </table:table-cell>
          <table:table-cell office:value-type="string">
            <text:p>fdf5ce</text:p>
          </table:table-cell>
          <table:table-cell office:value-type="float" office:value="100">
            <text:p>100</text:p>
          </table:table-cell>
          <table:table-cell office:value-type="string">
            <text:p>fbcb09</text:p>
          </table:table-cell>
          <table:table-cell office:value-type="string">
            <text:p>c77405</text:p>
          </table:table-cell>
          <table:table-cell office:value-type="string">
            <text:p>ef8c08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fbd850</text:p>
          </table:table-cell>
          <table:table-cell office:value-type="string">
            <text:p>eb8f00</text:p>
          </table:table-cell>
          <table:table-cell office:value-type="string">
            <text:p>ef8c08</text:p>
          </table:table-cell>
          <table:table-cell office:value-type="string">
            <text:p>ffe45c</text:p>
          </table:table-cell>
          <table:table-cell office:value-type="float" office:value="75">
            <text:p>75</text:p>
          </table:table-cell>
          <table:table-cell office:value-type="string">
            <text:p>fed22f</text:p>
          </table:table-cell>
          <table:table-cell office:value-type="float" office:value="363636">
            <text:p>363636</text:p>
          </table:table-cell>
          <table:table-cell office:value-type="string">
            <text:p>228ef1</text:p>
          </table:table-cell>
          <table:table-cell office:value-type="string">
            <text:p>b81900</text:p>
          </table:table-cell>
          <table:table-cell office:value-type="float" office:value="18">
            <text:p>18</text:p>
          </table:table-cell>
          <table:table-cell office:value-type="string">
            <text:p>cd0a0a</text:p>
          </table:table-cell>
          <table:table-cell office:value-type="string">
            <text:p>ffffff</text:p>
          </table:table-cell>
          <table:table-cell office:value-type="string">
            <text:p>ffd27a</text:p>
          </table:table-cell>
          <table:table-cell office:value-type="float" office:value="666666">
            <text:p>66666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5px</text:p>
          </table:table-cell>
          <table:table-cell table:number-columns-repeated="2" office:value-type="string">
            <text:p>-5px</text:p>
          </table:table-cell>
          <table:table-cell office:value-type="string">
            <text:p>5px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  <table:table-cell office:value-type="float" office:value="62">
            <text:p>62</text:p>
          </table:table-cell>
          <table:table-cell office:value-type="float" office:value="1204">
            <text:p>1204</text:p>
          </table:table-cell>
          <table:table-cell/>
          <table:table-cell office:value-type="float" office:value="31.5">
            <text:p>31.5</text:p>
          </table:table-cell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912">
            <text:p>912</text:p>
          </table:table-cell>
          <table:table-cell office:value-type="float" office:value="7.07106781186548">
            <text:p>7.0710678119</text:p>
          </table:table-cell>
          <table:table-cell office:value-type="float" office:value="41.0636362518253">
            <text:p>41.0636362518</text:p>
          </table:table-cell>
          <table:table-cell office:value-type="float" office:value="136">
            <text:p>136</text:p>
          </table:table-cell>
          <table:table-cell office:value-type="float" office:value="0.4">
            <text:p>0.4</text:p>
          </table:table-cell>
          <table:table-cell table:number-columns-repeated="4"/>
          <table:table-cell office:value-type="float" office:value="102">
            <text:p>102</text:p>
          </table:table-cell>
          <table:table-cell office:value-type="float" office:value="0.2">
            <text:p>0.2</text:p>
          </table:table-cell>
          <table:table-cell table:number-columns-repeated="4"/>
          <table:table-cell office:value-type="float" office:value="90">
            <text:p>90</text:p>
          </table:table-cell>
          <table:table-cell office:value-type="float" office:value="22397">
            <text:p>2239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765">
            <text:p>1765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float" office:value="17948">
            <text:p>17948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260.66666666667">
            <text:p>1260.6666666667</text:p>
          </table:table-cell>
          <table:table-cell office:value-type="float" office:value="3322.88888888889">
            <text:p>3322.8888888889</text:p>
          </table:table-cell>
          <table:table-cell office:value-type="float" office:value="57.6445044118595">
            <text:p>57.6445044119</text:p>
          </table:table-cell>
          <table:table-cell table:number-columns-repeated="41"/>
        </table:table-row>
        <table:table-row table:style-name="ro1" table:visibility="collapse">
          <table:table-cell office:value-type="string">
            <text:p>UT-8</text:p>
          </table:table-cell>
          <table:table-cell office:value-type="string">
            <text:p>s2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UI lightness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X11; Linux x86_64) AppleWebKit/537.11 (KHTML, like Gecko) Chrome/23.0.1271.52 Safari/537.11</text:p>
          </table:table-cell>
          <table:table-cell office:value-type="string">
            <text:p>en-US</text:p>
          </table:table-cell>
          <table:table-cell office:value-type="string">
            <text:p>Linux x86_64</text:p>
          </table:table-cell>
          <table:table-cell office:value-type="string">
            <text:p>Gecko</text:p>
          </table:table-cell>
          <table:table-cell office:value-type="string">
            <text:p>Mozilla/5.0 (X11; Linux x86_64) AppleWebKit/537.11 (KHTML, like Gecko) Chrome/23.0.1271.52 Safari/537.11</text:p>
          </table:table-cell>
          <table:table-cell office:value-type="string">
            <text:p>Google Inc.</text:p>
          </table:table-cell>
          <table:table-cell/>
          <table:table-cell office:value-type="string">
            <text:p>Trebuchet MS, Tahoma, Verdana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4px</text:p>
          </table:table-cell>
          <table:table-cell office:value-type="string">
            <text:p>f6a828</text:p>
          </table:table-cell>
          <table:table-cell office:value-type="float" office:value="35">
            <text:p>35</text:p>
          </table:table-cell>
          <table:table-cell office:value-type="string">
            <text:p>e78f08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office:value-type="string">
            <text:p>eeeeee</text:p>
          </table:table-cell>
          <table:table-cell office:value-type="float" office:value="100">
            <text:p>100</text:p>
          </table:table-cell>
          <table:table-cell office:value-type="string">
            <text:p>dddddd</text:p>
          </table:table-cell>
          <table:table-cell office:value-type="float" office:value="333333">
            <text:p>333333</text:p>
          </table:table-cell>
          <table:table-cell office:value-type="float" office:value="222222">
            <text:p>222222</text:p>
          </table:table-cell>
          <table:table-cell office:value-type="string">
            <text:p>f6f6f6</text:p>
          </table:table-cell>
          <table:table-cell office:value-type="float" office:value="100">
            <text:p>100</text:p>
          </table:table-cell>
          <table:table-cell office:value-type="string">
            <text:p>cccccc</text:p>
          </table:table-cell>
          <table:table-cell office:value-type="string">
            <text:p>1c94c4</text:p>
          </table:table-cell>
          <table:table-cell office:value-type="string">
            <text:p>ef8c08</text:p>
          </table:table-cell>
          <table:table-cell office:value-type="string">
            <text:p>fdf5ce</text:p>
          </table:table-cell>
          <table:table-cell office:value-type="float" office:value="100">
            <text:p>100</text:p>
          </table:table-cell>
          <table:table-cell office:value-type="string">
            <text:p>fbcb09</text:p>
          </table:table-cell>
          <table:table-cell office:value-type="string">
            <text:p>c77405</text:p>
          </table:table-cell>
          <table:table-cell office:value-type="string">
            <text:p>ef8c08</text:p>
          </table:table-cell>
          <table:table-cell office:value-type="string">
            <text:p>ffffff</text:p>
          </table:table-cell>
          <table:table-cell office:value-type="float" office:value="65">
            <text:p>65</text:p>
          </table:table-cell>
          <table:table-cell office:value-type="string">
            <text:p>fbd850</text:p>
          </table:table-cell>
          <table:table-cell office:value-type="string">
            <text:p>eb8f00</text:p>
          </table:table-cell>
          <table:table-cell office:value-type="string">
            <text:p>ef8c08</text:p>
          </table:table-cell>
          <table:table-cell office:value-type="string">
            <text:p>ffe45c</text:p>
          </table:table-cell>
          <table:table-cell office:value-type="float" office:value="75">
            <text:p>75</text:p>
          </table:table-cell>
          <table:table-cell office:value-type="string">
            <text:p>fed22f</text:p>
          </table:table-cell>
          <table:table-cell office:value-type="float" office:value="363636">
            <text:p>363636</text:p>
          </table:table-cell>
          <table:table-cell office:value-type="string">
            <text:p>228ef1</text:p>
          </table:table-cell>
          <table:table-cell office:value-type="string">
            <text:p>b81900</text:p>
          </table:table-cell>
          <table:table-cell office:value-type="float" office:value="18">
            <text:p>18</text:p>
          </table:table-cell>
          <table:table-cell office:value-type="string">
            <text:p>cd0a0a</text:p>
          </table:table-cell>
          <table:table-cell office:value-type="string">
            <text:p>ffffff</text:p>
          </table:table-cell>
          <table:table-cell office:value-type="string">
            <text:p>ffd27a</text:p>
          </table:table-cell>
          <table:table-cell office:value-type="float" office:value="666666">
            <text:p>66666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5px</text:p>
          </table:table-cell>
          <table:table-cell table:number-columns-repeated="2" office:value-type="string">
            <text:p>-5px</text:p>
          </table:table-cell>
          <table:table-cell office:value-type="string">
            <text:p>5p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727">
            <text:p>727</text:p>
          </table:table-cell>
          <table:table-cell office:value-type="float" office:value="6.0184900284226">
            <text:p>6.0184900284</text:p>
          </table:table-cell>
          <table:table-cell office:value-type="float" office:value="147.788888471209">
            <text:p>147.7888884712</text:p>
          </table:table-cell>
          <table:table-cell office:value-type="float" office:value="274">
            <text:p>274</text:p>
          </table:table-cell>
          <table:table-cell office:value-type="float" office:value="0.6">
            <text:p>0.6</text:p>
          </table:table-cell>
          <table:table-cell office:value-type="float" office:value="58">
            <text:p>58</text:p>
          </table:table-cell>
          <table:table-cell office:value-type="float" office:value="898">
            <text:p>898</text:p>
          </table:table-cell>
          <table:table-cell table:number-columns-repeated="2"/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78">
            <text:p>778</text:p>
          </table:table-cell>
          <table:table-cell office:value-type="float" office:value="3.68178700572909">
            <text:p>3.6817870057</text:p>
          </table:table-cell>
          <table:table-cell office:value-type="float" office:value="25.152865973218">
            <text:p>25.1528659732</text:p>
          </table:table-cell>
          <table:table-cell office:value-type="float" office:value="142">
            <text:p>142</text:p>
          </table:table-cell>
          <table:table-cell office:value-type="float" office:value="0.8">
            <text:p>0.8</text:p>
          </table:table-cell>
          <table:table-cell office:value-type="float" office:value="24">
            <text:p>24</text:p>
          </table:table-cell>
          <table:table-cell office:value-type="float" office:value="756">
            <text:p>756</text:p>
          </table:table-cell>
          <table:table-cell office:value-type="float" office:value="13.5">
            <text:p>13.5</text:p>
          </table:table-cell>
          <table:table-cell office:value-type="float" office:value="7">
            <text:p>7</text:p>
          </table:table-cell>
          <table:table-cell office:value-type="float" office:value="106">
            <text:p>106</text:p>
          </table:table-cell>
          <table:table-cell office:value-type="float" office:value="19693">
            <text:p>1969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367">
            <text:p>1367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314">
            <text:p>1314</text:p>
          </table:table-cell>
          <table:table-cell table:number-columns-repeated="2"/>
          <table:table-cell office:value-type="float" office:value="17238">
            <text:p>17238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530">
            <text:p>1530</text:p>
          </table:table-cell>
          <table:table-cell office:value-type="float" office:value="1688">
            <text:p>1688</text:p>
          </table:table-cell>
          <table:table-cell office:value-type="float" office:value="41.0852771683483">
            <text:p>41.0852771683</text:p>
          </table:table-cell>
          <table:table-cell office:value-type="float" office:value="22666">
            <text:p>2266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605">
            <text:p>1605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541">
            <text:p>1541</text:p>
          </table:table-cell>
          <table:table-cell table:number-columns-repeated="6"/>
          <table:table-cell office:value-type="float" office:value="0.6">
            <text:p>0.6</text:p>
          </table:table-cell>
          <table:table-cell office:value-type="float" office:value="12">
            <text:p>12</text:p>
          </table:table-cell>
          <table:table-cell office:value-type="float" office:value="802">
            <text:p>802</text:p>
          </table:table-cell>
          <table:table-cell table:number-columns-repeated="2"/>
          <table:table-cell office:value-type="float" office:value="85">
            <text:p>85</text:p>
          </table:table-cell>
          <table:table-cell table:number-columns-repeated="18"/>
        </table:table-row>
        <table:table-row table:style-name="ro1" table:visibility="collapse">
          <table:table-cell office:value-type="string">
            <text:p>UT-9</text:p>
          </table:table-cell>
          <table:table-cell office:value-type="string">
            <text:p>s1</text:p>
          </table:table-cell>
          <table:table-cell office:value-type="string">
            <text:p>medium</text:p>
          </table:table-cell>
          <table:table-cell table:style-name="ce1" office:value-type="string">
            <text:p>true</text:p>
          </table:table-cell>
          <table:table-cell office:value-type="string">
            <text:p>capkom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office:value-type="string">
            <text:p>Sunny</text:p>
          </table:table-cell>
          <table:table-cell office:value-type="string">
            <text:p>2012-11-05T13:46:38.361Z</text:p>
          </table:table-cell>
          <table:table-cell office:value-type="float" office:value="92">
            <text:p>92</text:p>
          </table:table-cell>
          <table:table-cell office:value-type="string">
            <text:p>Mozilla</text:p>
          </table:table-cell>
          <table:table-cell office:value-type="string">
            <text:p>Netscape</text:p>
          </table:table-cell>
          <table:table-cell office:value-type="string">
            <text:p>5.0 (Windows NT 6.1) AppleWebKit/537.4 (KHTML, like Gecko) Chrome/22.0.1229.94 Safari/537.4</text:p>
          </table:table-cell>
          <table:table-cell office:value-type="string">
            <text:p>de</text:p>
          </table:table-cell>
          <table:table-cell office:value-type="string">
            <text:p>Win32</text:p>
          </table:table-cell>
          <table:table-cell office:value-type="string">
            <text:p>Gecko</text:p>
          </table:table-cell>
          <table:table-cell office:value-type="string">
            <text:p>Mozilla/5.0 (Windows NT 6.1) AppleWebKit/537.4 (KHTML, like Gecko) Chrome/22.0.1229.94 Safari/537.4</text:p>
          </table:table-cell>
          <table:table-cell office:value-type="string">
            <text:p>Google Inc.</text:p>
          </table:table-cell>
          <table:table-cell/>
          <table:table-cell office:value-type="string">
            <text:p>Segoe UI, Arial, sans-serif</text:p>
          </table:table-cell>
          <table:table-cell office:value-type="string">
            <text:p>bold</text:p>
          </table:table-cell>
          <table:table-cell office:value-type="string">
            <text:p>1.1em</text:p>
          </table:table-cell>
          <table:table-cell office:value-type="string">
            <text:p>8px</text:p>
          </table:table-cell>
          <table:table-cell office:value-type="float" office:value="817865">
            <text:p>817865</text:p>
          </table:table-cell>
          <table:table-cell office:value-type="float" office:value="45">
            <text:p>45</text:p>
          </table:table-cell>
          <table:table-cell office:value-type="float" office:value="494437">
            <text:p>494437</text:p>
          </table:table-cell>
          <table:table-cell office:value-type="string">
            <text:p>ffffff</text:p>
          </table:table-cell>
          <table:table-cell office:value-type="string">
            <text:p>fadc7a</text:p>
          </table:table-cell>
          <table:table-cell office:value-type="string">
            <text:p>feeebd</text:p>
          </table:table-cell>
          <table:table-cell office:value-type="float" office:value="100">
            <text:p>100</text:p>
          </table:table-cell>
          <table:table-cell office:value-type="string">
            <text:p>8e846b</text:p>
          </table:table-cell>
          <table:table-cell office:value-type="float" office:value="383838">
            <text:p>383838</text:p>
          </table:table-cell>
          <table:table-cell office:value-type="string">
            <text:p>d19405</text:p>
          </table:table-cell>
          <table:table-cell office:value-type="string">
            <text:p>fece2f</text:p>
          </table:table-cell>
          <table:table-cell office:value-type="float" office:value="60">
            <text:p>60</text:p>
          </table:table-cell>
          <table:table-cell office:value-type="string">
            <text:p>d19405</text:p>
          </table:table-cell>
          <table:table-cell office:value-type="string">
            <text:p>4c3000</text:p>
          </table:table-cell>
          <table:table-cell office:value-type="string">
            <text:p>3d3d3d</text:p>
          </table:table-cell>
          <table:table-cell office:value-type="string">
            <text:p>ffdd57</text:p>
          </table:table-cell>
          <table:table-cell office:value-type="float" office:value="70">
            <text:p>70</text:p>
          </table:table-cell>
          <table:table-cell office:value-type="string">
            <text:p>a45b13</text:p>
          </table:table-cell>
          <table:table-cell office:value-type="string">
            <text:p>381f00</text:p>
          </table:table-cell>
          <table:table-cell office:value-type="string">
            <text:p>bd7b00</text:p>
          </table:table-cell>
          <table:table-cell office:value-type="string">
            <text:p>ffffff</text:p>
          </table:table-cell>
          <table:table-cell office:value-type="float" office:value="30">
            <text:p>30</text:p>
          </table:table-cell>
          <table:table-cell office:value-type="string">
            <text:p>655e4e</text:p>
          </table:table-cell>
          <table:table-cell office:value-type="string">
            <text:p>0074c7</text:p>
          </table:table-cell>
          <table:table-cell office:value-type="string">
            <text:p>eb990f</text:p>
          </table:table-cell>
          <table:table-cell office:value-type="string">
            <text:p>fff9e5</text:p>
          </table:table-cell>
          <table:table-cell office:value-type="float" office:value="90">
            <text:p>90</text:p>
          </table:table-cell>
          <table:table-cell office:value-type="string">
            <text:p>eeb420</text:p>
          </table:table-cell>
          <table:table-cell office:value-type="string">
            <text:p>1f1f1f</text:p>
          </table:table-cell>
          <table:table-cell office:value-type="string">
            <text:p>ed9f26</text:p>
          </table:table-cell>
          <table:table-cell office:value-type="string">
            <text:p>d34d17</text:p>
          </table:table-cell>
          <table:table-cell office:value-type="float" office:value="20">
            <text:p>20</text:p>
          </table:table-cell>
          <table:table-cell office:value-type="string">
            <text:p>ffb73d</text:p>
          </table:table-cell>
          <table:table-cell office:value-type="string">
            <text:p>ffffff</text:p>
          </table:table-cell>
          <table:table-cell office:value-type="string">
            <text:p>ffe180</text:p>
          </table:table-cell>
          <table:table-cell office:value-type="string">
            <text:p>5c5c5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cccccc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7px</text:p>
          </table:table-cell>
          <table:table-cell table:number-columns-repeated="2" office:value-type="string">
            <text:p>-7px</text:p>
          </table:table-cell>
          <table:table-cell office:value-type="string">
            <text:p>8px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124.5">
            <text:p>124.5</text:p>
          </table:table-cell>
          <table:table-cell office:value-type="float" office:value="231">
            <text:p>231</text:p>
          </table:table-cell>
          <table:table-cell office:value-type="float" office:value="1">
            <text:p>1</text:p>
          </table:table-cell>
          <table:table-cell/>
          <table:table-cell office:value-type="float" office:value="920">
            <text:p>920</text:p>
          </table:table-cell>
          <table:table-cell/>
          <table:table-cell office:value-type="float" office:value="79.5585039801249">
            <text:p>79.5585039801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/>
          <table:table-cell office:value-type="float" office:value="1076">
            <text:p>1076</text:p>
          </table:table-cell>
          <table:table-cell/>
          <table:table-cell office:value-type="float" office:value="229.513011008575">
            <text:p>229.5130110086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31">
            <text:p>931</text:p>
          </table:table-cell>
          <table:table-cell office:value-type="float" office:value="7.54247233265651">
            <text:p>7.5424723327</text:p>
          </table:table-cell>
          <table:table-cell office:value-type="float" office:value="57.2790440640282">
            <text:p>57.279044064</text:p>
          </table:table-cell>
          <table:table-cell office:value-type="float" office:value="92">
            <text:p>92</text:p>
          </table:table-cell>
          <table:table-cell office:value-type="float" office:value="19526">
            <text:p>1952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018">
            <text:p>1018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1325">
            <text:p>1325</text:p>
          </table:table-cell>
          <table:table-cell table:number-columns-repeated="2"/>
          <table:table-cell office:value-type="float" office:value="16652">
            <text:p>16652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330.33333333333">
            <text:p>1330.3333333333</text:p>
          </table:table-cell>
          <table:table-cell office:value-type="float" office:value="37270.8888888889">
            <text:p>37270.8888888889</text:p>
          </table:table-cell>
          <table:table-cell office:value-type="float" office:value="193.056698637703">
            <text:p>193.0566986377</text:p>
          </table:table-cell>
          <table:table-cell table:number-columns-repeated="41"/>
        </table:table-row>
        <table:table-row table:style-name="ro2" table:number-rows-repeated="1048510">
          <table:table-cell table:number-columns-repeated="155"/>
        </table:table-row>
        <table:table-row table:style-name="ro2">
          <table:table-cell table:number-columns-repeated="1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25T17:06:44</dc:date>
    <dc:creator>Szabolcs Grünwald</dc:creator>
    <meta:document-statistic meta:table-count="1" meta:cell-count="7823" meta:object-count="0"/>
    <meta:generator>LibreOffice/3.6$Linux_X86_64 LibreOffice_project/360m1$Build-2</meta:generator>
  </office:meta>
</office:document-meta>
</file>